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1" style:family="table-column">
      <style:table-column-properties fo:break-before="auto" style:column-width="0.2138in"/>
    </style:style>
    <style:style style:name="co22" style:family="table-column">
      <style:table-column-properties fo:break-before="auto" style:column-width="1.1681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1.2508in"/>
    </style:style>
    <style:style style:name="co7" style:family="table-column">
      <style:table-column-properties fo:break-before="auto" style:column-width="0.2256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0.3102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0508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9862in"/>
    </style:style>
    <style:style style:name="co20" style:family="table-column">
      <style:table-column-properties fo:break-before="auto" style:column-width="1.1362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3.5165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66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68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69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70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71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72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173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74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75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176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177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178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ce1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d1f63"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24pt solid #e3d200" fo:background-color="#333333" style:text-align-source="fix" style:repeat-content="false" fo:border-left="2.24pt solid #e3d2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15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 style:data-style-name="N4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17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order-bottom="2.24pt solid #e3d200" fo:background-color="#333333" fo:border-left="none" fo:border-right="2.24pt solid #e3d200" fo:border-top="none"/>
      <style:text-properties fo:font-size="12pt" style:font-size-asian="12pt" style:font-size-complex="12pt"/>
    </style:style>
    <style:style style:name="ce21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fo:background-color="#cccccc" fo:border-left="none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fo:border="none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d1f63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21" style:family="table-cell" style:parent-style-name="Accent_20_1" style:data-style-name="N10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in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34" style:family="table-cell" style:parent-style-name="Default" style:data-style-name="N113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3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13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3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13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81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82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98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202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203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208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209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211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21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215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216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3236in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erif'" style:font-family-generic="roman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3"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3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day_trading.version" table:filter-name="Text - txt - csv (StarCalc)" table:filter-options="9/59/44,34,76,1,,0,false,false,true,false,false" table:last-column-spanned="1" table:last-row-spanned="1" table:refresh-delay="PT00H02M00S"/>
            <text:p>v1.0.3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 OR         ([.D14]&gt;[.D13])         OR   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2" draw:text-style-name="P6" svg:width="0.3213in" svg:height="0.3236in" svg:x="7.4909in" svg:y="2.6508in">
            <draw:text-box>
              <text:p text:style-name="P5"><text:span text:style-name="T3">Σ</text:span></text:p>
            </draw:text-box>
          </draw:frame>
          <draw:frame draw:z-index="1" draw:style-name="gr2" draw:text-style-name="P6" svg:width="0.3213in" svg:height="0.3236in" svg:x="7.4976in" svg:y="3.4768in">
            <draw:text-box>
              <text:p text:style-name="P5"><text:span text:style-name="T3">Σ</text:span></text:p>
            </draw:text-box>
          </draw:frame>
        </table:shapes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0" table:default-cell-style-name="ce51"/>
        <table:table-column table:style-name="co1" table:default-cell-style-name="ce51"/>
        <table:table-column table:style-name="co12" table:default-cell-style-name="ce51"/>
        <table:table-column table:style-name="co1" table:number-columns-repeated="53" table:default-cell-style-name="ce51"/>
        <table:table-row table:style-name="ro3">
          <table:table-cell table:style-name="ce1" office:value-type="string" calcext:value-type="string" table:number-columns-spanned="1" table:number-rows-spanned="7">
            <text:p>Initial Setup</text:p>
          </table:table-cell>
          <table:table-cell table:style-name="ce4" table:number-columns-repeated="3"/>
          <table:table-cell table:number-columns-repeated="60"/>
        </table:table-row>
        <table:table-row table:style-name="ro3">
          <table:covered-table-cell table:style-name="ce63"/>
          <table:table-cell table:style-name="ce5" office:value-type="string" calcext:value-type="string">
            <text:p>Start date</text:p>
          </table:table-cell>
          <table:table-cell table:style-name="ce13" office:value-type="date" office:date-value="2019-01-01" calcext:value-type="date">
            <text:p>1. Jan. 2019</text:p>
          </table:table-cell>
          <table:table-cell table:style-name="ce4"/>
          <table:table-cell/>
          <table:table-cell table:style-name="ce23" office:value-type="string" calcext:value-type="string">
            <text:p>Day</text:p>
          </table:table-cell>
          <table:table-cell table:style-name="ce26" office:value-type="string" calcext:value-type="string">
            <text:p># trades</text:p>
          </table:table-cell>
          <table:table-cell table:style-name="ce26" office:value-type="string" calcext:value-type="string">
            <text:p># winning</text:p>
          </table:table-cell>
          <table:table-cell table:style-name="ce37" office:value-type="string" calcext:value-type="string">
            <text:p>% winning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6" office:value-type="string" calcext:value-type="string">
            <text:p>Initial Account</text:p>
          </table:table-cell>
          <table:table-cell table:style-name="ce14" office:value-type="float" office:value="10000" calcext:value-type="float">
            <text:p>10,000.00</text:p>
          </table:table-cell>
          <table:table-cell table:style-name="ce4"/>
          <table:table-cell/>
          <table:table-cell table:style-name="ce24" office:value-type="string" calcext:value-type="string">
            <text:p>Monday</text:p>
          </table:table-cell>
          <table:table-cell table:style-name="ce27" table:formula="of:=COUNTIF([$Log.C3:$Log.C500];MONDAY)" office:value-type="float" office:value="1" calcext:value-type="float">
            <text:p>1</text:p>
          </table:table-cell>
          <table:table-cell table:style-name="ce33" table:formula="of:=DCOUNT([$Log.A2:$Log.W502];[$Log.A2];[$Misc.D1:$Misc.E2])" office:value-type="float" office:value="0" calcext:value-type="float">
            <text:p>0</text:p>
          </table:table-cell>
          <table:table-cell table:style-name="ce35" table:formula="of:=IF([.G3]=0; 0; [.H3]/[.G3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7" office:value-type="string" calcext:value-type="string">
            <text:p>Risk (%)</text:p>
          </table:table-cell>
          <table:table-cell table:style-name="ce15" office:value-type="percentage" office:value="0.006" calcext:value-type="percentage">
            <text:p>0.60%</text:p>
          </table:table-cell>
          <table:table-cell table:style-name="ce4"/>
          <table:table-cell/>
          <table:table-cell table:style-name="ce24" office:value-type="string" calcext:value-type="string">
            <text:p>Tuesday</text:p>
          </table:table-cell>
          <table:table-cell table:style-name="ce27" table:formula="of:=COUNTIF([$Log.C3:$Log.C500];TUESDAY)" office:value-type="float" office:value="0" calcext:value-type="float">
            <text:p>0</text:p>
          </table:table-cell>
          <table:table-cell table:style-name="ce33" table:formula="of:=DCOUNT([$Log.A2:$Log.W502];[$Log.A2];[$Misc.D3:$Misc.E4])" office:value-type="float" office:value="0" calcext:value-type="float">
            <text:p>0</text:p>
          </table:table-cell>
          <table:table-cell table:style-name="ce35" table:formula="of:=IF([.G4]=0; 0; [.H4]/[.G4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7" office:value-type="string" calcext:value-type="string">
            <text:p>Risk ($)</text:p>
          </table:table-cell>
          <table:table-cell table:style-name="ce16" table:formula="of:=[.C3]*[.C4]" office:value-type="float" office:value="60" calcext:value-type="float">
            <text:p>60.00</text:p>
          </table:table-cell>
          <table:table-cell table:style-name="ce4"/>
          <table:table-cell/>
          <table:table-cell table:style-name="ce24" office:value-type="string" calcext:value-type="string">
            <text:p>Wednesday</text:p>
          </table:table-cell>
          <table:table-cell table:style-name="ce27" table:formula="of:=COUNTIF([$Log.C3:$Log.C500];WEDNESDAY)" office:value-type="float" office:value="0" calcext:value-type="float">
            <text:p>0</text:p>
          </table:table-cell>
          <table:table-cell table:style-name="ce33" table:formula="of:=DCOUNT([$Log.A2:$Log.W502];[$Log.A2];[$Misc.D5:$Misc.E6])" office:value-type="float" office:value="0" calcext:value-type="float">
            <text:p>0</text:p>
          </table:table-cell>
          <table:table-cell table:style-name="ce35" table:formula="of:=IF([.G5]=0; 0; [.H5]/[.G5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8" office:value-type="string" calcext:value-type="string">
            <text:p>Desired R ratio</text:p>
          </table:table-cell>
          <table:table-cell table:style-name="ce17" office:value-type="float" office:value="2" calcext:value-type="float">
            <text:p>2:1</text:p>
          </table:table-cell>
          <table:table-cell table:style-name="ce4"/>
          <table:table-cell/>
          <table:table-cell table:style-name="ce24" office:value-type="string" calcext:value-type="string">
            <text:p>Thursday</text:p>
          </table:table-cell>
          <table:table-cell table:style-name="ce27" table:formula="of:=COUNTIF([$Log.C3:$Log.C500];THURSDAY)" office:value-type="float" office:value="1" calcext:value-type="float">
            <text:p>1</text:p>
          </table:table-cell>
          <table:table-cell table:style-name="ce33" table:formula="of:=DCOUNT([$Log.A2:$Log.W502];[$Log.A2];[$Misc.D7:$Misc.E8])" office:value-type="float" office:value="0" calcext:value-type="float">
            <text:p>0</text:p>
          </table:table-cell>
          <table:table-cell table:style-name="ce35" table:formula="of:=IF([.G6]=0; 0; [.H6]/[.G6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4" table:number-columns-repeated="3"/>
          <table:table-cell/>
          <table:table-cell table:style-name="ce25" office:value-type="string" calcext:value-type="string">
            <text:p>Friday</text:p>
          </table:table-cell>
          <table:table-cell table:style-name="ce28" table:formula="of:=COUNTIF([$Log.C3:$Log.C500];FRIDAY)" office:value-type="float" office:value="0" calcext:value-type="float">
            <text:p>0</text:p>
          </table:table-cell>
          <table:table-cell table:style-name="ce28" table:formula="of:=DCOUNT([$Log.A2:$Log.W502];[$Log.A2];[$Misc.D9:$Misc.E10])" office:value-type="float" office:value="0" calcext:value-type="float">
            <text:p>0</text:p>
          </table:table-cell>
          <table:table-cell table:style-name="ce36" table:formula="of:=IF([.G7]=0; 0; [.H7]/[.G7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39" office:value-type="string" calcext:value-type="string">
            <text:p>Strategy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5" office:value-type="string" calcext:value-type="string">
            <text:p>Number of trades</text:p>
          </table:table-cell>
          <table:table-cell table:style-name="ce30" table:formula="of:=COUNT([$Log.J3:$Log.J502])" office:value-type="float" office:value="1" calcext:value-type="float">
            <text:p>1</text:p>
          </table:table-cell>
          <table:table-cell table:style-name="ce34" office:value-type="percentage" office:value="1" calcext:value-type="percentage">
            <text:p>100.00%</text:p>
          </table:table-cell>
          <table:table-cell table:number-columns-repeated="2"/>
          <table:table-cell table:style-name="ce24" table:formula="of:=INDEX([$Log.E3:$Log.E502]; MATCH(0; COUNTIF([.K$9:.$K9]; [$Log.E3:$Log.E502]); 0))" office:value-type="string" office:string-value="3BP" calcext:value-type="string">
            <text:p>3BP</text:p>
          </table:table-cell>
          <table:table-cell table:style-name="ce31" table:formula="of:=COUNTIFS([Log.$E$3:.$E$502]; [.K10]; [Log.$S$3:.$S$502]; &quot;=Win&quot;)" office:value-type="float" office:value="0" calcext:value-type="float">
            <text:p>0</text:p>
          </table:table-cell>
          <table:table-cell table:style-name="ce31" table:formula="of:=COUNTIFS([Log.$E$3:.$E$502]; [.K10]; [Log.$S$3:.$S$502]; &quot;=Loss&quot;)" office:value-type="float" office:value="1" calcext:value-type="float">
            <text:p>1</text:p>
          </table:table-cell>
          <table:table-cell table:style-name="ce46" table:formula="of:=IF(ISNUMBER([.L10]+[.M10]); IF(([.L10]+[.M10])&gt;0;[.L10]/([.L10]+[.M10]);&quot;&quot;); &quot;&quot;)" office:value-type="float" office:value="0" calcext:value-type="float">
            <text:p>0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6" office:value-type="string" calcext:value-type="string">
            <text:p>Long trades</text:p>
          </table:table-cell>
          <table:table-cell table:style-name="ce31" table:formula="of:=COUNTIF([$Log.G3:$Log.G502]; &quot;Long&quot;)" office:value-type="float" office:value="1" calcext:value-type="float">
            <text:p>1</text:p>
          </table:table-cell>
          <table:table-cell table:style-name="ce35" table:formula="of:=[.G11]/[.G10]" office:value-type="percentage" office:value="1" calcext:value-type="percentage">
            <text:p>100.00%</text:p>
          </table:table-cell>
          <table:table-cell table:number-columns-repeated="2"/>
          <table:table-cell table:style-name="ce24" table:formula="of:=INDEX([$Log.E4:$Log.E503]; MATCH(0; COUNTIF([.K$9:.$K10]; [$Log.E4:$Log.E503]); 0))" office:value-type="float" office:value="0" calcext:value-type="float">
            <text:p>0</text:p>
          </table:table-cell>
          <table:table-cell table:style-name="ce31" table:formula="of:=COUNTIFS([Log.$E$3:.$E$502]; [.K11]; [Log.$S$3:.$S$502]; &quot;=Win&quot;)" office:value-type="float" office:value="0" calcext:value-type="float">
            <text:p>0</text:p>
          </table:table-cell>
          <table:table-cell table:style-name="ce31" table:formula="of:=COUNTIFS([Log.$E$3:.$E$502]; [.K11]; [Log.$S$3:.$S$502]; &quot;=Loss&quot;)" office:value-type="float" office:value="0" calcext:value-type="float">
            <text:p>0</text:p>
          </table:table-cell>
          <table:table-cell table:style-name="ce46" table:formula="of:=IF(ISNUMBER([.L11]+[.M11]); IF(([.L11]+[.M11])&gt;0;[.L11]/([.L11]+[.M11]);&quot;&quot;); &quot;&quot;)">
            <text:p/>
          </table:table-cell>
          <table:table-cell table:number-columns-repeated="50"/>
        </table:table-row>
        <table:table-row table:style-name="ro3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9827.88" calcext:value-type="float" table:number-columns-spanned="1" table:number-rows-spanned="2">
            <text:p>9,827.88</text:p>
          </table:table-cell>
          <table:table-cell table:number-columns-repeated="2"/>
          <table:table-cell table:style-name="ce12" office:value-type="string" calcext:value-type="string">
            <text:p>Short trades</text:p>
          </table:table-cell>
          <table:table-cell table:style-name="ce32" table:formula="of:=COUNTIF([$Log.G3:$Log.G502]; &quot;Short&quot;)" office:value-type="float" office:value="1" calcext:value-type="float">
            <text:p>1</text:p>
          </table:table-cell>
          <table:table-cell table:style-name="ce36" table:formula="of:=[.G12]/[.G10]" office:value-type="percentage" office:value="1" calcext:value-type="percentage">
            <text:p>100.00%</text:p>
          </table:table-cell>
          <table:table-cell table:number-columns-repeated="2"/>
          <table:table-cell table:style-name="ce24" table:formula="of:=INDEX([$Log.E5:$Log.E504]; MATCH(0; COUNTIF([.K$9:.$K11]; [$Log.E5:$Log.E504]); 0))" office:value-type="string" office:string-value="" calcext:value-type="error">
            <text:p>#N/A</text:p>
          </table:table-cell>
          <table:table-cell table:style-name="ce31" table:formula="of:=COUNTIFS([Log.$E$3:.$E$502]; [.K12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2]; [Log.$S$3:.$S$502]; &quot;=Loss&quot;)" office:value-type="string" office:string-value="" calcext:value-type="error">
            <text:p>#N/A</text:p>
          </table:table-cell>
          <table:table-cell table:style-name="ce46" table:formula="of:=IF(ISNUMBER([.L12]+[.M12]); IF(([.L12]+[.M12])&gt;0;[.L12]/([.L12]+[.M12]);&quot;&quot;); &quot;&quot;)">
            <text:p/>
          </table:table-cell>
          <table:table-cell table:number-columns-repeated="50"/>
        </table:table-row>
        <table:table-row table:style-name="ro3">
          <table:table-cell/>
          <table:covered-table-cell table:number-columns-repeated="2"/>
          <table:table-cell table:number-columns-repeated="7"/>
          <table:table-cell table:style-name="ce24" table:formula="of:=INDEX([$Log.E6:$Log.E505]; MATCH(0; COUNTIF([.K$9:.$K12]; [$Log.E6:$Log.E505]); 0))" office:value-type="string" office:string-value="" calcext:value-type="error">
            <text:p>#N/A</text:p>
          </table:table-cell>
          <table:table-cell table:style-name="ce31" table:formula="of:=COUNTIFS([Log.$E$3:.$E$502]; [.K13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3]; [Log.$S$3:.$S$502]; &quot;=Loss&quot;)" office:value-type="string" office:string-value="" calcext:value-type="error">
            <text:p>#N/A</text:p>
          </table:table-cell>
          <table:table-cell table:style-name="ce46" table:formula="of:=IF(ISNUMBER([.L13]+[.M13]); IF(([.L13]+[.M13])&gt;0;[.L13]/([.L13]+[.M13]);&quot;&quot;); &quot;&quot;)">
            <text:p/>
          </table:table-cell>
          <table:table-cell table:number-columns-repeated="50"/>
        </table:table-row>
        <table:table-row table:style-name="ro3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-172.12" calcext:value-type="float" table:number-columns-spanned="1" table:number-rows-spanned="2">
            <text:p>-172.12</text:p>
          </table:table-cell>
          <table:table-cell table:number-columns-repeated="2"/>
          <table:table-cell table:style-name="ce5" office:value-type="string" calcext:value-type="string">
            <text:p>Winning trades</text:p>
          </table:table-cell>
          <table:table-cell table:style-name="ce30" table:formula="of:=COUNTIF([$Log.S3:$Log.S502];&quot;Win&quot;)" office:value-type="float" office:value="0" calcext:value-type="float">
            <text:p>0</text:p>
          </table:table-cell>
          <table:table-cell table:style-name="ce34" table:formula="of:=[.G14]/[.G10]" office:value-type="percentage" office:value="0" calcext:value-type="percentage">
            <text:p>0.00%</text:p>
          </table:table-cell>
          <table:table-cell table:style-name="ce38" table:formula="of:=SUMIF([$Log.S3:$Log.S502];&quot;Win&quot;;[$Log.R3:$Log.R502])" office:value-type="float" office:value="0" calcext:value-type="float">
            <text:p>0</text:p>
          </table:table-cell>
          <table:table-cell/>
          <table:table-cell table:style-name="ce24" table:formula="of:=INDEX([$Log.E7:$Log.E506]; MATCH(0; COUNTIF([.K$9:.$K13]; [$Log.E7:$Log.E506]); 0))" office:value-type="string" office:string-value="" calcext:value-type="error">
            <text:p>#N/A</text:p>
          </table:table-cell>
          <table:table-cell table:style-name="ce31" table:formula="of:=COUNTIFS([Log.$E$3:.$E$502]; [.K14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4]; [Log.$S$3:.$S$502]; &quot;=Loss&quot;)" office:value-type="string" office:string-value="" calcext:value-type="error">
            <text:p>#N/A</text:p>
          </table:table-cell>
          <table:table-cell table:style-name="ce46" table:formula="of:=IF(ISNUMBER([.L14]+[.M14]); IF(([.L14]+[.M14])&gt;0;[.L14]/([.L14]+[.M14]);&quot;&quot;); &quot;&quot;)">
            <text:p/>
          </table:table-cell>
          <table:table-cell table:number-columns-repeated="50"/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6" office:value-type="string" calcext:value-type="string">
            <text:p>Winning longs</text:p>
          </table:table-cell>
          <table:table-cell table:style-name="ce31" table:formula="of:=DCOUNTA([$Log.A2:$Log.W502]; [$Log.G2]; [$Misc.A2:$Misc.B3])" office:value-type="float" office:value="0" calcext:value-type="float">
            <text:p>0</text:p>
          </table:table-cell>
          <table:table-cell table:style-name="ce35" table:formula="of:=[.G15]/[.G11]" office:value-type="percentage" office:value="0" calcext:value-type="percentage">
            <text:p>0.00%</text:p>
          </table:table-cell>
          <table:table-cell table:number-columns-repeated="2"/>
          <table:table-cell table:style-name="ce24" table:formula="of:=INDEX([$Log.E8:$Log.E507]; MATCH(0; COUNTIF([.K$9:.$K14]; [$Log.E8:$Log.E507]); 0))" office:value-type="string" office:string-value="" calcext:value-type="error">
            <text:p>#N/A</text:p>
          </table:table-cell>
          <table:table-cell table:style-name="ce31" table:formula="of:=COUNTIFS([Log.$E$3:.$E$502]; [.K15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5]; [Log.$S$3:.$S$502]; &quot;=Loss&quot;)" office:value-type="string" office:string-value="" calcext:value-type="error">
            <text:p>#N/A</text:p>
          </table:table-cell>
          <table:table-cell table:style-name="ce46" table:formula="of:=IF(ISNUMBER([.L15]+[.M15]); IF(([.L15]+[.M15])&gt;0;[.L15]/([.L15]+[.M15]);&quot;&quot;); &quot;&quot;)">
            <text:p/>
          </table:table-cell>
          <table:table-cell table:number-columns-repeated="50"/>
        </table:table-row>
        <table:table-row table:style-name="ro3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2" office:value-type="string" calcext:value-type="string">
            <text:p>Winning shorts</text:p>
          </table:table-cell>
          <table:table-cell table:style-name="ce32" table:formula="of:=DCOUNTA([$Log.A2:$Log.W502]; [$Log.G2]; [$Misc.A6:$Misc.B7])" office:value-type="float" office:value="0" calcext:value-type="float">
            <text:p>0</text:p>
          </table:table-cell>
          <table:table-cell table:style-name="ce36" table:formula="of:=[.G16]/[.G12]" office:value-type="percentage" office:value="0" calcext:value-type="percentage">
            <text:p>0.00%</text:p>
          </table:table-cell>
          <table:table-cell table:number-columns-repeated="2"/>
          <table:table-cell table:style-name="ce24" table:formula="of:=INDEX([$Log.E9:$Log.E508]; MATCH(0; COUNTIF([.K$9:.$K15]; [$Log.E9:$Log.E508]); 0))" office:value-type="string" office:string-value="" calcext:value-type="error">
            <text:p>#N/A</text:p>
          </table:table-cell>
          <table:table-cell table:style-name="ce31" table:formula="of:=COUNTIFS([Log.$E$3:.$E$502]; [.K16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6]; [Log.$S$3:.$S$502]; &quot;=Loss&quot;)" office:value-type="string" office:string-value="" calcext:value-type="error">
            <text:p>#N/A</text:p>
          </table:table-cell>
          <table:table-cell table:style-name="ce46" table:formula="of:=IF(ISNUMBER([.L16]+[.M16]); IF(([.L16]+[.M16])&gt;0;[.L16]/([.L16]+[.M16]);&quot;&quot;); &quot;&quot;)">
            <text:p/>
          </table:table-cell>
          <table:table-cell table:number-columns-repeated="50"/>
        </table:table-row>
        <table:table-row table:style-name="ro3">
          <table:table-cell/>
          <table:covered-table-cell table:style-name="ce11"/>
          <table:covered-table-cell table:style-name="ce20"/>
          <table:table-cell table:number-columns-repeated="7"/>
          <table:table-cell table:style-name="ce24" table:formula="of:=INDEX([$Log.E10:$Log.E509]; MATCH(0; COUNTIF([.K$9:.$K16]; [$Log.E10:$Log.E509]); 0))" office:value-type="string" office:string-value="" calcext:value-type="error">
            <text:p>#N/A</text:p>
          </table:table-cell>
          <table:table-cell table:style-name="ce31" table:formula="of:=COUNTIFS([Log.$E$3:.$E$502]; [.K17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7]; [Log.$S$3:.$S$502]; &quot;=Loss&quot;)" office:value-type="string" office:string-value="" calcext:value-type="error">
            <text:p>#N/A</text:p>
          </table:table-cell>
          <table:table-cell table:style-name="ce46" table:formula="of:=IF(ISNUMBER([.L17]+[.M17]); IF(([.L17]+[.M17])&gt;0;[.L17]/([.L17]+[.M17]);&quot;&quot;); &quot;&quot;)">
            <text:p/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5" office:value-type="string" calcext:value-type="string">
            <text:p>Losing trades</text:p>
          </table:table-cell>
          <table:table-cell table:style-name="ce30" table:formula="of:=COUNTIF([$Log.S3:$Log.S502]; &quot;Loss&quot;)" office:value-type="float" office:value="1" calcext:value-type="float">
            <text:p>1</text:p>
          </table:table-cell>
          <table:table-cell table:style-name="ce30" table:formula="of:=[.G18]/[.G10]" office:value-type="float" office:value="1" calcext:value-type="float">
            <text:p>1</text:p>
          </table:table-cell>
          <table:table-cell table:style-name="ce38" table:formula="of:=SUMIF([$Log.S7:$Log.S506];&quot;Loss&quot;;[$Log.R7:$Log.R506])" office:value-type="float" office:value="0" calcext:value-type="float">
            <text:p>0</text:p>
          </table:table-cell>
          <table:table-cell/>
          <table:table-cell table:style-name="ce24" table:formula="of:=INDEX([$Log.E11:$Log.E510]; MATCH(0; COUNTIF([.K$9:.$K17]; [$Log.E11:$Log.E510]); 0))" office:value-type="string" office:string-value="" calcext:value-type="error">
            <text:p>#N/A</text:p>
          </table:table-cell>
          <table:table-cell table:style-name="ce31" table:formula="of:=COUNTIFS([Log.$E$3:.$E$502]; [.K18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8]; [Log.$S$3:.$S$502]; &quot;=Loss&quot;)" office:value-type="string" office:string-value="" calcext:value-type="error">
            <text:p>#N/A</text:p>
          </table:table-cell>
          <table:table-cell table:style-name="ce46" table:formula="of:=IF(ISNUMBER([.L18]+[.M18]); IF(([.L18]+[.M18])&gt;0;[.L18]/([.L18]+[.M18]);&quot;&quot;); &quot;&quot;)">
            <text:p/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6" office:value-type="string" calcext:value-type="string">
            <text:p>Losing longs</text:p>
          </table:table-cell>
          <table:table-cell table:style-name="ce31" table:formula="of:=DCOUNTA([$Log.A2:$Log.W502]; [$Log.G2]; [$Misc.A4:$Misc.B5])" office:value-type="float" office:value="0" calcext:value-type="float">
            <text:p>0</text:p>
          </table:table-cell>
          <table:table-cell table:style-name="ce31" table:formula="of:=[.G19]/[.G11]" office:value-type="float" office:value="0" calcext:value-type="float">
            <text:p>0</text:p>
          </table:table-cell>
          <table:table-cell table:number-columns-repeated="2"/>
          <table:table-cell table:style-name="ce24" table:formula="of:=INDEX([$Log.E12:$Log.E511]; MATCH(0; COUNTIF([.K$9:.$K18]; [$Log.E12:$Log.E511]); 0))" office:value-type="string" office:string-value="" calcext:value-type="error">
            <text:p>#N/A</text:p>
          </table:table-cell>
          <table:table-cell table:style-name="ce31" table:formula="of:=COUNTIFS([Log.$E$3:.$E$502]; [.K19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9]; [Log.$S$3:.$S$502]; &quot;=Loss&quot;)" office:value-type="string" office:string-value="" calcext:value-type="error">
            <text:p>#N/A</text:p>
          </table:table-cell>
          <table:table-cell table:style-name="ce46" table:formula="of:=IF(ISNUMBER([.L19]+[.M19]); IF(([.L19]+[.M19])&gt;0;[.L19]/([.L19]+[.M19]);&quot;&quot;); &quot;&quot;)">
            <text:p/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string" calcext:value-type="string">
            <text:p>Losing shorts</text:p>
          </table:table-cell>
          <table:table-cell table:style-name="ce32" table:formula="of:=DCOUNTA([$Log.A2:$Log.W502]; [$Log.G2]; [$Misc.A8:$Misc.B9])" office:value-type="float" office:value="1" calcext:value-type="float">
            <text:p>1</text:p>
          </table:table-cell>
          <table:table-cell table:style-name="ce32" table:formula="of:=[.G20]/[.G12]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/>
          <table:table-cell table:style-name="ce5" office:value-type="string" calcext:value-type="string">
            <text:p>Average R ratio</text:p>
          </table:table-cell>
          <table:table-cell table:style-name="ce21" table:formula="of:=AVERAGE([$Log.Q3:$Log.Q502])" office:value-type="float" office:value="-3.05069124423963" calcext:value-type="float">
            <text:p>-3.05</text:p>
          </table:table-cell>
          <table:table-cell table:number-columns-repeated="61"/>
        </table:table-row>
        <table:table-row table:style-name="ro3">
          <table:table-cell/>
          <table:table-cell table:style-name="ce12" office:value-type="string" calcext:value-type="string">
            <text:p>Sharpe ratio</text:p>
          </table:table-cell>
          <table:table-cell table:style-name="ce22" table:formula="of:=([.I14]/[.G14])/(ABS([.I18])/[.G18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3" table:number-rows-repeated="104855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og" table:style-name="ta1">
        <office:forms form:automatic-focus="false" form:apply-design-mode="false"/>
        <table:table-column table:style-name="co13" table:default-cell-style-name="ce185"/>
        <table:table-column table:style-name="co1" table:default-cell-style-name="ce188"/>
        <table:table-column table:style-name="co14" table:default-cell-style-name="ce214"/>
        <table:table-column table:style-name="co15" table:default-cell-style-name="ce190"/>
        <table:table-column table:style-name="co16" table:default-cell-style-name="ce190"/>
        <table:table-column table:style-name="co1" table:default-cell-style-name="ce190"/>
        <table:table-column table:style-name="co1" table:default-cell-style-name="ce193"/>
        <table:table-column table:style-name="co1" table:default-cell-style-name="ce89"/>
        <table:table-column table:style-name="co1" table:default-cell-style-name="ce190"/>
        <table:table-column table:style-name="co1" table:default-cell-style-name="ce115"/>
        <table:table-column table:style-name="co1" table:default-cell-style-name="ce201"/>
        <table:table-column table:style-name="co17" table:default-cell-style-name="ce123"/>
        <table:table-column table:style-name="co1" table:number-columns-repeated="2" table:default-cell-style-name="ce190"/>
        <table:table-column table:style-name="co1" table:default-cell-style-name="ce115"/>
        <table:table-column table:style-name="co1" table:default-cell-style-name="ce107"/>
        <table:table-column table:style-name="co18" table:default-cell-style-name="ce136"/>
        <table:table-column table:style-name="co1" table:default-cell-style-name="ce152"/>
        <table:table-column table:style-name="co19" table:default-cell-style-name="ce214"/>
        <table:table-column table:style-name="co20" table:default-cell-style-name="ce214"/>
        <table:table-column table:style-name="co23" table:default-cell-style-name="ce109"/>
        <table:table-column table:style-name="co12" table:default-cell-style-name="ce190"/>
        <table:table-column table:style-name="co24" table:default-cell-style-name="ce201"/>
        <table:table-row table:style-name="ro5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style-name="ce92"/>
          <table:covered-table-cell table:number-columns-repeated="3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96"/>
          <table:covered-table-cell table:style-name="ce112"/>
          <table:covered-table-cell table:style-name="ce199"/>
          <table:table-cell table:style-name="ce121" table:formula="of:=IF([$Misc.B15]=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206"/>
          <table:covered-table-cell table:style-name="ce128"/>
          <table:covered-table-cell table:style-name="ce105"/>
          <table:table-cell table:style-name="ce134" office:value-type="string" calcext:value-type="string" table:number-columns-spanned="4" table:number-rows-spanned="1">
            <text:p>RESULTS</text:p>
          </table:table-cell>
          <table:covered-table-cell table:style-name="ce137"/>
          <table:covered-table-cell table:number-columns-repeated="2" table:style-name="ce114"/>
          <table:table-cell table:style-name="ce116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3" draw:text-style-name="P4" svg:width="1.1413in" svg:height="1.3232in" svg:x="4.3709in" svg:y="0.1539in" draw:caption-point-x="-0.2402in" draw:caption-point-y="0.2122in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13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122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30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135" office:value-type="string" calcext:value-type="string">
            <text:p>R</text:p>
          </table:table-cell>
          <table:table-cell table:style-name="ce138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7" office:value-type="string" calcext:value-type="string">
            <office:annotation draw:style-name="gr5" draw:text-style-name="P4" svg:width="1.1413in" svg:height="0.3902in" svg:x="17.8047in" svg:y="0.1539in" draw:caption-point-x="-0.2402in" draw:caption-point-y="0.2122in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30/12/2019</text:p>
          </table:table-cell>
          <table:table-cell table:formula="of:=IF([.B3]=&quot;&quot;; &quot;&quot;; WEEKDAY([.B3]; 2))" office:value-type="float" office:value="1" calcext:value-type="float">
            <text:p>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3BP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hort</text:p>
          </table:table-cell>
          <table:table-cell office:value-type="time" office:time-value="PT10H27M00S" calcext:value-type="time">
            <text:p>10:27</text:p>
          </table:table-cell>
          <table:table-cell office:value-type="float" office:value="13" calcext:value-type="float">
            <text:p>13</text:p>
          </table:table-cell>
          <table:table-cell office:value-type="float" office:value="193.74" calcext:value-type="float">
            <text:p>193.74</text:p>
          </table:table-cell>
          <table:table-cell office:value-type="float" office:value="198.08" calcext:value-type="float">
            <text:p>198.08</text:p>
          </table:table-cell>
          <table:table-cell table:formula="of:=ABS([.K3]-[.J3])*[.I3]" office:value-type="float" office:value="56.4200000000001" calcext:value-type="float">
            <text:p>56.4200000000001</text:p>
          </table:table-cell>
          <table:table-cell office:value-type="float" office:value="183.74" calcext:value-type="float">
            <text:p>183.74</text:p>
          </table:table-cell>
          <table:table-cell office:value-type="float" office:value="13" calcext:value-type="float">
            <text:p>13</text:p>
          </table:table-cell>
          <table:table-cell office:value-type="float" office:value="180.5" calcext:value-type="float">
            <text:p>180.50</text:p>
          </table:table-cell>
          <table:table-cell office:value-type="time" office:time-value="PT10H30M00S" calcext:value-type="time">
            <text:p>10:30</text:p>
          </table:table-cell>
          <table:table-cell table:formula="of:=IF([.L3]=0; &quot;&quot;; [.R3]/[.L3])" office:value-type="float" office:value="-3.05069124423963" calcext:value-type="float">
            <text:p>(3.05)</text:p>
          </table:table-cell>
          <table:table-cell table:formula="of:=IF([.N3]=[.I3]; ([.N3]*[.O3])-([.I3]*[.J3]); 0)" office:value-type="float" office:value="-172.12" calcext:value-type="float">
            <text:p>(172.12)</text:p>
          </table:table-cell>
          <table:table-cell table:formula="of:=IF([.R3]=0;&quot;&quot;; IF([.R3]&gt;=0; &quot;Win&quot;; &quot;Loss&quot;))" office:value-type="string" office:string-value="Loss" calcext:value-type="string">
            <text:p>Loss</text:p>
          </table:table-cell>
          <table:table-cell table:formula="of:=IF([.P3]=&quot;&quot;; &quot;&quot;; CONCATENATE(ROUND(([.P3]-[.H3])*60*24); &quot; min.&quot;))" office:value-type="string" office:string-value="3 min." calcext:value-type="string">
            <text:p>3 min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table:number-columns-repeated="4"/>
          <table:table-cell table:formula="of:=ABS([.K4]-[.J4])*[.I4]" office:value-type="float" office:value="0" calcext:value-type="float">
            <text:p>0</text:p>
          </table:table-cell>
          <table:table-cell table:number-columns-repeated="4"/>
          <table:table-cell table:formula="of:=IF([.L4]=0; &quot;&quot;; [.R4]/[.L4])">
            <text:p/>
          </table:table-cell>
          <table:table-cell table:formula="of:=IF([.N4]=[.I4]; ([.N4]*[.O4])-([.I4]*[.J4]); 0)" office:value-type="float" office:value="0" calcext:value-type="float">
            <text:p>0.00 </text:p>
          </table:table-cell>
          <table:table-cell table:formula="of:=IF([.R4]=0;&quot;&quot;; IF([.R4]&gt;=0; &quot;Win&quot;; &quot;Loss&quot;))">
            <text:p/>
          </table:table-cell>
          <table:table-cell table:formula="of:=IF([.P4]=&quot;&quot;; &quot;&quot;; CONCATENATE(ROUND(([.P4]-[.H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B5]=&quot;&quot;; &quot;&quot;; WEEKDAY([.B5]; 2))">
            <text:p/>
          </table:table-cell>
          <table:table-cell table:number-columns-repeated="8"/>
          <table:table-cell table:formula="of:=ABS([.K5]-[.J5])*[.I5]" office:value-type="float" office:value="0" calcext:value-type="float">
            <text:p>0</text:p>
          </table:table-cell>
          <table:table-cell table:number-columns-repeated="4"/>
          <table:table-cell table:formula="of:=IF([.L5]=0; &quot;&quot;; [.R5]/[.L5])">
            <text:p/>
          </table:table-cell>
          <table:table-cell table:formula="of:=IF([.N5]=[.I5]; ([.N5]*[.O5])-([.I5]*[.J5]); 0)" office:value-type="float" office:value="0" calcext:value-type="float">
            <text:p>0.00 </text:p>
          </table:table-cell>
          <table:table-cell table:formula="of:=IF([.R5]=0;&quot;&quot;; IF([.R5]&gt;=0; &quot;Win&quot;; &quot;Loss&quot;))">
            <text:p/>
          </table:table-cell>
          <table:table-cell table:formula="of:=IF([.P5]=&quot;&quot;; &quot;&quot;; CONCATENATE(ROUND(([.P5]-[.H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6]=&quot;&quot;; &quot;&quot;; WEEKDAY([.B6]; 2))">
            <text:p/>
          </table:table-cell>
          <table:table-cell table:number-columns-repeated="8"/>
          <table:table-cell table:formula="of:=ABS([.K6]-[.J6])*[.I6]" office:value-type="float" office:value="0" calcext:value-type="float">
            <text:p>0</text:p>
          </table:table-cell>
          <table:table-cell table:number-columns-repeated="4"/>
          <table:table-cell table:formula="of:=IF([.L6]=0; &quot;&quot;; [.R6]/[.L6])">
            <text:p/>
          </table:table-cell>
          <table:table-cell table:formula="of:=IF([.N6]=[.I6]; ([.N6]*[.O6])-([.I6]*[.J6]); 0)" office:value-type="float" office:value="0" calcext:value-type="float">
            <text:p>0.00 </text:p>
          </table:table-cell>
          <table:table-cell table:formula="of:=IF([.R6]=0;&quot;&quot;; IF([.R6]&gt;=0; &quot;Win&quot;; &quot;Loss&quot;))">
            <text:p/>
          </table:table-cell>
          <table:table-cell table:formula="of:=IF([.P6]=&quot;&quot;; &quot;&quot;; CONCATENATE(ROUND(([.P6]-[.H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ABS([.K7]-[.J7])*[.I7]" office:value-type="float" office:value="0" calcext:value-type="float">
            <text:p>0</text:p>
          </table:table-cell>
          <table:table-cell table:number-columns-repeated="4"/>
          <table:table-cell table:formula="of:=IF([.L7]=0; &quot;&quot;; [.R7]/[.L7])">
            <text:p/>
          </table:table-cell>
          <table:table-cell table:formula="of:=IF([.N7]=[.I7]; ([.N7]*[.O7])-([.I7]*[.J7]); 0)" office:value-type="float" office:value="0" calcext:value-type="float">
            <text:p>0.00 </text:p>
          </table:table-cell>
          <table:table-cell table:formula="of:=IF([.R7]=0;&quot;&quot;; IF([.R7]&gt;=0; &quot;Win&quot;; &quot;Loss&quot;))">
            <text:p/>
          </table:table-cell>
          <table:table-cell table:formula="of:=IF([.P7]=&quot;&quot;; &quot;&quot;; CONCATENATE(ROUND(([.P7]-[.H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ABS([.K8]-[.J8])*[.I8]" office:value-type="float" office:value="0" calcext:value-type="float">
            <text:p>0</text:p>
          </table:table-cell>
          <table:table-cell table:number-columns-repeated="4"/>
          <table:table-cell table:formula="of:=IF([.L8]=0; &quot;&quot;; [.R8]/[.L8])">
            <text:p/>
          </table:table-cell>
          <table:table-cell table:formula="of:=IF([.N8]=[.I8]; ([.N8]*[.O8])-([.I8]*[.J8]); 0)" office:value-type="float" office:value="0" calcext:value-type="float">
            <text:p>0.00 </text:p>
          </table:table-cell>
          <table:table-cell table:formula="of:=IF([.R8]=0;&quot;&quot;; IF([.R8]&gt;=0; &quot;Win&quot;; &quot;Loss&quot;))">
            <text:p/>
          </table:table-cell>
          <table:table-cell table:formula="of:=IF([.P8]=&quot;&quot;; &quot;&quot;; CONCATENATE(ROUND(([.P8]-[.H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ABS([.K9]-[.J9])*[.I9]" office:value-type="float" office:value="0" calcext:value-type="float">
            <text:p>0</text:p>
          </table:table-cell>
          <table:table-cell table:number-columns-repeated="4"/>
          <table:table-cell table:formula="of:=IF([.L9]=0; &quot;&quot;; [.R9]/[.L9])">
            <text:p/>
          </table:table-cell>
          <table:table-cell table:formula="of:=IF([.N9]=[.I9]; ([.N9]*[.O9])-([.I9]*[.J9]); 0)" office:value-type="float" office:value="0" calcext:value-type="float">
            <text:p>0.00 </text:p>
          </table:table-cell>
          <table:table-cell table:formula="of:=IF([.R9]=0;&quot;&quot;; IF([.R9]&gt;=0; &quot;Win&quot;; &quot;Loss&quot;))">
            <text:p/>
          </table:table-cell>
          <table:table-cell table:formula="of:=IF([.P9]=&quot;&quot;; &quot;&quot;; CONCATENATE(ROUND(([.P9]-[.H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ABS([.K10]-[.J10])*[.I10]" office:value-type="float" office:value="0" calcext:value-type="float">
            <text:p>0</text:p>
          </table:table-cell>
          <table:table-cell table:number-columns-repeated="4"/>
          <table:table-cell table:formula="of:=IF([.L10]=0; &quot;&quot;; [.R10]/[.L10])">
            <text:p/>
          </table:table-cell>
          <table:table-cell table:formula="of:=IF([.N10]=[.I10]; ([.N10]*[.O10])-([.I10]*[.J10]); 0)" office:value-type="float" office:value="0" calcext:value-type="float">
            <text:p>0.00 </text:p>
          </table:table-cell>
          <table:table-cell table:formula="of:=IF([.R10]=0;&quot;&quot;; IF([.R10]&gt;=0; &quot;Win&quot;; &quot;Loss&quot;))">
            <text:p/>
          </table:table-cell>
          <table:table-cell table:formula="of:=IF([.P10]=&quot;&quot;; &quot;&quot;; CONCATENATE(ROUND(([.P10]-[.H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ABS([.K11]-[.J11])*[.I11]" office:value-type="float" office:value="0" calcext:value-type="float">
            <text:p>0</text:p>
          </table:table-cell>
          <table:table-cell table:number-columns-repeated="4"/>
          <table:table-cell table:formula="of:=IF([.L11]=0; &quot;&quot;; [.R11]/[.L11])">
            <text:p/>
          </table:table-cell>
          <table:table-cell table:formula="of:=IF([.N11]=[.I11]; ([.N11]*[.O11])-([.I11]*[.J11]); 0)" office:value-type="float" office:value="0" calcext:value-type="float">
            <text:p>0.00 </text:p>
          </table:table-cell>
          <table:table-cell table:formula="of:=IF([.R11]=0;&quot;&quot;; IF([.R11]&gt;=0; &quot;Win&quot;; &quot;Loss&quot;))">
            <text:p/>
          </table:table-cell>
          <table:table-cell table:formula="of:=IF([.P11]=&quot;&quot;; &quot;&quot;; CONCATENATE(ROUND(([.P11]-[.H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ABS([.K12]-[.J12])*[.I12]" office:value-type="float" office:value="0" calcext:value-type="float">
            <text:p>0</text:p>
          </table:table-cell>
          <table:table-cell table:number-columns-repeated="4"/>
          <table:table-cell table:formula="of:=IF([.L12]=0; &quot;&quot;; [.R12]/[.L12])">
            <text:p/>
          </table:table-cell>
          <table:table-cell table:formula="of:=IF([.N12]=[.I12]; ([.N12]*[.O12])-([.I12]*[.J12]); 0)" office:value-type="float" office:value="0" calcext:value-type="float">
            <text:p>0.00 </text:p>
          </table:table-cell>
          <table:table-cell table:formula="of:=IF([.R12]=0;&quot;&quot;; IF([.R12]&gt;=0; &quot;Win&quot;; &quot;Loss&quot;))">
            <text:p/>
          </table:table-cell>
          <table:table-cell table:formula="of:=IF([.P12]=&quot;&quot;; &quot;&quot;; CONCATENATE(ROUND(([.P12]-[.H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ABS([.K13]-[.J13])*[.I13]" office:value-type="float" office:value="0" calcext:value-type="float">
            <text:p>0</text:p>
          </table:table-cell>
          <table:table-cell table:number-columns-repeated="4"/>
          <table:table-cell table:formula="of:=IF([.L13]=0; &quot;&quot;; [.R13]/[.L13])">
            <text:p/>
          </table:table-cell>
          <table:table-cell table:formula="of:=IF([.N13]=[.I13]; ([.N13]*[.O13])-([.I13]*[.J13]); 0)" office:value-type="float" office:value="0" calcext:value-type="float">
            <text:p>0.00 </text:p>
          </table:table-cell>
          <table:table-cell table:formula="of:=IF([.R13]=0;&quot;&quot;; IF([.R13]&gt;=0; &quot;Win&quot;; &quot;Loss&quot;))">
            <text:p/>
          </table:table-cell>
          <table:table-cell table:formula="of:=IF([.P13]=&quot;&quot;; &quot;&quot;; CONCATENATE(ROUND(([.P13]-[.H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ABS([.K14]-[.J14])*[.I14]" office:value-type="float" office:value="0" calcext:value-type="float">
            <text:p>0</text:p>
          </table:table-cell>
          <table:table-cell table:number-columns-repeated="4"/>
          <table:table-cell table:formula="of:=IF([.L14]=0; &quot;&quot;; [.R14]/[.L14])">
            <text:p/>
          </table:table-cell>
          <table:table-cell table:formula="of:=IF([.N14]=[.I14]; ([.N14]*[.O14])-([.I14]*[.J14]); 0)" office:value-type="float" office:value="0" calcext:value-type="float">
            <text:p>0.00 </text:p>
          </table:table-cell>
          <table:table-cell table:formula="of:=IF([.R14]=0;&quot;&quot;; IF([.R14]&gt;=0; &quot;Win&quot;; &quot;Loss&quot;))">
            <text:p/>
          </table:table-cell>
          <table:table-cell table:formula="of:=IF([.P14]=&quot;&quot;; &quot;&quot;; CONCATENATE(ROUND(([.P14]-[.H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ABS([.K15]-[.J15])*[.I15]" office:value-type="float" office:value="0" calcext:value-type="float">
            <text:p>0</text:p>
          </table:table-cell>
          <table:table-cell table:number-columns-repeated="4"/>
          <table:table-cell table:formula="of:=IF([.L15]=0; &quot;&quot;; [.R15]/[.L15])">
            <text:p/>
          </table:table-cell>
          <table:table-cell table:formula="of:=IF([.N15]=[.I15]; ([.N15]*[.O15])-([.I15]*[.J15]); 0)" office:value-type="float" office:value="0" calcext:value-type="float">
            <text:p>0.00 </text:p>
          </table:table-cell>
          <table:table-cell table:formula="of:=IF([.R15]=0;&quot;&quot;; IF([.R15]&gt;=0; &quot;Win&quot;; &quot;Loss&quot;))">
            <text:p/>
          </table:table-cell>
          <table:table-cell table:formula="of:=IF([.P15]=&quot;&quot;; &quot;&quot;; CONCATENATE(ROUND(([.P15]-[.H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ABS([.K16]-[.J16])*[.I16]" office:value-type="float" office:value="0" calcext:value-type="float">
            <text:p>0</text:p>
          </table:table-cell>
          <table:table-cell table:number-columns-repeated="4"/>
          <table:table-cell table:formula="of:=IF([.L16]=0; &quot;&quot;; [.R16]/[.L16])">
            <text:p/>
          </table:table-cell>
          <table:table-cell table:formula="of:=IF([.N16]=[.I16]; ([.N16]*[.O16])-([.I16]*[.J16]); 0)" office:value-type="float" office:value="0" calcext:value-type="float">
            <text:p>0.00 </text:p>
          </table:table-cell>
          <table:table-cell table:formula="of:=IF([.R16]=0;&quot;&quot;; IF([.R16]&gt;=0; &quot;Win&quot;; &quot;Loss&quot;))">
            <text:p/>
          </table:table-cell>
          <table:table-cell table:formula="of:=IF([.P16]=&quot;&quot;; &quot;&quot;; CONCATENATE(ROUND(([.P16]-[.H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ABS([.K17]-[.J17])*[.I17]" office:value-type="float" office:value="0" calcext:value-type="float">
            <text:p>0</text:p>
          </table:table-cell>
          <table:table-cell table:number-columns-repeated="4"/>
          <table:table-cell table:formula="of:=IF([.L17]=0; &quot;&quot;; [.R17]/[.L17])">
            <text:p/>
          </table:table-cell>
          <table:table-cell table:formula="of:=IF([.N17]=[.I17]; ([.N17]*[.O17])-([.I17]*[.J17]); 0)" office:value-type="float" office:value="0" calcext:value-type="float">
            <text:p>0.00 </text:p>
          </table:table-cell>
          <table:table-cell table:formula="of:=IF([.R17]=0;&quot;&quot;; IF([.R17]&gt;=0; &quot;Win&quot;; &quot;Loss&quot;))">
            <text:p/>
          </table:table-cell>
          <table:table-cell table:formula="of:=IF([.P17]=&quot;&quot;; &quot;&quot;; CONCATENATE(ROUND(([.P17]-[.H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ABS([.K18]-[.J18])*[.I18]" office:value-type="float" office:value="0" calcext:value-type="float">
            <text:p>0</text:p>
          </table:table-cell>
          <table:table-cell table:number-columns-repeated="4"/>
          <table:table-cell table:formula="of:=IF([.L18]=0; &quot;&quot;; [.R18]/[.L18])">
            <text:p/>
          </table:table-cell>
          <table:table-cell table:formula="of:=IF([.N18]=[.I18]; ([.N18]*[.O18])-([.I18]*[.J18]); 0)" office:value-type="float" office:value="0" calcext:value-type="float">
            <text:p>0.00 </text:p>
          </table:table-cell>
          <table:table-cell table:formula="of:=IF([.R18]=0;&quot;&quot;; IF([.R18]&gt;=0; &quot;Win&quot;; &quot;Loss&quot;))">
            <text:p/>
          </table:table-cell>
          <table:table-cell table:formula="of:=IF([.P18]=&quot;&quot;; &quot;&quot;; CONCATENATE(ROUND(([.P18]-[.H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ABS([.K19]-[.J19])*[.I19]" office:value-type="float" office:value="0" calcext:value-type="float">
            <text:p>0</text:p>
          </table:table-cell>
          <table:table-cell table:number-columns-repeated="4"/>
          <table:table-cell table:formula="of:=IF([.L19]=0; &quot;&quot;; [.R19]/[.L19])">
            <text:p/>
          </table:table-cell>
          <table:table-cell table:formula="of:=IF([.N19]=[.I19]; ([.N19]*[.O19])-([.I19]*[.J19]); 0)" office:value-type="float" office:value="0" calcext:value-type="float">
            <text:p>0.00 </text:p>
          </table:table-cell>
          <table:table-cell table:formula="of:=IF([.R19]=0;&quot;&quot;; IF([.R19]&gt;=0; &quot;Win&quot;; &quot;Loss&quot;))">
            <text:p/>
          </table:table-cell>
          <table:table-cell table:formula="of:=IF([.P19]=&quot;&quot;; &quot;&quot;; CONCATENATE(ROUND(([.P19]-[.H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ABS([.K20]-[.J20])*[.I20]" office:value-type="float" office:value="0" calcext:value-type="float">
            <text:p>0</text:p>
          </table:table-cell>
          <table:table-cell table:number-columns-repeated="4"/>
          <table:table-cell table:formula="of:=IF([.L20]=0; &quot;&quot;; [.R20]/[.L20])">
            <text:p/>
          </table:table-cell>
          <table:table-cell table:formula="of:=IF([.N20]=[.I20]; ([.N20]*[.O20])-([.I20]*[.J20]); 0)" office:value-type="float" office:value="0" calcext:value-type="float">
            <text:p>0.00 </text:p>
          </table:table-cell>
          <table:table-cell table:formula="of:=IF([.R20]=0;&quot;&quot;; IF([.R20]&gt;=0; &quot;Win&quot;; &quot;Loss&quot;))">
            <text:p/>
          </table:table-cell>
          <table:table-cell table:formula="of:=IF([.P20]=&quot;&quot;; &quot;&quot;; CONCATENATE(ROUND(([.P20]-[.H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ABS([.K21]-[.J21])*[.I21]" office:value-type="float" office:value="0" calcext:value-type="float">
            <text:p>0</text:p>
          </table:table-cell>
          <table:table-cell table:number-columns-repeated="4"/>
          <table:table-cell table:formula="of:=IF([.L21]=0; &quot;&quot;; [.R21]/[.L21])">
            <text:p/>
          </table:table-cell>
          <table:table-cell table:formula="of:=IF([.N21]=[.I21]; ([.N21]*[.O21])-([.I21]*[.J21]); 0)" office:value-type="float" office:value="0" calcext:value-type="float">
            <text:p>0.00 </text:p>
          </table:table-cell>
          <table:table-cell table:formula="of:=IF([.R21]=0;&quot;&quot;; IF([.R21]&gt;=0; &quot;Win&quot;; &quot;Loss&quot;))">
            <text:p/>
          </table:table-cell>
          <table:table-cell table:formula="of:=IF([.P21]=&quot;&quot;; &quot;&quot;; CONCATENATE(ROUND(([.P21]-[.H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ABS([.K22]-[.J22])*[.I22]" office:value-type="float" office:value="0" calcext:value-type="float">
            <text:p>0</text:p>
          </table:table-cell>
          <table:table-cell table:number-columns-repeated="4"/>
          <table:table-cell table:formula="of:=IF([.L22]=0; &quot;&quot;; [.R22]/[.L22])">
            <text:p/>
          </table:table-cell>
          <table:table-cell table:formula="of:=IF([.N22]=[.I22]; ([.N22]*[.O22])-([.I22]*[.J22]); 0)" office:value-type="float" office:value="0" calcext:value-type="float">
            <text:p>0.00 </text:p>
          </table:table-cell>
          <table:table-cell table:formula="of:=IF([.R22]=0;&quot;&quot;; IF([.R22]&gt;=0; &quot;Win&quot;; &quot;Loss&quot;))">
            <text:p/>
          </table:table-cell>
          <table:table-cell table:formula="of:=IF([.P22]=&quot;&quot;; &quot;&quot;; CONCATENATE(ROUND(([.P22]-[.H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ABS([.K23]-[.J23])*[.I23]" office:value-type="float" office:value="0" calcext:value-type="float">
            <text:p>0</text:p>
          </table:table-cell>
          <table:table-cell table:number-columns-repeated="4"/>
          <table:table-cell table:formula="of:=IF([.L23]=0; &quot;&quot;; [.R23]/[.L23])">
            <text:p/>
          </table:table-cell>
          <table:table-cell table:formula="of:=IF([.N23]=[.I23]; ([.N23]*[.O23])-([.I23]*[.J23]); 0)" office:value-type="float" office:value="0" calcext:value-type="float">
            <text:p>0.00 </text:p>
          </table:table-cell>
          <table:table-cell table:formula="of:=IF([.R23]=0;&quot;&quot;; IF([.R23]&gt;=0; &quot;Win&quot;; &quot;Loss&quot;))">
            <text:p/>
          </table:table-cell>
          <table:table-cell table:formula="of:=IF([.P23]=&quot;&quot;; &quot;&quot;; CONCATENATE(ROUND(([.P23]-[.H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ABS([.K24]-[.J24])*[.I24]" office:value-type="float" office:value="0" calcext:value-type="float">
            <text:p>0</text:p>
          </table:table-cell>
          <table:table-cell table:number-columns-repeated="4"/>
          <table:table-cell table:formula="of:=IF([.L24]=0; &quot;&quot;; [.R24]/[.L24])">
            <text:p/>
          </table:table-cell>
          <table:table-cell table:formula="of:=IF([.N24]=[.I24]; ([.N24]*[.O24])-([.I24]*[.J24]); 0)" office:value-type="float" office:value="0" calcext:value-type="float">
            <text:p>0.00 </text:p>
          </table:table-cell>
          <table:table-cell table:formula="of:=IF([.R24]=0;&quot;&quot;; IF([.R24]&gt;=0; &quot;Win&quot;; &quot;Loss&quot;))">
            <text:p/>
          </table:table-cell>
          <table:table-cell table:formula="of:=IF([.P24]=&quot;&quot;; &quot;&quot;; CONCATENATE(ROUND(([.P24]-[.H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ABS([.K25]-[.J25])*[.I25]" office:value-type="float" office:value="0" calcext:value-type="float">
            <text:p>0</text:p>
          </table:table-cell>
          <table:table-cell table:number-columns-repeated="4"/>
          <table:table-cell table:formula="of:=IF([.L25]=0; &quot;&quot;; [.R25]/[.L25])">
            <text:p/>
          </table:table-cell>
          <table:table-cell table:formula="of:=IF([.N25]=[.I25]; ([.N25]*[.O25])-([.I25]*[.J25]); 0)" office:value-type="float" office:value="0" calcext:value-type="float">
            <text:p>0.00 </text:p>
          </table:table-cell>
          <table:table-cell table:formula="of:=IF([.R25]=0;&quot;&quot;; IF([.R25]&gt;=0; &quot;Win&quot;; &quot;Loss&quot;))">
            <text:p/>
          </table:table-cell>
          <table:table-cell table:formula="of:=IF([.P25]=&quot;&quot;; &quot;&quot;; CONCATENATE(ROUND(([.P25]-[.H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ABS([.K26]-[.J26])*[.I26]" office:value-type="float" office:value="0" calcext:value-type="float">
            <text:p>0</text:p>
          </table:table-cell>
          <table:table-cell table:number-columns-repeated="4"/>
          <table:table-cell table:formula="of:=IF([.L26]=0; &quot;&quot;; [.R26]/[.L26])">
            <text:p/>
          </table:table-cell>
          <table:table-cell table:formula="of:=IF([.N26]=[.I26]; ([.N26]*[.O26])-([.I26]*[.J26]); 0)" office:value-type="float" office:value="0" calcext:value-type="float">
            <text:p>0.00 </text:p>
          </table:table-cell>
          <table:table-cell table:formula="of:=IF([.R26]=0;&quot;&quot;; IF([.R26]&gt;=0; &quot;Win&quot;; &quot;Loss&quot;))">
            <text:p/>
          </table:table-cell>
          <table:table-cell table:formula="of:=IF([.P26]=&quot;&quot;; &quot;&quot;; CONCATENATE(ROUND(([.P26]-[.H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ABS([.K27]-[.J27])*[.I27]" office:value-type="float" office:value="0" calcext:value-type="float">
            <text:p>0</text:p>
          </table:table-cell>
          <table:table-cell table:number-columns-repeated="4"/>
          <table:table-cell table:formula="of:=IF([.L27]=0; &quot;&quot;; [.R27]/[.L27])">
            <text:p/>
          </table:table-cell>
          <table:table-cell table:formula="of:=IF([.N27]=[.I27]; ([.N27]*[.O27])-([.I27]*[.J27]); 0)" office:value-type="float" office:value="0" calcext:value-type="float">
            <text:p>0.00 </text:p>
          </table:table-cell>
          <table:table-cell table:formula="of:=IF([.R27]=0;&quot;&quot;; IF([.R27]&gt;=0; &quot;Win&quot;; &quot;Loss&quot;))">
            <text:p/>
          </table:table-cell>
          <table:table-cell table:formula="of:=IF([.P27]=&quot;&quot;; &quot;&quot;; CONCATENATE(ROUND(([.P27]-[.H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ABS([.K28]-[.J28])*[.I28]" office:value-type="float" office:value="0" calcext:value-type="float">
            <text:p>0</text:p>
          </table:table-cell>
          <table:table-cell table:number-columns-repeated="4"/>
          <table:table-cell table:formula="of:=IF([.L28]=0; &quot;&quot;; [.R28]/[.L28])">
            <text:p/>
          </table:table-cell>
          <table:table-cell table:formula="of:=IF([.N28]=[.I28]; ([.N28]*[.O28])-([.I28]*[.J28]); 0)" office:value-type="float" office:value="0" calcext:value-type="float">
            <text:p>0.00 </text:p>
          </table:table-cell>
          <table:table-cell table:formula="of:=IF([.R28]=0;&quot;&quot;; IF([.R28]&gt;=0; &quot;Win&quot;; &quot;Loss&quot;))">
            <text:p/>
          </table:table-cell>
          <table:table-cell table:formula="of:=IF([.P28]=&quot;&quot;; &quot;&quot;; CONCATENATE(ROUND(([.P28]-[.H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ABS([.K29]-[.J29])*[.I29]" office:value-type="float" office:value="0" calcext:value-type="float">
            <text:p>0</text:p>
          </table:table-cell>
          <table:table-cell table:number-columns-repeated="4"/>
          <table:table-cell table:formula="of:=IF([.L29]=0; &quot;&quot;; [.R29]/[.L29])">
            <text:p/>
          </table:table-cell>
          <table:table-cell table:formula="of:=IF([.N29]=[.I29]; ([.N29]*[.O29])-([.I29]*[.J29]); 0)" office:value-type="float" office:value="0" calcext:value-type="float">
            <text:p>0.00 </text:p>
          </table:table-cell>
          <table:table-cell table:formula="of:=IF([.R29]=0;&quot;&quot;; IF([.R29]&gt;=0; &quot;Win&quot;; &quot;Loss&quot;))">
            <text:p/>
          </table:table-cell>
          <table:table-cell table:formula="of:=IF([.P29]=&quot;&quot;; &quot;&quot;; CONCATENATE(ROUND(([.P29]-[.H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ABS([.K30]-[.J30])*[.I30]" office:value-type="float" office:value="0" calcext:value-type="float">
            <text:p>0</text:p>
          </table:table-cell>
          <table:table-cell table:number-columns-repeated="4"/>
          <table:table-cell table:formula="of:=IF([.L30]=0; &quot;&quot;; [.R30]/[.L30])">
            <text:p/>
          </table:table-cell>
          <table:table-cell table:formula="of:=IF([.N30]=[.I30]; ([.N30]*[.O30])-([.I30]*[.J30]); 0)" office:value-type="float" office:value="0" calcext:value-type="float">
            <text:p>0.00 </text:p>
          </table:table-cell>
          <table:table-cell table:formula="of:=IF([.R30]=0;&quot;&quot;; IF([.R30]&gt;=0; &quot;Win&quot;; &quot;Loss&quot;))">
            <text:p/>
          </table:table-cell>
          <table:table-cell table:formula="of:=IF([.P30]=&quot;&quot;; &quot;&quot;; CONCATENATE(ROUND(([.P30]-[.H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ABS([.K31]-[.J31])*[.I31]" office:value-type="float" office:value="0" calcext:value-type="float">
            <text:p>0</text:p>
          </table:table-cell>
          <table:table-cell table:number-columns-repeated="4"/>
          <table:table-cell table:formula="of:=IF([.L31]=0; &quot;&quot;; [.R31]/[.L31])">
            <text:p/>
          </table:table-cell>
          <table:table-cell table:formula="of:=IF([.N31]=[.I31]; ([.N31]*[.O31])-([.I31]*[.J31]); 0)" office:value-type="float" office:value="0" calcext:value-type="float">
            <text:p>0.00 </text:p>
          </table:table-cell>
          <table:table-cell table:formula="of:=IF([.R31]=0;&quot;&quot;; IF([.R31]&gt;=0; &quot;Win&quot;; &quot;Loss&quot;))">
            <text:p/>
          </table:table-cell>
          <table:table-cell table:formula="of:=IF([.P31]=&quot;&quot;; &quot;&quot;; CONCATENATE(ROUND(([.P31]-[.H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ABS([.K32]-[.J32])*[.I32]" office:value-type="float" office:value="0" calcext:value-type="float">
            <text:p>0</text:p>
          </table:table-cell>
          <table:table-cell table:number-columns-repeated="4"/>
          <table:table-cell table:formula="of:=IF([.L32]=0; &quot;&quot;; [.R32]/[.L32])">
            <text:p/>
          </table:table-cell>
          <table:table-cell table:formula="of:=IF([.N32]=[.I32]; ([.N32]*[.O32])-([.I32]*[.J32]); 0)" office:value-type="float" office:value="0" calcext:value-type="float">
            <text:p>0.00 </text:p>
          </table:table-cell>
          <table:table-cell table:formula="of:=IF([.R32]=0;&quot;&quot;; IF([.R32]&gt;=0; &quot;Win&quot;; &quot;Loss&quot;))">
            <text:p/>
          </table:table-cell>
          <table:table-cell table:formula="of:=IF([.P32]=&quot;&quot;; &quot;&quot;; CONCATENATE(ROUND(([.P32]-[.H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ABS([.K33]-[.J33])*[.I33]" office:value-type="float" office:value="0" calcext:value-type="float">
            <text:p>0</text:p>
          </table:table-cell>
          <table:table-cell table:number-columns-repeated="4"/>
          <table:table-cell table:formula="of:=IF([.L33]=0; &quot;&quot;; [.R33]/[.L33])">
            <text:p/>
          </table:table-cell>
          <table:table-cell table:formula="of:=IF([.N33]=[.I33]; ([.N33]*[.O33])-([.I33]*[.J33]); 0)" office:value-type="float" office:value="0" calcext:value-type="float">
            <text:p>0.00 </text:p>
          </table:table-cell>
          <table:table-cell table:formula="of:=IF([.R33]=0;&quot;&quot;; IF([.R33]&gt;=0; &quot;Win&quot;; &quot;Loss&quot;))">
            <text:p/>
          </table:table-cell>
          <table:table-cell table:formula="of:=IF([.P33]=&quot;&quot;; &quot;&quot;; CONCATENATE(ROUND(([.P33]-[.H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ABS([.K34]-[.J34])*[.I34]" office:value-type="float" office:value="0" calcext:value-type="float">
            <text:p>0</text:p>
          </table:table-cell>
          <table:table-cell table:number-columns-repeated="4"/>
          <table:table-cell table:formula="of:=IF([.L34]=0; &quot;&quot;; [.R34]/[.L34])">
            <text:p/>
          </table:table-cell>
          <table:table-cell table:formula="of:=IF([.N34]=[.I34]; ([.N34]*[.O34])-([.I34]*[.J34]); 0)" office:value-type="float" office:value="0" calcext:value-type="float">
            <text:p>0.00 </text:p>
          </table:table-cell>
          <table:table-cell table:formula="of:=IF([.R34]=0;&quot;&quot;; IF([.R34]&gt;=0; &quot;Win&quot;; &quot;Loss&quot;))">
            <text:p/>
          </table:table-cell>
          <table:table-cell table:formula="of:=IF([.P34]=&quot;&quot;; &quot;&quot;; CONCATENATE(ROUND(([.P34]-[.H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ABS([.K35]-[.J35])*[.I35]" office:value-type="float" office:value="0" calcext:value-type="float">
            <text:p>0</text:p>
          </table:table-cell>
          <table:table-cell table:number-columns-repeated="4"/>
          <table:table-cell table:formula="of:=IF([.L35]=0; &quot;&quot;; [.R35]/[.L35])">
            <text:p/>
          </table:table-cell>
          <table:table-cell table:formula="of:=IF([.N35]=[.I35]; ([.N35]*[.O35])-([.I35]*[.J35]); 0)" office:value-type="float" office:value="0" calcext:value-type="float">
            <text:p>0.00 </text:p>
          </table:table-cell>
          <table:table-cell table:formula="of:=IF([.R35]=0;&quot;&quot;; IF([.R35]&gt;=0; &quot;Win&quot;; &quot;Loss&quot;))">
            <text:p/>
          </table:table-cell>
          <table:table-cell table:formula="of:=IF([.P35]=&quot;&quot;; &quot;&quot;; CONCATENATE(ROUND(([.P35]-[.H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ABS([.K36]-[.J36])*[.I36]" office:value-type="float" office:value="0" calcext:value-type="float">
            <text:p>0</text:p>
          </table:table-cell>
          <table:table-cell table:number-columns-repeated="4"/>
          <table:table-cell table:formula="of:=IF([.L36]=0; &quot;&quot;; [.R36]/[.L36])">
            <text:p/>
          </table:table-cell>
          <table:table-cell table:formula="of:=IF([.N36]=[.I36]; ([.N36]*[.O36])-([.I36]*[.J36]); 0)" office:value-type="float" office:value="0" calcext:value-type="float">
            <text:p>0.00 </text:p>
          </table:table-cell>
          <table:table-cell table:formula="of:=IF([.R36]=0;&quot;&quot;; IF([.R36]&gt;=0; &quot;Win&quot;; &quot;Loss&quot;))">
            <text:p/>
          </table:table-cell>
          <table:table-cell table:formula="of:=IF([.P36]=&quot;&quot;; &quot;&quot;; CONCATENATE(ROUND(([.P36]-[.H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ABS([.K37]-[.J37])*[.I37]" office:value-type="float" office:value="0" calcext:value-type="float">
            <text:p>0</text:p>
          </table:table-cell>
          <table:table-cell table:number-columns-repeated="4"/>
          <table:table-cell table:formula="of:=IF([.L37]=0; &quot;&quot;; [.R37]/[.L37])">
            <text:p/>
          </table:table-cell>
          <table:table-cell table:formula="of:=IF([.N37]=[.I37]; ([.N37]*[.O37])-([.I37]*[.J37]); 0)" office:value-type="float" office:value="0" calcext:value-type="float">
            <text:p>0.00 </text:p>
          </table:table-cell>
          <table:table-cell table:formula="of:=IF([.R37]=0;&quot;&quot;; IF([.R37]&gt;=0; &quot;Win&quot;; &quot;Loss&quot;))">
            <text:p/>
          </table:table-cell>
          <table:table-cell table:formula="of:=IF([.P37]=&quot;&quot;; &quot;&quot;; CONCATENATE(ROUND(([.P37]-[.H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ABS([.K38]-[.J38])*[.I38]" office:value-type="float" office:value="0" calcext:value-type="float">
            <text:p>0</text:p>
          </table:table-cell>
          <table:table-cell table:number-columns-repeated="4"/>
          <table:table-cell table:formula="of:=IF([.L38]=0; &quot;&quot;; [.R38]/[.L38])">
            <text:p/>
          </table:table-cell>
          <table:table-cell table:formula="of:=IF([.N38]=[.I38]; ([.N38]*[.O38])-([.I38]*[.J38]); 0)" office:value-type="float" office:value="0" calcext:value-type="float">
            <text:p>0.00 </text:p>
          </table:table-cell>
          <table:table-cell table:formula="of:=IF([.R38]=0;&quot;&quot;; IF([.R38]&gt;=0; &quot;Win&quot;; &quot;Loss&quot;))">
            <text:p/>
          </table:table-cell>
          <table:table-cell table:formula="of:=IF([.P38]=&quot;&quot;; &quot;&quot;; CONCATENATE(ROUND(([.P38]-[.H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ABS([.K39]-[.J39])*[.I39]" office:value-type="float" office:value="0" calcext:value-type="float">
            <text:p>0</text:p>
          </table:table-cell>
          <table:table-cell table:number-columns-repeated="4"/>
          <table:table-cell table:formula="of:=IF([.L39]=0; &quot;&quot;; [.R39]/[.L39])">
            <text:p/>
          </table:table-cell>
          <table:table-cell table:formula="of:=IF([.N39]=[.I39]; ([.N39]*[.O39])-([.I39]*[.J39]); 0)" office:value-type="float" office:value="0" calcext:value-type="float">
            <text:p>0.00 </text:p>
          </table:table-cell>
          <table:table-cell table:formula="of:=IF([.R39]=0;&quot;&quot;; IF([.R39]&gt;=0; &quot;Win&quot;; &quot;Loss&quot;))">
            <text:p/>
          </table:table-cell>
          <table:table-cell table:formula="of:=IF([.P39]=&quot;&quot;; &quot;&quot;; CONCATENATE(ROUND(([.P39]-[.H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ABS([.K40]-[.J40])*[.I40]" office:value-type="float" office:value="0" calcext:value-type="float">
            <text:p>0</text:p>
          </table:table-cell>
          <table:table-cell table:number-columns-repeated="4"/>
          <table:table-cell table:formula="of:=IF([.L40]=0; &quot;&quot;; [.R40]/[.L40])">
            <text:p/>
          </table:table-cell>
          <table:table-cell table:formula="of:=IF([.N40]=[.I40]; ([.N40]*[.O40])-([.I40]*[.J40]); 0)" office:value-type="float" office:value="0" calcext:value-type="float">
            <text:p>0.00 </text:p>
          </table:table-cell>
          <table:table-cell table:formula="of:=IF([.R40]=0;&quot;&quot;; IF([.R40]&gt;=0; &quot;Win&quot;; &quot;Loss&quot;))">
            <text:p/>
          </table:table-cell>
          <table:table-cell table:formula="of:=IF([.P40]=&quot;&quot;; &quot;&quot;; CONCATENATE(ROUND(([.P40]-[.H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ABS([.K41]-[.J41])*[.I41]" office:value-type="float" office:value="0" calcext:value-type="float">
            <text:p>0</text:p>
          </table:table-cell>
          <table:table-cell table:number-columns-repeated="4"/>
          <table:table-cell table:formula="of:=IF([.L41]=0; &quot;&quot;; [.R41]/[.L41])">
            <text:p/>
          </table:table-cell>
          <table:table-cell table:formula="of:=IF([.N41]=[.I41]; ([.N41]*[.O41])-([.I41]*[.J41]); 0)" office:value-type="float" office:value="0" calcext:value-type="float">
            <text:p>0.00 </text:p>
          </table:table-cell>
          <table:table-cell table:formula="of:=IF([.R41]=0;&quot;&quot;; IF([.R41]&gt;=0; &quot;Win&quot;; &quot;Loss&quot;))">
            <text:p/>
          </table:table-cell>
          <table:table-cell table:formula="of:=IF([.P41]=&quot;&quot;; &quot;&quot;; CONCATENATE(ROUND(([.P41]-[.H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ABS([.K42]-[.J42])*[.I42]" office:value-type="float" office:value="0" calcext:value-type="float">
            <text:p>0</text:p>
          </table:table-cell>
          <table:table-cell table:number-columns-repeated="4"/>
          <table:table-cell table:formula="of:=IF([.L42]=0; &quot;&quot;; [.R42]/[.L42])">
            <text:p/>
          </table:table-cell>
          <table:table-cell table:formula="of:=IF([.N42]=[.I42]; ([.N42]*[.O42])-([.I42]*[.J42]); 0)" office:value-type="float" office:value="0" calcext:value-type="float">
            <text:p>0.00 </text:p>
          </table:table-cell>
          <table:table-cell table:formula="of:=IF([.R42]=0;&quot;&quot;; IF([.R42]&gt;=0; &quot;Win&quot;; &quot;Loss&quot;))">
            <text:p/>
          </table:table-cell>
          <table:table-cell table:formula="of:=IF([.P42]=&quot;&quot;; &quot;&quot;; CONCATENATE(ROUND(([.P42]-[.H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ABS([.K43]-[.J43])*[.I43]" office:value-type="float" office:value="0" calcext:value-type="float">
            <text:p>0</text:p>
          </table:table-cell>
          <table:table-cell table:number-columns-repeated="4"/>
          <table:table-cell table:formula="of:=IF([.L43]=0; &quot;&quot;; [.R43]/[.L43])">
            <text:p/>
          </table:table-cell>
          <table:table-cell table:formula="of:=IF([.N43]=[.I43]; ([.N43]*[.O43])-([.I43]*[.J43]); 0)" office:value-type="float" office:value="0" calcext:value-type="float">
            <text:p>0.00 </text:p>
          </table:table-cell>
          <table:table-cell table:formula="of:=IF([.R43]=0;&quot;&quot;; IF([.R43]&gt;=0; &quot;Win&quot;; &quot;Loss&quot;))">
            <text:p/>
          </table:table-cell>
          <table:table-cell table:formula="of:=IF([.P43]=&quot;&quot;; &quot;&quot;; CONCATENATE(ROUND(([.P43]-[.H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ABS([.K44]-[.J44])*[.I44]" office:value-type="float" office:value="0" calcext:value-type="float">
            <text:p>0</text:p>
          </table:table-cell>
          <table:table-cell table:number-columns-repeated="4"/>
          <table:table-cell table:formula="of:=IF([.L44]=0; &quot;&quot;; [.R44]/[.L44])">
            <text:p/>
          </table:table-cell>
          <table:table-cell table:formula="of:=IF([.N44]=[.I44]; ([.N44]*[.O44])-([.I44]*[.J44]); 0)" office:value-type="float" office:value="0" calcext:value-type="float">
            <text:p>0.00 </text:p>
          </table:table-cell>
          <table:table-cell table:formula="of:=IF([.R44]=0;&quot;&quot;; IF([.R44]&gt;=0; &quot;Win&quot;; &quot;Loss&quot;))">
            <text:p/>
          </table:table-cell>
          <table:table-cell table:formula="of:=IF([.P44]=&quot;&quot;; &quot;&quot;; CONCATENATE(ROUND(([.P44]-[.H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ABS([.K45]-[.J45])*[.I45]" office:value-type="float" office:value="0" calcext:value-type="float">
            <text:p>0</text:p>
          </table:table-cell>
          <table:table-cell table:number-columns-repeated="4"/>
          <table:table-cell table:formula="of:=IF([.L45]=0; &quot;&quot;; [.R45]/[.L45])">
            <text:p/>
          </table:table-cell>
          <table:table-cell table:formula="of:=IF([.N45]=[.I45]; ([.N45]*[.O45])-([.I45]*[.J45]); 0)" office:value-type="float" office:value="0" calcext:value-type="float">
            <text:p>0.00 </text:p>
          </table:table-cell>
          <table:table-cell table:formula="of:=IF([.R45]=0;&quot;&quot;; IF([.R45]&gt;=0; &quot;Win&quot;; &quot;Loss&quot;))">
            <text:p/>
          </table:table-cell>
          <table:table-cell table:formula="of:=IF([.P45]=&quot;&quot;; &quot;&quot;; CONCATENATE(ROUND(([.P45]-[.H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ABS([.K46]-[.J46])*[.I46]" office:value-type="float" office:value="0" calcext:value-type="float">
            <text:p>0</text:p>
          </table:table-cell>
          <table:table-cell table:number-columns-repeated="4"/>
          <table:table-cell table:formula="of:=IF([.L46]=0; &quot;&quot;; [.R46]/[.L46])">
            <text:p/>
          </table:table-cell>
          <table:table-cell table:formula="of:=IF([.N46]=[.I46]; ([.N46]*[.O46])-([.I46]*[.J46]); 0)" office:value-type="float" office:value="0" calcext:value-type="float">
            <text:p>0.00 </text:p>
          </table:table-cell>
          <table:table-cell table:formula="of:=IF([.R46]=0;&quot;&quot;; IF([.R46]&gt;=0; &quot;Win&quot;; &quot;Loss&quot;))">
            <text:p/>
          </table:table-cell>
          <table:table-cell table:formula="of:=IF([.P46]=&quot;&quot;; &quot;&quot;; CONCATENATE(ROUND(([.P46]-[.H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ABS([.K47]-[.J47])*[.I47]" office:value-type="float" office:value="0" calcext:value-type="float">
            <text:p>0</text:p>
          </table:table-cell>
          <table:table-cell table:number-columns-repeated="4"/>
          <table:table-cell table:formula="of:=IF([.L47]=0; &quot;&quot;; [.R47]/[.L47])">
            <text:p/>
          </table:table-cell>
          <table:table-cell table:formula="of:=IF([.N47]=[.I47]; ([.N47]*[.O47])-([.I47]*[.J47]); 0)" office:value-type="float" office:value="0" calcext:value-type="float">
            <text:p>0.00 </text:p>
          </table:table-cell>
          <table:table-cell table:formula="of:=IF([.R47]=0;&quot;&quot;; IF([.R47]&gt;=0; &quot;Win&quot;; &quot;Loss&quot;))">
            <text:p/>
          </table:table-cell>
          <table:table-cell table:formula="of:=IF([.P47]=&quot;&quot;; &quot;&quot;; CONCATENATE(ROUND(([.P47]-[.H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ABS([.K48]-[.J48])*[.I48]" office:value-type="float" office:value="0" calcext:value-type="float">
            <text:p>0</text:p>
          </table:table-cell>
          <table:table-cell table:number-columns-repeated="4"/>
          <table:table-cell table:formula="of:=IF([.L48]=0; &quot;&quot;; [.R48]/[.L48])">
            <text:p/>
          </table:table-cell>
          <table:table-cell table:formula="of:=IF([.N48]=[.I48]; ([.N48]*[.O48])-([.I48]*[.J48]); 0)" office:value-type="float" office:value="0" calcext:value-type="float">
            <text:p>0.00 </text:p>
          </table:table-cell>
          <table:table-cell table:formula="of:=IF([.R48]=0;&quot;&quot;; IF([.R48]&gt;=0; &quot;Win&quot;; &quot;Loss&quot;))">
            <text:p/>
          </table:table-cell>
          <table:table-cell table:formula="of:=IF([.P48]=&quot;&quot;; &quot;&quot;; CONCATENATE(ROUND(([.P48]-[.H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ABS([.K49]-[.J49])*[.I49]" office:value-type="float" office:value="0" calcext:value-type="float">
            <text:p>0</text:p>
          </table:table-cell>
          <table:table-cell table:number-columns-repeated="4"/>
          <table:table-cell table:formula="of:=IF([.L49]=0; &quot;&quot;; [.R49]/[.L49])">
            <text:p/>
          </table:table-cell>
          <table:table-cell table:formula="of:=IF([.N49]=[.I49]; ([.N49]*[.O49])-([.I49]*[.J49]); 0)" office:value-type="float" office:value="0" calcext:value-type="float">
            <text:p>0.00 </text:p>
          </table:table-cell>
          <table:table-cell table:formula="of:=IF([.R49]=0;&quot;&quot;; IF([.R49]&gt;=0; &quot;Win&quot;; &quot;Loss&quot;))">
            <text:p/>
          </table:table-cell>
          <table:table-cell table:formula="of:=IF([.P49]=&quot;&quot;; &quot;&quot;; CONCATENATE(ROUND(([.P49]-[.H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ABS([.K50]-[.J50])*[.I50]" office:value-type="float" office:value="0" calcext:value-type="float">
            <text:p>0</text:p>
          </table:table-cell>
          <table:table-cell table:number-columns-repeated="4"/>
          <table:table-cell table:formula="of:=IF([.L50]=0; &quot;&quot;; [.R50]/[.L50])">
            <text:p/>
          </table:table-cell>
          <table:table-cell table:formula="of:=IF([.N50]=[.I50]; ([.N50]*[.O50])-([.I50]*[.J50]); 0)" office:value-type="float" office:value="0" calcext:value-type="float">
            <text:p>0.00 </text:p>
          </table:table-cell>
          <table:table-cell table:formula="of:=IF([.R50]=0;&quot;&quot;; IF([.R50]&gt;=0; &quot;Win&quot;; &quot;Loss&quot;))">
            <text:p/>
          </table:table-cell>
          <table:table-cell table:formula="of:=IF([.P50]=&quot;&quot;; &quot;&quot;; CONCATENATE(ROUND(([.P50]-[.H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ABS([.K51]-[.J51])*[.I51]" office:value-type="float" office:value="0" calcext:value-type="float">
            <text:p>0</text:p>
          </table:table-cell>
          <table:table-cell table:number-columns-repeated="4"/>
          <table:table-cell table:formula="of:=IF([.L51]=0; &quot;&quot;; [.R51]/[.L51])">
            <text:p/>
          </table:table-cell>
          <table:table-cell table:formula="of:=IF([.N51]=[.I51]; ([.N51]*[.O51])-([.I51]*[.J51]); 0)" office:value-type="float" office:value="0" calcext:value-type="float">
            <text:p>0.00 </text:p>
          </table:table-cell>
          <table:table-cell table:formula="of:=IF([.R51]=0;&quot;&quot;; IF([.R51]&gt;=0; &quot;Win&quot;; &quot;Loss&quot;))">
            <text:p/>
          </table:table-cell>
          <table:table-cell table:formula="of:=IF([.P51]=&quot;&quot;; &quot;&quot;; CONCATENATE(ROUND(([.P51]-[.H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ABS([.K52]-[.J52])*[.I52]" office:value-type="float" office:value="0" calcext:value-type="float">
            <text:p>0</text:p>
          </table:table-cell>
          <table:table-cell table:number-columns-repeated="4"/>
          <table:table-cell table:formula="of:=IF([.L52]=0; &quot;&quot;; [.R52]/[.L52])">
            <text:p/>
          </table:table-cell>
          <table:table-cell table:formula="of:=IF([.N52]=[.I52]; ([.N52]*[.O52])-([.I52]*[.J52]); 0)" office:value-type="float" office:value="0" calcext:value-type="float">
            <text:p>0.00 </text:p>
          </table:table-cell>
          <table:table-cell table:formula="of:=IF([.R52]=0;&quot;&quot;; IF([.R52]&gt;=0; &quot;Win&quot;; &quot;Loss&quot;))">
            <text:p/>
          </table:table-cell>
          <table:table-cell table:formula="of:=IF([.P52]=&quot;&quot;; &quot;&quot;; CONCATENATE(ROUND(([.P52]-[.H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ABS([.K53]-[.J53])*[.I53]" office:value-type="float" office:value="0" calcext:value-type="float">
            <text:p>0</text:p>
          </table:table-cell>
          <table:table-cell table:number-columns-repeated="4"/>
          <table:table-cell table:formula="of:=IF([.L53]=0; &quot;&quot;; [.R53]/[.L53])">
            <text:p/>
          </table:table-cell>
          <table:table-cell table:formula="of:=IF([.N53]=[.I53]; ([.N53]*[.O53])-([.I53]*[.J53]); 0)" office:value-type="float" office:value="0" calcext:value-type="float">
            <text:p>0.00 </text:p>
          </table:table-cell>
          <table:table-cell table:formula="of:=IF([.R53]=0;&quot;&quot;; IF([.R53]&gt;=0; &quot;Win&quot;; &quot;Loss&quot;))">
            <text:p/>
          </table:table-cell>
          <table:table-cell table:formula="of:=IF([.P53]=&quot;&quot;; &quot;&quot;; CONCATENATE(ROUND(([.P53]-[.H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ABS([.K54]-[.J54])*[.I54]" office:value-type="float" office:value="0" calcext:value-type="float">
            <text:p>0</text:p>
          </table:table-cell>
          <table:table-cell table:number-columns-repeated="4"/>
          <table:table-cell table:formula="of:=IF([.L54]=0; &quot;&quot;; [.R54]/[.L54])">
            <text:p/>
          </table:table-cell>
          <table:table-cell table:formula="of:=IF([.N54]=[.I54]; ([.N54]*[.O54])-([.I54]*[.J54]); 0)" office:value-type="float" office:value="0" calcext:value-type="float">
            <text:p>0.00 </text:p>
          </table:table-cell>
          <table:table-cell table:formula="of:=IF([.R54]=0;&quot;&quot;; IF([.R54]&gt;=0; &quot;Win&quot;; &quot;Loss&quot;))">
            <text:p/>
          </table:table-cell>
          <table:table-cell table:formula="of:=IF([.P54]=&quot;&quot;; &quot;&quot;; CONCATENATE(ROUND(([.P54]-[.H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ABS([.K55]-[.J55])*[.I55]" office:value-type="float" office:value="0" calcext:value-type="float">
            <text:p>0</text:p>
          </table:table-cell>
          <table:table-cell table:number-columns-repeated="4"/>
          <table:table-cell table:formula="of:=IF([.L55]=0; &quot;&quot;; [.R55]/[.L55])">
            <text:p/>
          </table:table-cell>
          <table:table-cell table:formula="of:=IF([.N55]=[.I55]; ([.N55]*[.O55])-([.I55]*[.J55]); 0)" office:value-type="float" office:value="0" calcext:value-type="float">
            <text:p>0.00 </text:p>
          </table:table-cell>
          <table:table-cell table:formula="of:=IF([.R55]=0;&quot;&quot;; IF([.R55]&gt;=0; &quot;Win&quot;; &quot;Loss&quot;))">
            <text:p/>
          </table:table-cell>
          <table:table-cell table:formula="of:=IF([.P55]=&quot;&quot;; &quot;&quot;; CONCATENATE(ROUND(([.P55]-[.H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ABS([.K56]-[.J56])*[.I56]" office:value-type="float" office:value="0" calcext:value-type="float">
            <text:p>0</text:p>
          </table:table-cell>
          <table:table-cell table:number-columns-repeated="4"/>
          <table:table-cell table:formula="of:=IF([.L56]=0; &quot;&quot;; [.R56]/[.L56])">
            <text:p/>
          </table:table-cell>
          <table:table-cell table:formula="of:=IF([.N56]=[.I56]; ([.N56]*[.O56])-([.I56]*[.J56]); 0)" office:value-type="float" office:value="0" calcext:value-type="float">
            <text:p>0.00 </text:p>
          </table:table-cell>
          <table:table-cell table:formula="of:=IF([.R56]=0;&quot;&quot;; IF([.R56]&gt;=0; &quot;Win&quot;; &quot;Loss&quot;))">
            <text:p/>
          </table:table-cell>
          <table:table-cell table:formula="of:=IF([.P56]=&quot;&quot;; &quot;&quot;; CONCATENATE(ROUND(([.P56]-[.H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ABS([.K57]-[.J57])*[.I57]" office:value-type="float" office:value="0" calcext:value-type="float">
            <text:p>0</text:p>
          </table:table-cell>
          <table:table-cell table:number-columns-repeated="4"/>
          <table:table-cell table:formula="of:=IF([.L57]=0; &quot;&quot;; [.R57]/[.L57])">
            <text:p/>
          </table:table-cell>
          <table:table-cell table:formula="of:=IF([.N57]=[.I57]; ([.N57]*[.O57])-([.I57]*[.J57]); 0)" office:value-type="float" office:value="0" calcext:value-type="float">
            <text:p>0.00 </text:p>
          </table:table-cell>
          <table:table-cell table:formula="of:=IF([.R57]=0;&quot;&quot;; IF([.R57]&gt;=0; &quot;Win&quot;; &quot;Loss&quot;))">
            <text:p/>
          </table:table-cell>
          <table:table-cell table:formula="of:=IF([.P57]=&quot;&quot;; &quot;&quot;; CONCATENATE(ROUND(([.P57]-[.H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ABS([.K58]-[.J58])*[.I58]" office:value-type="float" office:value="0" calcext:value-type="float">
            <text:p>0</text:p>
          </table:table-cell>
          <table:table-cell table:number-columns-repeated="4"/>
          <table:table-cell table:formula="of:=IF([.L58]=0; &quot;&quot;; [.R58]/[.L58])">
            <text:p/>
          </table:table-cell>
          <table:table-cell table:formula="of:=IF([.N58]=[.I58]; ([.N58]*[.O58])-([.I58]*[.J58]); 0)" office:value-type="float" office:value="0" calcext:value-type="float">
            <text:p>0.00 </text:p>
          </table:table-cell>
          <table:table-cell table:formula="of:=IF([.R58]=0;&quot;&quot;; IF([.R58]&gt;=0; &quot;Win&quot;; &quot;Loss&quot;))">
            <text:p/>
          </table:table-cell>
          <table:table-cell table:formula="of:=IF([.P58]=&quot;&quot;; &quot;&quot;; CONCATENATE(ROUND(([.P58]-[.H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ABS([.K59]-[.J59])*[.I59]" office:value-type="float" office:value="0" calcext:value-type="float">
            <text:p>0</text:p>
          </table:table-cell>
          <table:table-cell table:number-columns-repeated="4"/>
          <table:table-cell table:formula="of:=IF([.L59]=0; &quot;&quot;; [.R59]/[.L59])">
            <text:p/>
          </table:table-cell>
          <table:table-cell table:formula="of:=IF([.N59]=[.I59]; ([.N59]*[.O59])-([.I59]*[.J59]); 0)" office:value-type="float" office:value="0" calcext:value-type="float">
            <text:p>0.00 </text:p>
          </table:table-cell>
          <table:table-cell table:formula="of:=IF([.R59]=0;&quot;&quot;; IF([.R59]&gt;=0; &quot;Win&quot;; &quot;Loss&quot;))">
            <text:p/>
          </table:table-cell>
          <table:table-cell table:formula="of:=IF([.P59]=&quot;&quot;; &quot;&quot;; CONCATENATE(ROUND(([.P59]-[.H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ABS([.K60]-[.J60])*[.I60]" office:value-type="float" office:value="0" calcext:value-type="float">
            <text:p>0</text:p>
          </table:table-cell>
          <table:table-cell table:number-columns-repeated="4"/>
          <table:table-cell table:formula="of:=IF([.L60]=0; &quot;&quot;; [.R60]/[.L60])">
            <text:p/>
          </table:table-cell>
          <table:table-cell table:formula="of:=IF([.N60]=[.I60]; ([.N60]*[.O60])-([.I60]*[.J60]); 0)" office:value-type="float" office:value="0" calcext:value-type="float">
            <text:p>0.00 </text:p>
          </table:table-cell>
          <table:table-cell table:formula="of:=IF([.R60]=0;&quot;&quot;; IF([.R60]&gt;=0; &quot;Win&quot;; &quot;Loss&quot;))">
            <text:p/>
          </table:table-cell>
          <table:table-cell table:formula="of:=IF([.P60]=&quot;&quot;; &quot;&quot;; CONCATENATE(ROUND(([.P60]-[.H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ABS([.K61]-[.J61])*[.I61]" office:value-type="float" office:value="0" calcext:value-type="float">
            <text:p>0</text:p>
          </table:table-cell>
          <table:table-cell table:number-columns-repeated="4"/>
          <table:table-cell table:formula="of:=IF([.L61]=0; &quot;&quot;; [.R61]/[.L61])">
            <text:p/>
          </table:table-cell>
          <table:table-cell table:formula="of:=IF([.N61]=[.I61]; ([.N61]*[.O61])-([.I61]*[.J61]); 0)" office:value-type="float" office:value="0" calcext:value-type="float">
            <text:p>0.00 </text:p>
          </table:table-cell>
          <table:table-cell table:formula="of:=IF([.R61]=0;&quot;&quot;; IF([.R61]&gt;=0; &quot;Win&quot;; &quot;Loss&quot;))">
            <text:p/>
          </table:table-cell>
          <table:table-cell table:formula="of:=IF([.P61]=&quot;&quot;; &quot;&quot;; CONCATENATE(ROUND(([.P61]-[.H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ABS([.K62]-[.J62])*[.I62]" office:value-type="float" office:value="0" calcext:value-type="float">
            <text:p>0</text:p>
          </table:table-cell>
          <table:table-cell table:number-columns-repeated="4"/>
          <table:table-cell table:formula="of:=IF([.L62]=0; &quot;&quot;; [.R62]/[.L62])">
            <text:p/>
          </table:table-cell>
          <table:table-cell table:formula="of:=IF([.N62]=[.I62]; ([.N62]*[.O62])-([.I62]*[.J62]); 0)" office:value-type="float" office:value="0" calcext:value-type="float">
            <text:p>0.00 </text:p>
          </table:table-cell>
          <table:table-cell table:formula="of:=IF([.R62]=0;&quot;&quot;; IF([.R62]&gt;=0; &quot;Win&quot;; &quot;Loss&quot;))">
            <text:p/>
          </table:table-cell>
          <table:table-cell table:formula="of:=IF([.P62]=&quot;&quot;; &quot;&quot;; CONCATENATE(ROUND(([.P62]-[.H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ABS([.K63]-[.J63])*[.I63]" office:value-type="float" office:value="0" calcext:value-type="float">
            <text:p>0</text:p>
          </table:table-cell>
          <table:table-cell table:number-columns-repeated="4"/>
          <table:table-cell table:formula="of:=IF([.L63]=0; &quot;&quot;; [.R63]/[.L63])">
            <text:p/>
          </table:table-cell>
          <table:table-cell table:formula="of:=IF([.N63]=[.I63]; ([.N63]*[.O63])-([.I63]*[.J63]); 0)" office:value-type="float" office:value="0" calcext:value-type="float">
            <text:p>0.00 </text:p>
          </table:table-cell>
          <table:table-cell table:formula="of:=IF([.R63]=0;&quot;&quot;; IF([.R63]&gt;=0; &quot;Win&quot;; &quot;Loss&quot;))">
            <text:p/>
          </table:table-cell>
          <table:table-cell table:formula="of:=IF([.P63]=&quot;&quot;; &quot;&quot;; CONCATENATE(ROUND(([.P63]-[.H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ABS([.K64]-[.J64])*[.I64]" office:value-type="float" office:value="0" calcext:value-type="float">
            <text:p>0</text:p>
          </table:table-cell>
          <table:table-cell table:number-columns-repeated="4"/>
          <table:table-cell table:formula="of:=IF([.L64]=0; &quot;&quot;; [.R64]/[.L64])">
            <text:p/>
          </table:table-cell>
          <table:table-cell table:formula="of:=IF([.N64]=[.I64]; ([.N64]*[.O64])-([.I64]*[.J64]); 0)" office:value-type="float" office:value="0" calcext:value-type="float">
            <text:p>0.00 </text:p>
          </table:table-cell>
          <table:table-cell table:formula="of:=IF([.R64]=0;&quot;&quot;; IF([.R64]&gt;=0; &quot;Win&quot;; &quot;Loss&quot;))">
            <text:p/>
          </table:table-cell>
          <table:table-cell table:formula="of:=IF([.P64]=&quot;&quot;; &quot;&quot;; CONCATENATE(ROUND(([.P64]-[.H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ABS([.K65]-[.J65])*[.I65]" office:value-type="float" office:value="0" calcext:value-type="float">
            <text:p>0</text:p>
          </table:table-cell>
          <table:table-cell table:number-columns-repeated="4"/>
          <table:table-cell table:formula="of:=IF([.L65]=0; &quot;&quot;; [.R65]/[.L65])">
            <text:p/>
          </table:table-cell>
          <table:table-cell table:formula="of:=IF([.N65]=[.I65]; ([.N65]*[.O65])-([.I65]*[.J65]); 0)" office:value-type="float" office:value="0" calcext:value-type="float">
            <text:p>0.00 </text:p>
          </table:table-cell>
          <table:table-cell table:formula="of:=IF([.R65]=0;&quot;&quot;; IF([.R65]&gt;=0; &quot;Win&quot;; &quot;Loss&quot;))">
            <text:p/>
          </table:table-cell>
          <table:table-cell table:formula="of:=IF([.P65]=&quot;&quot;; &quot;&quot;; CONCATENATE(ROUND(([.P65]-[.H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ABS([.K66]-[.J66])*[.I66]" office:value-type="float" office:value="0" calcext:value-type="float">
            <text:p>0</text:p>
          </table:table-cell>
          <table:table-cell table:number-columns-repeated="4"/>
          <table:table-cell table:formula="of:=IF([.L66]=0; &quot;&quot;; [.R66]/[.L66])">
            <text:p/>
          </table:table-cell>
          <table:table-cell table:formula="of:=IF([.N66]=[.I66]; ([.N66]*[.O66])-([.I66]*[.J66]); 0)" office:value-type="float" office:value="0" calcext:value-type="float">
            <text:p>0.00 </text:p>
          </table:table-cell>
          <table:table-cell table:formula="of:=IF([.R66]=0;&quot;&quot;; IF([.R66]&gt;=0; &quot;Win&quot;; &quot;Loss&quot;))">
            <text:p/>
          </table:table-cell>
          <table:table-cell table:formula="of:=IF([.P66]=&quot;&quot;; &quot;&quot;; CONCATENATE(ROUND(([.P66]-[.H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ABS([.K67]-[.J67])*[.I67]" office:value-type="float" office:value="0" calcext:value-type="float">
            <text:p>0</text:p>
          </table:table-cell>
          <table:table-cell table:number-columns-repeated="4"/>
          <table:table-cell table:formula="of:=IF([.L67]=0; &quot;&quot;; [.R67]/[.L67])">
            <text:p/>
          </table:table-cell>
          <table:table-cell table:formula="of:=IF([.N67]=[.I67]; ([.N67]*[.O67])-([.I67]*[.J67]); 0)" office:value-type="float" office:value="0" calcext:value-type="float">
            <text:p>0.00 </text:p>
          </table:table-cell>
          <table:table-cell table:formula="of:=IF([.R67]=0;&quot;&quot;; IF([.R67]&gt;=0; &quot;Win&quot;; &quot;Loss&quot;))">
            <text:p/>
          </table:table-cell>
          <table:table-cell table:formula="of:=IF([.P67]=&quot;&quot;; &quot;&quot;; CONCATENATE(ROUND(([.P67]-[.H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ABS([.K68]-[.J68])*[.I68]" office:value-type="float" office:value="0" calcext:value-type="float">
            <text:p>0</text:p>
          </table:table-cell>
          <table:table-cell table:number-columns-repeated="4"/>
          <table:table-cell table:formula="of:=IF([.L68]=0; &quot;&quot;; [.R68]/[.L68])">
            <text:p/>
          </table:table-cell>
          <table:table-cell table:formula="of:=IF([.N68]=[.I68]; ([.N68]*[.O68])-([.I68]*[.J68]); 0)" office:value-type="float" office:value="0" calcext:value-type="float">
            <text:p>0.00 </text:p>
          </table:table-cell>
          <table:table-cell table:formula="of:=IF([.R68]=0;&quot;&quot;; IF([.R68]&gt;=0; &quot;Win&quot;; &quot;Loss&quot;))">
            <text:p/>
          </table:table-cell>
          <table:table-cell table:formula="of:=IF([.P68]=&quot;&quot;; &quot;&quot;; CONCATENATE(ROUND(([.P68]-[.H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ABS([.K69]-[.J69])*[.I69]" office:value-type="float" office:value="0" calcext:value-type="float">
            <text:p>0</text:p>
          </table:table-cell>
          <table:table-cell table:number-columns-repeated="4"/>
          <table:table-cell table:formula="of:=IF([.L69]=0; &quot;&quot;; [.R69]/[.L69])">
            <text:p/>
          </table:table-cell>
          <table:table-cell table:formula="of:=IF([.N69]=[.I69]; ([.N69]*[.O69])-([.I69]*[.J69]); 0)" office:value-type="float" office:value="0" calcext:value-type="float">
            <text:p>0.00 </text:p>
          </table:table-cell>
          <table:table-cell table:formula="of:=IF([.R69]=0;&quot;&quot;; IF([.R69]&gt;=0; &quot;Win&quot;; &quot;Loss&quot;))">
            <text:p/>
          </table:table-cell>
          <table:table-cell table:formula="of:=IF([.P69]=&quot;&quot;; &quot;&quot;; CONCATENATE(ROUND(([.P69]-[.H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ABS([.K70]-[.J70])*[.I70]" office:value-type="float" office:value="0" calcext:value-type="float">
            <text:p>0</text:p>
          </table:table-cell>
          <table:table-cell table:number-columns-repeated="4"/>
          <table:table-cell table:formula="of:=IF([.L70]=0; &quot;&quot;; [.R70]/[.L70])">
            <text:p/>
          </table:table-cell>
          <table:table-cell table:formula="of:=IF([.N70]=[.I70]; ([.N70]*[.O70])-([.I70]*[.J70]); 0)" office:value-type="float" office:value="0" calcext:value-type="float">
            <text:p>0.00 </text:p>
          </table:table-cell>
          <table:table-cell table:formula="of:=IF([.R70]=0;&quot;&quot;; IF([.R70]&gt;=0; &quot;Win&quot;; &quot;Loss&quot;))">
            <text:p/>
          </table:table-cell>
          <table:table-cell table:formula="of:=IF([.P70]=&quot;&quot;; &quot;&quot;; CONCATENATE(ROUND(([.P70]-[.H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ABS([.K71]-[.J71])*[.I71]" office:value-type="float" office:value="0" calcext:value-type="float">
            <text:p>0</text:p>
          </table:table-cell>
          <table:table-cell table:number-columns-repeated="4"/>
          <table:table-cell table:formula="of:=IF([.L71]=0; &quot;&quot;; [.R71]/[.L71])">
            <text:p/>
          </table:table-cell>
          <table:table-cell table:formula="of:=IF([.N71]=[.I71]; ([.N71]*[.O71])-([.I71]*[.J71]); 0)" office:value-type="float" office:value="0" calcext:value-type="float">
            <text:p>0.00 </text:p>
          </table:table-cell>
          <table:table-cell table:formula="of:=IF([.R71]=0;&quot;&quot;; IF([.R71]&gt;=0; &quot;Win&quot;; &quot;Loss&quot;))">
            <text:p/>
          </table:table-cell>
          <table:table-cell table:formula="of:=IF([.P71]=&quot;&quot;; &quot;&quot;; CONCATENATE(ROUND(([.P71]-[.H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ABS([.K72]-[.J72])*[.I72]" office:value-type="float" office:value="0" calcext:value-type="float">
            <text:p>0</text:p>
          </table:table-cell>
          <table:table-cell table:number-columns-repeated="4"/>
          <table:table-cell table:formula="of:=IF([.L72]=0; &quot;&quot;; [.R72]/[.L72])">
            <text:p/>
          </table:table-cell>
          <table:table-cell table:formula="of:=IF([.N72]=[.I72]; ([.N72]*[.O72])-([.I72]*[.J72]); 0)" office:value-type="float" office:value="0" calcext:value-type="float">
            <text:p>0.00 </text:p>
          </table:table-cell>
          <table:table-cell table:formula="of:=IF([.R72]=0;&quot;&quot;; IF([.R72]&gt;=0; &quot;Win&quot;; &quot;Loss&quot;))">
            <text:p/>
          </table:table-cell>
          <table:table-cell table:formula="of:=IF([.P72]=&quot;&quot;; &quot;&quot;; CONCATENATE(ROUND(([.P72]-[.H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ABS([.K73]-[.J73])*[.I73]" office:value-type="float" office:value="0" calcext:value-type="float">
            <text:p>0</text:p>
          </table:table-cell>
          <table:table-cell table:number-columns-repeated="4"/>
          <table:table-cell table:formula="of:=IF([.L73]=0; &quot;&quot;; [.R73]/[.L73])">
            <text:p/>
          </table:table-cell>
          <table:table-cell table:formula="of:=IF([.N73]=[.I73]; ([.N73]*[.O73])-([.I73]*[.J73]); 0)" office:value-type="float" office:value="0" calcext:value-type="float">
            <text:p>0.00 </text:p>
          </table:table-cell>
          <table:table-cell table:formula="of:=IF([.R73]=0;&quot;&quot;; IF([.R73]&gt;=0; &quot;Win&quot;; &quot;Loss&quot;))">
            <text:p/>
          </table:table-cell>
          <table:table-cell table:formula="of:=IF([.P73]=&quot;&quot;; &quot;&quot;; CONCATENATE(ROUND(([.P73]-[.H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ABS([.K74]-[.J74])*[.I74]" office:value-type="float" office:value="0" calcext:value-type="float">
            <text:p>0</text:p>
          </table:table-cell>
          <table:table-cell table:number-columns-repeated="4"/>
          <table:table-cell table:formula="of:=IF([.L74]=0; &quot;&quot;; [.R74]/[.L74])">
            <text:p/>
          </table:table-cell>
          <table:table-cell table:formula="of:=IF([.N74]=[.I74]; ([.N74]*[.O74])-([.I74]*[.J74]); 0)" office:value-type="float" office:value="0" calcext:value-type="float">
            <text:p>0.00 </text:p>
          </table:table-cell>
          <table:table-cell table:formula="of:=IF([.R74]=0;&quot;&quot;; IF([.R74]&gt;=0; &quot;Win&quot;; &quot;Loss&quot;))">
            <text:p/>
          </table:table-cell>
          <table:table-cell table:formula="of:=IF([.P74]=&quot;&quot;; &quot;&quot;; CONCATENATE(ROUND(([.P74]-[.H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ABS([.K75]-[.J75])*[.I75]" office:value-type="float" office:value="0" calcext:value-type="float">
            <text:p>0</text:p>
          </table:table-cell>
          <table:table-cell table:number-columns-repeated="4"/>
          <table:table-cell table:formula="of:=IF([.L75]=0; &quot;&quot;; [.R75]/[.L75])">
            <text:p/>
          </table:table-cell>
          <table:table-cell table:formula="of:=IF([.N75]=[.I75]; ([.N75]*[.O75])-([.I75]*[.J75]); 0)" office:value-type="float" office:value="0" calcext:value-type="float">
            <text:p>0.00 </text:p>
          </table:table-cell>
          <table:table-cell table:formula="of:=IF([.R75]=0;&quot;&quot;; IF([.R75]&gt;=0; &quot;Win&quot;; &quot;Loss&quot;))">
            <text:p/>
          </table:table-cell>
          <table:table-cell table:formula="of:=IF([.P75]=&quot;&quot;; &quot;&quot;; CONCATENATE(ROUND(([.P75]-[.H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ABS([.K76]-[.J76])*[.I76]" office:value-type="float" office:value="0" calcext:value-type="float">
            <text:p>0</text:p>
          </table:table-cell>
          <table:table-cell table:number-columns-repeated="4"/>
          <table:table-cell table:formula="of:=IF([.L76]=0; &quot;&quot;; [.R76]/[.L76])">
            <text:p/>
          </table:table-cell>
          <table:table-cell table:formula="of:=IF([.N76]=[.I76]; ([.N76]*[.O76])-([.I76]*[.J76]); 0)" office:value-type="float" office:value="0" calcext:value-type="float">
            <text:p>0.00 </text:p>
          </table:table-cell>
          <table:table-cell table:formula="of:=IF([.R76]=0;&quot;&quot;; IF([.R76]&gt;=0; &quot;Win&quot;; &quot;Loss&quot;))">
            <text:p/>
          </table:table-cell>
          <table:table-cell table:formula="of:=IF([.P76]=&quot;&quot;; &quot;&quot;; CONCATENATE(ROUND(([.P76]-[.H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ABS([.K77]-[.J77])*[.I77]" office:value-type="float" office:value="0" calcext:value-type="float">
            <text:p>0</text:p>
          </table:table-cell>
          <table:table-cell table:number-columns-repeated="4"/>
          <table:table-cell table:formula="of:=IF([.L77]=0; &quot;&quot;; [.R77]/[.L77])">
            <text:p/>
          </table:table-cell>
          <table:table-cell table:formula="of:=IF([.N77]=[.I77]; ([.N77]*[.O77])-([.I77]*[.J77]); 0)" office:value-type="float" office:value="0" calcext:value-type="float">
            <text:p>0.00 </text:p>
          </table:table-cell>
          <table:table-cell table:formula="of:=IF([.R77]=0;&quot;&quot;; IF([.R77]&gt;=0; &quot;Win&quot;; &quot;Loss&quot;))">
            <text:p/>
          </table:table-cell>
          <table:table-cell table:formula="of:=IF([.P77]=&quot;&quot;; &quot;&quot;; CONCATENATE(ROUND(([.P77]-[.H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ABS([.K78]-[.J78])*[.I78]" office:value-type="float" office:value="0" calcext:value-type="float">
            <text:p>0</text:p>
          </table:table-cell>
          <table:table-cell table:number-columns-repeated="4"/>
          <table:table-cell table:formula="of:=IF([.L78]=0; &quot;&quot;; [.R78]/[.L78])">
            <text:p/>
          </table:table-cell>
          <table:table-cell table:formula="of:=IF([.N78]=[.I78]; ([.N78]*[.O78])-([.I78]*[.J78]); 0)" office:value-type="float" office:value="0" calcext:value-type="float">
            <text:p>0.00 </text:p>
          </table:table-cell>
          <table:table-cell table:formula="of:=IF([.R78]=0;&quot;&quot;; IF([.R78]&gt;=0; &quot;Win&quot;; &quot;Loss&quot;))">
            <text:p/>
          </table:table-cell>
          <table:table-cell table:formula="of:=IF([.P78]=&quot;&quot;; &quot;&quot;; CONCATENATE(ROUND(([.P78]-[.H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ABS([.K79]-[.J79])*[.I79]" office:value-type="float" office:value="0" calcext:value-type="float">
            <text:p>0</text:p>
          </table:table-cell>
          <table:table-cell table:number-columns-repeated="4"/>
          <table:table-cell table:formula="of:=IF([.L79]=0; &quot;&quot;; [.R79]/[.L79])">
            <text:p/>
          </table:table-cell>
          <table:table-cell table:formula="of:=IF([.N79]=[.I79]; ([.N79]*[.O79])-([.I79]*[.J79]); 0)" office:value-type="float" office:value="0" calcext:value-type="float">
            <text:p>0.00 </text:p>
          </table:table-cell>
          <table:table-cell table:formula="of:=IF([.R79]=0;&quot;&quot;; IF([.R79]&gt;=0; &quot;Win&quot;; &quot;Loss&quot;))">
            <text:p/>
          </table:table-cell>
          <table:table-cell table:formula="of:=IF([.P79]=&quot;&quot;; &quot;&quot;; CONCATENATE(ROUND(([.P79]-[.H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ABS([.K80]-[.J80])*[.I80]" office:value-type="float" office:value="0" calcext:value-type="float">
            <text:p>0</text:p>
          </table:table-cell>
          <table:table-cell table:number-columns-repeated="4"/>
          <table:table-cell table:formula="of:=IF([.L80]=0; &quot;&quot;; [.R80]/[.L80])">
            <text:p/>
          </table:table-cell>
          <table:table-cell table:formula="of:=IF([.N80]=[.I80]; ([.N80]*[.O80])-([.I80]*[.J80]); 0)" office:value-type="float" office:value="0" calcext:value-type="float">
            <text:p>0.00 </text:p>
          </table:table-cell>
          <table:table-cell table:formula="of:=IF([.R80]=0;&quot;&quot;; IF([.R80]&gt;=0; &quot;Win&quot;; &quot;Loss&quot;))">
            <text:p/>
          </table:table-cell>
          <table:table-cell table:formula="of:=IF([.P80]=&quot;&quot;; &quot;&quot;; CONCATENATE(ROUND(([.P80]-[.H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ABS([.K81]-[.J81])*[.I81]" office:value-type="float" office:value="0" calcext:value-type="float">
            <text:p>0</text:p>
          </table:table-cell>
          <table:table-cell table:number-columns-repeated="4"/>
          <table:table-cell table:formula="of:=IF([.L81]=0; &quot;&quot;; [.R81]/[.L81])">
            <text:p/>
          </table:table-cell>
          <table:table-cell table:formula="of:=IF([.N81]=[.I81]; ([.N81]*[.O81])-([.I81]*[.J81]); 0)" office:value-type="float" office:value="0" calcext:value-type="float">
            <text:p>0.00 </text:p>
          </table:table-cell>
          <table:table-cell table:formula="of:=IF([.R81]=0;&quot;&quot;; IF([.R81]&gt;=0; &quot;Win&quot;; &quot;Loss&quot;))">
            <text:p/>
          </table:table-cell>
          <table:table-cell table:formula="of:=IF([.P81]=&quot;&quot;; &quot;&quot;; CONCATENATE(ROUND(([.P81]-[.H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ABS([.K82]-[.J82])*[.I82]" office:value-type="float" office:value="0" calcext:value-type="float">
            <text:p>0</text:p>
          </table:table-cell>
          <table:table-cell table:number-columns-repeated="4"/>
          <table:table-cell table:formula="of:=IF([.L82]=0; &quot;&quot;; [.R82]/[.L82])">
            <text:p/>
          </table:table-cell>
          <table:table-cell table:formula="of:=IF([.N82]=[.I82]; ([.N82]*[.O82])-([.I82]*[.J82]); 0)" office:value-type="float" office:value="0" calcext:value-type="float">
            <text:p>0.00 </text:p>
          </table:table-cell>
          <table:table-cell table:formula="of:=IF([.R82]=0;&quot;&quot;; IF([.R82]&gt;=0; &quot;Win&quot;; &quot;Loss&quot;))">
            <text:p/>
          </table:table-cell>
          <table:table-cell table:formula="of:=IF([.P82]=&quot;&quot;; &quot;&quot;; CONCATENATE(ROUND(([.P82]-[.H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ABS([.K83]-[.J83])*[.I83]" office:value-type="float" office:value="0" calcext:value-type="float">
            <text:p>0</text:p>
          </table:table-cell>
          <table:table-cell table:number-columns-repeated="4"/>
          <table:table-cell table:formula="of:=IF([.L83]=0; &quot;&quot;; [.R83]/[.L83])">
            <text:p/>
          </table:table-cell>
          <table:table-cell table:formula="of:=IF([.N83]=[.I83]; ([.N83]*[.O83])-([.I83]*[.J83]); 0)" office:value-type="float" office:value="0" calcext:value-type="float">
            <text:p>0.00 </text:p>
          </table:table-cell>
          <table:table-cell table:formula="of:=IF([.R83]=0;&quot;&quot;; IF([.R83]&gt;=0; &quot;Win&quot;; &quot;Loss&quot;))">
            <text:p/>
          </table:table-cell>
          <table:table-cell table:formula="of:=IF([.P83]=&quot;&quot;; &quot;&quot;; CONCATENATE(ROUND(([.P83]-[.H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ABS([.K84]-[.J84])*[.I84]" office:value-type="float" office:value="0" calcext:value-type="float">
            <text:p>0</text:p>
          </table:table-cell>
          <table:table-cell table:number-columns-repeated="4"/>
          <table:table-cell table:formula="of:=IF([.L84]=0; &quot;&quot;; [.R84]/[.L84])">
            <text:p/>
          </table:table-cell>
          <table:table-cell table:formula="of:=IF([.N84]=[.I84]; ([.N84]*[.O84])-([.I84]*[.J84]); 0)" office:value-type="float" office:value="0" calcext:value-type="float">
            <text:p>0.00 </text:p>
          </table:table-cell>
          <table:table-cell table:formula="of:=IF([.R84]=0;&quot;&quot;; IF([.R84]&gt;=0; &quot;Win&quot;; &quot;Loss&quot;))">
            <text:p/>
          </table:table-cell>
          <table:table-cell table:formula="of:=IF([.P84]=&quot;&quot;; &quot;&quot;; CONCATENATE(ROUND(([.P84]-[.H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ABS([.K85]-[.J85])*[.I85]" office:value-type="float" office:value="0" calcext:value-type="float">
            <text:p>0</text:p>
          </table:table-cell>
          <table:table-cell table:number-columns-repeated="4"/>
          <table:table-cell table:formula="of:=IF([.L85]=0; &quot;&quot;; [.R85]/[.L85])">
            <text:p/>
          </table:table-cell>
          <table:table-cell table:formula="of:=IF([.N85]=[.I85]; ([.N85]*[.O85])-([.I85]*[.J85]); 0)" office:value-type="float" office:value="0" calcext:value-type="float">
            <text:p>0.00 </text:p>
          </table:table-cell>
          <table:table-cell table:formula="of:=IF([.R85]=0;&quot;&quot;; IF([.R85]&gt;=0; &quot;Win&quot;; &quot;Loss&quot;))">
            <text:p/>
          </table:table-cell>
          <table:table-cell table:formula="of:=IF([.P85]=&quot;&quot;; &quot;&quot;; CONCATENATE(ROUND(([.P85]-[.H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ABS([.K86]-[.J86])*[.I86]" office:value-type="float" office:value="0" calcext:value-type="float">
            <text:p>0</text:p>
          </table:table-cell>
          <table:table-cell table:number-columns-repeated="4"/>
          <table:table-cell table:formula="of:=IF([.L86]=0; &quot;&quot;; [.R86]/[.L86])">
            <text:p/>
          </table:table-cell>
          <table:table-cell table:formula="of:=IF([.N86]=[.I86]; ([.N86]*[.O86])-([.I86]*[.J86]); 0)" office:value-type="float" office:value="0" calcext:value-type="float">
            <text:p>0.00 </text:p>
          </table:table-cell>
          <table:table-cell table:formula="of:=IF([.R86]=0;&quot;&quot;; IF([.R86]&gt;=0; &quot;Win&quot;; &quot;Loss&quot;))">
            <text:p/>
          </table:table-cell>
          <table:table-cell table:formula="of:=IF([.P86]=&quot;&quot;; &quot;&quot;; CONCATENATE(ROUND(([.P86]-[.H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ABS([.K87]-[.J87])*[.I87]" office:value-type="float" office:value="0" calcext:value-type="float">
            <text:p>0</text:p>
          </table:table-cell>
          <table:table-cell table:number-columns-repeated="4"/>
          <table:table-cell table:formula="of:=IF([.L87]=0; &quot;&quot;; [.R87]/[.L87])">
            <text:p/>
          </table:table-cell>
          <table:table-cell table:formula="of:=IF([.N87]=[.I87]; ([.N87]*[.O87])-([.I87]*[.J87]); 0)" office:value-type="float" office:value="0" calcext:value-type="float">
            <text:p>0.00 </text:p>
          </table:table-cell>
          <table:table-cell table:formula="of:=IF([.R87]=0;&quot;&quot;; IF([.R87]&gt;=0; &quot;Win&quot;; &quot;Loss&quot;))">
            <text:p/>
          </table:table-cell>
          <table:table-cell table:formula="of:=IF([.P87]=&quot;&quot;; &quot;&quot;; CONCATENATE(ROUND(([.P87]-[.H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ABS([.K88]-[.J88])*[.I88]" office:value-type="float" office:value="0" calcext:value-type="float">
            <text:p>0</text:p>
          </table:table-cell>
          <table:table-cell table:number-columns-repeated="4"/>
          <table:table-cell table:formula="of:=IF([.L88]=0; &quot;&quot;; [.R88]/[.L88])">
            <text:p/>
          </table:table-cell>
          <table:table-cell table:formula="of:=IF([.N88]=[.I88]; ([.N88]*[.O88])-([.I88]*[.J88]); 0)" office:value-type="float" office:value="0" calcext:value-type="float">
            <text:p>0.00 </text:p>
          </table:table-cell>
          <table:table-cell table:formula="of:=IF([.R88]=0;&quot;&quot;; IF([.R88]&gt;=0; &quot;Win&quot;; &quot;Loss&quot;))">
            <text:p/>
          </table:table-cell>
          <table:table-cell table:formula="of:=IF([.P88]=&quot;&quot;; &quot;&quot;; CONCATENATE(ROUND(([.P88]-[.H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ABS([.K89]-[.J89])*[.I89]" office:value-type="float" office:value="0" calcext:value-type="float">
            <text:p>0</text:p>
          </table:table-cell>
          <table:table-cell table:number-columns-repeated="4"/>
          <table:table-cell table:formula="of:=IF([.L89]=0; &quot;&quot;; [.R89]/[.L89])">
            <text:p/>
          </table:table-cell>
          <table:table-cell table:formula="of:=IF([.N89]=[.I89]; ([.N89]*[.O89])-([.I89]*[.J89]); 0)" office:value-type="float" office:value="0" calcext:value-type="float">
            <text:p>0.00 </text:p>
          </table:table-cell>
          <table:table-cell table:formula="of:=IF([.R89]=0;&quot;&quot;; IF([.R89]&gt;=0; &quot;Win&quot;; &quot;Loss&quot;))">
            <text:p/>
          </table:table-cell>
          <table:table-cell table:formula="of:=IF([.P89]=&quot;&quot;; &quot;&quot;; CONCATENATE(ROUND(([.P89]-[.H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ABS([.K90]-[.J90])*[.I90]" office:value-type="float" office:value="0" calcext:value-type="float">
            <text:p>0</text:p>
          </table:table-cell>
          <table:table-cell table:number-columns-repeated="4"/>
          <table:table-cell table:formula="of:=IF([.L90]=0; &quot;&quot;; [.R90]/[.L90])">
            <text:p/>
          </table:table-cell>
          <table:table-cell table:formula="of:=IF([.N90]=[.I90]; ([.N90]*[.O90])-([.I90]*[.J90]); 0)" office:value-type="float" office:value="0" calcext:value-type="float">
            <text:p>0.00 </text:p>
          </table:table-cell>
          <table:table-cell table:formula="of:=IF([.R90]=0;&quot;&quot;; IF([.R90]&gt;=0; &quot;Win&quot;; &quot;Loss&quot;))">
            <text:p/>
          </table:table-cell>
          <table:table-cell table:formula="of:=IF([.P90]=&quot;&quot;; &quot;&quot;; CONCATENATE(ROUND(([.P90]-[.H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ABS([.K91]-[.J91])*[.I91]" office:value-type="float" office:value="0" calcext:value-type="float">
            <text:p>0</text:p>
          </table:table-cell>
          <table:table-cell table:number-columns-repeated="4"/>
          <table:table-cell table:formula="of:=IF([.L91]=0; &quot;&quot;; [.R91]/[.L91])">
            <text:p/>
          </table:table-cell>
          <table:table-cell table:formula="of:=IF([.N91]=[.I91]; ([.N91]*[.O91])-([.I91]*[.J91]); 0)" office:value-type="float" office:value="0" calcext:value-type="float">
            <text:p>0.00 </text:p>
          </table:table-cell>
          <table:table-cell table:formula="of:=IF([.R91]=0;&quot;&quot;; IF([.R91]&gt;=0; &quot;Win&quot;; &quot;Loss&quot;))">
            <text:p/>
          </table:table-cell>
          <table:table-cell table:formula="of:=IF([.P91]=&quot;&quot;; &quot;&quot;; CONCATENATE(ROUND(([.P91]-[.H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ABS([.K92]-[.J92])*[.I92]" office:value-type="float" office:value="0" calcext:value-type="float">
            <text:p>0</text:p>
          </table:table-cell>
          <table:table-cell table:number-columns-repeated="4"/>
          <table:table-cell table:formula="of:=IF([.L92]=0; &quot;&quot;; [.R92]/[.L92])">
            <text:p/>
          </table:table-cell>
          <table:table-cell table:formula="of:=IF([.N92]=[.I92]; ([.N92]*[.O92])-([.I92]*[.J92]); 0)" office:value-type="float" office:value="0" calcext:value-type="float">
            <text:p>0.00 </text:p>
          </table:table-cell>
          <table:table-cell table:formula="of:=IF([.R92]=0;&quot;&quot;; IF([.R92]&gt;=0; &quot;Win&quot;; &quot;Loss&quot;))">
            <text:p/>
          </table:table-cell>
          <table:table-cell table:formula="of:=IF([.P92]=&quot;&quot;; &quot;&quot;; CONCATENATE(ROUND(([.P92]-[.H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ABS([.K93]-[.J93])*[.I93]" office:value-type="float" office:value="0" calcext:value-type="float">
            <text:p>0</text:p>
          </table:table-cell>
          <table:table-cell table:number-columns-repeated="4"/>
          <table:table-cell table:formula="of:=IF([.L93]=0; &quot;&quot;; [.R93]/[.L93])">
            <text:p/>
          </table:table-cell>
          <table:table-cell table:formula="of:=IF([.N93]=[.I93]; ([.N93]*[.O93])-([.I93]*[.J93]); 0)" office:value-type="float" office:value="0" calcext:value-type="float">
            <text:p>0.00 </text:p>
          </table:table-cell>
          <table:table-cell table:formula="of:=IF([.R93]=0;&quot;&quot;; IF([.R93]&gt;=0; &quot;Win&quot;; &quot;Loss&quot;))">
            <text:p/>
          </table:table-cell>
          <table:table-cell table:formula="of:=IF([.P93]=&quot;&quot;; &quot;&quot;; CONCATENATE(ROUND(([.P93]-[.H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ABS([.K94]-[.J94])*[.I94]" office:value-type="float" office:value="0" calcext:value-type="float">
            <text:p>0</text:p>
          </table:table-cell>
          <table:table-cell table:number-columns-repeated="4"/>
          <table:table-cell table:formula="of:=IF([.L94]=0; &quot;&quot;; [.R94]/[.L94])">
            <text:p/>
          </table:table-cell>
          <table:table-cell table:formula="of:=IF([.N94]=[.I94]; ([.N94]*[.O94])-([.I94]*[.J94]); 0)" office:value-type="float" office:value="0" calcext:value-type="float">
            <text:p>0.00 </text:p>
          </table:table-cell>
          <table:table-cell table:formula="of:=IF([.R94]=0;&quot;&quot;; IF([.R94]&gt;=0; &quot;Win&quot;; &quot;Loss&quot;))">
            <text:p/>
          </table:table-cell>
          <table:table-cell table:formula="of:=IF([.P94]=&quot;&quot;; &quot;&quot;; CONCATENATE(ROUND(([.P94]-[.H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ABS([.K95]-[.J95])*[.I95]" office:value-type="float" office:value="0" calcext:value-type="float">
            <text:p>0</text:p>
          </table:table-cell>
          <table:table-cell table:number-columns-repeated="4"/>
          <table:table-cell table:formula="of:=IF([.L95]=0; &quot;&quot;; [.R95]/[.L95])">
            <text:p/>
          </table:table-cell>
          <table:table-cell table:formula="of:=IF([.N95]=[.I95]; ([.N95]*[.O95])-([.I95]*[.J95]); 0)" office:value-type="float" office:value="0" calcext:value-type="float">
            <text:p>0.00 </text:p>
          </table:table-cell>
          <table:table-cell table:formula="of:=IF([.R95]=0;&quot;&quot;; IF([.R95]&gt;=0; &quot;Win&quot;; &quot;Loss&quot;))">
            <text:p/>
          </table:table-cell>
          <table:table-cell table:formula="of:=IF([.P95]=&quot;&quot;; &quot;&quot;; CONCATENATE(ROUND(([.P95]-[.H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ABS([.K96]-[.J96])*[.I96]" office:value-type="float" office:value="0" calcext:value-type="float">
            <text:p>0</text:p>
          </table:table-cell>
          <table:table-cell table:number-columns-repeated="4"/>
          <table:table-cell table:formula="of:=IF([.L96]=0; &quot;&quot;; [.R96]/[.L96])">
            <text:p/>
          </table:table-cell>
          <table:table-cell table:formula="of:=IF([.N96]=[.I96]; ([.N96]*[.O96])-([.I96]*[.J96]); 0)" office:value-type="float" office:value="0" calcext:value-type="float">
            <text:p>0.00 </text:p>
          </table:table-cell>
          <table:table-cell table:formula="of:=IF([.R96]=0;&quot;&quot;; IF([.R96]&gt;=0; &quot;Win&quot;; &quot;Loss&quot;))">
            <text:p/>
          </table:table-cell>
          <table:table-cell table:formula="of:=IF([.P96]=&quot;&quot;; &quot;&quot;; CONCATENATE(ROUND(([.P96]-[.H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ABS([.K97]-[.J97])*[.I97]" office:value-type="float" office:value="0" calcext:value-type="float">
            <text:p>0</text:p>
          </table:table-cell>
          <table:table-cell table:number-columns-repeated="4"/>
          <table:table-cell table:formula="of:=IF([.L97]=0; &quot;&quot;; [.R97]/[.L97])">
            <text:p/>
          </table:table-cell>
          <table:table-cell table:formula="of:=IF([.N97]=[.I97]; ([.N97]*[.O97])-([.I97]*[.J97]); 0)" office:value-type="float" office:value="0" calcext:value-type="float">
            <text:p>0.00 </text:p>
          </table:table-cell>
          <table:table-cell table:formula="of:=IF([.R97]=0;&quot;&quot;; IF([.R97]&gt;=0; &quot;Win&quot;; &quot;Loss&quot;))">
            <text:p/>
          </table:table-cell>
          <table:table-cell table:formula="of:=IF([.P97]=&quot;&quot;; &quot;&quot;; CONCATENATE(ROUND(([.P97]-[.H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ABS([.K98]-[.J98])*[.I98]" office:value-type="float" office:value="0" calcext:value-type="float">
            <text:p>0</text:p>
          </table:table-cell>
          <table:table-cell table:number-columns-repeated="4"/>
          <table:table-cell table:formula="of:=IF([.L98]=0; &quot;&quot;; [.R98]/[.L98])">
            <text:p/>
          </table:table-cell>
          <table:table-cell table:formula="of:=IF([.N98]=[.I98]; ([.N98]*[.O98])-([.I98]*[.J98]); 0)" office:value-type="float" office:value="0" calcext:value-type="float">
            <text:p>0.00 </text:p>
          </table:table-cell>
          <table:table-cell table:formula="of:=IF([.R98]=0;&quot;&quot;; IF([.R98]&gt;=0; &quot;Win&quot;; &quot;Loss&quot;))">
            <text:p/>
          </table:table-cell>
          <table:table-cell table:formula="of:=IF([.P98]=&quot;&quot;; &quot;&quot;; CONCATENATE(ROUND(([.P98]-[.H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ABS([.K99]-[.J99])*[.I99]" office:value-type="float" office:value="0" calcext:value-type="float">
            <text:p>0</text:p>
          </table:table-cell>
          <table:table-cell table:number-columns-repeated="4"/>
          <table:table-cell table:formula="of:=IF([.L99]=0; &quot;&quot;; [.R99]/[.L99])">
            <text:p/>
          </table:table-cell>
          <table:table-cell table:formula="of:=IF([.N99]=[.I99]; ([.N99]*[.O99])-([.I99]*[.J99]); 0)" office:value-type="float" office:value="0" calcext:value-type="float">
            <text:p>0.00 </text:p>
          </table:table-cell>
          <table:table-cell table:formula="of:=IF([.R99]=0;&quot;&quot;; IF([.R99]&gt;=0; &quot;Win&quot;; &quot;Loss&quot;))">
            <text:p/>
          </table:table-cell>
          <table:table-cell table:formula="of:=IF([.P99]=&quot;&quot;; &quot;&quot;; CONCATENATE(ROUND(([.P99]-[.H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ABS([.K100]-[.J100])*[.I100]" office:value-type="float" office:value="0" calcext:value-type="float">
            <text:p>0</text:p>
          </table:table-cell>
          <table:table-cell table:number-columns-repeated="4"/>
          <table:table-cell table:formula="of:=IF([.L100]=0; &quot;&quot;; [.R100]/[.L100])">
            <text:p/>
          </table:table-cell>
          <table:table-cell table:formula="of:=IF([.N100]=[.I100]; ([.N100]*[.O100])-([.I100]*[.J100]); 0)" office:value-type="float" office:value="0" calcext:value-type="float">
            <text:p>0.00 </text:p>
          </table:table-cell>
          <table:table-cell table:formula="of:=IF([.R100]=0;&quot;&quot;; IF([.R100]&gt;=0; &quot;Win&quot;; &quot;Loss&quot;))">
            <text:p/>
          </table:table-cell>
          <table:table-cell table:formula="of:=IF([.P100]=&quot;&quot;; &quot;&quot;; CONCATENATE(ROUND(([.P100]-[.H1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ABS([.K101]-[.J101])*[.I101]" office:value-type="float" office:value="0" calcext:value-type="float">
            <text:p>0</text:p>
          </table:table-cell>
          <table:table-cell table:number-columns-repeated="4"/>
          <table:table-cell table:formula="of:=IF([.L101]=0; &quot;&quot;; [.R101]/[.L101])">
            <text:p/>
          </table:table-cell>
          <table:table-cell table:formula="of:=IF([.N101]=[.I101]; ([.N101]*[.O101])-([.I101]*[.J101]); 0)" office:value-type="float" office:value="0" calcext:value-type="float">
            <text:p>0.00 </text:p>
          </table:table-cell>
          <table:table-cell table:formula="of:=IF([.R101]=0;&quot;&quot;; IF([.R101]&gt;=0; &quot;Win&quot;; &quot;Loss&quot;))">
            <text:p/>
          </table:table-cell>
          <table:table-cell table:formula="of:=IF([.P101]=&quot;&quot;; &quot;&quot;; CONCATENATE(ROUND(([.P101]-[.H1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ABS([.K102]-[.J102])*[.I102]" office:value-type="float" office:value="0" calcext:value-type="float">
            <text:p>0</text:p>
          </table:table-cell>
          <table:table-cell table:number-columns-repeated="4"/>
          <table:table-cell table:formula="of:=IF([.L102]=0; &quot;&quot;; [.R102]/[.L102])">
            <text:p/>
          </table:table-cell>
          <table:table-cell table:formula="of:=IF([.N102]=[.I102]; ([.N102]*[.O102])-([.I102]*[.J102]); 0)" office:value-type="float" office:value="0" calcext:value-type="float">
            <text:p>0.00 </text:p>
          </table:table-cell>
          <table:table-cell table:formula="of:=IF([.R102]=0;&quot;&quot;; IF([.R102]&gt;=0; &quot;Win&quot;; &quot;Loss&quot;))">
            <text:p/>
          </table:table-cell>
          <table:table-cell table:formula="of:=IF([.P102]=&quot;&quot;; &quot;&quot;; CONCATENATE(ROUND(([.P102]-[.H1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ABS([.K103]-[.J103])*[.I103]" office:value-type="float" office:value="0" calcext:value-type="float">
            <text:p>0</text:p>
          </table:table-cell>
          <table:table-cell table:number-columns-repeated="4"/>
          <table:table-cell table:formula="of:=IF([.L103]=0; &quot;&quot;; [.R103]/[.L103])">
            <text:p/>
          </table:table-cell>
          <table:table-cell table:formula="of:=IF([.N103]=[.I103]; ([.N103]*[.O103])-([.I103]*[.J103]); 0)" office:value-type="float" office:value="0" calcext:value-type="float">
            <text:p>0.00 </text:p>
          </table:table-cell>
          <table:table-cell table:formula="of:=IF([.R103]=0;&quot;&quot;; IF([.R103]&gt;=0; &quot;Win&quot;; &quot;Loss&quot;))">
            <text:p/>
          </table:table-cell>
          <table:table-cell table:formula="of:=IF([.P103]=&quot;&quot;; &quot;&quot;; CONCATENATE(ROUND(([.P103]-[.H1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ABS([.K104]-[.J104])*[.I104]" office:value-type="float" office:value="0" calcext:value-type="float">
            <text:p>0</text:p>
          </table:table-cell>
          <table:table-cell table:number-columns-repeated="4"/>
          <table:table-cell table:formula="of:=IF([.L104]=0; &quot;&quot;; [.R104]/[.L104])">
            <text:p/>
          </table:table-cell>
          <table:table-cell table:formula="of:=IF([.N104]=[.I104]; ([.N104]*[.O104])-([.I104]*[.J104]); 0)" office:value-type="float" office:value="0" calcext:value-type="float">
            <text:p>0.00 </text:p>
          </table:table-cell>
          <table:table-cell table:formula="of:=IF([.R104]=0;&quot;&quot;; IF([.R104]&gt;=0; &quot;Win&quot;; &quot;Loss&quot;))">
            <text:p/>
          </table:table-cell>
          <table:table-cell table:formula="of:=IF([.P104]=&quot;&quot;; &quot;&quot;; CONCATENATE(ROUND(([.P104]-[.H1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ABS([.K105]-[.J105])*[.I105]" office:value-type="float" office:value="0" calcext:value-type="float">
            <text:p>0</text:p>
          </table:table-cell>
          <table:table-cell table:number-columns-repeated="4"/>
          <table:table-cell table:formula="of:=IF([.L105]=0; &quot;&quot;; [.R105]/[.L105])">
            <text:p/>
          </table:table-cell>
          <table:table-cell table:formula="of:=IF([.N105]=[.I105]; ([.N105]*[.O105])-([.I105]*[.J105]); 0)" office:value-type="float" office:value="0" calcext:value-type="float">
            <text:p>0.00 </text:p>
          </table:table-cell>
          <table:table-cell table:formula="of:=IF([.R105]=0;&quot;&quot;; IF([.R105]&gt;=0; &quot;Win&quot;; &quot;Loss&quot;))">
            <text:p/>
          </table:table-cell>
          <table:table-cell table:formula="of:=IF([.P105]=&quot;&quot;; &quot;&quot;; CONCATENATE(ROUND(([.P105]-[.H1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ABS([.K106]-[.J106])*[.I106]" office:value-type="float" office:value="0" calcext:value-type="float">
            <text:p>0</text:p>
          </table:table-cell>
          <table:table-cell table:number-columns-repeated="4"/>
          <table:table-cell table:formula="of:=IF([.L106]=0; &quot;&quot;; [.R106]/[.L106])">
            <text:p/>
          </table:table-cell>
          <table:table-cell table:formula="of:=IF([.N106]=[.I106]; ([.N106]*[.O106])-([.I106]*[.J106]); 0)" office:value-type="float" office:value="0" calcext:value-type="float">
            <text:p>0.00 </text:p>
          </table:table-cell>
          <table:table-cell table:formula="of:=IF([.R106]=0;&quot;&quot;; IF([.R106]&gt;=0; &quot;Win&quot;; &quot;Loss&quot;))">
            <text:p/>
          </table:table-cell>
          <table:table-cell table:formula="of:=IF([.P106]=&quot;&quot;; &quot;&quot;; CONCATENATE(ROUND(([.P106]-[.H1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ABS([.K107]-[.J107])*[.I107]" office:value-type="float" office:value="0" calcext:value-type="float">
            <text:p>0</text:p>
          </table:table-cell>
          <table:table-cell table:number-columns-repeated="4"/>
          <table:table-cell table:formula="of:=IF([.L107]=0; &quot;&quot;; [.R107]/[.L107])">
            <text:p/>
          </table:table-cell>
          <table:table-cell table:formula="of:=IF([.N107]=[.I107]; ([.N107]*[.O107])-([.I107]*[.J107]); 0)" office:value-type="float" office:value="0" calcext:value-type="float">
            <text:p>0.00 </text:p>
          </table:table-cell>
          <table:table-cell table:formula="of:=IF([.R107]=0;&quot;&quot;; IF([.R107]&gt;=0; &quot;Win&quot;; &quot;Loss&quot;))">
            <text:p/>
          </table:table-cell>
          <table:table-cell table:formula="of:=IF([.P107]=&quot;&quot;; &quot;&quot;; CONCATENATE(ROUND(([.P107]-[.H1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ABS([.K108]-[.J108])*[.I108]" office:value-type="float" office:value="0" calcext:value-type="float">
            <text:p>0</text:p>
          </table:table-cell>
          <table:table-cell table:number-columns-repeated="4"/>
          <table:table-cell table:formula="of:=IF([.L108]=0; &quot;&quot;; [.R108]/[.L108])">
            <text:p/>
          </table:table-cell>
          <table:table-cell table:formula="of:=IF([.N108]=[.I108]; ([.N108]*[.O108])-([.I108]*[.J108]); 0)" office:value-type="float" office:value="0" calcext:value-type="float">
            <text:p>0.00 </text:p>
          </table:table-cell>
          <table:table-cell table:formula="of:=IF([.R108]=0;&quot;&quot;; IF([.R108]&gt;=0; &quot;Win&quot;; &quot;Loss&quot;))">
            <text:p/>
          </table:table-cell>
          <table:table-cell table:formula="of:=IF([.P108]=&quot;&quot;; &quot;&quot;; CONCATENATE(ROUND(([.P108]-[.H1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ABS([.K109]-[.J109])*[.I109]" office:value-type="float" office:value="0" calcext:value-type="float">
            <text:p>0</text:p>
          </table:table-cell>
          <table:table-cell table:number-columns-repeated="4"/>
          <table:table-cell table:formula="of:=IF([.L109]=0; &quot;&quot;; [.R109]/[.L109])">
            <text:p/>
          </table:table-cell>
          <table:table-cell table:formula="of:=IF([.N109]=[.I109]; ([.N109]*[.O109])-([.I109]*[.J109]); 0)" office:value-type="float" office:value="0" calcext:value-type="float">
            <text:p>0.00 </text:p>
          </table:table-cell>
          <table:table-cell table:formula="of:=IF([.R109]=0;&quot;&quot;; IF([.R109]&gt;=0; &quot;Win&quot;; &quot;Loss&quot;))">
            <text:p/>
          </table:table-cell>
          <table:table-cell table:formula="of:=IF([.P109]=&quot;&quot;; &quot;&quot;; CONCATENATE(ROUND(([.P109]-[.H1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ABS([.K110]-[.J110])*[.I110]" office:value-type="float" office:value="0" calcext:value-type="float">
            <text:p>0</text:p>
          </table:table-cell>
          <table:table-cell table:number-columns-repeated="4"/>
          <table:table-cell table:formula="of:=IF([.L110]=0; &quot;&quot;; [.R110]/[.L110])">
            <text:p/>
          </table:table-cell>
          <table:table-cell table:formula="of:=IF([.N110]=[.I110]; ([.N110]*[.O110])-([.I110]*[.J110]); 0)" office:value-type="float" office:value="0" calcext:value-type="float">
            <text:p>0.00 </text:p>
          </table:table-cell>
          <table:table-cell table:formula="of:=IF([.R110]=0;&quot;&quot;; IF([.R110]&gt;=0; &quot;Win&quot;; &quot;Loss&quot;))">
            <text:p/>
          </table:table-cell>
          <table:table-cell table:formula="of:=IF([.P110]=&quot;&quot;; &quot;&quot;; CONCATENATE(ROUND(([.P110]-[.H1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ABS([.K111]-[.J111])*[.I111]" office:value-type="float" office:value="0" calcext:value-type="float">
            <text:p>0</text:p>
          </table:table-cell>
          <table:table-cell table:number-columns-repeated="4"/>
          <table:table-cell table:formula="of:=IF([.L111]=0; &quot;&quot;; [.R111]/[.L111])">
            <text:p/>
          </table:table-cell>
          <table:table-cell table:formula="of:=IF([.N111]=[.I111]; ([.N111]*[.O111])-([.I111]*[.J111]); 0)" office:value-type="float" office:value="0" calcext:value-type="float">
            <text:p>0.00 </text:p>
          </table:table-cell>
          <table:table-cell table:formula="of:=IF([.R111]=0;&quot;&quot;; IF([.R111]&gt;=0; &quot;Win&quot;; &quot;Loss&quot;))">
            <text:p/>
          </table:table-cell>
          <table:table-cell table:formula="of:=IF([.P111]=&quot;&quot;; &quot;&quot;; CONCATENATE(ROUND(([.P111]-[.H1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ABS([.K112]-[.J112])*[.I112]" office:value-type="float" office:value="0" calcext:value-type="float">
            <text:p>0</text:p>
          </table:table-cell>
          <table:table-cell table:number-columns-repeated="4"/>
          <table:table-cell table:formula="of:=IF([.L112]=0; &quot;&quot;; [.R112]/[.L112])">
            <text:p/>
          </table:table-cell>
          <table:table-cell table:formula="of:=IF([.N112]=[.I112]; ([.N112]*[.O112])-([.I112]*[.J112]); 0)" office:value-type="float" office:value="0" calcext:value-type="float">
            <text:p>0.00 </text:p>
          </table:table-cell>
          <table:table-cell table:formula="of:=IF([.R112]=0;&quot;&quot;; IF([.R112]&gt;=0; &quot;Win&quot;; &quot;Loss&quot;))">
            <text:p/>
          </table:table-cell>
          <table:table-cell table:formula="of:=IF([.P112]=&quot;&quot;; &quot;&quot;; CONCATENATE(ROUND(([.P112]-[.H1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ABS([.K113]-[.J113])*[.I113]" office:value-type="float" office:value="0" calcext:value-type="float">
            <text:p>0</text:p>
          </table:table-cell>
          <table:table-cell table:number-columns-repeated="4"/>
          <table:table-cell table:formula="of:=IF([.L113]=0; &quot;&quot;; [.R113]/[.L113])">
            <text:p/>
          </table:table-cell>
          <table:table-cell table:formula="of:=IF([.N113]=[.I113]; ([.N113]*[.O113])-([.I113]*[.J113]); 0)" office:value-type="float" office:value="0" calcext:value-type="float">
            <text:p>0.00 </text:p>
          </table:table-cell>
          <table:table-cell table:formula="of:=IF([.R113]=0;&quot;&quot;; IF([.R113]&gt;=0; &quot;Win&quot;; &quot;Loss&quot;))">
            <text:p/>
          </table:table-cell>
          <table:table-cell table:formula="of:=IF([.P113]=&quot;&quot;; &quot;&quot;; CONCATENATE(ROUND(([.P113]-[.H1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ABS([.K114]-[.J114])*[.I114]" office:value-type="float" office:value="0" calcext:value-type="float">
            <text:p>0</text:p>
          </table:table-cell>
          <table:table-cell table:number-columns-repeated="4"/>
          <table:table-cell table:formula="of:=IF([.L114]=0; &quot;&quot;; [.R114]/[.L114])">
            <text:p/>
          </table:table-cell>
          <table:table-cell table:formula="of:=IF([.N114]=[.I114]; ([.N114]*[.O114])-([.I114]*[.J114]); 0)" office:value-type="float" office:value="0" calcext:value-type="float">
            <text:p>0.00 </text:p>
          </table:table-cell>
          <table:table-cell table:formula="of:=IF([.R114]=0;&quot;&quot;; IF([.R114]&gt;=0; &quot;Win&quot;; &quot;Loss&quot;))">
            <text:p/>
          </table:table-cell>
          <table:table-cell table:formula="of:=IF([.P114]=&quot;&quot;; &quot;&quot;; CONCATENATE(ROUND(([.P114]-[.H1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ABS([.K115]-[.J115])*[.I115]" office:value-type="float" office:value="0" calcext:value-type="float">
            <text:p>0</text:p>
          </table:table-cell>
          <table:table-cell table:number-columns-repeated="4"/>
          <table:table-cell table:formula="of:=IF([.L115]=0; &quot;&quot;; [.R115]/[.L115])">
            <text:p/>
          </table:table-cell>
          <table:table-cell table:formula="of:=IF([.N115]=[.I115]; ([.N115]*[.O115])-([.I115]*[.J115]); 0)" office:value-type="float" office:value="0" calcext:value-type="float">
            <text:p>0.00 </text:p>
          </table:table-cell>
          <table:table-cell table:formula="of:=IF([.R115]=0;&quot;&quot;; IF([.R115]&gt;=0; &quot;Win&quot;; &quot;Loss&quot;))">
            <text:p/>
          </table:table-cell>
          <table:table-cell table:formula="of:=IF([.P115]=&quot;&quot;; &quot;&quot;; CONCATENATE(ROUND(([.P115]-[.H1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ABS([.K116]-[.J116])*[.I116]" office:value-type="float" office:value="0" calcext:value-type="float">
            <text:p>0</text:p>
          </table:table-cell>
          <table:table-cell table:number-columns-repeated="4"/>
          <table:table-cell table:formula="of:=IF([.L116]=0; &quot;&quot;; [.R116]/[.L116])">
            <text:p/>
          </table:table-cell>
          <table:table-cell table:formula="of:=IF([.N116]=[.I116]; ([.N116]*[.O116])-([.I116]*[.J116]); 0)" office:value-type="float" office:value="0" calcext:value-type="float">
            <text:p>0.00 </text:p>
          </table:table-cell>
          <table:table-cell table:formula="of:=IF([.R116]=0;&quot;&quot;; IF([.R116]&gt;=0; &quot;Win&quot;; &quot;Loss&quot;))">
            <text:p/>
          </table:table-cell>
          <table:table-cell table:formula="of:=IF([.P116]=&quot;&quot;; &quot;&quot;; CONCATENATE(ROUND(([.P116]-[.H1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ABS([.K117]-[.J117])*[.I117]" office:value-type="float" office:value="0" calcext:value-type="float">
            <text:p>0</text:p>
          </table:table-cell>
          <table:table-cell table:number-columns-repeated="4"/>
          <table:table-cell table:formula="of:=IF([.L117]=0; &quot;&quot;; [.R117]/[.L117])">
            <text:p/>
          </table:table-cell>
          <table:table-cell table:formula="of:=IF([.N117]=[.I117]; ([.N117]*[.O117])-([.I117]*[.J117]); 0)" office:value-type="float" office:value="0" calcext:value-type="float">
            <text:p>0.00 </text:p>
          </table:table-cell>
          <table:table-cell table:formula="of:=IF([.R117]=0;&quot;&quot;; IF([.R117]&gt;=0; &quot;Win&quot;; &quot;Loss&quot;))">
            <text:p/>
          </table:table-cell>
          <table:table-cell table:formula="of:=IF([.P117]=&quot;&quot;; &quot;&quot;; CONCATENATE(ROUND(([.P117]-[.H1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ABS([.K118]-[.J118])*[.I118]" office:value-type="float" office:value="0" calcext:value-type="float">
            <text:p>0</text:p>
          </table:table-cell>
          <table:table-cell table:number-columns-repeated="4"/>
          <table:table-cell table:formula="of:=IF([.L118]=0; &quot;&quot;; [.R118]/[.L118])">
            <text:p/>
          </table:table-cell>
          <table:table-cell table:formula="of:=IF([.N118]=[.I118]; ([.N118]*[.O118])-([.I118]*[.J118]); 0)" office:value-type="float" office:value="0" calcext:value-type="float">
            <text:p>0.00 </text:p>
          </table:table-cell>
          <table:table-cell table:formula="of:=IF([.R118]=0;&quot;&quot;; IF([.R118]&gt;=0; &quot;Win&quot;; &quot;Loss&quot;))">
            <text:p/>
          </table:table-cell>
          <table:table-cell table:formula="of:=IF([.P118]=&quot;&quot;; &quot;&quot;; CONCATENATE(ROUND(([.P118]-[.H1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ABS([.K119]-[.J119])*[.I119]" office:value-type="float" office:value="0" calcext:value-type="float">
            <text:p>0</text:p>
          </table:table-cell>
          <table:table-cell table:number-columns-repeated="4"/>
          <table:table-cell table:formula="of:=IF([.L119]=0; &quot;&quot;; [.R119]/[.L119])">
            <text:p/>
          </table:table-cell>
          <table:table-cell table:formula="of:=IF([.N119]=[.I119]; ([.N119]*[.O119])-([.I119]*[.J119]); 0)" office:value-type="float" office:value="0" calcext:value-type="float">
            <text:p>0.00 </text:p>
          </table:table-cell>
          <table:table-cell table:formula="of:=IF([.R119]=0;&quot;&quot;; IF([.R119]&gt;=0; &quot;Win&quot;; &quot;Loss&quot;))">
            <text:p/>
          </table:table-cell>
          <table:table-cell table:formula="of:=IF([.P119]=&quot;&quot;; &quot;&quot;; CONCATENATE(ROUND(([.P119]-[.H1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ABS([.K120]-[.J120])*[.I120]" office:value-type="float" office:value="0" calcext:value-type="float">
            <text:p>0</text:p>
          </table:table-cell>
          <table:table-cell table:number-columns-repeated="4"/>
          <table:table-cell table:formula="of:=IF([.L120]=0; &quot;&quot;; [.R120]/[.L120])">
            <text:p/>
          </table:table-cell>
          <table:table-cell table:formula="of:=IF([.N120]=[.I120]; ([.N120]*[.O120])-([.I120]*[.J120]); 0)" office:value-type="float" office:value="0" calcext:value-type="float">
            <text:p>0.00 </text:p>
          </table:table-cell>
          <table:table-cell table:formula="of:=IF([.R120]=0;&quot;&quot;; IF([.R120]&gt;=0; &quot;Win&quot;; &quot;Loss&quot;))">
            <text:p/>
          </table:table-cell>
          <table:table-cell table:formula="of:=IF([.P120]=&quot;&quot;; &quot;&quot;; CONCATENATE(ROUND(([.P120]-[.H1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ABS([.K121]-[.J121])*[.I121]" office:value-type="float" office:value="0" calcext:value-type="float">
            <text:p>0</text:p>
          </table:table-cell>
          <table:table-cell table:number-columns-repeated="4"/>
          <table:table-cell table:formula="of:=IF([.L121]=0; &quot;&quot;; [.R121]/[.L121])">
            <text:p/>
          </table:table-cell>
          <table:table-cell table:formula="of:=IF([.N121]=[.I121]; ([.N121]*[.O121])-([.I121]*[.J121]); 0)" office:value-type="float" office:value="0" calcext:value-type="float">
            <text:p>0.00 </text:p>
          </table:table-cell>
          <table:table-cell table:formula="of:=IF([.R121]=0;&quot;&quot;; IF([.R121]&gt;=0; &quot;Win&quot;; &quot;Loss&quot;))">
            <text:p/>
          </table:table-cell>
          <table:table-cell table:formula="of:=IF([.P121]=&quot;&quot;; &quot;&quot;; CONCATENATE(ROUND(([.P121]-[.H1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ABS([.K122]-[.J122])*[.I122]" office:value-type="float" office:value="0" calcext:value-type="float">
            <text:p>0</text:p>
          </table:table-cell>
          <table:table-cell table:number-columns-repeated="4"/>
          <table:table-cell table:formula="of:=IF([.L122]=0; &quot;&quot;; [.R122]/[.L122])">
            <text:p/>
          </table:table-cell>
          <table:table-cell table:formula="of:=IF([.N122]=[.I122]; ([.N122]*[.O122])-([.I122]*[.J122]); 0)" office:value-type="float" office:value="0" calcext:value-type="float">
            <text:p>0.00 </text:p>
          </table:table-cell>
          <table:table-cell table:formula="of:=IF([.R122]=0;&quot;&quot;; IF([.R122]&gt;=0; &quot;Win&quot;; &quot;Loss&quot;))">
            <text:p/>
          </table:table-cell>
          <table:table-cell table:formula="of:=IF([.P122]=&quot;&quot;; &quot;&quot;; CONCATENATE(ROUND(([.P122]-[.H1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ABS([.K123]-[.J123])*[.I123]" office:value-type="float" office:value="0" calcext:value-type="float">
            <text:p>0</text:p>
          </table:table-cell>
          <table:table-cell table:number-columns-repeated="4"/>
          <table:table-cell table:formula="of:=IF([.L123]=0; &quot;&quot;; [.R123]/[.L123])">
            <text:p/>
          </table:table-cell>
          <table:table-cell table:formula="of:=IF([.N123]=[.I123]; ([.N123]*[.O123])-([.I123]*[.J123]); 0)" office:value-type="float" office:value="0" calcext:value-type="float">
            <text:p>0.00 </text:p>
          </table:table-cell>
          <table:table-cell table:formula="of:=IF([.R123]=0;&quot;&quot;; IF([.R123]&gt;=0; &quot;Win&quot;; &quot;Loss&quot;))">
            <text:p/>
          </table:table-cell>
          <table:table-cell table:formula="of:=IF([.P123]=&quot;&quot;; &quot;&quot;; CONCATENATE(ROUND(([.P123]-[.H1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ABS([.K124]-[.J124])*[.I124]" office:value-type="float" office:value="0" calcext:value-type="float">
            <text:p>0</text:p>
          </table:table-cell>
          <table:table-cell table:number-columns-repeated="4"/>
          <table:table-cell table:formula="of:=IF([.L124]=0; &quot;&quot;; [.R124]/[.L124])">
            <text:p/>
          </table:table-cell>
          <table:table-cell table:formula="of:=IF([.N124]=[.I124]; ([.N124]*[.O124])-([.I124]*[.J124]); 0)" office:value-type="float" office:value="0" calcext:value-type="float">
            <text:p>0.00 </text:p>
          </table:table-cell>
          <table:table-cell table:formula="of:=IF([.R124]=0;&quot;&quot;; IF([.R124]&gt;=0; &quot;Win&quot;; &quot;Loss&quot;))">
            <text:p/>
          </table:table-cell>
          <table:table-cell table:formula="of:=IF([.P124]=&quot;&quot;; &quot;&quot;; CONCATENATE(ROUND(([.P124]-[.H1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ABS([.K125]-[.J125])*[.I125]" office:value-type="float" office:value="0" calcext:value-type="float">
            <text:p>0</text:p>
          </table:table-cell>
          <table:table-cell table:number-columns-repeated="4"/>
          <table:table-cell table:formula="of:=IF([.L125]=0; &quot;&quot;; [.R125]/[.L125])">
            <text:p/>
          </table:table-cell>
          <table:table-cell table:formula="of:=IF([.N125]=[.I125]; ([.N125]*[.O125])-([.I125]*[.J125]); 0)" office:value-type="float" office:value="0" calcext:value-type="float">
            <text:p>0.00 </text:p>
          </table:table-cell>
          <table:table-cell table:formula="of:=IF([.R125]=0;&quot;&quot;; IF([.R125]&gt;=0; &quot;Win&quot;; &quot;Loss&quot;))">
            <text:p/>
          </table:table-cell>
          <table:table-cell table:formula="of:=IF([.P125]=&quot;&quot;; &quot;&quot;; CONCATENATE(ROUND(([.P125]-[.H1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ABS([.K126]-[.J126])*[.I126]" office:value-type="float" office:value="0" calcext:value-type="float">
            <text:p>0</text:p>
          </table:table-cell>
          <table:table-cell table:number-columns-repeated="4"/>
          <table:table-cell table:formula="of:=IF([.L126]=0; &quot;&quot;; [.R126]/[.L126])">
            <text:p/>
          </table:table-cell>
          <table:table-cell table:formula="of:=IF([.N126]=[.I126]; ([.N126]*[.O126])-([.I126]*[.J126]); 0)" office:value-type="float" office:value="0" calcext:value-type="float">
            <text:p>0.00 </text:p>
          </table:table-cell>
          <table:table-cell table:formula="of:=IF([.R126]=0;&quot;&quot;; IF([.R126]&gt;=0; &quot;Win&quot;; &quot;Loss&quot;))">
            <text:p/>
          </table:table-cell>
          <table:table-cell table:formula="of:=IF([.P126]=&quot;&quot;; &quot;&quot;; CONCATENATE(ROUND(([.P126]-[.H1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ABS([.K127]-[.J127])*[.I127]" office:value-type="float" office:value="0" calcext:value-type="float">
            <text:p>0</text:p>
          </table:table-cell>
          <table:table-cell table:number-columns-repeated="4"/>
          <table:table-cell table:formula="of:=IF([.L127]=0; &quot;&quot;; [.R127]/[.L127])">
            <text:p/>
          </table:table-cell>
          <table:table-cell table:formula="of:=IF([.N127]=[.I127]; ([.N127]*[.O127])-([.I127]*[.J127]); 0)" office:value-type="float" office:value="0" calcext:value-type="float">
            <text:p>0.00 </text:p>
          </table:table-cell>
          <table:table-cell table:formula="of:=IF([.R127]=0;&quot;&quot;; IF([.R127]&gt;=0; &quot;Win&quot;; &quot;Loss&quot;))">
            <text:p/>
          </table:table-cell>
          <table:table-cell table:formula="of:=IF([.P127]=&quot;&quot;; &quot;&quot;; CONCATENATE(ROUND(([.P127]-[.H1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ABS([.K128]-[.J128])*[.I128]" office:value-type="float" office:value="0" calcext:value-type="float">
            <text:p>0</text:p>
          </table:table-cell>
          <table:table-cell table:number-columns-repeated="4"/>
          <table:table-cell table:formula="of:=IF([.L128]=0; &quot;&quot;; [.R128]/[.L128])">
            <text:p/>
          </table:table-cell>
          <table:table-cell table:formula="of:=IF([.N128]=[.I128]; ([.N128]*[.O128])-([.I128]*[.J128]); 0)" office:value-type="float" office:value="0" calcext:value-type="float">
            <text:p>0.00 </text:p>
          </table:table-cell>
          <table:table-cell table:formula="of:=IF([.R128]=0;&quot;&quot;; IF([.R128]&gt;=0; &quot;Win&quot;; &quot;Loss&quot;))">
            <text:p/>
          </table:table-cell>
          <table:table-cell table:formula="of:=IF([.P128]=&quot;&quot;; &quot;&quot;; CONCATENATE(ROUND(([.P128]-[.H1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ABS([.K129]-[.J129])*[.I129]" office:value-type="float" office:value="0" calcext:value-type="float">
            <text:p>0</text:p>
          </table:table-cell>
          <table:table-cell table:number-columns-repeated="4"/>
          <table:table-cell table:formula="of:=IF([.L129]=0; &quot;&quot;; [.R129]/[.L129])">
            <text:p/>
          </table:table-cell>
          <table:table-cell table:formula="of:=IF([.N129]=[.I129]; ([.N129]*[.O129])-([.I129]*[.J129]); 0)" office:value-type="float" office:value="0" calcext:value-type="float">
            <text:p>0.00 </text:p>
          </table:table-cell>
          <table:table-cell table:formula="of:=IF([.R129]=0;&quot;&quot;; IF([.R129]&gt;=0; &quot;Win&quot;; &quot;Loss&quot;))">
            <text:p/>
          </table:table-cell>
          <table:table-cell table:formula="of:=IF([.P129]=&quot;&quot;; &quot;&quot;; CONCATENATE(ROUND(([.P129]-[.H1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ABS([.K130]-[.J130])*[.I130]" office:value-type="float" office:value="0" calcext:value-type="float">
            <text:p>0</text:p>
          </table:table-cell>
          <table:table-cell table:number-columns-repeated="4"/>
          <table:table-cell table:formula="of:=IF([.L130]=0; &quot;&quot;; [.R130]/[.L130])">
            <text:p/>
          </table:table-cell>
          <table:table-cell table:formula="of:=IF([.N130]=[.I130]; ([.N130]*[.O130])-([.I130]*[.J130]); 0)" office:value-type="float" office:value="0" calcext:value-type="float">
            <text:p>0.00 </text:p>
          </table:table-cell>
          <table:table-cell table:formula="of:=IF([.R130]=0;&quot;&quot;; IF([.R130]&gt;=0; &quot;Win&quot;; &quot;Loss&quot;))">
            <text:p/>
          </table:table-cell>
          <table:table-cell table:formula="of:=IF([.P130]=&quot;&quot;; &quot;&quot;; CONCATENATE(ROUND(([.P130]-[.H1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ABS([.K131]-[.J131])*[.I131]" office:value-type="float" office:value="0" calcext:value-type="float">
            <text:p>0</text:p>
          </table:table-cell>
          <table:table-cell table:number-columns-repeated="4"/>
          <table:table-cell table:formula="of:=IF([.L131]=0; &quot;&quot;; [.R131]/[.L131])">
            <text:p/>
          </table:table-cell>
          <table:table-cell table:formula="of:=IF([.N131]=[.I131]; ([.N131]*[.O131])-([.I131]*[.J131]); 0)" office:value-type="float" office:value="0" calcext:value-type="float">
            <text:p>0.00 </text:p>
          </table:table-cell>
          <table:table-cell table:formula="of:=IF([.R131]=0;&quot;&quot;; IF([.R131]&gt;=0; &quot;Win&quot;; &quot;Loss&quot;))">
            <text:p/>
          </table:table-cell>
          <table:table-cell table:formula="of:=IF([.P131]=&quot;&quot;; &quot;&quot;; CONCATENATE(ROUND(([.P131]-[.H1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ABS([.K132]-[.J132])*[.I132]" office:value-type="float" office:value="0" calcext:value-type="float">
            <text:p>0</text:p>
          </table:table-cell>
          <table:table-cell table:number-columns-repeated="4"/>
          <table:table-cell table:formula="of:=IF([.L132]=0; &quot;&quot;; [.R132]/[.L132])">
            <text:p/>
          </table:table-cell>
          <table:table-cell table:formula="of:=IF([.N132]=[.I132]; ([.N132]*[.O132])-([.I132]*[.J132]); 0)" office:value-type="float" office:value="0" calcext:value-type="float">
            <text:p>0.00 </text:p>
          </table:table-cell>
          <table:table-cell table:formula="of:=IF([.R132]=0;&quot;&quot;; IF([.R132]&gt;=0; &quot;Win&quot;; &quot;Loss&quot;))">
            <text:p/>
          </table:table-cell>
          <table:table-cell table:formula="of:=IF([.P132]=&quot;&quot;; &quot;&quot;; CONCATENATE(ROUND(([.P132]-[.H1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ABS([.K133]-[.J133])*[.I133]" office:value-type="float" office:value="0" calcext:value-type="float">
            <text:p>0</text:p>
          </table:table-cell>
          <table:table-cell table:number-columns-repeated="4"/>
          <table:table-cell table:formula="of:=IF([.L133]=0; &quot;&quot;; [.R133]/[.L133])">
            <text:p/>
          </table:table-cell>
          <table:table-cell table:formula="of:=IF([.N133]=[.I133]; ([.N133]*[.O133])-([.I133]*[.J133]); 0)" office:value-type="float" office:value="0" calcext:value-type="float">
            <text:p>0.00 </text:p>
          </table:table-cell>
          <table:table-cell table:formula="of:=IF([.R133]=0;&quot;&quot;; IF([.R133]&gt;=0; &quot;Win&quot;; &quot;Loss&quot;))">
            <text:p/>
          </table:table-cell>
          <table:table-cell table:formula="of:=IF([.P133]=&quot;&quot;; &quot;&quot;; CONCATENATE(ROUND(([.P133]-[.H1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ABS([.K134]-[.J134])*[.I134]" office:value-type="float" office:value="0" calcext:value-type="float">
            <text:p>0</text:p>
          </table:table-cell>
          <table:table-cell table:number-columns-repeated="4"/>
          <table:table-cell table:formula="of:=IF([.L134]=0; &quot;&quot;; [.R134]/[.L134])">
            <text:p/>
          </table:table-cell>
          <table:table-cell table:formula="of:=IF([.N134]=[.I134]; ([.N134]*[.O134])-([.I134]*[.J134]); 0)" office:value-type="float" office:value="0" calcext:value-type="float">
            <text:p>0.00 </text:p>
          </table:table-cell>
          <table:table-cell table:formula="of:=IF([.R134]=0;&quot;&quot;; IF([.R134]&gt;=0; &quot;Win&quot;; &quot;Loss&quot;))">
            <text:p/>
          </table:table-cell>
          <table:table-cell table:formula="of:=IF([.P134]=&quot;&quot;; &quot;&quot;; CONCATENATE(ROUND(([.P134]-[.H1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ABS([.K135]-[.J135])*[.I135]" office:value-type="float" office:value="0" calcext:value-type="float">
            <text:p>0</text:p>
          </table:table-cell>
          <table:table-cell table:number-columns-repeated="4"/>
          <table:table-cell table:formula="of:=IF([.L135]=0; &quot;&quot;; [.R135]/[.L135])">
            <text:p/>
          </table:table-cell>
          <table:table-cell table:formula="of:=IF([.N135]=[.I135]; ([.N135]*[.O135])-([.I135]*[.J135]); 0)" office:value-type="float" office:value="0" calcext:value-type="float">
            <text:p>0.00 </text:p>
          </table:table-cell>
          <table:table-cell table:formula="of:=IF([.R135]=0;&quot;&quot;; IF([.R135]&gt;=0; &quot;Win&quot;; &quot;Loss&quot;))">
            <text:p/>
          </table:table-cell>
          <table:table-cell table:formula="of:=IF([.P135]=&quot;&quot;; &quot;&quot;; CONCATENATE(ROUND(([.P135]-[.H1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ABS([.K136]-[.J136])*[.I136]" office:value-type="float" office:value="0" calcext:value-type="float">
            <text:p>0</text:p>
          </table:table-cell>
          <table:table-cell table:number-columns-repeated="4"/>
          <table:table-cell table:formula="of:=IF([.L136]=0; &quot;&quot;; [.R136]/[.L136])">
            <text:p/>
          </table:table-cell>
          <table:table-cell table:formula="of:=IF([.N136]=[.I136]; ([.N136]*[.O136])-([.I136]*[.J136]); 0)" office:value-type="float" office:value="0" calcext:value-type="float">
            <text:p>0.00 </text:p>
          </table:table-cell>
          <table:table-cell table:formula="of:=IF([.R136]=0;&quot;&quot;; IF([.R136]&gt;=0; &quot;Win&quot;; &quot;Loss&quot;))">
            <text:p/>
          </table:table-cell>
          <table:table-cell table:formula="of:=IF([.P136]=&quot;&quot;; &quot;&quot;; CONCATENATE(ROUND(([.P136]-[.H1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ABS([.K137]-[.J137])*[.I137]" office:value-type="float" office:value="0" calcext:value-type="float">
            <text:p>0</text:p>
          </table:table-cell>
          <table:table-cell table:number-columns-repeated="4"/>
          <table:table-cell table:formula="of:=IF([.L137]=0; &quot;&quot;; [.R137]/[.L137])">
            <text:p/>
          </table:table-cell>
          <table:table-cell table:formula="of:=IF([.N137]=[.I137]; ([.N137]*[.O137])-([.I137]*[.J137]); 0)" office:value-type="float" office:value="0" calcext:value-type="float">
            <text:p>0.00 </text:p>
          </table:table-cell>
          <table:table-cell table:formula="of:=IF([.R137]=0;&quot;&quot;; IF([.R137]&gt;=0; &quot;Win&quot;; &quot;Loss&quot;))">
            <text:p/>
          </table:table-cell>
          <table:table-cell table:formula="of:=IF([.P137]=&quot;&quot;; &quot;&quot;; CONCATENATE(ROUND(([.P137]-[.H1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ABS([.K138]-[.J138])*[.I138]" office:value-type="float" office:value="0" calcext:value-type="float">
            <text:p>0</text:p>
          </table:table-cell>
          <table:table-cell table:number-columns-repeated="4"/>
          <table:table-cell table:formula="of:=IF([.L138]=0; &quot;&quot;; [.R138]/[.L138])">
            <text:p/>
          </table:table-cell>
          <table:table-cell table:formula="of:=IF([.N138]=[.I138]; ([.N138]*[.O138])-([.I138]*[.J138]); 0)" office:value-type="float" office:value="0" calcext:value-type="float">
            <text:p>0.00 </text:p>
          </table:table-cell>
          <table:table-cell table:formula="of:=IF([.R138]=0;&quot;&quot;; IF([.R138]&gt;=0; &quot;Win&quot;; &quot;Loss&quot;))">
            <text:p/>
          </table:table-cell>
          <table:table-cell table:formula="of:=IF([.P138]=&quot;&quot;; &quot;&quot;; CONCATENATE(ROUND(([.P138]-[.H1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ABS([.K139]-[.J139])*[.I139]" office:value-type="float" office:value="0" calcext:value-type="float">
            <text:p>0</text:p>
          </table:table-cell>
          <table:table-cell table:number-columns-repeated="4"/>
          <table:table-cell table:formula="of:=IF([.L139]=0; &quot;&quot;; [.R139]/[.L139])">
            <text:p/>
          </table:table-cell>
          <table:table-cell table:formula="of:=IF([.N139]=[.I139]; ([.N139]*[.O139])-([.I139]*[.J139]); 0)" office:value-type="float" office:value="0" calcext:value-type="float">
            <text:p>0.00 </text:p>
          </table:table-cell>
          <table:table-cell table:formula="of:=IF([.R139]=0;&quot;&quot;; IF([.R139]&gt;=0; &quot;Win&quot;; &quot;Loss&quot;))">
            <text:p/>
          </table:table-cell>
          <table:table-cell table:formula="of:=IF([.P139]=&quot;&quot;; &quot;&quot;; CONCATENATE(ROUND(([.P139]-[.H1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ABS([.K140]-[.J140])*[.I140]" office:value-type="float" office:value="0" calcext:value-type="float">
            <text:p>0</text:p>
          </table:table-cell>
          <table:table-cell table:number-columns-repeated="4"/>
          <table:table-cell table:formula="of:=IF([.L140]=0; &quot;&quot;; [.R140]/[.L140])">
            <text:p/>
          </table:table-cell>
          <table:table-cell table:formula="of:=IF([.N140]=[.I140]; ([.N140]*[.O140])-([.I140]*[.J140]); 0)" office:value-type="float" office:value="0" calcext:value-type="float">
            <text:p>0.00 </text:p>
          </table:table-cell>
          <table:table-cell table:formula="of:=IF([.R140]=0;&quot;&quot;; IF([.R140]&gt;=0; &quot;Win&quot;; &quot;Loss&quot;))">
            <text:p/>
          </table:table-cell>
          <table:table-cell table:formula="of:=IF([.P140]=&quot;&quot;; &quot;&quot;; CONCATENATE(ROUND(([.P140]-[.H1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ABS([.K141]-[.J141])*[.I141]" office:value-type="float" office:value="0" calcext:value-type="float">
            <text:p>0</text:p>
          </table:table-cell>
          <table:table-cell table:number-columns-repeated="4"/>
          <table:table-cell table:formula="of:=IF([.L141]=0; &quot;&quot;; [.R141]/[.L141])">
            <text:p/>
          </table:table-cell>
          <table:table-cell table:formula="of:=IF([.N141]=[.I141]; ([.N141]*[.O141])-([.I141]*[.J141]); 0)" office:value-type="float" office:value="0" calcext:value-type="float">
            <text:p>0.00 </text:p>
          </table:table-cell>
          <table:table-cell table:formula="of:=IF([.R141]=0;&quot;&quot;; IF([.R141]&gt;=0; &quot;Win&quot;; &quot;Loss&quot;))">
            <text:p/>
          </table:table-cell>
          <table:table-cell table:formula="of:=IF([.P141]=&quot;&quot;; &quot;&quot;; CONCATENATE(ROUND(([.P141]-[.H1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ABS([.K142]-[.J142])*[.I142]" office:value-type="float" office:value="0" calcext:value-type="float">
            <text:p>0</text:p>
          </table:table-cell>
          <table:table-cell table:number-columns-repeated="4"/>
          <table:table-cell table:formula="of:=IF([.L142]=0; &quot;&quot;; [.R142]/[.L142])">
            <text:p/>
          </table:table-cell>
          <table:table-cell table:formula="of:=IF([.N142]=[.I142]; ([.N142]*[.O142])-([.I142]*[.J142]); 0)" office:value-type="float" office:value="0" calcext:value-type="float">
            <text:p>0.00 </text:p>
          </table:table-cell>
          <table:table-cell table:formula="of:=IF([.R142]=0;&quot;&quot;; IF([.R142]&gt;=0; &quot;Win&quot;; &quot;Loss&quot;))">
            <text:p/>
          </table:table-cell>
          <table:table-cell table:formula="of:=IF([.P142]=&quot;&quot;; &quot;&quot;; CONCATENATE(ROUND(([.P142]-[.H1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ABS([.K143]-[.J143])*[.I143]" office:value-type="float" office:value="0" calcext:value-type="float">
            <text:p>0</text:p>
          </table:table-cell>
          <table:table-cell table:number-columns-repeated="4"/>
          <table:table-cell table:formula="of:=IF([.L143]=0; &quot;&quot;; [.R143]/[.L143])">
            <text:p/>
          </table:table-cell>
          <table:table-cell table:formula="of:=IF([.N143]=[.I143]; ([.N143]*[.O143])-([.I143]*[.J143]); 0)" office:value-type="float" office:value="0" calcext:value-type="float">
            <text:p>0.00 </text:p>
          </table:table-cell>
          <table:table-cell table:formula="of:=IF([.R143]=0;&quot;&quot;; IF([.R143]&gt;=0; &quot;Win&quot;; &quot;Loss&quot;))">
            <text:p/>
          </table:table-cell>
          <table:table-cell table:formula="of:=IF([.P143]=&quot;&quot;; &quot;&quot;; CONCATENATE(ROUND(([.P143]-[.H1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ABS([.K144]-[.J144])*[.I144]" office:value-type="float" office:value="0" calcext:value-type="float">
            <text:p>0</text:p>
          </table:table-cell>
          <table:table-cell table:number-columns-repeated="4"/>
          <table:table-cell table:formula="of:=IF([.L144]=0; &quot;&quot;; [.R144]/[.L144])">
            <text:p/>
          </table:table-cell>
          <table:table-cell table:formula="of:=IF([.N144]=[.I144]; ([.N144]*[.O144])-([.I144]*[.J144]); 0)" office:value-type="float" office:value="0" calcext:value-type="float">
            <text:p>0.00 </text:p>
          </table:table-cell>
          <table:table-cell table:formula="of:=IF([.R144]=0;&quot;&quot;; IF([.R144]&gt;=0; &quot;Win&quot;; &quot;Loss&quot;))">
            <text:p/>
          </table:table-cell>
          <table:table-cell table:formula="of:=IF([.P144]=&quot;&quot;; &quot;&quot;; CONCATENATE(ROUND(([.P144]-[.H1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ABS([.K145]-[.J145])*[.I145]" office:value-type="float" office:value="0" calcext:value-type="float">
            <text:p>0</text:p>
          </table:table-cell>
          <table:table-cell table:number-columns-repeated="4"/>
          <table:table-cell table:formula="of:=IF([.L145]=0; &quot;&quot;; [.R145]/[.L145])">
            <text:p/>
          </table:table-cell>
          <table:table-cell table:formula="of:=IF([.N145]=[.I145]; ([.N145]*[.O145])-([.I145]*[.J145]); 0)" office:value-type="float" office:value="0" calcext:value-type="float">
            <text:p>0.00 </text:p>
          </table:table-cell>
          <table:table-cell table:formula="of:=IF([.R145]=0;&quot;&quot;; IF([.R145]&gt;=0; &quot;Win&quot;; &quot;Loss&quot;))">
            <text:p/>
          </table:table-cell>
          <table:table-cell table:formula="of:=IF([.P145]=&quot;&quot;; &quot;&quot;; CONCATENATE(ROUND(([.P145]-[.H1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ABS([.K146]-[.J146])*[.I146]" office:value-type="float" office:value="0" calcext:value-type="float">
            <text:p>0</text:p>
          </table:table-cell>
          <table:table-cell table:number-columns-repeated="4"/>
          <table:table-cell table:formula="of:=IF([.L146]=0; &quot;&quot;; [.R146]/[.L146])">
            <text:p/>
          </table:table-cell>
          <table:table-cell table:formula="of:=IF([.N146]=[.I146]; ([.N146]*[.O146])-([.I146]*[.J146]); 0)" office:value-type="float" office:value="0" calcext:value-type="float">
            <text:p>0.00 </text:p>
          </table:table-cell>
          <table:table-cell table:formula="of:=IF([.R146]=0;&quot;&quot;; IF([.R146]&gt;=0; &quot;Win&quot;; &quot;Loss&quot;))">
            <text:p/>
          </table:table-cell>
          <table:table-cell table:formula="of:=IF([.P146]=&quot;&quot;; &quot;&quot;; CONCATENATE(ROUND(([.P146]-[.H1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ABS([.K147]-[.J147])*[.I147]" office:value-type="float" office:value="0" calcext:value-type="float">
            <text:p>0</text:p>
          </table:table-cell>
          <table:table-cell table:number-columns-repeated="4"/>
          <table:table-cell table:formula="of:=IF([.L147]=0; &quot;&quot;; [.R147]/[.L147])">
            <text:p/>
          </table:table-cell>
          <table:table-cell table:formula="of:=IF([.N147]=[.I147]; ([.N147]*[.O147])-([.I147]*[.J147]); 0)" office:value-type="float" office:value="0" calcext:value-type="float">
            <text:p>0.00 </text:p>
          </table:table-cell>
          <table:table-cell table:formula="of:=IF([.R147]=0;&quot;&quot;; IF([.R147]&gt;=0; &quot;Win&quot;; &quot;Loss&quot;))">
            <text:p/>
          </table:table-cell>
          <table:table-cell table:formula="of:=IF([.P147]=&quot;&quot;; &quot;&quot;; CONCATENATE(ROUND(([.P147]-[.H1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ABS([.K148]-[.J148])*[.I148]" office:value-type="float" office:value="0" calcext:value-type="float">
            <text:p>0</text:p>
          </table:table-cell>
          <table:table-cell table:number-columns-repeated="4"/>
          <table:table-cell table:formula="of:=IF([.L148]=0; &quot;&quot;; [.R148]/[.L148])">
            <text:p/>
          </table:table-cell>
          <table:table-cell table:formula="of:=IF([.N148]=[.I148]; ([.N148]*[.O148])-([.I148]*[.J148]); 0)" office:value-type="float" office:value="0" calcext:value-type="float">
            <text:p>0.00 </text:p>
          </table:table-cell>
          <table:table-cell table:formula="of:=IF([.R148]=0;&quot;&quot;; IF([.R148]&gt;=0; &quot;Win&quot;; &quot;Loss&quot;))">
            <text:p/>
          </table:table-cell>
          <table:table-cell table:formula="of:=IF([.P148]=&quot;&quot;; &quot;&quot;; CONCATENATE(ROUND(([.P148]-[.H1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ABS([.K149]-[.J149])*[.I149]" office:value-type="float" office:value="0" calcext:value-type="float">
            <text:p>0</text:p>
          </table:table-cell>
          <table:table-cell table:number-columns-repeated="4"/>
          <table:table-cell table:formula="of:=IF([.L149]=0; &quot;&quot;; [.R149]/[.L149])">
            <text:p/>
          </table:table-cell>
          <table:table-cell table:formula="of:=IF([.N149]=[.I149]; ([.N149]*[.O149])-([.I149]*[.J149]); 0)" office:value-type="float" office:value="0" calcext:value-type="float">
            <text:p>0.00 </text:p>
          </table:table-cell>
          <table:table-cell table:formula="of:=IF([.R149]=0;&quot;&quot;; IF([.R149]&gt;=0; &quot;Win&quot;; &quot;Loss&quot;))">
            <text:p/>
          </table:table-cell>
          <table:table-cell table:formula="of:=IF([.P149]=&quot;&quot;; &quot;&quot;; CONCATENATE(ROUND(([.P149]-[.H1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ABS([.K150]-[.J150])*[.I150]" office:value-type="float" office:value="0" calcext:value-type="float">
            <text:p>0</text:p>
          </table:table-cell>
          <table:table-cell table:number-columns-repeated="4"/>
          <table:table-cell table:formula="of:=IF([.L150]=0; &quot;&quot;; [.R150]/[.L150])">
            <text:p/>
          </table:table-cell>
          <table:table-cell table:formula="of:=IF([.N150]=[.I150]; ([.N150]*[.O150])-([.I150]*[.J150]); 0)" office:value-type="float" office:value="0" calcext:value-type="float">
            <text:p>0.00 </text:p>
          </table:table-cell>
          <table:table-cell table:formula="of:=IF([.R150]=0;&quot;&quot;; IF([.R150]&gt;=0; &quot;Win&quot;; &quot;Loss&quot;))">
            <text:p/>
          </table:table-cell>
          <table:table-cell table:formula="of:=IF([.P150]=&quot;&quot;; &quot;&quot;; CONCATENATE(ROUND(([.P150]-[.H1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ABS([.K151]-[.J151])*[.I151]" office:value-type="float" office:value="0" calcext:value-type="float">
            <text:p>0</text:p>
          </table:table-cell>
          <table:table-cell table:number-columns-repeated="4"/>
          <table:table-cell table:formula="of:=IF([.L151]=0; &quot;&quot;; [.R151]/[.L151])">
            <text:p/>
          </table:table-cell>
          <table:table-cell table:formula="of:=IF([.N151]=[.I151]; ([.N151]*[.O151])-([.I151]*[.J151]); 0)" office:value-type="float" office:value="0" calcext:value-type="float">
            <text:p>0.00 </text:p>
          </table:table-cell>
          <table:table-cell table:formula="of:=IF([.R151]=0;&quot;&quot;; IF([.R151]&gt;=0; &quot;Win&quot;; &quot;Loss&quot;))">
            <text:p/>
          </table:table-cell>
          <table:table-cell table:formula="of:=IF([.P151]=&quot;&quot;; &quot;&quot;; CONCATENATE(ROUND(([.P151]-[.H1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ABS([.K152]-[.J152])*[.I152]" office:value-type="float" office:value="0" calcext:value-type="float">
            <text:p>0</text:p>
          </table:table-cell>
          <table:table-cell table:number-columns-repeated="4"/>
          <table:table-cell table:formula="of:=IF([.L152]=0; &quot;&quot;; [.R152]/[.L152])">
            <text:p/>
          </table:table-cell>
          <table:table-cell table:formula="of:=IF([.N152]=[.I152]; ([.N152]*[.O152])-([.I152]*[.J152]); 0)" office:value-type="float" office:value="0" calcext:value-type="float">
            <text:p>0.00 </text:p>
          </table:table-cell>
          <table:table-cell table:formula="of:=IF([.R152]=0;&quot;&quot;; IF([.R152]&gt;=0; &quot;Win&quot;; &quot;Loss&quot;))">
            <text:p/>
          </table:table-cell>
          <table:table-cell table:formula="of:=IF([.P152]=&quot;&quot;; &quot;&quot;; CONCATENATE(ROUND(([.P152]-[.H1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ABS([.K153]-[.J153])*[.I153]" office:value-type="float" office:value="0" calcext:value-type="float">
            <text:p>0</text:p>
          </table:table-cell>
          <table:table-cell table:number-columns-repeated="4"/>
          <table:table-cell table:formula="of:=IF([.L153]=0; &quot;&quot;; [.R153]/[.L153])">
            <text:p/>
          </table:table-cell>
          <table:table-cell table:formula="of:=IF([.N153]=[.I153]; ([.N153]*[.O153])-([.I153]*[.J153]); 0)" office:value-type="float" office:value="0" calcext:value-type="float">
            <text:p>0.00 </text:p>
          </table:table-cell>
          <table:table-cell table:formula="of:=IF([.R153]=0;&quot;&quot;; IF([.R153]&gt;=0; &quot;Win&quot;; &quot;Loss&quot;))">
            <text:p/>
          </table:table-cell>
          <table:table-cell table:formula="of:=IF([.P153]=&quot;&quot;; &quot;&quot;; CONCATENATE(ROUND(([.P153]-[.H1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ABS([.K154]-[.J154])*[.I154]" office:value-type="float" office:value="0" calcext:value-type="float">
            <text:p>0</text:p>
          </table:table-cell>
          <table:table-cell table:number-columns-repeated="4"/>
          <table:table-cell table:formula="of:=IF([.L154]=0; &quot;&quot;; [.R154]/[.L154])">
            <text:p/>
          </table:table-cell>
          <table:table-cell table:formula="of:=IF([.N154]=[.I154]; ([.N154]*[.O154])-([.I154]*[.J154]); 0)" office:value-type="float" office:value="0" calcext:value-type="float">
            <text:p>0.00 </text:p>
          </table:table-cell>
          <table:table-cell table:formula="of:=IF([.R154]=0;&quot;&quot;; IF([.R154]&gt;=0; &quot;Win&quot;; &quot;Loss&quot;))">
            <text:p/>
          </table:table-cell>
          <table:table-cell table:formula="of:=IF([.P154]=&quot;&quot;; &quot;&quot;; CONCATENATE(ROUND(([.P154]-[.H1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ABS([.K155]-[.J155])*[.I155]" office:value-type="float" office:value="0" calcext:value-type="float">
            <text:p>0</text:p>
          </table:table-cell>
          <table:table-cell table:number-columns-repeated="4"/>
          <table:table-cell table:formula="of:=IF([.L155]=0; &quot;&quot;; [.R155]/[.L155])">
            <text:p/>
          </table:table-cell>
          <table:table-cell table:formula="of:=IF([.N155]=[.I155]; ([.N155]*[.O155])-([.I155]*[.J155]); 0)" office:value-type="float" office:value="0" calcext:value-type="float">
            <text:p>0.00 </text:p>
          </table:table-cell>
          <table:table-cell table:formula="of:=IF([.R155]=0;&quot;&quot;; IF([.R155]&gt;=0; &quot;Win&quot;; &quot;Loss&quot;))">
            <text:p/>
          </table:table-cell>
          <table:table-cell table:formula="of:=IF([.P155]=&quot;&quot;; &quot;&quot;; CONCATENATE(ROUND(([.P155]-[.H1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ABS([.K156]-[.J156])*[.I156]" office:value-type="float" office:value="0" calcext:value-type="float">
            <text:p>0</text:p>
          </table:table-cell>
          <table:table-cell table:number-columns-repeated="4"/>
          <table:table-cell table:formula="of:=IF([.L156]=0; &quot;&quot;; [.R156]/[.L156])">
            <text:p/>
          </table:table-cell>
          <table:table-cell table:formula="of:=IF([.N156]=[.I156]; ([.N156]*[.O156])-([.I156]*[.J156]); 0)" office:value-type="float" office:value="0" calcext:value-type="float">
            <text:p>0.00 </text:p>
          </table:table-cell>
          <table:table-cell table:formula="of:=IF([.R156]=0;&quot;&quot;; IF([.R156]&gt;=0; &quot;Win&quot;; &quot;Loss&quot;))">
            <text:p/>
          </table:table-cell>
          <table:table-cell table:formula="of:=IF([.P156]=&quot;&quot;; &quot;&quot;; CONCATENATE(ROUND(([.P156]-[.H1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ABS([.K157]-[.J157])*[.I157]" office:value-type="float" office:value="0" calcext:value-type="float">
            <text:p>0</text:p>
          </table:table-cell>
          <table:table-cell table:number-columns-repeated="4"/>
          <table:table-cell table:formula="of:=IF([.L157]=0; &quot;&quot;; [.R157]/[.L157])">
            <text:p/>
          </table:table-cell>
          <table:table-cell table:formula="of:=IF([.N157]=[.I157]; ([.N157]*[.O157])-([.I157]*[.J157]); 0)" office:value-type="float" office:value="0" calcext:value-type="float">
            <text:p>0.00 </text:p>
          </table:table-cell>
          <table:table-cell table:formula="of:=IF([.R157]=0;&quot;&quot;; IF([.R157]&gt;=0; &quot;Win&quot;; &quot;Loss&quot;))">
            <text:p/>
          </table:table-cell>
          <table:table-cell table:formula="of:=IF([.P157]=&quot;&quot;; &quot;&quot;; CONCATENATE(ROUND(([.P157]-[.H1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ABS([.K158]-[.J158])*[.I158]" office:value-type="float" office:value="0" calcext:value-type="float">
            <text:p>0</text:p>
          </table:table-cell>
          <table:table-cell table:number-columns-repeated="4"/>
          <table:table-cell table:formula="of:=IF([.L158]=0; &quot;&quot;; [.R158]/[.L158])">
            <text:p/>
          </table:table-cell>
          <table:table-cell table:formula="of:=IF([.N158]=[.I158]; ([.N158]*[.O158])-([.I158]*[.J158]); 0)" office:value-type="float" office:value="0" calcext:value-type="float">
            <text:p>0.00 </text:p>
          </table:table-cell>
          <table:table-cell table:formula="of:=IF([.R158]=0;&quot;&quot;; IF([.R158]&gt;=0; &quot;Win&quot;; &quot;Loss&quot;))">
            <text:p/>
          </table:table-cell>
          <table:table-cell table:formula="of:=IF([.P158]=&quot;&quot;; &quot;&quot;; CONCATENATE(ROUND(([.P158]-[.H1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ABS([.K159]-[.J159])*[.I159]" office:value-type="float" office:value="0" calcext:value-type="float">
            <text:p>0</text:p>
          </table:table-cell>
          <table:table-cell table:number-columns-repeated="4"/>
          <table:table-cell table:formula="of:=IF([.L159]=0; &quot;&quot;; [.R159]/[.L159])">
            <text:p/>
          </table:table-cell>
          <table:table-cell table:formula="of:=IF([.N159]=[.I159]; ([.N159]*[.O159])-([.I159]*[.J159]); 0)" office:value-type="float" office:value="0" calcext:value-type="float">
            <text:p>0.00 </text:p>
          </table:table-cell>
          <table:table-cell table:formula="of:=IF([.R159]=0;&quot;&quot;; IF([.R159]&gt;=0; &quot;Win&quot;; &quot;Loss&quot;))">
            <text:p/>
          </table:table-cell>
          <table:table-cell table:formula="of:=IF([.P159]=&quot;&quot;; &quot;&quot;; CONCATENATE(ROUND(([.P159]-[.H1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ABS([.K160]-[.J160])*[.I160]" office:value-type="float" office:value="0" calcext:value-type="float">
            <text:p>0</text:p>
          </table:table-cell>
          <table:table-cell table:number-columns-repeated="4"/>
          <table:table-cell table:formula="of:=IF([.L160]=0; &quot;&quot;; [.R160]/[.L160])">
            <text:p/>
          </table:table-cell>
          <table:table-cell table:formula="of:=IF([.N160]=[.I160]; ([.N160]*[.O160])-([.I160]*[.J160]); 0)" office:value-type="float" office:value="0" calcext:value-type="float">
            <text:p>0.00 </text:p>
          </table:table-cell>
          <table:table-cell table:formula="of:=IF([.R160]=0;&quot;&quot;; IF([.R160]&gt;=0; &quot;Win&quot;; &quot;Loss&quot;))">
            <text:p/>
          </table:table-cell>
          <table:table-cell table:formula="of:=IF([.P160]=&quot;&quot;; &quot;&quot;; CONCATENATE(ROUND(([.P160]-[.H1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ABS([.K161]-[.J161])*[.I161]" office:value-type="float" office:value="0" calcext:value-type="float">
            <text:p>0</text:p>
          </table:table-cell>
          <table:table-cell table:number-columns-repeated="4"/>
          <table:table-cell table:formula="of:=IF([.L161]=0; &quot;&quot;; [.R161]/[.L161])">
            <text:p/>
          </table:table-cell>
          <table:table-cell table:formula="of:=IF([.N161]=[.I161]; ([.N161]*[.O161])-([.I161]*[.J161]); 0)" office:value-type="float" office:value="0" calcext:value-type="float">
            <text:p>0.00 </text:p>
          </table:table-cell>
          <table:table-cell table:formula="of:=IF([.R161]=0;&quot;&quot;; IF([.R161]&gt;=0; &quot;Win&quot;; &quot;Loss&quot;))">
            <text:p/>
          </table:table-cell>
          <table:table-cell table:formula="of:=IF([.P161]=&quot;&quot;; &quot;&quot;; CONCATENATE(ROUND(([.P161]-[.H1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ABS([.K162]-[.J162])*[.I162]" office:value-type="float" office:value="0" calcext:value-type="float">
            <text:p>0</text:p>
          </table:table-cell>
          <table:table-cell table:number-columns-repeated="4"/>
          <table:table-cell table:formula="of:=IF([.L162]=0; &quot;&quot;; [.R162]/[.L162])">
            <text:p/>
          </table:table-cell>
          <table:table-cell table:formula="of:=IF([.N162]=[.I162]; ([.N162]*[.O162])-([.I162]*[.J162]); 0)" office:value-type="float" office:value="0" calcext:value-type="float">
            <text:p>0.00 </text:p>
          </table:table-cell>
          <table:table-cell table:formula="of:=IF([.R162]=0;&quot;&quot;; IF([.R162]&gt;=0; &quot;Win&quot;; &quot;Loss&quot;))">
            <text:p/>
          </table:table-cell>
          <table:table-cell table:formula="of:=IF([.P162]=&quot;&quot;; &quot;&quot;; CONCATENATE(ROUND(([.P162]-[.H1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ABS([.K163]-[.J163])*[.I163]" office:value-type="float" office:value="0" calcext:value-type="float">
            <text:p>0</text:p>
          </table:table-cell>
          <table:table-cell table:number-columns-repeated="4"/>
          <table:table-cell table:formula="of:=IF([.L163]=0; &quot;&quot;; [.R163]/[.L163])">
            <text:p/>
          </table:table-cell>
          <table:table-cell table:formula="of:=IF([.N163]=[.I163]; ([.N163]*[.O163])-([.I163]*[.J163]); 0)" office:value-type="float" office:value="0" calcext:value-type="float">
            <text:p>0.00 </text:p>
          </table:table-cell>
          <table:table-cell table:formula="of:=IF([.R163]=0;&quot;&quot;; IF([.R163]&gt;=0; &quot;Win&quot;; &quot;Loss&quot;))">
            <text:p/>
          </table:table-cell>
          <table:table-cell table:formula="of:=IF([.P163]=&quot;&quot;; &quot;&quot;; CONCATENATE(ROUND(([.P163]-[.H1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ABS([.K164]-[.J164])*[.I164]" office:value-type="float" office:value="0" calcext:value-type="float">
            <text:p>0</text:p>
          </table:table-cell>
          <table:table-cell table:number-columns-repeated="4"/>
          <table:table-cell table:formula="of:=IF([.L164]=0; &quot;&quot;; [.R164]/[.L164])">
            <text:p/>
          </table:table-cell>
          <table:table-cell table:formula="of:=IF([.N164]=[.I164]; ([.N164]*[.O164])-([.I164]*[.J164]); 0)" office:value-type="float" office:value="0" calcext:value-type="float">
            <text:p>0.00 </text:p>
          </table:table-cell>
          <table:table-cell table:formula="of:=IF([.R164]=0;&quot;&quot;; IF([.R164]&gt;=0; &quot;Win&quot;; &quot;Loss&quot;))">
            <text:p/>
          </table:table-cell>
          <table:table-cell table:formula="of:=IF([.P164]=&quot;&quot;; &quot;&quot;; CONCATENATE(ROUND(([.P164]-[.H1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ABS([.K165]-[.J165])*[.I165]" office:value-type="float" office:value="0" calcext:value-type="float">
            <text:p>0</text:p>
          </table:table-cell>
          <table:table-cell table:number-columns-repeated="4"/>
          <table:table-cell table:formula="of:=IF([.L165]=0; &quot;&quot;; [.R165]/[.L165])">
            <text:p/>
          </table:table-cell>
          <table:table-cell table:formula="of:=IF([.N165]=[.I165]; ([.N165]*[.O165])-([.I165]*[.J165]); 0)" office:value-type="float" office:value="0" calcext:value-type="float">
            <text:p>0.00 </text:p>
          </table:table-cell>
          <table:table-cell table:formula="of:=IF([.R165]=0;&quot;&quot;; IF([.R165]&gt;=0; &quot;Win&quot;; &quot;Loss&quot;))">
            <text:p/>
          </table:table-cell>
          <table:table-cell table:formula="of:=IF([.P165]=&quot;&quot;; &quot;&quot;; CONCATENATE(ROUND(([.P165]-[.H1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ABS([.K166]-[.J166])*[.I166]" office:value-type="float" office:value="0" calcext:value-type="float">
            <text:p>0</text:p>
          </table:table-cell>
          <table:table-cell table:number-columns-repeated="4"/>
          <table:table-cell table:formula="of:=IF([.L166]=0; &quot;&quot;; [.R166]/[.L166])">
            <text:p/>
          </table:table-cell>
          <table:table-cell table:formula="of:=IF([.N166]=[.I166]; ([.N166]*[.O166])-([.I166]*[.J166]); 0)" office:value-type="float" office:value="0" calcext:value-type="float">
            <text:p>0.00 </text:p>
          </table:table-cell>
          <table:table-cell table:formula="of:=IF([.R166]=0;&quot;&quot;; IF([.R166]&gt;=0; &quot;Win&quot;; &quot;Loss&quot;))">
            <text:p/>
          </table:table-cell>
          <table:table-cell table:formula="of:=IF([.P166]=&quot;&quot;; &quot;&quot;; CONCATENATE(ROUND(([.P166]-[.H1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ABS([.K167]-[.J167])*[.I167]" office:value-type="float" office:value="0" calcext:value-type="float">
            <text:p>0</text:p>
          </table:table-cell>
          <table:table-cell table:number-columns-repeated="4"/>
          <table:table-cell table:formula="of:=IF([.L167]=0; &quot;&quot;; [.R167]/[.L167])">
            <text:p/>
          </table:table-cell>
          <table:table-cell table:formula="of:=IF([.N167]=[.I167]; ([.N167]*[.O167])-([.I167]*[.J167]); 0)" office:value-type="float" office:value="0" calcext:value-type="float">
            <text:p>0.00 </text:p>
          </table:table-cell>
          <table:table-cell table:formula="of:=IF([.R167]=0;&quot;&quot;; IF([.R167]&gt;=0; &quot;Win&quot;; &quot;Loss&quot;))">
            <text:p/>
          </table:table-cell>
          <table:table-cell table:formula="of:=IF([.P167]=&quot;&quot;; &quot;&quot;; CONCATENATE(ROUND(([.P167]-[.H1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ABS([.K168]-[.J168])*[.I168]" office:value-type="float" office:value="0" calcext:value-type="float">
            <text:p>0</text:p>
          </table:table-cell>
          <table:table-cell table:number-columns-repeated="4"/>
          <table:table-cell table:formula="of:=IF([.L168]=0; &quot;&quot;; [.R168]/[.L168])">
            <text:p/>
          </table:table-cell>
          <table:table-cell table:formula="of:=IF([.N168]=[.I168]; ([.N168]*[.O168])-([.I168]*[.J168]); 0)" office:value-type="float" office:value="0" calcext:value-type="float">
            <text:p>0.00 </text:p>
          </table:table-cell>
          <table:table-cell table:formula="of:=IF([.R168]=0;&quot;&quot;; IF([.R168]&gt;=0; &quot;Win&quot;; &quot;Loss&quot;))">
            <text:p/>
          </table:table-cell>
          <table:table-cell table:formula="of:=IF([.P168]=&quot;&quot;; &quot;&quot;; CONCATENATE(ROUND(([.P168]-[.H1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ABS([.K169]-[.J169])*[.I169]" office:value-type="float" office:value="0" calcext:value-type="float">
            <text:p>0</text:p>
          </table:table-cell>
          <table:table-cell table:number-columns-repeated="4"/>
          <table:table-cell table:formula="of:=IF([.L169]=0; &quot;&quot;; [.R169]/[.L169])">
            <text:p/>
          </table:table-cell>
          <table:table-cell table:formula="of:=IF([.N169]=[.I169]; ([.N169]*[.O169])-([.I169]*[.J169]); 0)" office:value-type="float" office:value="0" calcext:value-type="float">
            <text:p>0.00 </text:p>
          </table:table-cell>
          <table:table-cell table:formula="of:=IF([.R169]=0;&quot;&quot;; IF([.R169]&gt;=0; &quot;Win&quot;; &quot;Loss&quot;))">
            <text:p/>
          </table:table-cell>
          <table:table-cell table:formula="of:=IF([.P169]=&quot;&quot;; &quot;&quot;; CONCATENATE(ROUND(([.P169]-[.H1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ABS([.K170]-[.J170])*[.I170]" office:value-type="float" office:value="0" calcext:value-type="float">
            <text:p>0</text:p>
          </table:table-cell>
          <table:table-cell table:number-columns-repeated="4"/>
          <table:table-cell table:formula="of:=IF([.L170]=0; &quot;&quot;; [.R170]/[.L170])">
            <text:p/>
          </table:table-cell>
          <table:table-cell table:formula="of:=IF([.N170]=[.I170]; ([.N170]*[.O170])-([.I170]*[.J170]); 0)" office:value-type="float" office:value="0" calcext:value-type="float">
            <text:p>0.00 </text:p>
          </table:table-cell>
          <table:table-cell table:formula="of:=IF([.R170]=0;&quot;&quot;; IF([.R170]&gt;=0; &quot;Win&quot;; &quot;Loss&quot;))">
            <text:p/>
          </table:table-cell>
          <table:table-cell table:formula="of:=IF([.P170]=&quot;&quot;; &quot;&quot;; CONCATENATE(ROUND(([.P170]-[.H1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ABS([.K171]-[.J171])*[.I171]" office:value-type="float" office:value="0" calcext:value-type="float">
            <text:p>0</text:p>
          </table:table-cell>
          <table:table-cell table:number-columns-repeated="4"/>
          <table:table-cell table:formula="of:=IF([.L171]=0; &quot;&quot;; [.R171]/[.L171])">
            <text:p/>
          </table:table-cell>
          <table:table-cell table:formula="of:=IF([.N171]=[.I171]; ([.N171]*[.O171])-([.I171]*[.J171]); 0)" office:value-type="float" office:value="0" calcext:value-type="float">
            <text:p>0.00 </text:p>
          </table:table-cell>
          <table:table-cell table:formula="of:=IF([.R171]=0;&quot;&quot;; IF([.R171]&gt;=0; &quot;Win&quot;; &quot;Loss&quot;))">
            <text:p/>
          </table:table-cell>
          <table:table-cell table:formula="of:=IF([.P171]=&quot;&quot;; &quot;&quot;; CONCATENATE(ROUND(([.P171]-[.H1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ABS([.K172]-[.J172])*[.I172]" office:value-type="float" office:value="0" calcext:value-type="float">
            <text:p>0</text:p>
          </table:table-cell>
          <table:table-cell table:number-columns-repeated="4"/>
          <table:table-cell table:formula="of:=IF([.L172]=0; &quot;&quot;; [.R172]/[.L172])">
            <text:p/>
          </table:table-cell>
          <table:table-cell table:formula="of:=IF([.N172]=[.I172]; ([.N172]*[.O172])-([.I172]*[.J172]); 0)" office:value-type="float" office:value="0" calcext:value-type="float">
            <text:p>0.00 </text:p>
          </table:table-cell>
          <table:table-cell table:formula="of:=IF([.R172]=0;&quot;&quot;; IF([.R172]&gt;=0; &quot;Win&quot;; &quot;Loss&quot;))">
            <text:p/>
          </table:table-cell>
          <table:table-cell table:formula="of:=IF([.P172]=&quot;&quot;; &quot;&quot;; CONCATENATE(ROUND(([.P172]-[.H1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ABS([.K173]-[.J173])*[.I173]" office:value-type="float" office:value="0" calcext:value-type="float">
            <text:p>0</text:p>
          </table:table-cell>
          <table:table-cell table:number-columns-repeated="4"/>
          <table:table-cell table:formula="of:=IF([.L173]=0; &quot;&quot;; [.R173]/[.L173])">
            <text:p/>
          </table:table-cell>
          <table:table-cell table:formula="of:=IF([.N173]=[.I173]; ([.N173]*[.O173])-([.I173]*[.J173]); 0)" office:value-type="float" office:value="0" calcext:value-type="float">
            <text:p>0.00 </text:p>
          </table:table-cell>
          <table:table-cell table:formula="of:=IF([.R173]=0;&quot;&quot;; IF([.R173]&gt;=0; &quot;Win&quot;; &quot;Loss&quot;))">
            <text:p/>
          </table:table-cell>
          <table:table-cell table:formula="of:=IF([.P173]=&quot;&quot;; &quot;&quot;; CONCATENATE(ROUND(([.P173]-[.H1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ABS([.K174]-[.J174])*[.I174]" office:value-type="float" office:value="0" calcext:value-type="float">
            <text:p>0</text:p>
          </table:table-cell>
          <table:table-cell table:number-columns-repeated="4"/>
          <table:table-cell table:formula="of:=IF([.L174]=0; &quot;&quot;; [.R174]/[.L174])">
            <text:p/>
          </table:table-cell>
          <table:table-cell table:formula="of:=IF([.N174]=[.I174]; ([.N174]*[.O174])-([.I174]*[.J174]); 0)" office:value-type="float" office:value="0" calcext:value-type="float">
            <text:p>0.00 </text:p>
          </table:table-cell>
          <table:table-cell table:formula="of:=IF([.R174]=0;&quot;&quot;; IF([.R174]&gt;=0; &quot;Win&quot;; &quot;Loss&quot;))">
            <text:p/>
          </table:table-cell>
          <table:table-cell table:formula="of:=IF([.P174]=&quot;&quot;; &quot;&quot;; CONCATENATE(ROUND(([.P174]-[.H1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ABS([.K175]-[.J175])*[.I175]" office:value-type="float" office:value="0" calcext:value-type="float">
            <text:p>0</text:p>
          </table:table-cell>
          <table:table-cell table:number-columns-repeated="4"/>
          <table:table-cell table:formula="of:=IF([.L175]=0; &quot;&quot;; [.R175]/[.L175])">
            <text:p/>
          </table:table-cell>
          <table:table-cell table:formula="of:=IF([.N175]=[.I175]; ([.N175]*[.O175])-([.I175]*[.J175]); 0)" office:value-type="float" office:value="0" calcext:value-type="float">
            <text:p>0.00 </text:p>
          </table:table-cell>
          <table:table-cell table:formula="of:=IF([.R175]=0;&quot;&quot;; IF([.R175]&gt;=0; &quot;Win&quot;; &quot;Loss&quot;))">
            <text:p/>
          </table:table-cell>
          <table:table-cell table:formula="of:=IF([.P175]=&quot;&quot;; &quot;&quot;; CONCATENATE(ROUND(([.P175]-[.H1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ABS([.K176]-[.J176])*[.I176]" office:value-type="float" office:value="0" calcext:value-type="float">
            <text:p>0</text:p>
          </table:table-cell>
          <table:table-cell table:number-columns-repeated="4"/>
          <table:table-cell table:formula="of:=IF([.L176]=0; &quot;&quot;; [.R176]/[.L176])">
            <text:p/>
          </table:table-cell>
          <table:table-cell table:formula="of:=IF([.N176]=[.I176]; ([.N176]*[.O176])-([.I176]*[.J176]); 0)" office:value-type="float" office:value="0" calcext:value-type="float">
            <text:p>0.00 </text:p>
          </table:table-cell>
          <table:table-cell table:formula="of:=IF([.R176]=0;&quot;&quot;; IF([.R176]&gt;=0; &quot;Win&quot;; &quot;Loss&quot;))">
            <text:p/>
          </table:table-cell>
          <table:table-cell table:formula="of:=IF([.P176]=&quot;&quot;; &quot;&quot;; CONCATENATE(ROUND(([.P176]-[.H1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ABS([.K177]-[.J177])*[.I177]" office:value-type="float" office:value="0" calcext:value-type="float">
            <text:p>0</text:p>
          </table:table-cell>
          <table:table-cell table:number-columns-repeated="4"/>
          <table:table-cell table:formula="of:=IF([.L177]=0; &quot;&quot;; [.R177]/[.L177])">
            <text:p/>
          </table:table-cell>
          <table:table-cell table:formula="of:=IF([.N177]=[.I177]; ([.N177]*[.O177])-([.I177]*[.J177]); 0)" office:value-type="float" office:value="0" calcext:value-type="float">
            <text:p>0.00 </text:p>
          </table:table-cell>
          <table:table-cell table:formula="of:=IF([.R177]=0;&quot;&quot;; IF([.R177]&gt;=0; &quot;Win&quot;; &quot;Loss&quot;))">
            <text:p/>
          </table:table-cell>
          <table:table-cell table:formula="of:=IF([.P177]=&quot;&quot;; &quot;&quot;; CONCATENATE(ROUND(([.P177]-[.H1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ABS([.K178]-[.J178])*[.I178]" office:value-type="float" office:value="0" calcext:value-type="float">
            <text:p>0</text:p>
          </table:table-cell>
          <table:table-cell table:number-columns-repeated="4"/>
          <table:table-cell table:formula="of:=IF([.L178]=0; &quot;&quot;; [.R178]/[.L178])">
            <text:p/>
          </table:table-cell>
          <table:table-cell table:formula="of:=IF([.N178]=[.I178]; ([.N178]*[.O178])-([.I178]*[.J178]); 0)" office:value-type="float" office:value="0" calcext:value-type="float">
            <text:p>0.00 </text:p>
          </table:table-cell>
          <table:table-cell table:formula="of:=IF([.R178]=0;&quot;&quot;; IF([.R178]&gt;=0; &quot;Win&quot;; &quot;Loss&quot;))">
            <text:p/>
          </table:table-cell>
          <table:table-cell table:formula="of:=IF([.P178]=&quot;&quot;; &quot;&quot;; CONCATENATE(ROUND(([.P178]-[.H1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ABS([.K179]-[.J179])*[.I179]" office:value-type="float" office:value="0" calcext:value-type="float">
            <text:p>0</text:p>
          </table:table-cell>
          <table:table-cell table:number-columns-repeated="4"/>
          <table:table-cell table:formula="of:=IF([.L179]=0; &quot;&quot;; [.R179]/[.L179])">
            <text:p/>
          </table:table-cell>
          <table:table-cell table:formula="of:=IF([.N179]=[.I179]; ([.N179]*[.O179])-([.I179]*[.J179]); 0)" office:value-type="float" office:value="0" calcext:value-type="float">
            <text:p>0.00 </text:p>
          </table:table-cell>
          <table:table-cell table:formula="of:=IF([.R179]=0;&quot;&quot;; IF([.R179]&gt;=0; &quot;Win&quot;; &quot;Loss&quot;))">
            <text:p/>
          </table:table-cell>
          <table:table-cell table:formula="of:=IF([.P179]=&quot;&quot;; &quot;&quot;; CONCATENATE(ROUND(([.P179]-[.H1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ABS([.K180]-[.J180])*[.I180]" office:value-type="float" office:value="0" calcext:value-type="float">
            <text:p>0</text:p>
          </table:table-cell>
          <table:table-cell table:number-columns-repeated="4"/>
          <table:table-cell table:formula="of:=IF([.L180]=0; &quot;&quot;; [.R180]/[.L180])">
            <text:p/>
          </table:table-cell>
          <table:table-cell table:formula="of:=IF([.N180]=[.I180]; ([.N180]*[.O180])-([.I180]*[.J180]); 0)" office:value-type="float" office:value="0" calcext:value-type="float">
            <text:p>0.00 </text:p>
          </table:table-cell>
          <table:table-cell table:formula="of:=IF([.R180]=0;&quot;&quot;; IF([.R180]&gt;=0; &quot;Win&quot;; &quot;Loss&quot;))">
            <text:p/>
          </table:table-cell>
          <table:table-cell table:formula="of:=IF([.P180]=&quot;&quot;; &quot;&quot;; CONCATENATE(ROUND(([.P180]-[.H1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ABS([.K181]-[.J181])*[.I181]" office:value-type="float" office:value="0" calcext:value-type="float">
            <text:p>0</text:p>
          </table:table-cell>
          <table:table-cell table:number-columns-repeated="4"/>
          <table:table-cell table:formula="of:=IF([.L181]=0; &quot;&quot;; [.R181]/[.L181])">
            <text:p/>
          </table:table-cell>
          <table:table-cell table:formula="of:=IF([.N181]=[.I181]; ([.N181]*[.O181])-([.I181]*[.J181]); 0)" office:value-type="float" office:value="0" calcext:value-type="float">
            <text:p>0.00 </text:p>
          </table:table-cell>
          <table:table-cell table:formula="of:=IF([.R181]=0;&quot;&quot;; IF([.R181]&gt;=0; &quot;Win&quot;; &quot;Loss&quot;))">
            <text:p/>
          </table:table-cell>
          <table:table-cell table:formula="of:=IF([.P181]=&quot;&quot;; &quot;&quot;; CONCATENATE(ROUND(([.P181]-[.H1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ABS([.K182]-[.J182])*[.I182]" office:value-type="float" office:value="0" calcext:value-type="float">
            <text:p>0</text:p>
          </table:table-cell>
          <table:table-cell table:number-columns-repeated="4"/>
          <table:table-cell table:formula="of:=IF([.L182]=0; &quot;&quot;; [.R182]/[.L182])">
            <text:p/>
          </table:table-cell>
          <table:table-cell table:formula="of:=IF([.N182]=[.I182]; ([.N182]*[.O182])-([.I182]*[.J182]); 0)" office:value-type="float" office:value="0" calcext:value-type="float">
            <text:p>0.00 </text:p>
          </table:table-cell>
          <table:table-cell table:formula="of:=IF([.R182]=0;&quot;&quot;; IF([.R182]&gt;=0; &quot;Win&quot;; &quot;Loss&quot;))">
            <text:p/>
          </table:table-cell>
          <table:table-cell table:formula="of:=IF([.P182]=&quot;&quot;; &quot;&quot;; CONCATENATE(ROUND(([.P182]-[.H1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ABS([.K183]-[.J183])*[.I183]" office:value-type="float" office:value="0" calcext:value-type="float">
            <text:p>0</text:p>
          </table:table-cell>
          <table:table-cell table:number-columns-repeated="4"/>
          <table:table-cell table:formula="of:=IF([.L183]=0; &quot;&quot;; [.R183]/[.L183])">
            <text:p/>
          </table:table-cell>
          <table:table-cell table:formula="of:=IF([.N183]=[.I183]; ([.N183]*[.O183])-([.I183]*[.J183]); 0)" office:value-type="float" office:value="0" calcext:value-type="float">
            <text:p>0.00 </text:p>
          </table:table-cell>
          <table:table-cell table:formula="of:=IF([.R183]=0;&quot;&quot;; IF([.R183]&gt;=0; &quot;Win&quot;; &quot;Loss&quot;))">
            <text:p/>
          </table:table-cell>
          <table:table-cell table:formula="of:=IF([.P183]=&quot;&quot;; &quot;&quot;; CONCATENATE(ROUND(([.P183]-[.H1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ABS([.K184]-[.J184])*[.I184]" office:value-type="float" office:value="0" calcext:value-type="float">
            <text:p>0</text:p>
          </table:table-cell>
          <table:table-cell table:number-columns-repeated="4"/>
          <table:table-cell table:formula="of:=IF([.L184]=0; &quot;&quot;; [.R184]/[.L184])">
            <text:p/>
          </table:table-cell>
          <table:table-cell table:formula="of:=IF([.N184]=[.I184]; ([.N184]*[.O184])-([.I184]*[.J184]); 0)" office:value-type="float" office:value="0" calcext:value-type="float">
            <text:p>0.00 </text:p>
          </table:table-cell>
          <table:table-cell table:formula="of:=IF([.R184]=0;&quot;&quot;; IF([.R184]&gt;=0; &quot;Win&quot;; &quot;Loss&quot;))">
            <text:p/>
          </table:table-cell>
          <table:table-cell table:formula="of:=IF([.P184]=&quot;&quot;; &quot;&quot;; CONCATENATE(ROUND(([.P184]-[.H1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ABS([.K185]-[.J185])*[.I185]" office:value-type="float" office:value="0" calcext:value-type="float">
            <text:p>0</text:p>
          </table:table-cell>
          <table:table-cell table:number-columns-repeated="4"/>
          <table:table-cell table:formula="of:=IF([.L185]=0; &quot;&quot;; [.R185]/[.L185])">
            <text:p/>
          </table:table-cell>
          <table:table-cell table:formula="of:=IF([.N185]=[.I185]; ([.N185]*[.O185])-([.I185]*[.J185]); 0)" office:value-type="float" office:value="0" calcext:value-type="float">
            <text:p>0.00 </text:p>
          </table:table-cell>
          <table:table-cell table:formula="of:=IF([.R185]=0;&quot;&quot;; IF([.R185]&gt;=0; &quot;Win&quot;; &quot;Loss&quot;))">
            <text:p/>
          </table:table-cell>
          <table:table-cell table:formula="of:=IF([.P185]=&quot;&quot;; &quot;&quot;; CONCATENATE(ROUND(([.P185]-[.H1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ABS([.K186]-[.J186])*[.I186]" office:value-type="float" office:value="0" calcext:value-type="float">
            <text:p>0</text:p>
          </table:table-cell>
          <table:table-cell table:number-columns-repeated="4"/>
          <table:table-cell table:formula="of:=IF([.L186]=0; &quot;&quot;; [.R186]/[.L186])">
            <text:p/>
          </table:table-cell>
          <table:table-cell table:formula="of:=IF([.N186]=[.I186]; ([.N186]*[.O186])-([.I186]*[.J186]); 0)" office:value-type="float" office:value="0" calcext:value-type="float">
            <text:p>0.00 </text:p>
          </table:table-cell>
          <table:table-cell table:formula="of:=IF([.R186]=0;&quot;&quot;; IF([.R186]&gt;=0; &quot;Win&quot;; &quot;Loss&quot;))">
            <text:p/>
          </table:table-cell>
          <table:table-cell table:formula="of:=IF([.P186]=&quot;&quot;; &quot;&quot;; CONCATENATE(ROUND(([.P186]-[.H1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ABS([.K187]-[.J187])*[.I187]" office:value-type="float" office:value="0" calcext:value-type="float">
            <text:p>0</text:p>
          </table:table-cell>
          <table:table-cell table:number-columns-repeated="4"/>
          <table:table-cell table:formula="of:=IF([.L187]=0; &quot;&quot;; [.R187]/[.L187])">
            <text:p/>
          </table:table-cell>
          <table:table-cell table:formula="of:=IF([.N187]=[.I187]; ([.N187]*[.O187])-([.I187]*[.J187]); 0)" office:value-type="float" office:value="0" calcext:value-type="float">
            <text:p>0.00 </text:p>
          </table:table-cell>
          <table:table-cell table:formula="of:=IF([.R187]=0;&quot;&quot;; IF([.R187]&gt;=0; &quot;Win&quot;; &quot;Loss&quot;))">
            <text:p/>
          </table:table-cell>
          <table:table-cell table:formula="of:=IF([.P187]=&quot;&quot;; &quot;&quot;; CONCATENATE(ROUND(([.P187]-[.H1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ABS([.K188]-[.J188])*[.I188]" office:value-type="float" office:value="0" calcext:value-type="float">
            <text:p>0</text:p>
          </table:table-cell>
          <table:table-cell table:number-columns-repeated="4"/>
          <table:table-cell table:formula="of:=IF([.L188]=0; &quot;&quot;; [.R188]/[.L188])">
            <text:p/>
          </table:table-cell>
          <table:table-cell table:formula="of:=IF([.N188]=[.I188]; ([.N188]*[.O188])-([.I188]*[.J188]); 0)" office:value-type="float" office:value="0" calcext:value-type="float">
            <text:p>0.00 </text:p>
          </table:table-cell>
          <table:table-cell table:formula="of:=IF([.R188]=0;&quot;&quot;; IF([.R188]&gt;=0; &quot;Win&quot;; &quot;Loss&quot;))">
            <text:p/>
          </table:table-cell>
          <table:table-cell table:formula="of:=IF([.P188]=&quot;&quot;; &quot;&quot;; CONCATENATE(ROUND(([.P188]-[.H1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ABS([.K189]-[.J189])*[.I189]" office:value-type="float" office:value="0" calcext:value-type="float">
            <text:p>0</text:p>
          </table:table-cell>
          <table:table-cell table:number-columns-repeated="4"/>
          <table:table-cell table:formula="of:=IF([.L189]=0; &quot;&quot;; [.R189]/[.L189])">
            <text:p/>
          </table:table-cell>
          <table:table-cell table:formula="of:=IF([.N189]=[.I189]; ([.N189]*[.O189])-([.I189]*[.J189]); 0)" office:value-type="float" office:value="0" calcext:value-type="float">
            <text:p>0.00 </text:p>
          </table:table-cell>
          <table:table-cell table:formula="of:=IF([.R189]=0;&quot;&quot;; IF([.R189]&gt;=0; &quot;Win&quot;; &quot;Loss&quot;))">
            <text:p/>
          </table:table-cell>
          <table:table-cell table:formula="of:=IF([.P189]=&quot;&quot;; &quot;&quot;; CONCATENATE(ROUND(([.P189]-[.H1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ABS([.K190]-[.J190])*[.I190]" office:value-type="float" office:value="0" calcext:value-type="float">
            <text:p>0</text:p>
          </table:table-cell>
          <table:table-cell table:number-columns-repeated="4"/>
          <table:table-cell table:formula="of:=IF([.L190]=0; &quot;&quot;; [.R190]/[.L190])">
            <text:p/>
          </table:table-cell>
          <table:table-cell table:formula="of:=IF([.N190]=[.I190]; ([.N190]*[.O190])-([.I190]*[.J190]); 0)" office:value-type="float" office:value="0" calcext:value-type="float">
            <text:p>0.00 </text:p>
          </table:table-cell>
          <table:table-cell table:formula="of:=IF([.R190]=0;&quot;&quot;; IF([.R190]&gt;=0; &quot;Win&quot;; &quot;Loss&quot;))">
            <text:p/>
          </table:table-cell>
          <table:table-cell table:formula="of:=IF([.P190]=&quot;&quot;; &quot;&quot;; CONCATENATE(ROUND(([.P190]-[.H1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ABS([.K191]-[.J191])*[.I191]" office:value-type="float" office:value="0" calcext:value-type="float">
            <text:p>0</text:p>
          </table:table-cell>
          <table:table-cell table:number-columns-repeated="4"/>
          <table:table-cell table:formula="of:=IF([.L191]=0; &quot;&quot;; [.R191]/[.L191])">
            <text:p/>
          </table:table-cell>
          <table:table-cell table:formula="of:=IF([.N191]=[.I191]; ([.N191]*[.O191])-([.I191]*[.J191]); 0)" office:value-type="float" office:value="0" calcext:value-type="float">
            <text:p>0.00 </text:p>
          </table:table-cell>
          <table:table-cell table:formula="of:=IF([.R191]=0;&quot;&quot;; IF([.R191]&gt;=0; &quot;Win&quot;; &quot;Loss&quot;))">
            <text:p/>
          </table:table-cell>
          <table:table-cell table:formula="of:=IF([.P191]=&quot;&quot;; &quot;&quot;; CONCATENATE(ROUND(([.P191]-[.H1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ABS([.K192]-[.J192])*[.I192]" office:value-type="float" office:value="0" calcext:value-type="float">
            <text:p>0</text:p>
          </table:table-cell>
          <table:table-cell table:number-columns-repeated="4"/>
          <table:table-cell table:formula="of:=IF([.L192]=0; &quot;&quot;; [.R192]/[.L192])">
            <text:p/>
          </table:table-cell>
          <table:table-cell table:formula="of:=IF([.N192]=[.I192]; ([.N192]*[.O192])-([.I192]*[.J192]); 0)" office:value-type="float" office:value="0" calcext:value-type="float">
            <text:p>0.00 </text:p>
          </table:table-cell>
          <table:table-cell table:formula="of:=IF([.R192]=0;&quot;&quot;; IF([.R192]&gt;=0; &quot;Win&quot;; &quot;Loss&quot;))">
            <text:p/>
          </table:table-cell>
          <table:table-cell table:formula="of:=IF([.P192]=&quot;&quot;; &quot;&quot;; CONCATENATE(ROUND(([.P192]-[.H1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ABS([.K193]-[.J193])*[.I193]" office:value-type="float" office:value="0" calcext:value-type="float">
            <text:p>0</text:p>
          </table:table-cell>
          <table:table-cell table:number-columns-repeated="4"/>
          <table:table-cell table:formula="of:=IF([.L193]=0; &quot;&quot;; [.R193]/[.L193])">
            <text:p/>
          </table:table-cell>
          <table:table-cell table:formula="of:=IF([.N193]=[.I193]; ([.N193]*[.O193])-([.I193]*[.J193]); 0)" office:value-type="float" office:value="0" calcext:value-type="float">
            <text:p>0.00 </text:p>
          </table:table-cell>
          <table:table-cell table:formula="of:=IF([.R193]=0;&quot;&quot;; IF([.R193]&gt;=0; &quot;Win&quot;; &quot;Loss&quot;))">
            <text:p/>
          </table:table-cell>
          <table:table-cell table:formula="of:=IF([.P193]=&quot;&quot;; &quot;&quot;; CONCATENATE(ROUND(([.P193]-[.H1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ABS([.K194]-[.J194])*[.I194]" office:value-type="float" office:value="0" calcext:value-type="float">
            <text:p>0</text:p>
          </table:table-cell>
          <table:table-cell table:number-columns-repeated="4"/>
          <table:table-cell table:formula="of:=IF([.L194]=0; &quot;&quot;; [.R194]/[.L194])">
            <text:p/>
          </table:table-cell>
          <table:table-cell table:formula="of:=IF([.N194]=[.I194]; ([.N194]*[.O194])-([.I194]*[.J194]); 0)" office:value-type="float" office:value="0" calcext:value-type="float">
            <text:p>0.00 </text:p>
          </table:table-cell>
          <table:table-cell table:formula="of:=IF([.R194]=0;&quot;&quot;; IF([.R194]&gt;=0; &quot;Win&quot;; &quot;Loss&quot;))">
            <text:p/>
          </table:table-cell>
          <table:table-cell table:formula="of:=IF([.P194]=&quot;&quot;; &quot;&quot;; CONCATENATE(ROUND(([.P194]-[.H1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ABS([.K195]-[.J195])*[.I195]" office:value-type="float" office:value="0" calcext:value-type="float">
            <text:p>0</text:p>
          </table:table-cell>
          <table:table-cell table:number-columns-repeated="4"/>
          <table:table-cell table:formula="of:=IF([.L195]=0; &quot;&quot;; [.R195]/[.L195])">
            <text:p/>
          </table:table-cell>
          <table:table-cell table:formula="of:=IF([.N195]=[.I195]; ([.N195]*[.O195])-([.I195]*[.J195]); 0)" office:value-type="float" office:value="0" calcext:value-type="float">
            <text:p>0.00 </text:p>
          </table:table-cell>
          <table:table-cell table:formula="of:=IF([.R195]=0;&quot;&quot;; IF([.R195]&gt;=0; &quot;Win&quot;; &quot;Loss&quot;))">
            <text:p/>
          </table:table-cell>
          <table:table-cell table:formula="of:=IF([.P195]=&quot;&quot;; &quot;&quot;; CONCATENATE(ROUND(([.P195]-[.H1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ABS([.K196]-[.J196])*[.I196]" office:value-type="float" office:value="0" calcext:value-type="float">
            <text:p>0</text:p>
          </table:table-cell>
          <table:table-cell table:number-columns-repeated="4"/>
          <table:table-cell table:formula="of:=IF([.L196]=0; &quot;&quot;; [.R196]/[.L196])">
            <text:p/>
          </table:table-cell>
          <table:table-cell table:formula="of:=IF([.N196]=[.I196]; ([.N196]*[.O196])-([.I196]*[.J196]); 0)" office:value-type="float" office:value="0" calcext:value-type="float">
            <text:p>0.00 </text:p>
          </table:table-cell>
          <table:table-cell table:formula="of:=IF([.R196]=0;&quot;&quot;; IF([.R196]&gt;=0; &quot;Win&quot;; &quot;Loss&quot;))">
            <text:p/>
          </table:table-cell>
          <table:table-cell table:formula="of:=IF([.P196]=&quot;&quot;; &quot;&quot;; CONCATENATE(ROUND(([.P196]-[.H1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ABS([.K197]-[.J197])*[.I197]" office:value-type="float" office:value="0" calcext:value-type="float">
            <text:p>0</text:p>
          </table:table-cell>
          <table:table-cell table:number-columns-repeated="4"/>
          <table:table-cell table:formula="of:=IF([.L197]=0; &quot;&quot;; [.R197]/[.L197])">
            <text:p/>
          </table:table-cell>
          <table:table-cell table:formula="of:=IF([.N197]=[.I197]; ([.N197]*[.O197])-([.I197]*[.J197]); 0)" office:value-type="float" office:value="0" calcext:value-type="float">
            <text:p>0.00 </text:p>
          </table:table-cell>
          <table:table-cell table:formula="of:=IF([.R197]=0;&quot;&quot;; IF([.R197]&gt;=0; &quot;Win&quot;; &quot;Loss&quot;))">
            <text:p/>
          </table:table-cell>
          <table:table-cell table:formula="of:=IF([.P197]=&quot;&quot;; &quot;&quot;; CONCATENATE(ROUND(([.P197]-[.H1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ABS([.K198]-[.J198])*[.I198]" office:value-type="float" office:value="0" calcext:value-type="float">
            <text:p>0</text:p>
          </table:table-cell>
          <table:table-cell table:number-columns-repeated="4"/>
          <table:table-cell table:formula="of:=IF([.L198]=0; &quot;&quot;; [.R198]/[.L198])">
            <text:p/>
          </table:table-cell>
          <table:table-cell table:formula="of:=IF([.N198]=[.I198]; ([.N198]*[.O198])-([.I198]*[.J198]); 0)" office:value-type="float" office:value="0" calcext:value-type="float">
            <text:p>0.00 </text:p>
          </table:table-cell>
          <table:table-cell table:formula="of:=IF([.R198]=0;&quot;&quot;; IF([.R198]&gt;=0; &quot;Win&quot;; &quot;Loss&quot;))">
            <text:p/>
          </table:table-cell>
          <table:table-cell table:formula="of:=IF([.P198]=&quot;&quot;; &quot;&quot;; CONCATENATE(ROUND(([.P198]-[.H1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ABS([.K199]-[.J199])*[.I199]" office:value-type="float" office:value="0" calcext:value-type="float">
            <text:p>0</text:p>
          </table:table-cell>
          <table:table-cell table:number-columns-repeated="4"/>
          <table:table-cell table:formula="of:=IF([.L199]=0; &quot;&quot;; [.R199]/[.L199])">
            <text:p/>
          </table:table-cell>
          <table:table-cell table:formula="of:=IF([.N199]=[.I199]; ([.N199]*[.O199])-([.I199]*[.J199]); 0)" office:value-type="float" office:value="0" calcext:value-type="float">
            <text:p>0.00 </text:p>
          </table:table-cell>
          <table:table-cell table:formula="of:=IF([.R199]=0;&quot;&quot;; IF([.R199]&gt;=0; &quot;Win&quot;; &quot;Loss&quot;))">
            <text:p/>
          </table:table-cell>
          <table:table-cell table:formula="of:=IF([.P199]=&quot;&quot;; &quot;&quot;; CONCATENATE(ROUND(([.P199]-[.H1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ABS([.K200]-[.J200])*[.I200]" office:value-type="float" office:value="0" calcext:value-type="float">
            <text:p>0</text:p>
          </table:table-cell>
          <table:table-cell table:number-columns-repeated="4"/>
          <table:table-cell table:formula="of:=IF([.L200]=0; &quot;&quot;; [.R200]/[.L200])">
            <text:p/>
          </table:table-cell>
          <table:table-cell table:formula="of:=IF([.N200]=[.I200]; ([.N200]*[.O200])-([.I200]*[.J200]); 0)" office:value-type="float" office:value="0" calcext:value-type="float">
            <text:p>0.00 </text:p>
          </table:table-cell>
          <table:table-cell table:formula="of:=IF([.R200]=0;&quot;&quot;; IF([.R200]&gt;=0; &quot;Win&quot;; &quot;Loss&quot;))">
            <text:p/>
          </table:table-cell>
          <table:table-cell table:formula="of:=IF([.P200]=&quot;&quot;; &quot;&quot;; CONCATENATE(ROUND(([.P200]-[.H2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ABS([.K201]-[.J201])*[.I201]" office:value-type="float" office:value="0" calcext:value-type="float">
            <text:p>0</text:p>
          </table:table-cell>
          <table:table-cell table:number-columns-repeated="4"/>
          <table:table-cell table:formula="of:=IF([.L201]=0; &quot;&quot;; [.R201]/[.L201])">
            <text:p/>
          </table:table-cell>
          <table:table-cell table:formula="of:=IF([.N201]=[.I201]; ([.N201]*[.O201])-([.I201]*[.J201]); 0)" office:value-type="float" office:value="0" calcext:value-type="float">
            <text:p>0.00 </text:p>
          </table:table-cell>
          <table:table-cell table:formula="of:=IF([.R201]=0;&quot;&quot;; IF([.R201]&gt;=0; &quot;Win&quot;; &quot;Loss&quot;))">
            <text:p/>
          </table:table-cell>
          <table:table-cell table:formula="of:=IF([.P201]=&quot;&quot;; &quot;&quot;; CONCATENATE(ROUND(([.P201]-[.H2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ABS([.K202]-[.J202])*[.I202]" office:value-type="float" office:value="0" calcext:value-type="float">
            <text:p>0</text:p>
          </table:table-cell>
          <table:table-cell table:number-columns-repeated="4"/>
          <table:table-cell table:formula="of:=IF([.L202]=0; &quot;&quot;; [.R202]/[.L202])">
            <text:p/>
          </table:table-cell>
          <table:table-cell table:formula="of:=IF([.N202]=[.I202]; ([.N202]*[.O202])-([.I202]*[.J202]); 0)" office:value-type="float" office:value="0" calcext:value-type="float">
            <text:p>0.00 </text:p>
          </table:table-cell>
          <table:table-cell table:formula="of:=IF([.R202]=0;&quot;&quot;; IF([.R202]&gt;=0; &quot;Win&quot;; &quot;Loss&quot;))">
            <text:p/>
          </table:table-cell>
          <table:table-cell table:formula="of:=IF([.P202]=&quot;&quot;; &quot;&quot;; CONCATENATE(ROUND(([.P202]-[.H2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ABS([.K203]-[.J203])*[.I203]" office:value-type="float" office:value="0" calcext:value-type="float">
            <text:p>0</text:p>
          </table:table-cell>
          <table:table-cell table:number-columns-repeated="4"/>
          <table:table-cell table:formula="of:=IF([.L203]=0; &quot;&quot;; [.R203]/[.L203])">
            <text:p/>
          </table:table-cell>
          <table:table-cell table:formula="of:=IF([.N203]=[.I203]; ([.N203]*[.O203])-([.I203]*[.J203]); 0)" office:value-type="float" office:value="0" calcext:value-type="float">
            <text:p>0.00 </text:p>
          </table:table-cell>
          <table:table-cell table:formula="of:=IF([.R203]=0;&quot;&quot;; IF([.R203]&gt;=0; &quot;Win&quot;; &quot;Loss&quot;))">
            <text:p/>
          </table:table-cell>
          <table:table-cell table:formula="of:=IF([.P203]=&quot;&quot;; &quot;&quot;; CONCATENATE(ROUND(([.P203]-[.H2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ABS([.K204]-[.J204])*[.I204]" office:value-type="float" office:value="0" calcext:value-type="float">
            <text:p>0</text:p>
          </table:table-cell>
          <table:table-cell table:number-columns-repeated="4"/>
          <table:table-cell table:formula="of:=IF([.L204]=0; &quot;&quot;; [.R204]/[.L204])">
            <text:p/>
          </table:table-cell>
          <table:table-cell table:formula="of:=IF([.N204]=[.I204]; ([.N204]*[.O204])-([.I204]*[.J204]); 0)" office:value-type="float" office:value="0" calcext:value-type="float">
            <text:p>0.00 </text:p>
          </table:table-cell>
          <table:table-cell table:formula="of:=IF([.R204]=0;&quot;&quot;; IF([.R204]&gt;=0; &quot;Win&quot;; &quot;Loss&quot;))">
            <text:p/>
          </table:table-cell>
          <table:table-cell table:formula="of:=IF([.P204]=&quot;&quot;; &quot;&quot;; CONCATENATE(ROUND(([.P204]-[.H2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ABS([.K205]-[.J205])*[.I205]" office:value-type="float" office:value="0" calcext:value-type="float">
            <text:p>0</text:p>
          </table:table-cell>
          <table:table-cell table:number-columns-repeated="4"/>
          <table:table-cell table:formula="of:=IF([.L205]=0; &quot;&quot;; [.R205]/[.L205])">
            <text:p/>
          </table:table-cell>
          <table:table-cell table:formula="of:=IF([.N205]=[.I205]; ([.N205]*[.O205])-([.I205]*[.J205]); 0)" office:value-type="float" office:value="0" calcext:value-type="float">
            <text:p>0.00 </text:p>
          </table:table-cell>
          <table:table-cell table:formula="of:=IF([.R205]=0;&quot;&quot;; IF([.R205]&gt;=0; &quot;Win&quot;; &quot;Loss&quot;))">
            <text:p/>
          </table:table-cell>
          <table:table-cell table:formula="of:=IF([.P205]=&quot;&quot;; &quot;&quot;; CONCATENATE(ROUND(([.P205]-[.H2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ABS([.K206]-[.J206])*[.I206]" office:value-type="float" office:value="0" calcext:value-type="float">
            <text:p>0</text:p>
          </table:table-cell>
          <table:table-cell table:number-columns-repeated="4"/>
          <table:table-cell table:formula="of:=IF([.L206]=0; &quot;&quot;; [.R206]/[.L206])">
            <text:p/>
          </table:table-cell>
          <table:table-cell table:formula="of:=IF([.N206]=[.I206]; ([.N206]*[.O206])-([.I206]*[.J206]); 0)" office:value-type="float" office:value="0" calcext:value-type="float">
            <text:p>0.00 </text:p>
          </table:table-cell>
          <table:table-cell table:formula="of:=IF([.R206]=0;&quot;&quot;; IF([.R206]&gt;=0; &quot;Win&quot;; &quot;Loss&quot;))">
            <text:p/>
          </table:table-cell>
          <table:table-cell table:formula="of:=IF([.P206]=&quot;&quot;; &quot;&quot;; CONCATENATE(ROUND(([.P206]-[.H2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ABS([.K207]-[.J207])*[.I207]" office:value-type="float" office:value="0" calcext:value-type="float">
            <text:p>0</text:p>
          </table:table-cell>
          <table:table-cell table:number-columns-repeated="4"/>
          <table:table-cell table:formula="of:=IF([.L207]=0; &quot;&quot;; [.R207]/[.L207])">
            <text:p/>
          </table:table-cell>
          <table:table-cell table:formula="of:=IF([.N207]=[.I207]; ([.N207]*[.O207])-([.I207]*[.J207]); 0)" office:value-type="float" office:value="0" calcext:value-type="float">
            <text:p>0.00 </text:p>
          </table:table-cell>
          <table:table-cell table:formula="of:=IF([.R207]=0;&quot;&quot;; IF([.R207]&gt;=0; &quot;Win&quot;; &quot;Loss&quot;))">
            <text:p/>
          </table:table-cell>
          <table:table-cell table:formula="of:=IF([.P207]=&quot;&quot;; &quot;&quot;; CONCATENATE(ROUND(([.P207]-[.H2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ABS([.K208]-[.J208])*[.I208]" office:value-type="float" office:value="0" calcext:value-type="float">
            <text:p>0</text:p>
          </table:table-cell>
          <table:table-cell table:number-columns-repeated="4"/>
          <table:table-cell table:formula="of:=IF([.L208]=0; &quot;&quot;; [.R208]/[.L208])">
            <text:p/>
          </table:table-cell>
          <table:table-cell table:formula="of:=IF([.N208]=[.I208]; ([.N208]*[.O208])-([.I208]*[.J208]); 0)" office:value-type="float" office:value="0" calcext:value-type="float">
            <text:p>0.00 </text:p>
          </table:table-cell>
          <table:table-cell table:formula="of:=IF([.R208]=0;&quot;&quot;; IF([.R208]&gt;=0; &quot;Win&quot;; &quot;Loss&quot;))">
            <text:p/>
          </table:table-cell>
          <table:table-cell table:formula="of:=IF([.P208]=&quot;&quot;; &quot;&quot;; CONCATENATE(ROUND(([.P208]-[.H2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ABS([.K209]-[.J209])*[.I209]" office:value-type="float" office:value="0" calcext:value-type="float">
            <text:p>0</text:p>
          </table:table-cell>
          <table:table-cell table:number-columns-repeated="4"/>
          <table:table-cell table:formula="of:=IF([.L209]=0; &quot;&quot;; [.R209]/[.L209])">
            <text:p/>
          </table:table-cell>
          <table:table-cell table:formula="of:=IF([.N209]=[.I209]; ([.N209]*[.O209])-([.I209]*[.J209]); 0)" office:value-type="float" office:value="0" calcext:value-type="float">
            <text:p>0.00 </text:p>
          </table:table-cell>
          <table:table-cell table:formula="of:=IF([.R209]=0;&quot;&quot;; IF([.R209]&gt;=0; &quot;Win&quot;; &quot;Loss&quot;))">
            <text:p/>
          </table:table-cell>
          <table:table-cell table:formula="of:=IF([.P209]=&quot;&quot;; &quot;&quot;; CONCATENATE(ROUND(([.P209]-[.H2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ABS([.K210]-[.J210])*[.I210]" office:value-type="float" office:value="0" calcext:value-type="float">
            <text:p>0</text:p>
          </table:table-cell>
          <table:table-cell table:number-columns-repeated="4"/>
          <table:table-cell table:formula="of:=IF([.L210]=0; &quot;&quot;; [.R210]/[.L210])">
            <text:p/>
          </table:table-cell>
          <table:table-cell table:formula="of:=IF([.N210]=[.I210]; ([.N210]*[.O210])-([.I210]*[.J210]); 0)" office:value-type="float" office:value="0" calcext:value-type="float">
            <text:p>0.00 </text:p>
          </table:table-cell>
          <table:table-cell table:formula="of:=IF([.R210]=0;&quot;&quot;; IF([.R210]&gt;=0; &quot;Win&quot;; &quot;Loss&quot;))">
            <text:p/>
          </table:table-cell>
          <table:table-cell table:formula="of:=IF([.P210]=&quot;&quot;; &quot;&quot;; CONCATENATE(ROUND(([.P210]-[.H2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ABS([.K211]-[.J211])*[.I211]" office:value-type="float" office:value="0" calcext:value-type="float">
            <text:p>0</text:p>
          </table:table-cell>
          <table:table-cell table:number-columns-repeated="4"/>
          <table:table-cell table:formula="of:=IF([.L211]=0; &quot;&quot;; [.R211]/[.L211])">
            <text:p/>
          </table:table-cell>
          <table:table-cell table:formula="of:=IF([.N211]=[.I211]; ([.N211]*[.O211])-([.I211]*[.J211]); 0)" office:value-type="float" office:value="0" calcext:value-type="float">
            <text:p>0.00 </text:p>
          </table:table-cell>
          <table:table-cell table:formula="of:=IF([.R211]=0;&quot;&quot;; IF([.R211]&gt;=0; &quot;Win&quot;; &quot;Loss&quot;))">
            <text:p/>
          </table:table-cell>
          <table:table-cell table:formula="of:=IF([.P211]=&quot;&quot;; &quot;&quot;; CONCATENATE(ROUND(([.P211]-[.H2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ABS([.K212]-[.J212])*[.I212]" office:value-type="float" office:value="0" calcext:value-type="float">
            <text:p>0</text:p>
          </table:table-cell>
          <table:table-cell table:number-columns-repeated="4"/>
          <table:table-cell table:formula="of:=IF([.L212]=0; &quot;&quot;; [.R212]/[.L212])">
            <text:p/>
          </table:table-cell>
          <table:table-cell table:formula="of:=IF([.N212]=[.I212]; ([.N212]*[.O212])-([.I212]*[.J212]); 0)" office:value-type="float" office:value="0" calcext:value-type="float">
            <text:p>0.00 </text:p>
          </table:table-cell>
          <table:table-cell table:formula="of:=IF([.R212]=0;&quot;&quot;; IF([.R212]&gt;=0; &quot;Win&quot;; &quot;Loss&quot;))">
            <text:p/>
          </table:table-cell>
          <table:table-cell table:formula="of:=IF([.P212]=&quot;&quot;; &quot;&quot;; CONCATENATE(ROUND(([.P212]-[.H2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ABS([.K213]-[.J213])*[.I213]" office:value-type="float" office:value="0" calcext:value-type="float">
            <text:p>0</text:p>
          </table:table-cell>
          <table:table-cell table:number-columns-repeated="4"/>
          <table:table-cell table:formula="of:=IF([.L213]=0; &quot;&quot;; [.R213]/[.L213])">
            <text:p/>
          </table:table-cell>
          <table:table-cell table:formula="of:=IF([.N213]=[.I213]; ([.N213]*[.O213])-([.I213]*[.J213]); 0)" office:value-type="float" office:value="0" calcext:value-type="float">
            <text:p>0.00 </text:p>
          </table:table-cell>
          <table:table-cell table:formula="of:=IF([.R213]=0;&quot;&quot;; IF([.R213]&gt;=0; &quot;Win&quot;; &quot;Loss&quot;))">
            <text:p/>
          </table:table-cell>
          <table:table-cell table:formula="of:=IF([.P213]=&quot;&quot;; &quot;&quot;; CONCATENATE(ROUND(([.P213]-[.H2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ABS([.K214]-[.J214])*[.I214]" office:value-type="float" office:value="0" calcext:value-type="float">
            <text:p>0</text:p>
          </table:table-cell>
          <table:table-cell table:number-columns-repeated="4"/>
          <table:table-cell table:formula="of:=IF([.L214]=0; &quot;&quot;; [.R214]/[.L214])">
            <text:p/>
          </table:table-cell>
          <table:table-cell table:formula="of:=IF([.N214]=[.I214]; ([.N214]*[.O214])-([.I214]*[.J214]); 0)" office:value-type="float" office:value="0" calcext:value-type="float">
            <text:p>0.00 </text:p>
          </table:table-cell>
          <table:table-cell table:formula="of:=IF([.R214]=0;&quot;&quot;; IF([.R214]&gt;=0; &quot;Win&quot;; &quot;Loss&quot;))">
            <text:p/>
          </table:table-cell>
          <table:table-cell table:formula="of:=IF([.P214]=&quot;&quot;; &quot;&quot;; CONCATENATE(ROUND(([.P214]-[.H2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ABS([.K215]-[.J215])*[.I215]" office:value-type="float" office:value="0" calcext:value-type="float">
            <text:p>0</text:p>
          </table:table-cell>
          <table:table-cell table:number-columns-repeated="4"/>
          <table:table-cell table:formula="of:=IF([.L215]=0; &quot;&quot;; [.R215]/[.L215])">
            <text:p/>
          </table:table-cell>
          <table:table-cell table:formula="of:=IF([.N215]=[.I215]; ([.N215]*[.O215])-([.I215]*[.J215]); 0)" office:value-type="float" office:value="0" calcext:value-type="float">
            <text:p>0.00 </text:p>
          </table:table-cell>
          <table:table-cell table:formula="of:=IF([.R215]=0;&quot;&quot;; IF([.R215]&gt;=0; &quot;Win&quot;; &quot;Loss&quot;))">
            <text:p/>
          </table:table-cell>
          <table:table-cell table:formula="of:=IF([.P215]=&quot;&quot;; &quot;&quot;; CONCATENATE(ROUND(([.P215]-[.H2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ABS([.K216]-[.J216])*[.I216]" office:value-type="float" office:value="0" calcext:value-type="float">
            <text:p>0</text:p>
          </table:table-cell>
          <table:table-cell table:number-columns-repeated="4"/>
          <table:table-cell table:formula="of:=IF([.L216]=0; &quot;&quot;; [.R216]/[.L216])">
            <text:p/>
          </table:table-cell>
          <table:table-cell table:formula="of:=IF([.N216]=[.I216]; ([.N216]*[.O216])-([.I216]*[.J216]); 0)" office:value-type="float" office:value="0" calcext:value-type="float">
            <text:p>0.00 </text:p>
          </table:table-cell>
          <table:table-cell table:formula="of:=IF([.R216]=0;&quot;&quot;; IF([.R216]&gt;=0; &quot;Win&quot;; &quot;Loss&quot;))">
            <text:p/>
          </table:table-cell>
          <table:table-cell table:formula="of:=IF([.P216]=&quot;&quot;; &quot;&quot;; CONCATENATE(ROUND(([.P216]-[.H2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ABS([.K217]-[.J217])*[.I217]" office:value-type="float" office:value="0" calcext:value-type="float">
            <text:p>0</text:p>
          </table:table-cell>
          <table:table-cell table:number-columns-repeated="4"/>
          <table:table-cell table:formula="of:=IF([.L217]=0; &quot;&quot;; [.R217]/[.L217])">
            <text:p/>
          </table:table-cell>
          <table:table-cell table:formula="of:=IF([.N217]=[.I217]; ([.N217]*[.O217])-([.I217]*[.J217]); 0)" office:value-type="float" office:value="0" calcext:value-type="float">
            <text:p>0.00 </text:p>
          </table:table-cell>
          <table:table-cell table:formula="of:=IF([.R217]=0;&quot;&quot;; IF([.R217]&gt;=0; &quot;Win&quot;; &quot;Loss&quot;))">
            <text:p/>
          </table:table-cell>
          <table:table-cell table:formula="of:=IF([.P217]=&quot;&quot;; &quot;&quot;; CONCATENATE(ROUND(([.P217]-[.H2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ABS([.K218]-[.J218])*[.I218]" office:value-type="float" office:value="0" calcext:value-type="float">
            <text:p>0</text:p>
          </table:table-cell>
          <table:table-cell table:number-columns-repeated="4"/>
          <table:table-cell table:formula="of:=IF([.L218]=0; &quot;&quot;; [.R218]/[.L218])">
            <text:p/>
          </table:table-cell>
          <table:table-cell table:formula="of:=IF([.N218]=[.I218]; ([.N218]*[.O218])-([.I218]*[.J218]); 0)" office:value-type="float" office:value="0" calcext:value-type="float">
            <text:p>0.00 </text:p>
          </table:table-cell>
          <table:table-cell table:formula="of:=IF([.R218]=0;&quot;&quot;; IF([.R218]&gt;=0; &quot;Win&quot;; &quot;Loss&quot;))">
            <text:p/>
          </table:table-cell>
          <table:table-cell table:formula="of:=IF([.P218]=&quot;&quot;; &quot;&quot;; CONCATENATE(ROUND(([.P218]-[.H2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ABS([.K219]-[.J219])*[.I219]" office:value-type="float" office:value="0" calcext:value-type="float">
            <text:p>0</text:p>
          </table:table-cell>
          <table:table-cell table:number-columns-repeated="4"/>
          <table:table-cell table:formula="of:=IF([.L219]=0; &quot;&quot;; [.R219]/[.L219])">
            <text:p/>
          </table:table-cell>
          <table:table-cell table:formula="of:=IF([.N219]=[.I219]; ([.N219]*[.O219])-([.I219]*[.J219]); 0)" office:value-type="float" office:value="0" calcext:value-type="float">
            <text:p>0.00 </text:p>
          </table:table-cell>
          <table:table-cell table:formula="of:=IF([.R219]=0;&quot;&quot;; IF([.R219]&gt;=0; &quot;Win&quot;; &quot;Loss&quot;))">
            <text:p/>
          </table:table-cell>
          <table:table-cell table:formula="of:=IF([.P219]=&quot;&quot;; &quot;&quot;; CONCATENATE(ROUND(([.P219]-[.H2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ABS([.K220]-[.J220])*[.I220]" office:value-type="float" office:value="0" calcext:value-type="float">
            <text:p>0</text:p>
          </table:table-cell>
          <table:table-cell table:number-columns-repeated="4"/>
          <table:table-cell table:formula="of:=IF([.L220]=0; &quot;&quot;; [.R220]/[.L220])">
            <text:p/>
          </table:table-cell>
          <table:table-cell table:formula="of:=IF([.N220]=[.I220]; ([.N220]*[.O220])-([.I220]*[.J220]); 0)" office:value-type="float" office:value="0" calcext:value-type="float">
            <text:p>0.00 </text:p>
          </table:table-cell>
          <table:table-cell table:formula="of:=IF([.R220]=0;&quot;&quot;; IF([.R220]&gt;=0; &quot;Win&quot;; &quot;Loss&quot;))">
            <text:p/>
          </table:table-cell>
          <table:table-cell table:formula="of:=IF([.P220]=&quot;&quot;; &quot;&quot;; CONCATENATE(ROUND(([.P220]-[.H2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ABS([.K221]-[.J221])*[.I221]" office:value-type="float" office:value="0" calcext:value-type="float">
            <text:p>0</text:p>
          </table:table-cell>
          <table:table-cell table:number-columns-repeated="4"/>
          <table:table-cell table:formula="of:=IF([.L221]=0; &quot;&quot;; [.R221]/[.L221])">
            <text:p/>
          </table:table-cell>
          <table:table-cell table:formula="of:=IF([.N221]=[.I221]; ([.N221]*[.O221])-([.I221]*[.J221]); 0)" office:value-type="float" office:value="0" calcext:value-type="float">
            <text:p>0.00 </text:p>
          </table:table-cell>
          <table:table-cell table:formula="of:=IF([.R221]=0;&quot;&quot;; IF([.R221]&gt;=0; &quot;Win&quot;; &quot;Loss&quot;))">
            <text:p/>
          </table:table-cell>
          <table:table-cell table:formula="of:=IF([.P221]=&quot;&quot;; &quot;&quot;; CONCATENATE(ROUND(([.P221]-[.H2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ABS([.K222]-[.J222])*[.I222]" office:value-type="float" office:value="0" calcext:value-type="float">
            <text:p>0</text:p>
          </table:table-cell>
          <table:table-cell table:number-columns-repeated="4"/>
          <table:table-cell table:formula="of:=IF([.L222]=0; &quot;&quot;; [.R222]/[.L222])">
            <text:p/>
          </table:table-cell>
          <table:table-cell table:formula="of:=IF([.N222]=[.I222]; ([.N222]*[.O222])-([.I222]*[.J222]); 0)" office:value-type="float" office:value="0" calcext:value-type="float">
            <text:p>0.00 </text:p>
          </table:table-cell>
          <table:table-cell table:formula="of:=IF([.R222]=0;&quot;&quot;; IF([.R222]&gt;=0; &quot;Win&quot;; &quot;Loss&quot;))">
            <text:p/>
          </table:table-cell>
          <table:table-cell table:formula="of:=IF([.P222]=&quot;&quot;; &quot;&quot;; CONCATENATE(ROUND(([.P222]-[.H2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ABS([.K223]-[.J223])*[.I223]" office:value-type="float" office:value="0" calcext:value-type="float">
            <text:p>0</text:p>
          </table:table-cell>
          <table:table-cell table:number-columns-repeated="4"/>
          <table:table-cell table:formula="of:=IF([.L223]=0; &quot;&quot;; [.R223]/[.L223])">
            <text:p/>
          </table:table-cell>
          <table:table-cell table:formula="of:=IF([.N223]=[.I223]; ([.N223]*[.O223])-([.I223]*[.J223]); 0)" office:value-type="float" office:value="0" calcext:value-type="float">
            <text:p>0.00 </text:p>
          </table:table-cell>
          <table:table-cell table:formula="of:=IF([.R223]=0;&quot;&quot;; IF([.R223]&gt;=0; &quot;Win&quot;; &quot;Loss&quot;))">
            <text:p/>
          </table:table-cell>
          <table:table-cell table:formula="of:=IF([.P223]=&quot;&quot;; &quot;&quot;; CONCATENATE(ROUND(([.P223]-[.H2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ABS([.K224]-[.J224])*[.I224]" office:value-type="float" office:value="0" calcext:value-type="float">
            <text:p>0</text:p>
          </table:table-cell>
          <table:table-cell table:number-columns-repeated="4"/>
          <table:table-cell table:formula="of:=IF([.L224]=0; &quot;&quot;; [.R224]/[.L224])">
            <text:p/>
          </table:table-cell>
          <table:table-cell table:formula="of:=IF([.N224]=[.I224]; ([.N224]*[.O224])-([.I224]*[.J224]); 0)" office:value-type="float" office:value="0" calcext:value-type="float">
            <text:p>0.00 </text:p>
          </table:table-cell>
          <table:table-cell table:formula="of:=IF([.R224]=0;&quot;&quot;; IF([.R224]&gt;=0; &quot;Win&quot;; &quot;Loss&quot;))">
            <text:p/>
          </table:table-cell>
          <table:table-cell table:formula="of:=IF([.P224]=&quot;&quot;; &quot;&quot;; CONCATENATE(ROUND(([.P224]-[.H2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ABS([.K225]-[.J225])*[.I225]" office:value-type="float" office:value="0" calcext:value-type="float">
            <text:p>0</text:p>
          </table:table-cell>
          <table:table-cell table:number-columns-repeated="4"/>
          <table:table-cell table:formula="of:=IF([.L225]=0; &quot;&quot;; [.R225]/[.L225])">
            <text:p/>
          </table:table-cell>
          <table:table-cell table:formula="of:=IF([.N225]=[.I225]; ([.N225]*[.O225])-([.I225]*[.J225]); 0)" office:value-type="float" office:value="0" calcext:value-type="float">
            <text:p>0.00 </text:p>
          </table:table-cell>
          <table:table-cell table:formula="of:=IF([.R225]=0;&quot;&quot;; IF([.R225]&gt;=0; &quot;Win&quot;; &quot;Loss&quot;))">
            <text:p/>
          </table:table-cell>
          <table:table-cell table:formula="of:=IF([.P225]=&quot;&quot;; &quot;&quot;; CONCATENATE(ROUND(([.P225]-[.H2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ABS([.K226]-[.J226])*[.I226]" office:value-type="float" office:value="0" calcext:value-type="float">
            <text:p>0</text:p>
          </table:table-cell>
          <table:table-cell table:number-columns-repeated="4"/>
          <table:table-cell table:formula="of:=IF([.L226]=0; &quot;&quot;; [.R226]/[.L226])">
            <text:p/>
          </table:table-cell>
          <table:table-cell table:formula="of:=IF([.N226]=[.I226]; ([.N226]*[.O226])-([.I226]*[.J226]); 0)" office:value-type="float" office:value="0" calcext:value-type="float">
            <text:p>0.00 </text:p>
          </table:table-cell>
          <table:table-cell table:formula="of:=IF([.R226]=0;&quot;&quot;; IF([.R226]&gt;=0; &quot;Win&quot;; &quot;Loss&quot;))">
            <text:p/>
          </table:table-cell>
          <table:table-cell table:formula="of:=IF([.P226]=&quot;&quot;; &quot;&quot;; CONCATENATE(ROUND(([.P226]-[.H2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ABS([.K227]-[.J227])*[.I227]" office:value-type="float" office:value="0" calcext:value-type="float">
            <text:p>0</text:p>
          </table:table-cell>
          <table:table-cell table:number-columns-repeated="4"/>
          <table:table-cell table:formula="of:=IF([.L227]=0; &quot;&quot;; [.R227]/[.L227])">
            <text:p/>
          </table:table-cell>
          <table:table-cell table:formula="of:=IF([.N227]=[.I227]; ([.N227]*[.O227])-([.I227]*[.J227]); 0)" office:value-type="float" office:value="0" calcext:value-type="float">
            <text:p>0.00 </text:p>
          </table:table-cell>
          <table:table-cell table:formula="of:=IF([.R227]=0;&quot;&quot;; IF([.R227]&gt;=0; &quot;Win&quot;; &quot;Loss&quot;))">
            <text:p/>
          </table:table-cell>
          <table:table-cell table:formula="of:=IF([.P227]=&quot;&quot;; &quot;&quot;; CONCATENATE(ROUND(([.P227]-[.H2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ABS([.K228]-[.J228])*[.I228]" office:value-type="float" office:value="0" calcext:value-type="float">
            <text:p>0</text:p>
          </table:table-cell>
          <table:table-cell table:number-columns-repeated="4"/>
          <table:table-cell table:formula="of:=IF([.L228]=0; &quot;&quot;; [.R228]/[.L228])">
            <text:p/>
          </table:table-cell>
          <table:table-cell table:formula="of:=IF([.N228]=[.I228]; ([.N228]*[.O228])-([.I228]*[.J228]); 0)" office:value-type="float" office:value="0" calcext:value-type="float">
            <text:p>0.00 </text:p>
          </table:table-cell>
          <table:table-cell table:formula="of:=IF([.R228]=0;&quot;&quot;; IF([.R228]&gt;=0; &quot;Win&quot;; &quot;Loss&quot;))">
            <text:p/>
          </table:table-cell>
          <table:table-cell table:formula="of:=IF([.P228]=&quot;&quot;; &quot;&quot;; CONCATENATE(ROUND(([.P228]-[.H2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ABS([.K229]-[.J229])*[.I229]" office:value-type="float" office:value="0" calcext:value-type="float">
            <text:p>0</text:p>
          </table:table-cell>
          <table:table-cell table:number-columns-repeated="4"/>
          <table:table-cell table:formula="of:=IF([.L229]=0; &quot;&quot;; [.R229]/[.L229])">
            <text:p/>
          </table:table-cell>
          <table:table-cell table:formula="of:=IF([.N229]=[.I229]; ([.N229]*[.O229])-([.I229]*[.J229]); 0)" office:value-type="float" office:value="0" calcext:value-type="float">
            <text:p>0.00 </text:p>
          </table:table-cell>
          <table:table-cell table:formula="of:=IF([.R229]=0;&quot;&quot;; IF([.R229]&gt;=0; &quot;Win&quot;; &quot;Loss&quot;))">
            <text:p/>
          </table:table-cell>
          <table:table-cell table:formula="of:=IF([.P229]=&quot;&quot;; &quot;&quot;; CONCATENATE(ROUND(([.P229]-[.H2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ABS([.K230]-[.J230])*[.I230]" office:value-type="float" office:value="0" calcext:value-type="float">
            <text:p>0</text:p>
          </table:table-cell>
          <table:table-cell table:number-columns-repeated="4"/>
          <table:table-cell table:formula="of:=IF([.L230]=0; &quot;&quot;; [.R230]/[.L230])">
            <text:p/>
          </table:table-cell>
          <table:table-cell table:formula="of:=IF([.N230]=[.I230]; ([.N230]*[.O230])-([.I230]*[.J230]); 0)" office:value-type="float" office:value="0" calcext:value-type="float">
            <text:p>0.00 </text:p>
          </table:table-cell>
          <table:table-cell table:formula="of:=IF([.R230]=0;&quot;&quot;; IF([.R230]&gt;=0; &quot;Win&quot;; &quot;Loss&quot;))">
            <text:p/>
          </table:table-cell>
          <table:table-cell table:formula="of:=IF([.P230]=&quot;&quot;; &quot;&quot;; CONCATENATE(ROUND(([.P230]-[.H2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ABS([.K231]-[.J231])*[.I231]" office:value-type="float" office:value="0" calcext:value-type="float">
            <text:p>0</text:p>
          </table:table-cell>
          <table:table-cell table:number-columns-repeated="4"/>
          <table:table-cell table:formula="of:=IF([.L231]=0; &quot;&quot;; [.R231]/[.L231])">
            <text:p/>
          </table:table-cell>
          <table:table-cell table:formula="of:=IF([.N231]=[.I231]; ([.N231]*[.O231])-([.I231]*[.J231]); 0)" office:value-type="float" office:value="0" calcext:value-type="float">
            <text:p>0.00 </text:p>
          </table:table-cell>
          <table:table-cell table:formula="of:=IF([.R231]=0;&quot;&quot;; IF([.R231]&gt;=0; &quot;Win&quot;; &quot;Loss&quot;))">
            <text:p/>
          </table:table-cell>
          <table:table-cell table:formula="of:=IF([.P231]=&quot;&quot;; &quot;&quot;; CONCATENATE(ROUND(([.P231]-[.H2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ABS([.K232]-[.J232])*[.I232]" office:value-type="float" office:value="0" calcext:value-type="float">
            <text:p>0</text:p>
          </table:table-cell>
          <table:table-cell table:number-columns-repeated="4"/>
          <table:table-cell table:formula="of:=IF([.L232]=0; &quot;&quot;; [.R232]/[.L232])">
            <text:p/>
          </table:table-cell>
          <table:table-cell table:formula="of:=IF([.N232]=[.I232]; ([.N232]*[.O232])-([.I232]*[.J232]); 0)" office:value-type="float" office:value="0" calcext:value-type="float">
            <text:p>0.00 </text:p>
          </table:table-cell>
          <table:table-cell table:formula="of:=IF([.R232]=0;&quot;&quot;; IF([.R232]&gt;=0; &quot;Win&quot;; &quot;Loss&quot;))">
            <text:p/>
          </table:table-cell>
          <table:table-cell table:formula="of:=IF([.P232]=&quot;&quot;; &quot;&quot;; CONCATENATE(ROUND(([.P232]-[.H2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ABS([.K233]-[.J233])*[.I233]" office:value-type="float" office:value="0" calcext:value-type="float">
            <text:p>0</text:p>
          </table:table-cell>
          <table:table-cell table:number-columns-repeated="4"/>
          <table:table-cell table:formula="of:=IF([.L233]=0; &quot;&quot;; [.R233]/[.L233])">
            <text:p/>
          </table:table-cell>
          <table:table-cell table:formula="of:=IF([.N233]=[.I233]; ([.N233]*[.O233])-([.I233]*[.J233]); 0)" office:value-type="float" office:value="0" calcext:value-type="float">
            <text:p>0.00 </text:p>
          </table:table-cell>
          <table:table-cell table:formula="of:=IF([.R233]=0;&quot;&quot;; IF([.R233]&gt;=0; &quot;Win&quot;; &quot;Loss&quot;))">
            <text:p/>
          </table:table-cell>
          <table:table-cell table:formula="of:=IF([.P233]=&quot;&quot;; &quot;&quot;; CONCATENATE(ROUND(([.P233]-[.H2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ABS([.K234]-[.J234])*[.I234]" office:value-type="float" office:value="0" calcext:value-type="float">
            <text:p>0</text:p>
          </table:table-cell>
          <table:table-cell table:number-columns-repeated="4"/>
          <table:table-cell table:formula="of:=IF([.L234]=0; &quot;&quot;; [.R234]/[.L234])">
            <text:p/>
          </table:table-cell>
          <table:table-cell table:formula="of:=IF([.N234]=[.I234]; ([.N234]*[.O234])-([.I234]*[.J234]); 0)" office:value-type="float" office:value="0" calcext:value-type="float">
            <text:p>0.00 </text:p>
          </table:table-cell>
          <table:table-cell table:formula="of:=IF([.R234]=0;&quot;&quot;; IF([.R234]&gt;=0; &quot;Win&quot;; &quot;Loss&quot;))">
            <text:p/>
          </table:table-cell>
          <table:table-cell table:formula="of:=IF([.P234]=&quot;&quot;; &quot;&quot;; CONCATENATE(ROUND(([.P234]-[.H2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ABS([.K235]-[.J235])*[.I235]" office:value-type="float" office:value="0" calcext:value-type="float">
            <text:p>0</text:p>
          </table:table-cell>
          <table:table-cell table:number-columns-repeated="4"/>
          <table:table-cell table:formula="of:=IF([.L235]=0; &quot;&quot;; [.R235]/[.L235])">
            <text:p/>
          </table:table-cell>
          <table:table-cell table:formula="of:=IF([.N235]=[.I235]; ([.N235]*[.O235])-([.I235]*[.J235]); 0)" office:value-type="float" office:value="0" calcext:value-type="float">
            <text:p>0.00 </text:p>
          </table:table-cell>
          <table:table-cell table:formula="of:=IF([.R235]=0;&quot;&quot;; IF([.R235]&gt;=0; &quot;Win&quot;; &quot;Loss&quot;))">
            <text:p/>
          </table:table-cell>
          <table:table-cell table:formula="of:=IF([.P235]=&quot;&quot;; &quot;&quot;; CONCATENATE(ROUND(([.P235]-[.H2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ABS([.K236]-[.J236])*[.I236]" office:value-type="float" office:value="0" calcext:value-type="float">
            <text:p>0</text:p>
          </table:table-cell>
          <table:table-cell table:number-columns-repeated="4"/>
          <table:table-cell table:formula="of:=IF([.L236]=0; &quot;&quot;; [.R236]/[.L236])">
            <text:p/>
          </table:table-cell>
          <table:table-cell table:formula="of:=IF([.N236]=[.I236]; ([.N236]*[.O236])-([.I236]*[.J236]); 0)" office:value-type="float" office:value="0" calcext:value-type="float">
            <text:p>0.00 </text:p>
          </table:table-cell>
          <table:table-cell table:formula="of:=IF([.R236]=0;&quot;&quot;; IF([.R236]&gt;=0; &quot;Win&quot;; &quot;Loss&quot;))">
            <text:p/>
          </table:table-cell>
          <table:table-cell table:formula="of:=IF([.P236]=&quot;&quot;; &quot;&quot;; CONCATENATE(ROUND(([.P236]-[.H2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ABS([.K237]-[.J237])*[.I237]" office:value-type="float" office:value="0" calcext:value-type="float">
            <text:p>0</text:p>
          </table:table-cell>
          <table:table-cell table:number-columns-repeated="4"/>
          <table:table-cell table:formula="of:=IF([.L237]=0; &quot;&quot;; [.R237]/[.L237])">
            <text:p/>
          </table:table-cell>
          <table:table-cell table:formula="of:=IF([.N237]=[.I237]; ([.N237]*[.O237])-([.I237]*[.J237]); 0)" office:value-type="float" office:value="0" calcext:value-type="float">
            <text:p>0.00 </text:p>
          </table:table-cell>
          <table:table-cell table:formula="of:=IF([.R237]=0;&quot;&quot;; IF([.R237]&gt;=0; &quot;Win&quot;; &quot;Loss&quot;))">
            <text:p/>
          </table:table-cell>
          <table:table-cell table:formula="of:=IF([.P237]=&quot;&quot;; &quot;&quot;; CONCATENATE(ROUND(([.P237]-[.H2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ABS([.K238]-[.J238])*[.I238]" office:value-type="float" office:value="0" calcext:value-type="float">
            <text:p>0</text:p>
          </table:table-cell>
          <table:table-cell table:number-columns-repeated="4"/>
          <table:table-cell table:formula="of:=IF([.L238]=0; &quot;&quot;; [.R238]/[.L238])">
            <text:p/>
          </table:table-cell>
          <table:table-cell table:formula="of:=IF([.N238]=[.I238]; ([.N238]*[.O238])-([.I238]*[.J238]); 0)" office:value-type="float" office:value="0" calcext:value-type="float">
            <text:p>0.00 </text:p>
          </table:table-cell>
          <table:table-cell table:formula="of:=IF([.R238]=0;&quot;&quot;; IF([.R238]&gt;=0; &quot;Win&quot;; &quot;Loss&quot;))">
            <text:p/>
          </table:table-cell>
          <table:table-cell table:formula="of:=IF([.P238]=&quot;&quot;; &quot;&quot;; CONCATENATE(ROUND(([.P238]-[.H2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ABS([.K239]-[.J239])*[.I239]" office:value-type="float" office:value="0" calcext:value-type="float">
            <text:p>0</text:p>
          </table:table-cell>
          <table:table-cell table:number-columns-repeated="4"/>
          <table:table-cell table:formula="of:=IF([.L239]=0; &quot;&quot;; [.R239]/[.L239])">
            <text:p/>
          </table:table-cell>
          <table:table-cell table:formula="of:=IF([.N239]=[.I239]; ([.N239]*[.O239])-([.I239]*[.J239]); 0)" office:value-type="float" office:value="0" calcext:value-type="float">
            <text:p>0.00 </text:p>
          </table:table-cell>
          <table:table-cell table:formula="of:=IF([.R239]=0;&quot;&quot;; IF([.R239]&gt;=0; &quot;Win&quot;; &quot;Loss&quot;))">
            <text:p/>
          </table:table-cell>
          <table:table-cell table:formula="of:=IF([.P239]=&quot;&quot;; &quot;&quot;; CONCATENATE(ROUND(([.P239]-[.H2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ABS([.K240]-[.J240])*[.I240]" office:value-type="float" office:value="0" calcext:value-type="float">
            <text:p>0</text:p>
          </table:table-cell>
          <table:table-cell table:number-columns-repeated="4"/>
          <table:table-cell table:formula="of:=IF([.L240]=0; &quot;&quot;; [.R240]/[.L240])">
            <text:p/>
          </table:table-cell>
          <table:table-cell table:formula="of:=IF([.N240]=[.I240]; ([.N240]*[.O240])-([.I240]*[.J240]); 0)" office:value-type="float" office:value="0" calcext:value-type="float">
            <text:p>0.00 </text:p>
          </table:table-cell>
          <table:table-cell table:formula="of:=IF([.R240]=0;&quot;&quot;; IF([.R240]&gt;=0; &quot;Win&quot;; &quot;Loss&quot;))">
            <text:p/>
          </table:table-cell>
          <table:table-cell table:formula="of:=IF([.P240]=&quot;&quot;; &quot;&quot;; CONCATENATE(ROUND(([.P240]-[.H2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ABS([.K241]-[.J241])*[.I241]" office:value-type="float" office:value="0" calcext:value-type="float">
            <text:p>0</text:p>
          </table:table-cell>
          <table:table-cell table:number-columns-repeated="4"/>
          <table:table-cell table:formula="of:=IF([.L241]=0; &quot;&quot;; [.R241]/[.L241])">
            <text:p/>
          </table:table-cell>
          <table:table-cell table:formula="of:=IF([.N241]=[.I241]; ([.N241]*[.O241])-([.I241]*[.J241]); 0)" office:value-type="float" office:value="0" calcext:value-type="float">
            <text:p>0.00 </text:p>
          </table:table-cell>
          <table:table-cell table:formula="of:=IF([.R241]=0;&quot;&quot;; IF([.R241]&gt;=0; &quot;Win&quot;; &quot;Loss&quot;))">
            <text:p/>
          </table:table-cell>
          <table:table-cell table:formula="of:=IF([.P241]=&quot;&quot;; &quot;&quot;; CONCATENATE(ROUND(([.P241]-[.H2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ABS([.K242]-[.J242])*[.I242]" office:value-type="float" office:value="0" calcext:value-type="float">
            <text:p>0</text:p>
          </table:table-cell>
          <table:table-cell table:number-columns-repeated="4"/>
          <table:table-cell table:formula="of:=IF([.L242]=0; &quot;&quot;; [.R242]/[.L242])">
            <text:p/>
          </table:table-cell>
          <table:table-cell table:formula="of:=IF([.N242]=[.I242]; ([.N242]*[.O242])-([.I242]*[.J242]); 0)" office:value-type="float" office:value="0" calcext:value-type="float">
            <text:p>0.00 </text:p>
          </table:table-cell>
          <table:table-cell table:formula="of:=IF([.R242]=0;&quot;&quot;; IF([.R242]&gt;=0; &quot;Win&quot;; &quot;Loss&quot;))">
            <text:p/>
          </table:table-cell>
          <table:table-cell table:formula="of:=IF([.P242]=&quot;&quot;; &quot;&quot;; CONCATENATE(ROUND(([.P242]-[.H2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ABS([.K243]-[.J243])*[.I243]" office:value-type="float" office:value="0" calcext:value-type="float">
            <text:p>0</text:p>
          </table:table-cell>
          <table:table-cell table:number-columns-repeated="4"/>
          <table:table-cell table:formula="of:=IF([.L243]=0; &quot;&quot;; [.R243]/[.L243])">
            <text:p/>
          </table:table-cell>
          <table:table-cell table:formula="of:=IF([.N243]=[.I243]; ([.N243]*[.O243])-([.I243]*[.J243]); 0)" office:value-type="float" office:value="0" calcext:value-type="float">
            <text:p>0.00 </text:p>
          </table:table-cell>
          <table:table-cell table:formula="of:=IF([.R243]=0;&quot;&quot;; IF([.R243]&gt;=0; &quot;Win&quot;; &quot;Loss&quot;))">
            <text:p/>
          </table:table-cell>
          <table:table-cell table:formula="of:=IF([.P243]=&quot;&quot;; &quot;&quot;; CONCATENATE(ROUND(([.P243]-[.H2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ABS([.K244]-[.J244])*[.I244]" office:value-type="float" office:value="0" calcext:value-type="float">
            <text:p>0</text:p>
          </table:table-cell>
          <table:table-cell table:number-columns-repeated="4"/>
          <table:table-cell table:formula="of:=IF([.L244]=0; &quot;&quot;; [.R244]/[.L244])">
            <text:p/>
          </table:table-cell>
          <table:table-cell table:formula="of:=IF([.N244]=[.I244]; ([.N244]*[.O244])-([.I244]*[.J244]); 0)" office:value-type="float" office:value="0" calcext:value-type="float">
            <text:p>0.00 </text:p>
          </table:table-cell>
          <table:table-cell table:formula="of:=IF([.R244]=0;&quot;&quot;; IF([.R244]&gt;=0; &quot;Win&quot;; &quot;Loss&quot;))">
            <text:p/>
          </table:table-cell>
          <table:table-cell table:formula="of:=IF([.P244]=&quot;&quot;; &quot;&quot;; CONCATENATE(ROUND(([.P244]-[.H2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ABS([.K245]-[.J245])*[.I245]" office:value-type="float" office:value="0" calcext:value-type="float">
            <text:p>0</text:p>
          </table:table-cell>
          <table:table-cell table:number-columns-repeated="4"/>
          <table:table-cell table:formula="of:=IF([.L245]=0; &quot;&quot;; [.R245]/[.L245])">
            <text:p/>
          </table:table-cell>
          <table:table-cell table:formula="of:=IF([.N245]=[.I245]; ([.N245]*[.O245])-([.I245]*[.J245]); 0)" office:value-type="float" office:value="0" calcext:value-type="float">
            <text:p>0.00 </text:p>
          </table:table-cell>
          <table:table-cell table:formula="of:=IF([.R245]=0;&quot;&quot;; IF([.R245]&gt;=0; &quot;Win&quot;; &quot;Loss&quot;))">
            <text:p/>
          </table:table-cell>
          <table:table-cell table:formula="of:=IF([.P245]=&quot;&quot;; &quot;&quot;; CONCATENATE(ROUND(([.P245]-[.H2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ABS([.K246]-[.J246])*[.I246]" office:value-type="float" office:value="0" calcext:value-type="float">
            <text:p>0</text:p>
          </table:table-cell>
          <table:table-cell table:number-columns-repeated="4"/>
          <table:table-cell table:formula="of:=IF([.L246]=0; &quot;&quot;; [.R246]/[.L246])">
            <text:p/>
          </table:table-cell>
          <table:table-cell table:formula="of:=IF([.N246]=[.I246]; ([.N246]*[.O246])-([.I246]*[.J246]); 0)" office:value-type="float" office:value="0" calcext:value-type="float">
            <text:p>0.00 </text:p>
          </table:table-cell>
          <table:table-cell table:formula="of:=IF([.R246]=0;&quot;&quot;; IF([.R246]&gt;=0; &quot;Win&quot;; &quot;Loss&quot;))">
            <text:p/>
          </table:table-cell>
          <table:table-cell table:formula="of:=IF([.P246]=&quot;&quot;; &quot;&quot;; CONCATENATE(ROUND(([.P246]-[.H2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ABS([.K247]-[.J247])*[.I247]" office:value-type="float" office:value="0" calcext:value-type="float">
            <text:p>0</text:p>
          </table:table-cell>
          <table:table-cell table:number-columns-repeated="4"/>
          <table:table-cell table:formula="of:=IF([.L247]=0; &quot;&quot;; [.R247]/[.L247])">
            <text:p/>
          </table:table-cell>
          <table:table-cell table:formula="of:=IF([.N247]=[.I247]; ([.N247]*[.O247])-([.I247]*[.J247]); 0)" office:value-type="float" office:value="0" calcext:value-type="float">
            <text:p>0.00 </text:p>
          </table:table-cell>
          <table:table-cell table:formula="of:=IF([.R247]=0;&quot;&quot;; IF([.R247]&gt;=0; &quot;Win&quot;; &quot;Loss&quot;))">
            <text:p/>
          </table:table-cell>
          <table:table-cell table:formula="of:=IF([.P247]=&quot;&quot;; &quot;&quot;; CONCATENATE(ROUND(([.P247]-[.H2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ABS([.K248]-[.J248])*[.I248]" office:value-type="float" office:value="0" calcext:value-type="float">
            <text:p>0</text:p>
          </table:table-cell>
          <table:table-cell table:number-columns-repeated="4"/>
          <table:table-cell table:formula="of:=IF([.L248]=0; &quot;&quot;; [.R248]/[.L248])">
            <text:p/>
          </table:table-cell>
          <table:table-cell table:formula="of:=IF([.N248]=[.I248]; ([.N248]*[.O248])-([.I248]*[.J248]); 0)" office:value-type="float" office:value="0" calcext:value-type="float">
            <text:p>0.00 </text:p>
          </table:table-cell>
          <table:table-cell table:formula="of:=IF([.R248]=0;&quot;&quot;; IF([.R248]&gt;=0; &quot;Win&quot;; &quot;Loss&quot;))">
            <text:p/>
          </table:table-cell>
          <table:table-cell table:formula="of:=IF([.P248]=&quot;&quot;; &quot;&quot;; CONCATENATE(ROUND(([.P248]-[.H2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ABS([.K249]-[.J249])*[.I249]" office:value-type="float" office:value="0" calcext:value-type="float">
            <text:p>0</text:p>
          </table:table-cell>
          <table:table-cell table:number-columns-repeated="4"/>
          <table:table-cell table:formula="of:=IF([.L249]=0; &quot;&quot;; [.R249]/[.L249])">
            <text:p/>
          </table:table-cell>
          <table:table-cell table:formula="of:=IF([.N249]=[.I249]; ([.N249]*[.O249])-([.I249]*[.J249]); 0)" office:value-type="float" office:value="0" calcext:value-type="float">
            <text:p>0.00 </text:p>
          </table:table-cell>
          <table:table-cell table:formula="of:=IF([.R249]=0;&quot;&quot;; IF([.R249]&gt;=0; &quot;Win&quot;; &quot;Loss&quot;))">
            <text:p/>
          </table:table-cell>
          <table:table-cell table:formula="of:=IF([.P249]=&quot;&quot;; &quot;&quot;; CONCATENATE(ROUND(([.P249]-[.H2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ABS([.K250]-[.J250])*[.I250]" office:value-type="float" office:value="0" calcext:value-type="float">
            <text:p>0</text:p>
          </table:table-cell>
          <table:table-cell table:number-columns-repeated="4"/>
          <table:table-cell table:formula="of:=IF([.L250]=0; &quot;&quot;; [.R250]/[.L250])">
            <text:p/>
          </table:table-cell>
          <table:table-cell table:formula="of:=IF([.N250]=[.I250]; ([.N250]*[.O250])-([.I250]*[.J250]); 0)" office:value-type="float" office:value="0" calcext:value-type="float">
            <text:p>0.00 </text:p>
          </table:table-cell>
          <table:table-cell table:formula="of:=IF([.R250]=0;&quot;&quot;; IF([.R250]&gt;=0; &quot;Win&quot;; &quot;Loss&quot;))">
            <text:p/>
          </table:table-cell>
          <table:table-cell table:formula="of:=IF([.P250]=&quot;&quot;; &quot;&quot;; CONCATENATE(ROUND(([.P250]-[.H2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ABS([.K251]-[.J251])*[.I251]" office:value-type="float" office:value="0" calcext:value-type="float">
            <text:p>0</text:p>
          </table:table-cell>
          <table:table-cell table:number-columns-repeated="4"/>
          <table:table-cell table:formula="of:=IF([.L251]=0; &quot;&quot;; [.R251]/[.L251])">
            <text:p/>
          </table:table-cell>
          <table:table-cell table:formula="of:=IF([.N251]=[.I251]; ([.N251]*[.O251])-([.I251]*[.J251]); 0)" office:value-type="float" office:value="0" calcext:value-type="float">
            <text:p>0.00 </text:p>
          </table:table-cell>
          <table:table-cell table:formula="of:=IF([.R251]=0;&quot;&quot;; IF([.R251]&gt;=0; &quot;Win&quot;; &quot;Loss&quot;))">
            <text:p/>
          </table:table-cell>
          <table:table-cell table:formula="of:=IF([.P251]=&quot;&quot;; &quot;&quot;; CONCATENATE(ROUND(([.P251]-[.H2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ABS([.K252]-[.J252])*[.I252]" office:value-type="float" office:value="0" calcext:value-type="float">
            <text:p>0</text:p>
          </table:table-cell>
          <table:table-cell table:number-columns-repeated="4"/>
          <table:table-cell table:formula="of:=IF([.L252]=0; &quot;&quot;; [.R252]/[.L252])">
            <text:p/>
          </table:table-cell>
          <table:table-cell table:formula="of:=IF([.N252]=[.I252]; ([.N252]*[.O252])-([.I252]*[.J252]); 0)" office:value-type="float" office:value="0" calcext:value-type="float">
            <text:p>0.00 </text:p>
          </table:table-cell>
          <table:table-cell table:formula="of:=IF([.R252]=0;&quot;&quot;; IF([.R252]&gt;=0; &quot;Win&quot;; &quot;Loss&quot;))">
            <text:p/>
          </table:table-cell>
          <table:table-cell table:formula="of:=IF([.P252]=&quot;&quot;; &quot;&quot;; CONCATENATE(ROUND(([.P252]-[.H2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ABS([.K253]-[.J253])*[.I253]" office:value-type="float" office:value="0" calcext:value-type="float">
            <text:p>0</text:p>
          </table:table-cell>
          <table:table-cell table:number-columns-repeated="4"/>
          <table:table-cell table:formula="of:=IF([.L253]=0; &quot;&quot;; [.R253]/[.L253])">
            <text:p/>
          </table:table-cell>
          <table:table-cell table:formula="of:=IF([.N253]=[.I253]; ([.N253]*[.O253])-([.I253]*[.J253]); 0)" office:value-type="float" office:value="0" calcext:value-type="float">
            <text:p>0.00 </text:p>
          </table:table-cell>
          <table:table-cell table:formula="of:=IF([.R253]=0;&quot;&quot;; IF([.R253]&gt;=0; &quot;Win&quot;; &quot;Loss&quot;))">
            <text:p/>
          </table:table-cell>
          <table:table-cell table:formula="of:=IF([.P253]=&quot;&quot;; &quot;&quot;; CONCATENATE(ROUND(([.P253]-[.H2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ABS([.K254]-[.J254])*[.I254]" office:value-type="float" office:value="0" calcext:value-type="float">
            <text:p>0</text:p>
          </table:table-cell>
          <table:table-cell table:number-columns-repeated="4"/>
          <table:table-cell table:formula="of:=IF([.L254]=0; &quot;&quot;; [.R254]/[.L254])">
            <text:p/>
          </table:table-cell>
          <table:table-cell table:formula="of:=IF([.N254]=[.I254]; ([.N254]*[.O254])-([.I254]*[.J254]); 0)" office:value-type="float" office:value="0" calcext:value-type="float">
            <text:p>0.00 </text:p>
          </table:table-cell>
          <table:table-cell table:formula="of:=IF([.R254]=0;&quot;&quot;; IF([.R254]&gt;=0; &quot;Win&quot;; &quot;Loss&quot;))">
            <text:p/>
          </table:table-cell>
          <table:table-cell table:formula="of:=IF([.P254]=&quot;&quot;; &quot;&quot;; CONCATENATE(ROUND(([.P254]-[.H2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ABS([.K255]-[.J255])*[.I255]" office:value-type="float" office:value="0" calcext:value-type="float">
            <text:p>0</text:p>
          </table:table-cell>
          <table:table-cell table:number-columns-repeated="4"/>
          <table:table-cell table:formula="of:=IF([.L255]=0; &quot;&quot;; [.R255]/[.L255])">
            <text:p/>
          </table:table-cell>
          <table:table-cell table:formula="of:=IF([.N255]=[.I255]; ([.N255]*[.O255])-([.I255]*[.J255]); 0)" office:value-type="float" office:value="0" calcext:value-type="float">
            <text:p>0.00 </text:p>
          </table:table-cell>
          <table:table-cell table:formula="of:=IF([.R255]=0;&quot;&quot;; IF([.R255]&gt;=0; &quot;Win&quot;; &quot;Loss&quot;))">
            <text:p/>
          </table:table-cell>
          <table:table-cell table:formula="of:=IF([.P255]=&quot;&quot;; &quot;&quot;; CONCATENATE(ROUND(([.P255]-[.H2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ABS([.K256]-[.J256])*[.I256]" office:value-type="float" office:value="0" calcext:value-type="float">
            <text:p>0</text:p>
          </table:table-cell>
          <table:table-cell table:number-columns-repeated="4"/>
          <table:table-cell table:formula="of:=IF([.L256]=0; &quot;&quot;; [.R256]/[.L256])">
            <text:p/>
          </table:table-cell>
          <table:table-cell table:formula="of:=IF([.N256]=[.I256]; ([.N256]*[.O256])-([.I256]*[.J256]); 0)" office:value-type="float" office:value="0" calcext:value-type="float">
            <text:p>0.00 </text:p>
          </table:table-cell>
          <table:table-cell table:formula="of:=IF([.R256]=0;&quot;&quot;; IF([.R256]&gt;=0; &quot;Win&quot;; &quot;Loss&quot;))">
            <text:p/>
          </table:table-cell>
          <table:table-cell table:formula="of:=IF([.P256]=&quot;&quot;; &quot;&quot;; CONCATENATE(ROUND(([.P256]-[.H2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ABS([.K257]-[.J257])*[.I257]" office:value-type="float" office:value="0" calcext:value-type="float">
            <text:p>0</text:p>
          </table:table-cell>
          <table:table-cell table:number-columns-repeated="4"/>
          <table:table-cell table:formula="of:=IF([.L257]=0; &quot;&quot;; [.R257]/[.L257])">
            <text:p/>
          </table:table-cell>
          <table:table-cell table:formula="of:=IF([.N257]=[.I257]; ([.N257]*[.O257])-([.I257]*[.J257]); 0)" office:value-type="float" office:value="0" calcext:value-type="float">
            <text:p>0.00 </text:p>
          </table:table-cell>
          <table:table-cell table:formula="of:=IF([.R257]=0;&quot;&quot;; IF([.R257]&gt;=0; &quot;Win&quot;; &quot;Loss&quot;))">
            <text:p/>
          </table:table-cell>
          <table:table-cell table:formula="of:=IF([.P257]=&quot;&quot;; &quot;&quot;; CONCATENATE(ROUND(([.P257]-[.H2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ABS([.K258]-[.J258])*[.I258]" office:value-type="float" office:value="0" calcext:value-type="float">
            <text:p>0</text:p>
          </table:table-cell>
          <table:table-cell table:number-columns-repeated="4"/>
          <table:table-cell table:formula="of:=IF([.L258]=0; &quot;&quot;; [.R258]/[.L258])">
            <text:p/>
          </table:table-cell>
          <table:table-cell table:formula="of:=IF([.N258]=[.I258]; ([.N258]*[.O258])-([.I258]*[.J258]); 0)" office:value-type="float" office:value="0" calcext:value-type="float">
            <text:p>0.00 </text:p>
          </table:table-cell>
          <table:table-cell table:formula="of:=IF([.R258]=0;&quot;&quot;; IF([.R258]&gt;=0; &quot;Win&quot;; &quot;Loss&quot;))">
            <text:p/>
          </table:table-cell>
          <table:table-cell table:formula="of:=IF([.P258]=&quot;&quot;; &quot;&quot;; CONCATENATE(ROUND(([.P258]-[.H2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ABS([.K259]-[.J259])*[.I259]" office:value-type="float" office:value="0" calcext:value-type="float">
            <text:p>0</text:p>
          </table:table-cell>
          <table:table-cell table:number-columns-repeated="4"/>
          <table:table-cell table:formula="of:=IF([.L259]=0; &quot;&quot;; [.R259]/[.L259])">
            <text:p/>
          </table:table-cell>
          <table:table-cell table:formula="of:=IF([.N259]=[.I259]; ([.N259]*[.O259])-([.I259]*[.J259]); 0)" office:value-type="float" office:value="0" calcext:value-type="float">
            <text:p>0.00 </text:p>
          </table:table-cell>
          <table:table-cell table:formula="of:=IF([.R259]=0;&quot;&quot;; IF([.R259]&gt;=0; &quot;Win&quot;; &quot;Loss&quot;))">
            <text:p/>
          </table:table-cell>
          <table:table-cell table:formula="of:=IF([.P259]=&quot;&quot;; &quot;&quot;; CONCATENATE(ROUND(([.P259]-[.H2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ABS([.K260]-[.J260])*[.I260]" office:value-type="float" office:value="0" calcext:value-type="float">
            <text:p>0</text:p>
          </table:table-cell>
          <table:table-cell table:number-columns-repeated="4"/>
          <table:table-cell table:formula="of:=IF([.L260]=0; &quot;&quot;; [.R260]/[.L260])">
            <text:p/>
          </table:table-cell>
          <table:table-cell table:formula="of:=IF([.N260]=[.I260]; ([.N260]*[.O260])-([.I260]*[.J260]); 0)" office:value-type="float" office:value="0" calcext:value-type="float">
            <text:p>0.00 </text:p>
          </table:table-cell>
          <table:table-cell table:formula="of:=IF([.R260]=0;&quot;&quot;; IF([.R260]&gt;=0; &quot;Win&quot;; &quot;Loss&quot;))">
            <text:p/>
          </table:table-cell>
          <table:table-cell table:formula="of:=IF([.P260]=&quot;&quot;; &quot;&quot;; CONCATENATE(ROUND(([.P260]-[.H2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ABS([.K261]-[.J261])*[.I261]" office:value-type="float" office:value="0" calcext:value-type="float">
            <text:p>0</text:p>
          </table:table-cell>
          <table:table-cell table:number-columns-repeated="4"/>
          <table:table-cell table:formula="of:=IF([.L261]=0; &quot;&quot;; [.R261]/[.L261])">
            <text:p/>
          </table:table-cell>
          <table:table-cell table:formula="of:=IF([.N261]=[.I261]; ([.N261]*[.O261])-([.I261]*[.J261]); 0)" office:value-type="float" office:value="0" calcext:value-type="float">
            <text:p>0.00 </text:p>
          </table:table-cell>
          <table:table-cell table:formula="of:=IF([.R261]=0;&quot;&quot;; IF([.R261]&gt;=0; &quot;Win&quot;; &quot;Loss&quot;))">
            <text:p/>
          </table:table-cell>
          <table:table-cell table:formula="of:=IF([.P261]=&quot;&quot;; &quot;&quot;; CONCATENATE(ROUND(([.P261]-[.H2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ABS([.K262]-[.J262])*[.I262]" office:value-type="float" office:value="0" calcext:value-type="float">
            <text:p>0</text:p>
          </table:table-cell>
          <table:table-cell table:number-columns-repeated="4"/>
          <table:table-cell table:formula="of:=IF([.L262]=0; &quot;&quot;; [.R262]/[.L262])">
            <text:p/>
          </table:table-cell>
          <table:table-cell table:formula="of:=IF([.N262]=[.I262]; ([.N262]*[.O262])-([.I262]*[.J262]); 0)" office:value-type="float" office:value="0" calcext:value-type="float">
            <text:p>0.00 </text:p>
          </table:table-cell>
          <table:table-cell table:formula="of:=IF([.R262]=0;&quot;&quot;; IF([.R262]&gt;=0; &quot;Win&quot;; &quot;Loss&quot;))">
            <text:p/>
          </table:table-cell>
          <table:table-cell table:formula="of:=IF([.P262]=&quot;&quot;; &quot;&quot;; CONCATENATE(ROUND(([.P262]-[.H2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ABS([.K263]-[.J263])*[.I263]" office:value-type="float" office:value="0" calcext:value-type="float">
            <text:p>0</text:p>
          </table:table-cell>
          <table:table-cell table:number-columns-repeated="4"/>
          <table:table-cell table:formula="of:=IF([.L263]=0; &quot;&quot;; [.R263]/[.L263])">
            <text:p/>
          </table:table-cell>
          <table:table-cell table:formula="of:=IF([.N263]=[.I263]; ([.N263]*[.O263])-([.I263]*[.J263]); 0)" office:value-type="float" office:value="0" calcext:value-type="float">
            <text:p>0.00 </text:p>
          </table:table-cell>
          <table:table-cell table:formula="of:=IF([.R263]=0;&quot;&quot;; IF([.R263]&gt;=0; &quot;Win&quot;; &quot;Loss&quot;))">
            <text:p/>
          </table:table-cell>
          <table:table-cell table:formula="of:=IF([.P263]=&quot;&quot;; &quot;&quot;; CONCATENATE(ROUND(([.P263]-[.H2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ABS([.K264]-[.J264])*[.I264]" office:value-type="float" office:value="0" calcext:value-type="float">
            <text:p>0</text:p>
          </table:table-cell>
          <table:table-cell table:number-columns-repeated="4"/>
          <table:table-cell table:formula="of:=IF([.L264]=0; &quot;&quot;; [.R264]/[.L264])">
            <text:p/>
          </table:table-cell>
          <table:table-cell table:formula="of:=IF([.N264]=[.I264]; ([.N264]*[.O264])-([.I264]*[.J264]); 0)" office:value-type="float" office:value="0" calcext:value-type="float">
            <text:p>0.00 </text:p>
          </table:table-cell>
          <table:table-cell table:formula="of:=IF([.R264]=0;&quot;&quot;; IF([.R264]&gt;=0; &quot;Win&quot;; &quot;Loss&quot;))">
            <text:p/>
          </table:table-cell>
          <table:table-cell table:formula="of:=IF([.P264]=&quot;&quot;; &quot;&quot;; CONCATENATE(ROUND(([.P264]-[.H2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ABS([.K265]-[.J265])*[.I265]" office:value-type="float" office:value="0" calcext:value-type="float">
            <text:p>0</text:p>
          </table:table-cell>
          <table:table-cell table:number-columns-repeated="4"/>
          <table:table-cell table:formula="of:=IF([.L265]=0; &quot;&quot;; [.R265]/[.L265])">
            <text:p/>
          </table:table-cell>
          <table:table-cell table:formula="of:=IF([.N265]=[.I265]; ([.N265]*[.O265])-([.I265]*[.J265]); 0)" office:value-type="float" office:value="0" calcext:value-type="float">
            <text:p>0.00 </text:p>
          </table:table-cell>
          <table:table-cell table:formula="of:=IF([.R265]=0;&quot;&quot;; IF([.R265]&gt;=0; &quot;Win&quot;; &quot;Loss&quot;))">
            <text:p/>
          </table:table-cell>
          <table:table-cell table:formula="of:=IF([.P265]=&quot;&quot;; &quot;&quot;; CONCATENATE(ROUND(([.P265]-[.H2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ABS([.K266]-[.J266])*[.I266]" office:value-type="float" office:value="0" calcext:value-type="float">
            <text:p>0</text:p>
          </table:table-cell>
          <table:table-cell table:number-columns-repeated="4"/>
          <table:table-cell table:formula="of:=IF([.L266]=0; &quot;&quot;; [.R266]/[.L266])">
            <text:p/>
          </table:table-cell>
          <table:table-cell table:formula="of:=IF([.N266]=[.I266]; ([.N266]*[.O266])-([.I266]*[.J266]); 0)" office:value-type="float" office:value="0" calcext:value-type="float">
            <text:p>0.00 </text:p>
          </table:table-cell>
          <table:table-cell table:formula="of:=IF([.R266]=0;&quot;&quot;; IF([.R266]&gt;=0; &quot;Win&quot;; &quot;Loss&quot;))">
            <text:p/>
          </table:table-cell>
          <table:table-cell table:formula="of:=IF([.P266]=&quot;&quot;; &quot;&quot;; CONCATENATE(ROUND(([.P266]-[.H2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ABS([.K267]-[.J267])*[.I267]" office:value-type="float" office:value="0" calcext:value-type="float">
            <text:p>0</text:p>
          </table:table-cell>
          <table:table-cell table:number-columns-repeated="4"/>
          <table:table-cell table:formula="of:=IF([.L267]=0; &quot;&quot;; [.R267]/[.L267])">
            <text:p/>
          </table:table-cell>
          <table:table-cell table:formula="of:=IF([.N267]=[.I267]; ([.N267]*[.O267])-([.I267]*[.J267]); 0)" office:value-type="float" office:value="0" calcext:value-type="float">
            <text:p>0.00 </text:p>
          </table:table-cell>
          <table:table-cell table:formula="of:=IF([.R267]=0;&quot;&quot;; IF([.R267]&gt;=0; &quot;Win&quot;; &quot;Loss&quot;))">
            <text:p/>
          </table:table-cell>
          <table:table-cell table:formula="of:=IF([.P267]=&quot;&quot;; &quot;&quot;; CONCATENATE(ROUND(([.P267]-[.H2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ABS([.K268]-[.J268])*[.I268]" office:value-type="float" office:value="0" calcext:value-type="float">
            <text:p>0</text:p>
          </table:table-cell>
          <table:table-cell table:number-columns-repeated="4"/>
          <table:table-cell table:formula="of:=IF([.L268]=0; &quot;&quot;; [.R268]/[.L268])">
            <text:p/>
          </table:table-cell>
          <table:table-cell table:formula="of:=IF([.N268]=[.I268]; ([.N268]*[.O268])-([.I268]*[.J268]); 0)" office:value-type="float" office:value="0" calcext:value-type="float">
            <text:p>0.00 </text:p>
          </table:table-cell>
          <table:table-cell table:formula="of:=IF([.R268]=0;&quot;&quot;; IF([.R268]&gt;=0; &quot;Win&quot;; &quot;Loss&quot;))">
            <text:p/>
          </table:table-cell>
          <table:table-cell table:formula="of:=IF([.P268]=&quot;&quot;; &quot;&quot;; CONCATENATE(ROUND(([.P268]-[.H2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ABS([.K269]-[.J269])*[.I269]" office:value-type="float" office:value="0" calcext:value-type="float">
            <text:p>0</text:p>
          </table:table-cell>
          <table:table-cell table:number-columns-repeated="4"/>
          <table:table-cell table:formula="of:=IF([.L269]=0; &quot;&quot;; [.R269]/[.L269])">
            <text:p/>
          </table:table-cell>
          <table:table-cell table:formula="of:=IF([.N269]=[.I269]; ([.N269]*[.O269])-([.I269]*[.J269]); 0)" office:value-type="float" office:value="0" calcext:value-type="float">
            <text:p>0.00 </text:p>
          </table:table-cell>
          <table:table-cell table:formula="of:=IF([.R269]=0;&quot;&quot;; IF([.R269]&gt;=0; &quot;Win&quot;; &quot;Loss&quot;))">
            <text:p/>
          </table:table-cell>
          <table:table-cell table:formula="of:=IF([.P269]=&quot;&quot;; &quot;&quot;; CONCATENATE(ROUND(([.P269]-[.H2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ABS([.K270]-[.J270])*[.I270]" office:value-type="float" office:value="0" calcext:value-type="float">
            <text:p>0</text:p>
          </table:table-cell>
          <table:table-cell table:number-columns-repeated="4"/>
          <table:table-cell table:formula="of:=IF([.L270]=0; &quot;&quot;; [.R270]/[.L270])">
            <text:p/>
          </table:table-cell>
          <table:table-cell table:formula="of:=IF([.N270]=[.I270]; ([.N270]*[.O270])-([.I270]*[.J270]); 0)" office:value-type="float" office:value="0" calcext:value-type="float">
            <text:p>0.00 </text:p>
          </table:table-cell>
          <table:table-cell table:formula="of:=IF([.R270]=0;&quot;&quot;; IF([.R270]&gt;=0; &quot;Win&quot;; &quot;Loss&quot;))">
            <text:p/>
          </table:table-cell>
          <table:table-cell table:formula="of:=IF([.P270]=&quot;&quot;; &quot;&quot;; CONCATENATE(ROUND(([.P270]-[.H2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ABS([.K271]-[.J271])*[.I271]" office:value-type="float" office:value="0" calcext:value-type="float">
            <text:p>0</text:p>
          </table:table-cell>
          <table:table-cell table:number-columns-repeated="4"/>
          <table:table-cell table:formula="of:=IF([.L271]=0; &quot;&quot;; [.R271]/[.L271])">
            <text:p/>
          </table:table-cell>
          <table:table-cell table:formula="of:=IF([.N271]=[.I271]; ([.N271]*[.O271])-([.I271]*[.J271]); 0)" office:value-type="float" office:value="0" calcext:value-type="float">
            <text:p>0.00 </text:p>
          </table:table-cell>
          <table:table-cell table:formula="of:=IF([.R271]=0;&quot;&quot;; IF([.R271]&gt;=0; &quot;Win&quot;; &quot;Loss&quot;))">
            <text:p/>
          </table:table-cell>
          <table:table-cell table:formula="of:=IF([.P271]=&quot;&quot;; &quot;&quot;; CONCATENATE(ROUND(([.P271]-[.H2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ABS([.K272]-[.J272])*[.I272]" office:value-type="float" office:value="0" calcext:value-type="float">
            <text:p>0</text:p>
          </table:table-cell>
          <table:table-cell table:number-columns-repeated="4"/>
          <table:table-cell table:formula="of:=IF([.L272]=0; &quot;&quot;; [.R272]/[.L272])">
            <text:p/>
          </table:table-cell>
          <table:table-cell table:formula="of:=IF([.N272]=[.I272]; ([.N272]*[.O272])-([.I272]*[.J272]); 0)" office:value-type="float" office:value="0" calcext:value-type="float">
            <text:p>0.00 </text:p>
          </table:table-cell>
          <table:table-cell table:formula="of:=IF([.R272]=0;&quot;&quot;; IF([.R272]&gt;=0; &quot;Win&quot;; &quot;Loss&quot;))">
            <text:p/>
          </table:table-cell>
          <table:table-cell table:formula="of:=IF([.P272]=&quot;&quot;; &quot;&quot;; CONCATENATE(ROUND(([.P272]-[.H2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ABS([.K273]-[.J273])*[.I273]" office:value-type="float" office:value="0" calcext:value-type="float">
            <text:p>0</text:p>
          </table:table-cell>
          <table:table-cell table:number-columns-repeated="4"/>
          <table:table-cell table:formula="of:=IF([.L273]=0; &quot;&quot;; [.R273]/[.L273])">
            <text:p/>
          </table:table-cell>
          <table:table-cell table:formula="of:=IF([.N273]=[.I273]; ([.N273]*[.O273])-([.I273]*[.J273]); 0)" office:value-type="float" office:value="0" calcext:value-type="float">
            <text:p>0.00 </text:p>
          </table:table-cell>
          <table:table-cell table:formula="of:=IF([.R273]=0;&quot;&quot;; IF([.R273]&gt;=0; &quot;Win&quot;; &quot;Loss&quot;))">
            <text:p/>
          </table:table-cell>
          <table:table-cell table:formula="of:=IF([.P273]=&quot;&quot;; &quot;&quot;; CONCATENATE(ROUND(([.P273]-[.H2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ABS([.K274]-[.J274])*[.I274]" office:value-type="float" office:value="0" calcext:value-type="float">
            <text:p>0</text:p>
          </table:table-cell>
          <table:table-cell table:number-columns-repeated="4"/>
          <table:table-cell table:formula="of:=IF([.L274]=0; &quot;&quot;; [.R274]/[.L274])">
            <text:p/>
          </table:table-cell>
          <table:table-cell table:formula="of:=IF([.N274]=[.I274]; ([.N274]*[.O274])-([.I274]*[.J274]); 0)" office:value-type="float" office:value="0" calcext:value-type="float">
            <text:p>0.00 </text:p>
          </table:table-cell>
          <table:table-cell table:formula="of:=IF([.R274]=0;&quot;&quot;; IF([.R274]&gt;=0; &quot;Win&quot;; &quot;Loss&quot;))">
            <text:p/>
          </table:table-cell>
          <table:table-cell table:formula="of:=IF([.P274]=&quot;&quot;; &quot;&quot;; CONCATENATE(ROUND(([.P274]-[.H2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ABS([.K275]-[.J275])*[.I275]" office:value-type="float" office:value="0" calcext:value-type="float">
            <text:p>0</text:p>
          </table:table-cell>
          <table:table-cell table:number-columns-repeated="4"/>
          <table:table-cell table:formula="of:=IF([.L275]=0; &quot;&quot;; [.R275]/[.L275])">
            <text:p/>
          </table:table-cell>
          <table:table-cell table:formula="of:=IF([.N275]=[.I275]; ([.N275]*[.O275])-([.I275]*[.J275]); 0)" office:value-type="float" office:value="0" calcext:value-type="float">
            <text:p>0.00 </text:p>
          </table:table-cell>
          <table:table-cell table:formula="of:=IF([.R275]=0;&quot;&quot;; IF([.R275]&gt;=0; &quot;Win&quot;; &quot;Loss&quot;))">
            <text:p/>
          </table:table-cell>
          <table:table-cell table:formula="of:=IF([.P275]=&quot;&quot;; &quot;&quot;; CONCATENATE(ROUND(([.P275]-[.H2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ABS([.K276]-[.J276])*[.I276]" office:value-type="float" office:value="0" calcext:value-type="float">
            <text:p>0</text:p>
          </table:table-cell>
          <table:table-cell table:number-columns-repeated="4"/>
          <table:table-cell table:formula="of:=IF([.L276]=0; &quot;&quot;; [.R276]/[.L276])">
            <text:p/>
          </table:table-cell>
          <table:table-cell table:formula="of:=IF([.N276]=[.I276]; ([.N276]*[.O276])-([.I276]*[.J276]); 0)" office:value-type="float" office:value="0" calcext:value-type="float">
            <text:p>0.00 </text:p>
          </table:table-cell>
          <table:table-cell table:formula="of:=IF([.R276]=0;&quot;&quot;; IF([.R276]&gt;=0; &quot;Win&quot;; &quot;Loss&quot;))">
            <text:p/>
          </table:table-cell>
          <table:table-cell table:formula="of:=IF([.P276]=&quot;&quot;; &quot;&quot;; CONCATENATE(ROUND(([.P276]-[.H2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ABS([.K277]-[.J277])*[.I277]" office:value-type="float" office:value="0" calcext:value-type="float">
            <text:p>0</text:p>
          </table:table-cell>
          <table:table-cell table:number-columns-repeated="4"/>
          <table:table-cell table:formula="of:=IF([.L277]=0; &quot;&quot;; [.R277]/[.L277])">
            <text:p/>
          </table:table-cell>
          <table:table-cell table:formula="of:=IF([.N277]=[.I277]; ([.N277]*[.O277])-([.I277]*[.J277]); 0)" office:value-type="float" office:value="0" calcext:value-type="float">
            <text:p>0.00 </text:p>
          </table:table-cell>
          <table:table-cell table:formula="of:=IF([.R277]=0;&quot;&quot;; IF([.R277]&gt;=0; &quot;Win&quot;; &quot;Loss&quot;))">
            <text:p/>
          </table:table-cell>
          <table:table-cell table:formula="of:=IF([.P277]=&quot;&quot;; &quot;&quot;; CONCATENATE(ROUND(([.P277]-[.H2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ABS([.K278]-[.J278])*[.I278]" office:value-type="float" office:value="0" calcext:value-type="float">
            <text:p>0</text:p>
          </table:table-cell>
          <table:table-cell table:number-columns-repeated="4"/>
          <table:table-cell table:formula="of:=IF([.L278]=0; &quot;&quot;; [.R278]/[.L278])">
            <text:p/>
          </table:table-cell>
          <table:table-cell table:formula="of:=IF([.N278]=[.I278]; ([.N278]*[.O278])-([.I278]*[.J278]); 0)" office:value-type="float" office:value="0" calcext:value-type="float">
            <text:p>0.00 </text:p>
          </table:table-cell>
          <table:table-cell table:formula="of:=IF([.R278]=0;&quot;&quot;; IF([.R278]&gt;=0; &quot;Win&quot;; &quot;Loss&quot;))">
            <text:p/>
          </table:table-cell>
          <table:table-cell table:formula="of:=IF([.P278]=&quot;&quot;; &quot;&quot;; CONCATENATE(ROUND(([.P278]-[.H2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ABS([.K279]-[.J279])*[.I279]" office:value-type="float" office:value="0" calcext:value-type="float">
            <text:p>0</text:p>
          </table:table-cell>
          <table:table-cell table:number-columns-repeated="4"/>
          <table:table-cell table:formula="of:=IF([.L279]=0; &quot;&quot;; [.R279]/[.L279])">
            <text:p/>
          </table:table-cell>
          <table:table-cell table:formula="of:=IF([.N279]=[.I279]; ([.N279]*[.O279])-([.I279]*[.J279]); 0)" office:value-type="float" office:value="0" calcext:value-type="float">
            <text:p>0.00 </text:p>
          </table:table-cell>
          <table:table-cell table:formula="of:=IF([.R279]=0;&quot;&quot;; IF([.R279]&gt;=0; &quot;Win&quot;; &quot;Loss&quot;))">
            <text:p/>
          </table:table-cell>
          <table:table-cell table:formula="of:=IF([.P279]=&quot;&quot;; &quot;&quot;; CONCATENATE(ROUND(([.P279]-[.H2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ABS([.K280]-[.J280])*[.I280]" office:value-type="float" office:value="0" calcext:value-type="float">
            <text:p>0</text:p>
          </table:table-cell>
          <table:table-cell table:number-columns-repeated="4"/>
          <table:table-cell table:formula="of:=IF([.L280]=0; &quot;&quot;; [.R280]/[.L280])">
            <text:p/>
          </table:table-cell>
          <table:table-cell table:formula="of:=IF([.N280]=[.I280]; ([.N280]*[.O280])-([.I280]*[.J280]); 0)" office:value-type="float" office:value="0" calcext:value-type="float">
            <text:p>0.00 </text:p>
          </table:table-cell>
          <table:table-cell table:formula="of:=IF([.R280]=0;&quot;&quot;; IF([.R280]&gt;=0; &quot;Win&quot;; &quot;Loss&quot;))">
            <text:p/>
          </table:table-cell>
          <table:table-cell table:formula="of:=IF([.P280]=&quot;&quot;; &quot;&quot;; CONCATENATE(ROUND(([.P280]-[.H2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ABS([.K281]-[.J281])*[.I281]" office:value-type="float" office:value="0" calcext:value-type="float">
            <text:p>0</text:p>
          </table:table-cell>
          <table:table-cell table:number-columns-repeated="4"/>
          <table:table-cell table:formula="of:=IF([.L281]=0; &quot;&quot;; [.R281]/[.L281])">
            <text:p/>
          </table:table-cell>
          <table:table-cell table:formula="of:=IF([.N281]=[.I281]; ([.N281]*[.O281])-([.I281]*[.J281]); 0)" office:value-type="float" office:value="0" calcext:value-type="float">
            <text:p>0.00 </text:p>
          </table:table-cell>
          <table:table-cell table:formula="of:=IF([.R281]=0;&quot;&quot;; IF([.R281]&gt;=0; &quot;Win&quot;; &quot;Loss&quot;))">
            <text:p/>
          </table:table-cell>
          <table:table-cell table:formula="of:=IF([.P281]=&quot;&quot;; &quot;&quot;; CONCATENATE(ROUND(([.P281]-[.H2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ABS([.K282]-[.J282])*[.I282]" office:value-type="float" office:value="0" calcext:value-type="float">
            <text:p>0</text:p>
          </table:table-cell>
          <table:table-cell table:number-columns-repeated="4"/>
          <table:table-cell table:formula="of:=IF([.L282]=0; &quot;&quot;; [.R282]/[.L282])">
            <text:p/>
          </table:table-cell>
          <table:table-cell table:formula="of:=IF([.N282]=[.I282]; ([.N282]*[.O282])-([.I282]*[.J282]); 0)" office:value-type="float" office:value="0" calcext:value-type="float">
            <text:p>0.00 </text:p>
          </table:table-cell>
          <table:table-cell table:formula="of:=IF([.R282]=0;&quot;&quot;; IF([.R282]&gt;=0; &quot;Win&quot;; &quot;Loss&quot;))">
            <text:p/>
          </table:table-cell>
          <table:table-cell table:formula="of:=IF([.P282]=&quot;&quot;; &quot;&quot;; CONCATENATE(ROUND(([.P282]-[.H2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ABS([.K283]-[.J283])*[.I283]" office:value-type="float" office:value="0" calcext:value-type="float">
            <text:p>0</text:p>
          </table:table-cell>
          <table:table-cell table:number-columns-repeated="4"/>
          <table:table-cell table:formula="of:=IF([.L283]=0; &quot;&quot;; [.R283]/[.L283])">
            <text:p/>
          </table:table-cell>
          <table:table-cell table:formula="of:=IF([.N283]=[.I283]; ([.N283]*[.O283])-([.I283]*[.J283]); 0)" office:value-type="float" office:value="0" calcext:value-type="float">
            <text:p>0.00 </text:p>
          </table:table-cell>
          <table:table-cell table:formula="of:=IF([.R283]=0;&quot;&quot;; IF([.R283]&gt;=0; &quot;Win&quot;; &quot;Loss&quot;))">
            <text:p/>
          </table:table-cell>
          <table:table-cell table:formula="of:=IF([.P283]=&quot;&quot;; &quot;&quot;; CONCATENATE(ROUND(([.P283]-[.H2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ABS([.K284]-[.J284])*[.I284]" office:value-type="float" office:value="0" calcext:value-type="float">
            <text:p>0</text:p>
          </table:table-cell>
          <table:table-cell table:number-columns-repeated="4"/>
          <table:table-cell table:formula="of:=IF([.L284]=0; &quot;&quot;; [.R284]/[.L284])">
            <text:p/>
          </table:table-cell>
          <table:table-cell table:formula="of:=IF([.N284]=[.I284]; ([.N284]*[.O284])-([.I284]*[.J284]); 0)" office:value-type="float" office:value="0" calcext:value-type="float">
            <text:p>0.00 </text:p>
          </table:table-cell>
          <table:table-cell table:formula="of:=IF([.R284]=0;&quot;&quot;; IF([.R284]&gt;=0; &quot;Win&quot;; &quot;Loss&quot;))">
            <text:p/>
          </table:table-cell>
          <table:table-cell table:formula="of:=IF([.P284]=&quot;&quot;; &quot;&quot;; CONCATENATE(ROUND(([.P284]-[.H2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ABS([.K285]-[.J285])*[.I285]" office:value-type="float" office:value="0" calcext:value-type="float">
            <text:p>0</text:p>
          </table:table-cell>
          <table:table-cell table:number-columns-repeated="4"/>
          <table:table-cell table:formula="of:=IF([.L285]=0; &quot;&quot;; [.R285]/[.L285])">
            <text:p/>
          </table:table-cell>
          <table:table-cell table:formula="of:=IF([.N285]=[.I285]; ([.N285]*[.O285])-([.I285]*[.J285]); 0)" office:value-type="float" office:value="0" calcext:value-type="float">
            <text:p>0.00 </text:p>
          </table:table-cell>
          <table:table-cell table:formula="of:=IF([.R285]=0;&quot;&quot;; IF([.R285]&gt;=0; &quot;Win&quot;; &quot;Loss&quot;))">
            <text:p/>
          </table:table-cell>
          <table:table-cell table:formula="of:=IF([.P285]=&quot;&quot;; &quot;&quot;; CONCATENATE(ROUND(([.P285]-[.H2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ABS([.K286]-[.J286])*[.I286]" office:value-type="float" office:value="0" calcext:value-type="float">
            <text:p>0</text:p>
          </table:table-cell>
          <table:table-cell table:number-columns-repeated="4"/>
          <table:table-cell table:formula="of:=IF([.L286]=0; &quot;&quot;; [.R286]/[.L286])">
            <text:p/>
          </table:table-cell>
          <table:table-cell table:formula="of:=IF([.N286]=[.I286]; ([.N286]*[.O286])-([.I286]*[.J286]); 0)" office:value-type="float" office:value="0" calcext:value-type="float">
            <text:p>0.00 </text:p>
          </table:table-cell>
          <table:table-cell table:formula="of:=IF([.R286]=0;&quot;&quot;; IF([.R286]&gt;=0; &quot;Win&quot;; &quot;Loss&quot;))">
            <text:p/>
          </table:table-cell>
          <table:table-cell table:formula="of:=IF([.P286]=&quot;&quot;; &quot;&quot;; CONCATENATE(ROUND(([.P286]-[.H2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ABS([.K287]-[.J287])*[.I287]" office:value-type="float" office:value="0" calcext:value-type="float">
            <text:p>0</text:p>
          </table:table-cell>
          <table:table-cell table:number-columns-repeated="4"/>
          <table:table-cell table:formula="of:=IF([.L287]=0; &quot;&quot;; [.R287]/[.L287])">
            <text:p/>
          </table:table-cell>
          <table:table-cell table:formula="of:=IF([.N287]=[.I287]; ([.N287]*[.O287])-([.I287]*[.J287]); 0)" office:value-type="float" office:value="0" calcext:value-type="float">
            <text:p>0.00 </text:p>
          </table:table-cell>
          <table:table-cell table:formula="of:=IF([.R287]=0;&quot;&quot;; IF([.R287]&gt;=0; &quot;Win&quot;; &quot;Loss&quot;))">
            <text:p/>
          </table:table-cell>
          <table:table-cell table:formula="of:=IF([.P287]=&quot;&quot;; &quot;&quot;; CONCATENATE(ROUND(([.P287]-[.H2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ABS([.K288]-[.J288])*[.I288]" office:value-type="float" office:value="0" calcext:value-type="float">
            <text:p>0</text:p>
          </table:table-cell>
          <table:table-cell table:number-columns-repeated="4"/>
          <table:table-cell table:formula="of:=IF([.L288]=0; &quot;&quot;; [.R288]/[.L288])">
            <text:p/>
          </table:table-cell>
          <table:table-cell table:formula="of:=IF([.N288]=[.I288]; ([.N288]*[.O288])-([.I288]*[.J288]); 0)" office:value-type="float" office:value="0" calcext:value-type="float">
            <text:p>0.00 </text:p>
          </table:table-cell>
          <table:table-cell table:formula="of:=IF([.R288]=0;&quot;&quot;; IF([.R288]&gt;=0; &quot;Win&quot;; &quot;Loss&quot;))">
            <text:p/>
          </table:table-cell>
          <table:table-cell table:formula="of:=IF([.P288]=&quot;&quot;; &quot;&quot;; CONCATENATE(ROUND(([.P288]-[.H2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ABS([.K289]-[.J289])*[.I289]" office:value-type="float" office:value="0" calcext:value-type="float">
            <text:p>0</text:p>
          </table:table-cell>
          <table:table-cell table:number-columns-repeated="4"/>
          <table:table-cell table:formula="of:=IF([.L289]=0; &quot;&quot;; [.R289]/[.L289])">
            <text:p/>
          </table:table-cell>
          <table:table-cell table:formula="of:=IF([.N289]=[.I289]; ([.N289]*[.O289])-([.I289]*[.J289]); 0)" office:value-type="float" office:value="0" calcext:value-type="float">
            <text:p>0.00 </text:p>
          </table:table-cell>
          <table:table-cell table:formula="of:=IF([.R289]=0;&quot;&quot;; IF([.R289]&gt;=0; &quot;Win&quot;; &quot;Loss&quot;))">
            <text:p/>
          </table:table-cell>
          <table:table-cell table:formula="of:=IF([.P289]=&quot;&quot;; &quot;&quot;; CONCATENATE(ROUND(([.P289]-[.H2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ABS([.K290]-[.J290])*[.I290]" office:value-type="float" office:value="0" calcext:value-type="float">
            <text:p>0</text:p>
          </table:table-cell>
          <table:table-cell table:number-columns-repeated="4"/>
          <table:table-cell table:formula="of:=IF([.L290]=0; &quot;&quot;; [.R290]/[.L290])">
            <text:p/>
          </table:table-cell>
          <table:table-cell table:formula="of:=IF([.N290]=[.I290]; ([.N290]*[.O290])-([.I290]*[.J290]); 0)" office:value-type="float" office:value="0" calcext:value-type="float">
            <text:p>0.00 </text:p>
          </table:table-cell>
          <table:table-cell table:formula="of:=IF([.R290]=0;&quot;&quot;; IF([.R290]&gt;=0; &quot;Win&quot;; &quot;Loss&quot;))">
            <text:p/>
          </table:table-cell>
          <table:table-cell table:formula="of:=IF([.P290]=&quot;&quot;; &quot;&quot;; CONCATENATE(ROUND(([.P290]-[.H2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ABS([.K291]-[.J291])*[.I291]" office:value-type="float" office:value="0" calcext:value-type="float">
            <text:p>0</text:p>
          </table:table-cell>
          <table:table-cell table:number-columns-repeated="4"/>
          <table:table-cell table:formula="of:=IF([.L291]=0; &quot;&quot;; [.R291]/[.L291])">
            <text:p/>
          </table:table-cell>
          <table:table-cell table:formula="of:=IF([.N291]=[.I291]; ([.N291]*[.O291])-([.I291]*[.J291]); 0)" office:value-type="float" office:value="0" calcext:value-type="float">
            <text:p>0.00 </text:p>
          </table:table-cell>
          <table:table-cell table:formula="of:=IF([.R291]=0;&quot;&quot;; IF([.R291]&gt;=0; &quot;Win&quot;; &quot;Loss&quot;))">
            <text:p/>
          </table:table-cell>
          <table:table-cell table:formula="of:=IF([.P291]=&quot;&quot;; &quot;&quot;; CONCATENATE(ROUND(([.P291]-[.H2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ABS([.K292]-[.J292])*[.I292]" office:value-type="float" office:value="0" calcext:value-type="float">
            <text:p>0</text:p>
          </table:table-cell>
          <table:table-cell table:number-columns-repeated="4"/>
          <table:table-cell table:formula="of:=IF([.L292]=0; &quot;&quot;; [.R292]/[.L292])">
            <text:p/>
          </table:table-cell>
          <table:table-cell table:formula="of:=IF([.N292]=[.I292]; ([.N292]*[.O292])-([.I292]*[.J292]); 0)" office:value-type="float" office:value="0" calcext:value-type="float">
            <text:p>0.00 </text:p>
          </table:table-cell>
          <table:table-cell table:formula="of:=IF([.R292]=0;&quot;&quot;; IF([.R292]&gt;=0; &quot;Win&quot;; &quot;Loss&quot;))">
            <text:p/>
          </table:table-cell>
          <table:table-cell table:formula="of:=IF([.P292]=&quot;&quot;; &quot;&quot;; CONCATENATE(ROUND(([.P292]-[.H2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ABS([.K293]-[.J293])*[.I293]" office:value-type="float" office:value="0" calcext:value-type="float">
            <text:p>0</text:p>
          </table:table-cell>
          <table:table-cell table:number-columns-repeated="4"/>
          <table:table-cell table:formula="of:=IF([.L293]=0; &quot;&quot;; [.R293]/[.L293])">
            <text:p/>
          </table:table-cell>
          <table:table-cell table:formula="of:=IF([.N293]=[.I293]; ([.N293]*[.O293])-([.I293]*[.J293]); 0)" office:value-type="float" office:value="0" calcext:value-type="float">
            <text:p>0.00 </text:p>
          </table:table-cell>
          <table:table-cell table:formula="of:=IF([.R293]=0;&quot;&quot;; IF([.R293]&gt;=0; &quot;Win&quot;; &quot;Loss&quot;))">
            <text:p/>
          </table:table-cell>
          <table:table-cell table:formula="of:=IF([.P293]=&quot;&quot;; &quot;&quot;; CONCATENATE(ROUND(([.P293]-[.H2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ABS([.K294]-[.J294])*[.I294]" office:value-type="float" office:value="0" calcext:value-type="float">
            <text:p>0</text:p>
          </table:table-cell>
          <table:table-cell table:number-columns-repeated="4"/>
          <table:table-cell table:formula="of:=IF([.L294]=0; &quot;&quot;; [.R294]/[.L294])">
            <text:p/>
          </table:table-cell>
          <table:table-cell table:formula="of:=IF([.N294]=[.I294]; ([.N294]*[.O294])-([.I294]*[.J294]); 0)" office:value-type="float" office:value="0" calcext:value-type="float">
            <text:p>0.00 </text:p>
          </table:table-cell>
          <table:table-cell table:formula="of:=IF([.R294]=0;&quot;&quot;; IF([.R294]&gt;=0; &quot;Win&quot;; &quot;Loss&quot;))">
            <text:p/>
          </table:table-cell>
          <table:table-cell table:formula="of:=IF([.P294]=&quot;&quot;; &quot;&quot;; CONCATENATE(ROUND(([.P294]-[.H2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ABS([.K295]-[.J295])*[.I295]" office:value-type="float" office:value="0" calcext:value-type="float">
            <text:p>0</text:p>
          </table:table-cell>
          <table:table-cell table:number-columns-repeated="4"/>
          <table:table-cell table:formula="of:=IF([.L295]=0; &quot;&quot;; [.R295]/[.L295])">
            <text:p/>
          </table:table-cell>
          <table:table-cell table:formula="of:=IF([.N295]=[.I295]; ([.N295]*[.O295])-([.I295]*[.J295]); 0)" office:value-type="float" office:value="0" calcext:value-type="float">
            <text:p>0.00 </text:p>
          </table:table-cell>
          <table:table-cell table:formula="of:=IF([.R295]=0;&quot;&quot;; IF([.R295]&gt;=0; &quot;Win&quot;; &quot;Loss&quot;))">
            <text:p/>
          </table:table-cell>
          <table:table-cell table:formula="of:=IF([.P295]=&quot;&quot;; &quot;&quot;; CONCATENATE(ROUND(([.P295]-[.H2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ABS([.K296]-[.J296])*[.I296]" office:value-type="float" office:value="0" calcext:value-type="float">
            <text:p>0</text:p>
          </table:table-cell>
          <table:table-cell table:number-columns-repeated="4"/>
          <table:table-cell table:formula="of:=IF([.L296]=0; &quot;&quot;; [.R296]/[.L296])">
            <text:p/>
          </table:table-cell>
          <table:table-cell table:formula="of:=IF([.N296]=[.I296]; ([.N296]*[.O296])-([.I296]*[.J296]); 0)" office:value-type="float" office:value="0" calcext:value-type="float">
            <text:p>0.00 </text:p>
          </table:table-cell>
          <table:table-cell table:formula="of:=IF([.R296]=0;&quot;&quot;; IF([.R296]&gt;=0; &quot;Win&quot;; &quot;Loss&quot;))">
            <text:p/>
          </table:table-cell>
          <table:table-cell table:formula="of:=IF([.P296]=&quot;&quot;; &quot;&quot;; CONCATENATE(ROUND(([.P296]-[.H2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ABS([.K297]-[.J297])*[.I297]" office:value-type="float" office:value="0" calcext:value-type="float">
            <text:p>0</text:p>
          </table:table-cell>
          <table:table-cell table:number-columns-repeated="4"/>
          <table:table-cell table:formula="of:=IF([.L297]=0; &quot;&quot;; [.R297]/[.L297])">
            <text:p/>
          </table:table-cell>
          <table:table-cell table:formula="of:=IF([.N297]=[.I297]; ([.N297]*[.O297])-([.I297]*[.J297]); 0)" office:value-type="float" office:value="0" calcext:value-type="float">
            <text:p>0.00 </text:p>
          </table:table-cell>
          <table:table-cell table:formula="of:=IF([.R297]=0;&quot;&quot;; IF([.R297]&gt;=0; &quot;Win&quot;; &quot;Loss&quot;))">
            <text:p/>
          </table:table-cell>
          <table:table-cell table:formula="of:=IF([.P297]=&quot;&quot;; &quot;&quot;; CONCATENATE(ROUND(([.P297]-[.H2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ABS([.K298]-[.J298])*[.I298]" office:value-type="float" office:value="0" calcext:value-type="float">
            <text:p>0</text:p>
          </table:table-cell>
          <table:table-cell table:number-columns-repeated="4"/>
          <table:table-cell table:formula="of:=IF([.L298]=0; &quot;&quot;; [.R298]/[.L298])">
            <text:p/>
          </table:table-cell>
          <table:table-cell table:formula="of:=IF([.N298]=[.I298]; ([.N298]*[.O298])-([.I298]*[.J298]); 0)" office:value-type="float" office:value="0" calcext:value-type="float">
            <text:p>0.00 </text:p>
          </table:table-cell>
          <table:table-cell table:formula="of:=IF([.R298]=0;&quot;&quot;; IF([.R298]&gt;=0; &quot;Win&quot;; &quot;Loss&quot;))">
            <text:p/>
          </table:table-cell>
          <table:table-cell table:formula="of:=IF([.P298]=&quot;&quot;; &quot;&quot;; CONCATENATE(ROUND(([.P298]-[.H2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ABS([.K299]-[.J299])*[.I299]" office:value-type="float" office:value="0" calcext:value-type="float">
            <text:p>0</text:p>
          </table:table-cell>
          <table:table-cell table:number-columns-repeated="4"/>
          <table:table-cell table:formula="of:=IF([.L299]=0; &quot;&quot;; [.R299]/[.L299])">
            <text:p/>
          </table:table-cell>
          <table:table-cell table:formula="of:=IF([.N299]=[.I299]; ([.N299]*[.O299])-([.I299]*[.J299]); 0)" office:value-type="float" office:value="0" calcext:value-type="float">
            <text:p>0.00 </text:p>
          </table:table-cell>
          <table:table-cell table:formula="of:=IF([.R299]=0;&quot;&quot;; IF([.R299]&gt;=0; &quot;Win&quot;; &quot;Loss&quot;))">
            <text:p/>
          </table:table-cell>
          <table:table-cell table:formula="of:=IF([.P299]=&quot;&quot;; &quot;&quot;; CONCATENATE(ROUND(([.P299]-[.H2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ABS([.K300]-[.J300])*[.I300]" office:value-type="float" office:value="0" calcext:value-type="float">
            <text:p>0</text:p>
          </table:table-cell>
          <table:table-cell table:number-columns-repeated="4"/>
          <table:table-cell table:formula="of:=IF([.L300]=0; &quot;&quot;; [.R300]/[.L300])">
            <text:p/>
          </table:table-cell>
          <table:table-cell table:formula="of:=IF([.N300]=[.I300]; ([.N300]*[.O300])-([.I300]*[.J300]); 0)" office:value-type="float" office:value="0" calcext:value-type="float">
            <text:p>0.00 </text:p>
          </table:table-cell>
          <table:table-cell table:formula="of:=IF([.R300]=0;&quot;&quot;; IF([.R300]&gt;=0; &quot;Win&quot;; &quot;Loss&quot;))">
            <text:p/>
          </table:table-cell>
          <table:table-cell table:formula="of:=IF([.P300]=&quot;&quot;; &quot;&quot;; CONCATENATE(ROUND(([.P300]-[.H3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ABS([.K301]-[.J301])*[.I301]" office:value-type="float" office:value="0" calcext:value-type="float">
            <text:p>0</text:p>
          </table:table-cell>
          <table:table-cell table:number-columns-repeated="4"/>
          <table:table-cell table:formula="of:=IF([.L301]=0; &quot;&quot;; [.R301]/[.L301])">
            <text:p/>
          </table:table-cell>
          <table:table-cell table:formula="of:=IF([.N301]=[.I301]; ([.N301]*[.O301])-([.I301]*[.J301]); 0)" office:value-type="float" office:value="0" calcext:value-type="float">
            <text:p>0.00 </text:p>
          </table:table-cell>
          <table:table-cell table:formula="of:=IF([.R301]=0;&quot;&quot;; IF([.R301]&gt;=0; &quot;Win&quot;; &quot;Loss&quot;))">
            <text:p/>
          </table:table-cell>
          <table:table-cell table:formula="of:=IF([.P301]=&quot;&quot;; &quot;&quot;; CONCATENATE(ROUND(([.P301]-[.H3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ABS([.K302]-[.J302])*[.I302]" office:value-type="float" office:value="0" calcext:value-type="float">
            <text:p>0</text:p>
          </table:table-cell>
          <table:table-cell table:number-columns-repeated="4"/>
          <table:table-cell table:formula="of:=IF([.L302]=0; &quot;&quot;; [.R302]/[.L302])">
            <text:p/>
          </table:table-cell>
          <table:table-cell table:formula="of:=IF([.N302]=[.I302]; ([.N302]*[.O302])-([.I302]*[.J302]); 0)" office:value-type="float" office:value="0" calcext:value-type="float">
            <text:p>0.00 </text:p>
          </table:table-cell>
          <table:table-cell table:formula="of:=IF([.R302]=0;&quot;&quot;; IF([.R302]&gt;=0; &quot;Win&quot;; &quot;Loss&quot;))">
            <text:p/>
          </table:table-cell>
          <table:table-cell table:formula="of:=IF([.P302]=&quot;&quot;; &quot;&quot;; CONCATENATE(ROUND(([.P302]-[.H3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ABS([.K303]-[.J303])*[.I303]" office:value-type="float" office:value="0" calcext:value-type="float">
            <text:p>0</text:p>
          </table:table-cell>
          <table:table-cell table:number-columns-repeated="4"/>
          <table:table-cell table:formula="of:=IF([.L303]=0; &quot;&quot;; [.R303]/[.L303])">
            <text:p/>
          </table:table-cell>
          <table:table-cell table:formula="of:=IF([.N303]=[.I303]; ([.N303]*[.O303])-([.I303]*[.J303]); 0)" office:value-type="float" office:value="0" calcext:value-type="float">
            <text:p>0.00 </text:p>
          </table:table-cell>
          <table:table-cell table:formula="of:=IF([.R303]=0;&quot;&quot;; IF([.R303]&gt;=0; &quot;Win&quot;; &quot;Loss&quot;))">
            <text:p/>
          </table:table-cell>
          <table:table-cell table:formula="of:=IF([.P303]=&quot;&quot;; &quot;&quot;; CONCATENATE(ROUND(([.P303]-[.H3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ABS([.K304]-[.J304])*[.I304]" office:value-type="float" office:value="0" calcext:value-type="float">
            <text:p>0</text:p>
          </table:table-cell>
          <table:table-cell table:number-columns-repeated="4"/>
          <table:table-cell table:formula="of:=IF([.L304]=0; &quot;&quot;; [.R304]/[.L304])">
            <text:p/>
          </table:table-cell>
          <table:table-cell table:formula="of:=IF([.N304]=[.I304]; ([.N304]*[.O304])-([.I304]*[.J304]); 0)" office:value-type="float" office:value="0" calcext:value-type="float">
            <text:p>0.00 </text:p>
          </table:table-cell>
          <table:table-cell table:formula="of:=IF([.R304]=0;&quot;&quot;; IF([.R304]&gt;=0; &quot;Win&quot;; &quot;Loss&quot;))">
            <text:p/>
          </table:table-cell>
          <table:table-cell table:formula="of:=IF([.P304]=&quot;&quot;; &quot;&quot;; CONCATENATE(ROUND(([.P304]-[.H3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ABS([.K305]-[.J305])*[.I305]" office:value-type="float" office:value="0" calcext:value-type="float">
            <text:p>0</text:p>
          </table:table-cell>
          <table:table-cell table:number-columns-repeated="4"/>
          <table:table-cell table:formula="of:=IF([.L305]=0; &quot;&quot;; [.R305]/[.L305])">
            <text:p/>
          </table:table-cell>
          <table:table-cell table:formula="of:=IF([.N305]=[.I305]; ([.N305]*[.O305])-([.I305]*[.J305]); 0)" office:value-type="float" office:value="0" calcext:value-type="float">
            <text:p>0.00 </text:p>
          </table:table-cell>
          <table:table-cell table:formula="of:=IF([.R305]=0;&quot;&quot;; IF([.R305]&gt;=0; &quot;Win&quot;; &quot;Loss&quot;))">
            <text:p/>
          </table:table-cell>
          <table:table-cell table:formula="of:=IF([.P305]=&quot;&quot;; &quot;&quot;; CONCATENATE(ROUND(([.P305]-[.H3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ABS([.K306]-[.J306])*[.I306]" office:value-type="float" office:value="0" calcext:value-type="float">
            <text:p>0</text:p>
          </table:table-cell>
          <table:table-cell table:number-columns-repeated="4"/>
          <table:table-cell table:formula="of:=IF([.L306]=0; &quot;&quot;; [.R306]/[.L306])">
            <text:p/>
          </table:table-cell>
          <table:table-cell table:formula="of:=IF([.N306]=[.I306]; ([.N306]*[.O306])-([.I306]*[.J306]); 0)" office:value-type="float" office:value="0" calcext:value-type="float">
            <text:p>0.00 </text:p>
          </table:table-cell>
          <table:table-cell table:formula="of:=IF([.R306]=0;&quot;&quot;; IF([.R306]&gt;=0; &quot;Win&quot;; &quot;Loss&quot;))">
            <text:p/>
          </table:table-cell>
          <table:table-cell table:formula="of:=IF([.P306]=&quot;&quot;; &quot;&quot;; CONCATENATE(ROUND(([.P306]-[.H3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ABS([.K307]-[.J307])*[.I307]" office:value-type="float" office:value="0" calcext:value-type="float">
            <text:p>0</text:p>
          </table:table-cell>
          <table:table-cell table:number-columns-repeated="4"/>
          <table:table-cell table:formula="of:=IF([.L307]=0; &quot;&quot;; [.R307]/[.L307])">
            <text:p/>
          </table:table-cell>
          <table:table-cell table:formula="of:=IF([.N307]=[.I307]; ([.N307]*[.O307])-([.I307]*[.J307]); 0)" office:value-type="float" office:value="0" calcext:value-type="float">
            <text:p>0.00 </text:p>
          </table:table-cell>
          <table:table-cell table:formula="of:=IF([.R307]=0;&quot;&quot;; IF([.R307]&gt;=0; &quot;Win&quot;; &quot;Loss&quot;))">
            <text:p/>
          </table:table-cell>
          <table:table-cell table:formula="of:=IF([.P307]=&quot;&quot;; &quot;&quot;; CONCATENATE(ROUND(([.P307]-[.H3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ABS([.K308]-[.J308])*[.I308]" office:value-type="float" office:value="0" calcext:value-type="float">
            <text:p>0</text:p>
          </table:table-cell>
          <table:table-cell table:number-columns-repeated="4"/>
          <table:table-cell table:formula="of:=IF([.L308]=0; &quot;&quot;; [.R308]/[.L308])">
            <text:p/>
          </table:table-cell>
          <table:table-cell table:formula="of:=IF([.N308]=[.I308]; ([.N308]*[.O308])-([.I308]*[.J308]); 0)" office:value-type="float" office:value="0" calcext:value-type="float">
            <text:p>0.00 </text:p>
          </table:table-cell>
          <table:table-cell table:formula="of:=IF([.R308]=0;&quot;&quot;; IF([.R308]&gt;=0; &quot;Win&quot;; &quot;Loss&quot;))">
            <text:p/>
          </table:table-cell>
          <table:table-cell table:formula="of:=IF([.P308]=&quot;&quot;; &quot;&quot;; CONCATENATE(ROUND(([.P308]-[.H3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ABS([.K309]-[.J309])*[.I309]" office:value-type="float" office:value="0" calcext:value-type="float">
            <text:p>0</text:p>
          </table:table-cell>
          <table:table-cell table:number-columns-repeated="4"/>
          <table:table-cell table:formula="of:=IF([.L309]=0; &quot;&quot;; [.R309]/[.L309])">
            <text:p/>
          </table:table-cell>
          <table:table-cell table:formula="of:=IF([.N309]=[.I309]; ([.N309]*[.O309])-([.I309]*[.J309]); 0)" office:value-type="float" office:value="0" calcext:value-type="float">
            <text:p>0.00 </text:p>
          </table:table-cell>
          <table:table-cell table:formula="of:=IF([.R309]=0;&quot;&quot;; IF([.R309]&gt;=0; &quot;Win&quot;; &quot;Loss&quot;))">
            <text:p/>
          </table:table-cell>
          <table:table-cell table:formula="of:=IF([.P309]=&quot;&quot;; &quot;&quot;; CONCATENATE(ROUND(([.P309]-[.H3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ABS([.K310]-[.J310])*[.I310]" office:value-type="float" office:value="0" calcext:value-type="float">
            <text:p>0</text:p>
          </table:table-cell>
          <table:table-cell table:number-columns-repeated="4"/>
          <table:table-cell table:formula="of:=IF([.L310]=0; &quot;&quot;; [.R310]/[.L310])">
            <text:p/>
          </table:table-cell>
          <table:table-cell table:formula="of:=IF([.N310]=[.I310]; ([.N310]*[.O310])-([.I310]*[.J310]); 0)" office:value-type="float" office:value="0" calcext:value-type="float">
            <text:p>0.00 </text:p>
          </table:table-cell>
          <table:table-cell table:formula="of:=IF([.R310]=0;&quot;&quot;; IF([.R310]&gt;=0; &quot;Win&quot;; &quot;Loss&quot;))">
            <text:p/>
          </table:table-cell>
          <table:table-cell table:formula="of:=IF([.P310]=&quot;&quot;; &quot;&quot;; CONCATENATE(ROUND(([.P310]-[.H3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ABS([.K311]-[.J311])*[.I311]" office:value-type="float" office:value="0" calcext:value-type="float">
            <text:p>0</text:p>
          </table:table-cell>
          <table:table-cell table:number-columns-repeated="4"/>
          <table:table-cell table:formula="of:=IF([.L311]=0; &quot;&quot;; [.R311]/[.L311])">
            <text:p/>
          </table:table-cell>
          <table:table-cell table:formula="of:=IF([.N311]=[.I311]; ([.N311]*[.O311])-([.I311]*[.J311]); 0)" office:value-type="float" office:value="0" calcext:value-type="float">
            <text:p>0.00 </text:p>
          </table:table-cell>
          <table:table-cell table:formula="of:=IF([.R311]=0;&quot;&quot;; IF([.R311]&gt;=0; &quot;Win&quot;; &quot;Loss&quot;))">
            <text:p/>
          </table:table-cell>
          <table:table-cell table:formula="of:=IF([.P311]=&quot;&quot;; &quot;&quot;; CONCATENATE(ROUND(([.P311]-[.H3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ABS([.K312]-[.J312])*[.I312]" office:value-type="float" office:value="0" calcext:value-type="float">
            <text:p>0</text:p>
          </table:table-cell>
          <table:table-cell table:number-columns-repeated="4"/>
          <table:table-cell table:formula="of:=IF([.L312]=0; &quot;&quot;; [.R312]/[.L312])">
            <text:p/>
          </table:table-cell>
          <table:table-cell table:formula="of:=IF([.N312]=[.I312]; ([.N312]*[.O312])-([.I312]*[.J312]); 0)" office:value-type="float" office:value="0" calcext:value-type="float">
            <text:p>0.00 </text:p>
          </table:table-cell>
          <table:table-cell table:formula="of:=IF([.R312]=0;&quot;&quot;; IF([.R312]&gt;=0; &quot;Win&quot;; &quot;Loss&quot;))">
            <text:p/>
          </table:table-cell>
          <table:table-cell table:formula="of:=IF([.P312]=&quot;&quot;; &quot;&quot;; CONCATENATE(ROUND(([.P312]-[.H3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ABS([.K313]-[.J313])*[.I313]" office:value-type="float" office:value="0" calcext:value-type="float">
            <text:p>0</text:p>
          </table:table-cell>
          <table:table-cell table:number-columns-repeated="4"/>
          <table:table-cell table:formula="of:=IF([.L313]=0; &quot;&quot;; [.R313]/[.L313])">
            <text:p/>
          </table:table-cell>
          <table:table-cell table:formula="of:=IF([.N313]=[.I313]; ([.N313]*[.O313])-([.I313]*[.J313]); 0)" office:value-type="float" office:value="0" calcext:value-type="float">
            <text:p>0.00 </text:p>
          </table:table-cell>
          <table:table-cell table:formula="of:=IF([.R313]=0;&quot;&quot;; IF([.R313]&gt;=0; &quot;Win&quot;; &quot;Loss&quot;))">
            <text:p/>
          </table:table-cell>
          <table:table-cell table:formula="of:=IF([.P313]=&quot;&quot;; &quot;&quot;; CONCATENATE(ROUND(([.P313]-[.H3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ABS([.K314]-[.J314])*[.I314]" office:value-type="float" office:value="0" calcext:value-type="float">
            <text:p>0</text:p>
          </table:table-cell>
          <table:table-cell table:number-columns-repeated="4"/>
          <table:table-cell table:formula="of:=IF([.L314]=0; &quot;&quot;; [.R314]/[.L314])">
            <text:p/>
          </table:table-cell>
          <table:table-cell table:formula="of:=IF([.N314]=[.I314]; ([.N314]*[.O314])-([.I314]*[.J314]); 0)" office:value-type="float" office:value="0" calcext:value-type="float">
            <text:p>0.00 </text:p>
          </table:table-cell>
          <table:table-cell table:formula="of:=IF([.R314]=0;&quot;&quot;; IF([.R314]&gt;=0; &quot;Win&quot;; &quot;Loss&quot;))">
            <text:p/>
          </table:table-cell>
          <table:table-cell table:formula="of:=IF([.P314]=&quot;&quot;; &quot;&quot;; CONCATENATE(ROUND(([.P314]-[.H3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ABS([.K315]-[.J315])*[.I315]" office:value-type="float" office:value="0" calcext:value-type="float">
            <text:p>0</text:p>
          </table:table-cell>
          <table:table-cell table:number-columns-repeated="4"/>
          <table:table-cell table:formula="of:=IF([.L315]=0; &quot;&quot;; [.R315]/[.L315])">
            <text:p/>
          </table:table-cell>
          <table:table-cell table:formula="of:=IF([.N315]=[.I315]; ([.N315]*[.O315])-([.I315]*[.J315]); 0)" office:value-type="float" office:value="0" calcext:value-type="float">
            <text:p>0.00 </text:p>
          </table:table-cell>
          <table:table-cell table:formula="of:=IF([.R315]=0;&quot;&quot;; IF([.R315]&gt;=0; &quot;Win&quot;; &quot;Loss&quot;))">
            <text:p/>
          </table:table-cell>
          <table:table-cell table:formula="of:=IF([.P315]=&quot;&quot;; &quot;&quot;; CONCATENATE(ROUND(([.P315]-[.H3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ABS([.K316]-[.J316])*[.I316]" office:value-type="float" office:value="0" calcext:value-type="float">
            <text:p>0</text:p>
          </table:table-cell>
          <table:table-cell table:number-columns-repeated="4"/>
          <table:table-cell table:formula="of:=IF([.L316]=0; &quot;&quot;; [.R316]/[.L316])">
            <text:p/>
          </table:table-cell>
          <table:table-cell table:formula="of:=IF([.N316]=[.I316]; ([.N316]*[.O316])-([.I316]*[.J316]); 0)" office:value-type="float" office:value="0" calcext:value-type="float">
            <text:p>0.00 </text:p>
          </table:table-cell>
          <table:table-cell table:formula="of:=IF([.R316]=0;&quot;&quot;; IF([.R316]&gt;=0; &quot;Win&quot;; &quot;Loss&quot;))">
            <text:p/>
          </table:table-cell>
          <table:table-cell table:formula="of:=IF([.P316]=&quot;&quot;; &quot;&quot;; CONCATENATE(ROUND(([.P316]-[.H3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ABS([.K317]-[.J317])*[.I317]" office:value-type="float" office:value="0" calcext:value-type="float">
            <text:p>0</text:p>
          </table:table-cell>
          <table:table-cell table:number-columns-repeated="4"/>
          <table:table-cell table:formula="of:=IF([.L317]=0; &quot;&quot;; [.R317]/[.L317])">
            <text:p/>
          </table:table-cell>
          <table:table-cell table:formula="of:=IF([.N317]=[.I317]; ([.N317]*[.O317])-([.I317]*[.J317]); 0)" office:value-type="float" office:value="0" calcext:value-type="float">
            <text:p>0.00 </text:p>
          </table:table-cell>
          <table:table-cell table:formula="of:=IF([.R317]=0;&quot;&quot;; IF([.R317]&gt;=0; &quot;Win&quot;; &quot;Loss&quot;))">
            <text:p/>
          </table:table-cell>
          <table:table-cell table:formula="of:=IF([.P317]=&quot;&quot;; &quot;&quot;; CONCATENATE(ROUND(([.P317]-[.H3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ABS([.K318]-[.J318])*[.I318]" office:value-type="float" office:value="0" calcext:value-type="float">
            <text:p>0</text:p>
          </table:table-cell>
          <table:table-cell table:number-columns-repeated="4"/>
          <table:table-cell table:formula="of:=IF([.L318]=0; &quot;&quot;; [.R318]/[.L318])">
            <text:p/>
          </table:table-cell>
          <table:table-cell table:formula="of:=IF([.N318]=[.I318]; ([.N318]*[.O318])-([.I318]*[.J318]); 0)" office:value-type="float" office:value="0" calcext:value-type="float">
            <text:p>0.00 </text:p>
          </table:table-cell>
          <table:table-cell table:formula="of:=IF([.R318]=0;&quot;&quot;; IF([.R318]&gt;=0; &quot;Win&quot;; &quot;Loss&quot;))">
            <text:p/>
          </table:table-cell>
          <table:table-cell table:formula="of:=IF([.P318]=&quot;&quot;; &quot;&quot;; CONCATENATE(ROUND(([.P318]-[.H3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ABS([.K319]-[.J319])*[.I319]" office:value-type="float" office:value="0" calcext:value-type="float">
            <text:p>0</text:p>
          </table:table-cell>
          <table:table-cell table:number-columns-repeated="4"/>
          <table:table-cell table:formula="of:=IF([.L319]=0; &quot;&quot;; [.R319]/[.L319])">
            <text:p/>
          </table:table-cell>
          <table:table-cell table:formula="of:=IF([.N319]=[.I319]; ([.N319]*[.O319])-([.I319]*[.J319]); 0)" office:value-type="float" office:value="0" calcext:value-type="float">
            <text:p>0.00 </text:p>
          </table:table-cell>
          <table:table-cell table:formula="of:=IF([.R319]=0;&quot;&quot;; IF([.R319]&gt;=0; &quot;Win&quot;; &quot;Loss&quot;))">
            <text:p/>
          </table:table-cell>
          <table:table-cell table:formula="of:=IF([.P319]=&quot;&quot;; &quot;&quot;; CONCATENATE(ROUND(([.P319]-[.H3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ABS([.K320]-[.J320])*[.I320]" office:value-type="float" office:value="0" calcext:value-type="float">
            <text:p>0</text:p>
          </table:table-cell>
          <table:table-cell table:number-columns-repeated="4"/>
          <table:table-cell table:formula="of:=IF([.L320]=0; &quot;&quot;; [.R320]/[.L320])">
            <text:p/>
          </table:table-cell>
          <table:table-cell table:formula="of:=IF([.N320]=[.I320]; ([.N320]*[.O320])-([.I320]*[.J320]); 0)" office:value-type="float" office:value="0" calcext:value-type="float">
            <text:p>0.00 </text:p>
          </table:table-cell>
          <table:table-cell table:formula="of:=IF([.R320]=0;&quot;&quot;; IF([.R320]&gt;=0; &quot;Win&quot;; &quot;Loss&quot;))">
            <text:p/>
          </table:table-cell>
          <table:table-cell table:formula="of:=IF([.P320]=&quot;&quot;; &quot;&quot;; CONCATENATE(ROUND(([.P320]-[.H3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ABS([.K321]-[.J321])*[.I321]" office:value-type="float" office:value="0" calcext:value-type="float">
            <text:p>0</text:p>
          </table:table-cell>
          <table:table-cell table:number-columns-repeated="4"/>
          <table:table-cell table:formula="of:=IF([.L321]=0; &quot;&quot;; [.R321]/[.L321])">
            <text:p/>
          </table:table-cell>
          <table:table-cell table:formula="of:=IF([.N321]=[.I321]; ([.N321]*[.O321])-([.I321]*[.J321]); 0)" office:value-type="float" office:value="0" calcext:value-type="float">
            <text:p>0.00 </text:p>
          </table:table-cell>
          <table:table-cell table:formula="of:=IF([.R321]=0;&quot;&quot;; IF([.R321]&gt;=0; &quot;Win&quot;; &quot;Loss&quot;))">
            <text:p/>
          </table:table-cell>
          <table:table-cell table:formula="of:=IF([.P321]=&quot;&quot;; &quot;&quot;; CONCATENATE(ROUND(([.P321]-[.H3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ABS([.K322]-[.J322])*[.I322]" office:value-type="float" office:value="0" calcext:value-type="float">
            <text:p>0</text:p>
          </table:table-cell>
          <table:table-cell table:number-columns-repeated="4"/>
          <table:table-cell table:formula="of:=IF([.L322]=0; &quot;&quot;; [.R322]/[.L322])">
            <text:p/>
          </table:table-cell>
          <table:table-cell table:formula="of:=IF([.N322]=[.I322]; ([.N322]*[.O322])-([.I322]*[.J322]); 0)" office:value-type="float" office:value="0" calcext:value-type="float">
            <text:p>0.00 </text:p>
          </table:table-cell>
          <table:table-cell table:formula="of:=IF([.R322]=0;&quot;&quot;; IF([.R322]&gt;=0; &quot;Win&quot;; &quot;Loss&quot;))">
            <text:p/>
          </table:table-cell>
          <table:table-cell table:formula="of:=IF([.P322]=&quot;&quot;; &quot;&quot;; CONCATENATE(ROUND(([.P322]-[.H3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ABS([.K323]-[.J323])*[.I323]" office:value-type="float" office:value="0" calcext:value-type="float">
            <text:p>0</text:p>
          </table:table-cell>
          <table:table-cell table:number-columns-repeated="4"/>
          <table:table-cell table:formula="of:=IF([.L323]=0; &quot;&quot;; [.R323]/[.L323])">
            <text:p/>
          </table:table-cell>
          <table:table-cell table:formula="of:=IF([.N323]=[.I323]; ([.N323]*[.O323])-([.I323]*[.J323]); 0)" office:value-type="float" office:value="0" calcext:value-type="float">
            <text:p>0.00 </text:p>
          </table:table-cell>
          <table:table-cell table:formula="of:=IF([.R323]=0;&quot;&quot;; IF([.R323]&gt;=0; &quot;Win&quot;; &quot;Loss&quot;))">
            <text:p/>
          </table:table-cell>
          <table:table-cell table:formula="of:=IF([.P323]=&quot;&quot;; &quot;&quot;; CONCATENATE(ROUND(([.P323]-[.H3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ABS([.K324]-[.J324])*[.I324]" office:value-type="float" office:value="0" calcext:value-type="float">
            <text:p>0</text:p>
          </table:table-cell>
          <table:table-cell table:number-columns-repeated="4"/>
          <table:table-cell table:formula="of:=IF([.L324]=0; &quot;&quot;; [.R324]/[.L324])">
            <text:p/>
          </table:table-cell>
          <table:table-cell table:formula="of:=IF([.N324]=[.I324]; ([.N324]*[.O324])-([.I324]*[.J324]); 0)" office:value-type="float" office:value="0" calcext:value-type="float">
            <text:p>0.00 </text:p>
          </table:table-cell>
          <table:table-cell table:formula="of:=IF([.R324]=0;&quot;&quot;; IF([.R324]&gt;=0; &quot;Win&quot;; &quot;Loss&quot;))">
            <text:p/>
          </table:table-cell>
          <table:table-cell table:formula="of:=IF([.P324]=&quot;&quot;; &quot;&quot;; CONCATENATE(ROUND(([.P324]-[.H3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ABS([.K325]-[.J325])*[.I325]" office:value-type="float" office:value="0" calcext:value-type="float">
            <text:p>0</text:p>
          </table:table-cell>
          <table:table-cell table:number-columns-repeated="4"/>
          <table:table-cell table:formula="of:=IF([.L325]=0; &quot;&quot;; [.R325]/[.L325])">
            <text:p/>
          </table:table-cell>
          <table:table-cell table:formula="of:=IF([.N325]=[.I325]; ([.N325]*[.O325])-([.I325]*[.J325]); 0)" office:value-type="float" office:value="0" calcext:value-type="float">
            <text:p>0.00 </text:p>
          </table:table-cell>
          <table:table-cell table:formula="of:=IF([.R325]=0;&quot;&quot;; IF([.R325]&gt;=0; &quot;Win&quot;; &quot;Loss&quot;))">
            <text:p/>
          </table:table-cell>
          <table:table-cell table:formula="of:=IF([.P325]=&quot;&quot;; &quot;&quot;; CONCATENATE(ROUND(([.P325]-[.H3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ABS([.K326]-[.J326])*[.I326]" office:value-type="float" office:value="0" calcext:value-type="float">
            <text:p>0</text:p>
          </table:table-cell>
          <table:table-cell table:number-columns-repeated="4"/>
          <table:table-cell table:formula="of:=IF([.L326]=0; &quot;&quot;; [.R326]/[.L326])">
            <text:p/>
          </table:table-cell>
          <table:table-cell table:formula="of:=IF([.N326]=[.I326]; ([.N326]*[.O326])-([.I326]*[.J326]); 0)" office:value-type="float" office:value="0" calcext:value-type="float">
            <text:p>0.00 </text:p>
          </table:table-cell>
          <table:table-cell table:formula="of:=IF([.R326]=0;&quot;&quot;; IF([.R326]&gt;=0; &quot;Win&quot;; &quot;Loss&quot;))">
            <text:p/>
          </table:table-cell>
          <table:table-cell table:formula="of:=IF([.P326]=&quot;&quot;; &quot;&quot;; CONCATENATE(ROUND(([.P326]-[.H3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ABS([.K327]-[.J327])*[.I327]" office:value-type="float" office:value="0" calcext:value-type="float">
            <text:p>0</text:p>
          </table:table-cell>
          <table:table-cell table:number-columns-repeated="4"/>
          <table:table-cell table:formula="of:=IF([.L327]=0; &quot;&quot;; [.R327]/[.L327])">
            <text:p/>
          </table:table-cell>
          <table:table-cell table:formula="of:=IF([.N327]=[.I327]; ([.N327]*[.O327])-([.I327]*[.J327]); 0)" office:value-type="float" office:value="0" calcext:value-type="float">
            <text:p>0.00 </text:p>
          </table:table-cell>
          <table:table-cell table:formula="of:=IF([.R327]=0;&quot;&quot;; IF([.R327]&gt;=0; &quot;Win&quot;; &quot;Loss&quot;))">
            <text:p/>
          </table:table-cell>
          <table:table-cell table:formula="of:=IF([.P327]=&quot;&quot;; &quot;&quot;; CONCATENATE(ROUND(([.P327]-[.H3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ABS([.K328]-[.J328])*[.I328]" office:value-type="float" office:value="0" calcext:value-type="float">
            <text:p>0</text:p>
          </table:table-cell>
          <table:table-cell table:number-columns-repeated="4"/>
          <table:table-cell table:formula="of:=IF([.L328]=0; &quot;&quot;; [.R328]/[.L328])">
            <text:p/>
          </table:table-cell>
          <table:table-cell table:formula="of:=IF([.N328]=[.I328]; ([.N328]*[.O328])-([.I328]*[.J328]); 0)" office:value-type="float" office:value="0" calcext:value-type="float">
            <text:p>0.00 </text:p>
          </table:table-cell>
          <table:table-cell table:formula="of:=IF([.R328]=0;&quot;&quot;; IF([.R328]&gt;=0; &quot;Win&quot;; &quot;Loss&quot;))">
            <text:p/>
          </table:table-cell>
          <table:table-cell table:formula="of:=IF([.P328]=&quot;&quot;; &quot;&quot;; CONCATENATE(ROUND(([.P328]-[.H3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ABS([.K329]-[.J329])*[.I329]" office:value-type="float" office:value="0" calcext:value-type="float">
            <text:p>0</text:p>
          </table:table-cell>
          <table:table-cell table:number-columns-repeated="4"/>
          <table:table-cell table:formula="of:=IF([.L329]=0; &quot;&quot;; [.R329]/[.L329])">
            <text:p/>
          </table:table-cell>
          <table:table-cell table:formula="of:=IF([.N329]=[.I329]; ([.N329]*[.O329])-([.I329]*[.J329]); 0)" office:value-type="float" office:value="0" calcext:value-type="float">
            <text:p>0.00 </text:p>
          </table:table-cell>
          <table:table-cell table:formula="of:=IF([.R329]=0;&quot;&quot;; IF([.R329]&gt;=0; &quot;Win&quot;; &quot;Loss&quot;))">
            <text:p/>
          </table:table-cell>
          <table:table-cell table:formula="of:=IF([.P329]=&quot;&quot;; &quot;&quot;; CONCATENATE(ROUND(([.P329]-[.H3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ABS([.K330]-[.J330])*[.I330]" office:value-type="float" office:value="0" calcext:value-type="float">
            <text:p>0</text:p>
          </table:table-cell>
          <table:table-cell table:number-columns-repeated="4"/>
          <table:table-cell table:formula="of:=IF([.L330]=0; &quot;&quot;; [.R330]/[.L330])">
            <text:p/>
          </table:table-cell>
          <table:table-cell table:formula="of:=IF([.N330]=[.I330]; ([.N330]*[.O330])-([.I330]*[.J330]); 0)" office:value-type="float" office:value="0" calcext:value-type="float">
            <text:p>0.00 </text:p>
          </table:table-cell>
          <table:table-cell table:formula="of:=IF([.R330]=0;&quot;&quot;; IF([.R330]&gt;=0; &quot;Win&quot;; &quot;Loss&quot;))">
            <text:p/>
          </table:table-cell>
          <table:table-cell table:formula="of:=IF([.P330]=&quot;&quot;; &quot;&quot;; CONCATENATE(ROUND(([.P330]-[.H3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ABS([.K331]-[.J331])*[.I331]" office:value-type="float" office:value="0" calcext:value-type="float">
            <text:p>0</text:p>
          </table:table-cell>
          <table:table-cell table:number-columns-repeated="4"/>
          <table:table-cell table:formula="of:=IF([.L331]=0; &quot;&quot;; [.R331]/[.L331])">
            <text:p/>
          </table:table-cell>
          <table:table-cell table:formula="of:=IF([.N331]=[.I331]; ([.N331]*[.O331])-([.I331]*[.J331]); 0)" office:value-type="float" office:value="0" calcext:value-type="float">
            <text:p>0.00 </text:p>
          </table:table-cell>
          <table:table-cell table:formula="of:=IF([.R331]=0;&quot;&quot;; IF([.R331]&gt;=0; &quot;Win&quot;; &quot;Loss&quot;))">
            <text:p/>
          </table:table-cell>
          <table:table-cell table:formula="of:=IF([.P331]=&quot;&quot;; &quot;&quot;; CONCATENATE(ROUND(([.P331]-[.H3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ABS([.K332]-[.J332])*[.I332]" office:value-type="float" office:value="0" calcext:value-type="float">
            <text:p>0</text:p>
          </table:table-cell>
          <table:table-cell table:number-columns-repeated="4"/>
          <table:table-cell table:formula="of:=IF([.L332]=0; &quot;&quot;; [.R332]/[.L332])">
            <text:p/>
          </table:table-cell>
          <table:table-cell table:formula="of:=IF([.N332]=[.I332]; ([.N332]*[.O332])-([.I332]*[.J332]); 0)" office:value-type="float" office:value="0" calcext:value-type="float">
            <text:p>0.00 </text:p>
          </table:table-cell>
          <table:table-cell table:formula="of:=IF([.R332]=0;&quot;&quot;; IF([.R332]&gt;=0; &quot;Win&quot;; &quot;Loss&quot;))">
            <text:p/>
          </table:table-cell>
          <table:table-cell table:formula="of:=IF([.P332]=&quot;&quot;; &quot;&quot;; CONCATENATE(ROUND(([.P332]-[.H3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ABS([.K333]-[.J333])*[.I333]" office:value-type="float" office:value="0" calcext:value-type="float">
            <text:p>0</text:p>
          </table:table-cell>
          <table:table-cell table:number-columns-repeated="4"/>
          <table:table-cell table:formula="of:=IF([.L333]=0; &quot;&quot;; [.R333]/[.L333])">
            <text:p/>
          </table:table-cell>
          <table:table-cell table:formula="of:=IF([.N333]=[.I333]; ([.N333]*[.O333])-([.I333]*[.J333]); 0)" office:value-type="float" office:value="0" calcext:value-type="float">
            <text:p>0.00 </text:p>
          </table:table-cell>
          <table:table-cell table:formula="of:=IF([.R333]=0;&quot;&quot;; IF([.R333]&gt;=0; &quot;Win&quot;; &quot;Loss&quot;))">
            <text:p/>
          </table:table-cell>
          <table:table-cell table:formula="of:=IF([.P333]=&quot;&quot;; &quot;&quot;; CONCATENATE(ROUND(([.P333]-[.H3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ABS([.K334]-[.J334])*[.I334]" office:value-type="float" office:value="0" calcext:value-type="float">
            <text:p>0</text:p>
          </table:table-cell>
          <table:table-cell table:number-columns-repeated="4"/>
          <table:table-cell table:formula="of:=IF([.L334]=0; &quot;&quot;; [.R334]/[.L334])">
            <text:p/>
          </table:table-cell>
          <table:table-cell table:formula="of:=IF([.N334]=[.I334]; ([.N334]*[.O334])-([.I334]*[.J334]); 0)" office:value-type="float" office:value="0" calcext:value-type="float">
            <text:p>0.00 </text:p>
          </table:table-cell>
          <table:table-cell table:formula="of:=IF([.R334]=0;&quot;&quot;; IF([.R334]&gt;=0; &quot;Win&quot;; &quot;Loss&quot;))">
            <text:p/>
          </table:table-cell>
          <table:table-cell table:formula="of:=IF([.P334]=&quot;&quot;; &quot;&quot;; CONCATENATE(ROUND(([.P334]-[.H3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ABS([.K335]-[.J335])*[.I335]" office:value-type="float" office:value="0" calcext:value-type="float">
            <text:p>0</text:p>
          </table:table-cell>
          <table:table-cell table:number-columns-repeated="4"/>
          <table:table-cell table:formula="of:=IF([.L335]=0; &quot;&quot;; [.R335]/[.L335])">
            <text:p/>
          </table:table-cell>
          <table:table-cell table:formula="of:=IF([.N335]=[.I335]; ([.N335]*[.O335])-([.I335]*[.J335]); 0)" office:value-type="float" office:value="0" calcext:value-type="float">
            <text:p>0.00 </text:p>
          </table:table-cell>
          <table:table-cell table:formula="of:=IF([.R335]=0;&quot;&quot;; IF([.R335]&gt;=0; &quot;Win&quot;; &quot;Loss&quot;))">
            <text:p/>
          </table:table-cell>
          <table:table-cell table:formula="of:=IF([.P335]=&quot;&quot;; &quot;&quot;; CONCATENATE(ROUND(([.P335]-[.H3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ABS([.K336]-[.J336])*[.I336]" office:value-type="float" office:value="0" calcext:value-type="float">
            <text:p>0</text:p>
          </table:table-cell>
          <table:table-cell table:number-columns-repeated="4"/>
          <table:table-cell table:formula="of:=IF([.L336]=0; &quot;&quot;; [.R336]/[.L336])">
            <text:p/>
          </table:table-cell>
          <table:table-cell table:formula="of:=IF([.N336]=[.I336]; ([.N336]*[.O336])-([.I336]*[.J336]); 0)" office:value-type="float" office:value="0" calcext:value-type="float">
            <text:p>0.00 </text:p>
          </table:table-cell>
          <table:table-cell table:formula="of:=IF([.R336]=0;&quot;&quot;; IF([.R336]&gt;=0; &quot;Win&quot;; &quot;Loss&quot;))">
            <text:p/>
          </table:table-cell>
          <table:table-cell table:formula="of:=IF([.P336]=&quot;&quot;; &quot;&quot;; CONCATENATE(ROUND(([.P336]-[.H3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ABS([.K337]-[.J337])*[.I337]" office:value-type="float" office:value="0" calcext:value-type="float">
            <text:p>0</text:p>
          </table:table-cell>
          <table:table-cell table:number-columns-repeated="4"/>
          <table:table-cell table:formula="of:=IF([.L337]=0; &quot;&quot;; [.R337]/[.L337])">
            <text:p/>
          </table:table-cell>
          <table:table-cell table:formula="of:=IF([.N337]=[.I337]; ([.N337]*[.O337])-([.I337]*[.J337]); 0)" office:value-type="float" office:value="0" calcext:value-type="float">
            <text:p>0.00 </text:p>
          </table:table-cell>
          <table:table-cell table:formula="of:=IF([.R337]=0;&quot;&quot;; IF([.R337]&gt;=0; &quot;Win&quot;; &quot;Loss&quot;))">
            <text:p/>
          </table:table-cell>
          <table:table-cell table:formula="of:=IF([.P337]=&quot;&quot;; &quot;&quot;; CONCATENATE(ROUND(([.P337]-[.H3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ABS([.K338]-[.J338])*[.I338]" office:value-type="float" office:value="0" calcext:value-type="float">
            <text:p>0</text:p>
          </table:table-cell>
          <table:table-cell table:number-columns-repeated="4"/>
          <table:table-cell table:formula="of:=IF([.L338]=0; &quot;&quot;; [.R338]/[.L338])">
            <text:p/>
          </table:table-cell>
          <table:table-cell table:formula="of:=IF([.N338]=[.I338]; ([.N338]*[.O338])-([.I338]*[.J338]); 0)" office:value-type="float" office:value="0" calcext:value-type="float">
            <text:p>0.00 </text:p>
          </table:table-cell>
          <table:table-cell table:formula="of:=IF([.R338]=0;&quot;&quot;; IF([.R338]&gt;=0; &quot;Win&quot;; &quot;Loss&quot;))">
            <text:p/>
          </table:table-cell>
          <table:table-cell table:formula="of:=IF([.P338]=&quot;&quot;; &quot;&quot;; CONCATENATE(ROUND(([.P338]-[.H3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ABS([.K339]-[.J339])*[.I339]" office:value-type="float" office:value="0" calcext:value-type="float">
            <text:p>0</text:p>
          </table:table-cell>
          <table:table-cell table:number-columns-repeated="4"/>
          <table:table-cell table:formula="of:=IF([.L339]=0; &quot;&quot;; [.R339]/[.L339])">
            <text:p/>
          </table:table-cell>
          <table:table-cell table:formula="of:=IF([.N339]=[.I339]; ([.N339]*[.O339])-([.I339]*[.J339]); 0)" office:value-type="float" office:value="0" calcext:value-type="float">
            <text:p>0.00 </text:p>
          </table:table-cell>
          <table:table-cell table:formula="of:=IF([.R339]=0;&quot;&quot;; IF([.R339]&gt;=0; &quot;Win&quot;; &quot;Loss&quot;))">
            <text:p/>
          </table:table-cell>
          <table:table-cell table:formula="of:=IF([.P339]=&quot;&quot;; &quot;&quot;; CONCATENATE(ROUND(([.P339]-[.H3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ABS([.K340]-[.J340])*[.I340]" office:value-type="float" office:value="0" calcext:value-type="float">
            <text:p>0</text:p>
          </table:table-cell>
          <table:table-cell table:number-columns-repeated="4"/>
          <table:table-cell table:formula="of:=IF([.L340]=0; &quot;&quot;; [.R340]/[.L340])">
            <text:p/>
          </table:table-cell>
          <table:table-cell table:formula="of:=IF([.N340]=[.I340]; ([.N340]*[.O340])-([.I340]*[.J340]); 0)" office:value-type="float" office:value="0" calcext:value-type="float">
            <text:p>0.00 </text:p>
          </table:table-cell>
          <table:table-cell table:formula="of:=IF([.R340]=0;&quot;&quot;; IF([.R340]&gt;=0; &quot;Win&quot;; &quot;Loss&quot;))">
            <text:p/>
          </table:table-cell>
          <table:table-cell table:formula="of:=IF([.P340]=&quot;&quot;; &quot;&quot;; CONCATENATE(ROUND(([.P340]-[.H3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ABS([.K341]-[.J341])*[.I341]" office:value-type="float" office:value="0" calcext:value-type="float">
            <text:p>0</text:p>
          </table:table-cell>
          <table:table-cell table:number-columns-repeated="4"/>
          <table:table-cell table:formula="of:=IF([.L341]=0; &quot;&quot;; [.R341]/[.L341])">
            <text:p/>
          </table:table-cell>
          <table:table-cell table:formula="of:=IF([.N341]=[.I341]; ([.N341]*[.O341])-([.I341]*[.J341]); 0)" office:value-type="float" office:value="0" calcext:value-type="float">
            <text:p>0.00 </text:p>
          </table:table-cell>
          <table:table-cell table:formula="of:=IF([.R341]=0;&quot;&quot;; IF([.R341]&gt;=0; &quot;Win&quot;; &quot;Loss&quot;))">
            <text:p/>
          </table:table-cell>
          <table:table-cell table:formula="of:=IF([.P341]=&quot;&quot;; &quot;&quot;; CONCATENATE(ROUND(([.P341]-[.H3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ABS([.K342]-[.J342])*[.I342]" office:value-type="float" office:value="0" calcext:value-type="float">
            <text:p>0</text:p>
          </table:table-cell>
          <table:table-cell table:number-columns-repeated="4"/>
          <table:table-cell table:formula="of:=IF([.L342]=0; &quot;&quot;; [.R342]/[.L342])">
            <text:p/>
          </table:table-cell>
          <table:table-cell table:formula="of:=IF([.N342]=[.I342]; ([.N342]*[.O342])-([.I342]*[.J342]); 0)" office:value-type="float" office:value="0" calcext:value-type="float">
            <text:p>0.00 </text:p>
          </table:table-cell>
          <table:table-cell table:formula="of:=IF([.R342]=0;&quot;&quot;; IF([.R342]&gt;=0; &quot;Win&quot;; &quot;Loss&quot;))">
            <text:p/>
          </table:table-cell>
          <table:table-cell table:formula="of:=IF([.P342]=&quot;&quot;; &quot;&quot;; CONCATENATE(ROUND(([.P342]-[.H3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ABS([.K343]-[.J343])*[.I343]" office:value-type="float" office:value="0" calcext:value-type="float">
            <text:p>0</text:p>
          </table:table-cell>
          <table:table-cell table:number-columns-repeated="4"/>
          <table:table-cell table:formula="of:=IF([.L343]=0; &quot;&quot;; [.R343]/[.L343])">
            <text:p/>
          </table:table-cell>
          <table:table-cell table:formula="of:=IF([.N343]=[.I343]; ([.N343]*[.O343])-([.I343]*[.J343]); 0)" office:value-type="float" office:value="0" calcext:value-type="float">
            <text:p>0.00 </text:p>
          </table:table-cell>
          <table:table-cell table:formula="of:=IF([.R343]=0;&quot;&quot;; IF([.R343]&gt;=0; &quot;Win&quot;; &quot;Loss&quot;))">
            <text:p/>
          </table:table-cell>
          <table:table-cell table:formula="of:=IF([.P343]=&quot;&quot;; &quot;&quot;; CONCATENATE(ROUND(([.P343]-[.H3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ABS([.K344]-[.J344])*[.I344]" office:value-type="float" office:value="0" calcext:value-type="float">
            <text:p>0</text:p>
          </table:table-cell>
          <table:table-cell table:number-columns-repeated="4"/>
          <table:table-cell table:formula="of:=IF([.L344]=0; &quot;&quot;; [.R344]/[.L344])">
            <text:p/>
          </table:table-cell>
          <table:table-cell table:formula="of:=IF([.N344]=[.I344]; ([.N344]*[.O344])-([.I344]*[.J344]); 0)" office:value-type="float" office:value="0" calcext:value-type="float">
            <text:p>0.00 </text:p>
          </table:table-cell>
          <table:table-cell table:formula="of:=IF([.R344]=0;&quot;&quot;; IF([.R344]&gt;=0; &quot;Win&quot;; &quot;Loss&quot;))">
            <text:p/>
          </table:table-cell>
          <table:table-cell table:formula="of:=IF([.P344]=&quot;&quot;; &quot;&quot;; CONCATENATE(ROUND(([.P344]-[.H3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ABS([.K345]-[.J345])*[.I345]" office:value-type="float" office:value="0" calcext:value-type="float">
            <text:p>0</text:p>
          </table:table-cell>
          <table:table-cell table:number-columns-repeated="4"/>
          <table:table-cell table:formula="of:=IF([.L345]=0; &quot;&quot;; [.R345]/[.L345])">
            <text:p/>
          </table:table-cell>
          <table:table-cell table:formula="of:=IF([.N345]=[.I345]; ([.N345]*[.O345])-([.I345]*[.J345]); 0)" office:value-type="float" office:value="0" calcext:value-type="float">
            <text:p>0.00 </text:p>
          </table:table-cell>
          <table:table-cell table:formula="of:=IF([.R345]=0;&quot;&quot;; IF([.R345]&gt;=0; &quot;Win&quot;; &quot;Loss&quot;))">
            <text:p/>
          </table:table-cell>
          <table:table-cell table:formula="of:=IF([.P345]=&quot;&quot;; &quot;&quot;; CONCATENATE(ROUND(([.P345]-[.H3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ABS([.K346]-[.J346])*[.I346]" office:value-type="float" office:value="0" calcext:value-type="float">
            <text:p>0</text:p>
          </table:table-cell>
          <table:table-cell table:number-columns-repeated="4"/>
          <table:table-cell table:formula="of:=IF([.L346]=0; &quot;&quot;; [.R346]/[.L346])">
            <text:p/>
          </table:table-cell>
          <table:table-cell table:formula="of:=IF([.N346]=[.I346]; ([.N346]*[.O346])-([.I346]*[.J346]); 0)" office:value-type="float" office:value="0" calcext:value-type="float">
            <text:p>0.00 </text:p>
          </table:table-cell>
          <table:table-cell table:formula="of:=IF([.R346]=0;&quot;&quot;; IF([.R346]&gt;=0; &quot;Win&quot;; &quot;Loss&quot;))">
            <text:p/>
          </table:table-cell>
          <table:table-cell table:formula="of:=IF([.P346]=&quot;&quot;; &quot;&quot;; CONCATENATE(ROUND(([.P346]-[.H3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ABS([.K347]-[.J347])*[.I347]" office:value-type="float" office:value="0" calcext:value-type="float">
            <text:p>0</text:p>
          </table:table-cell>
          <table:table-cell table:number-columns-repeated="4"/>
          <table:table-cell table:formula="of:=IF([.L347]=0; &quot;&quot;; [.R347]/[.L347])">
            <text:p/>
          </table:table-cell>
          <table:table-cell table:formula="of:=IF([.N347]=[.I347]; ([.N347]*[.O347])-([.I347]*[.J347]); 0)" office:value-type="float" office:value="0" calcext:value-type="float">
            <text:p>0.00 </text:p>
          </table:table-cell>
          <table:table-cell table:formula="of:=IF([.R347]=0;&quot;&quot;; IF([.R347]&gt;=0; &quot;Win&quot;; &quot;Loss&quot;))">
            <text:p/>
          </table:table-cell>
          <table:table-cell table:formula="of:=IF([.P347]=&quot;&quot;; &quot;&quot;; CONCATENATE(ROUND(([.P347]-[.H3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ABS([.K348]-[.J348])*[.I348]" office:value-type="float" office:value="0" calcext:value-type="float">
            <text:p>0</text:p>
          </table:table-cell>
          <table:table-cell table:number-columns-repeated="4"/>
          <table:table-cell table:formula="of:=IF([.L348]=0; &quot;&quot;; [.R348]/[.L348])">
            <text:p/>
          </table:table-cell>
          <table:table-cell table:formula="of:=IF([.N348]=[.I348]; ([.N348]*[.O348])-([.I348]*[.J348]); 0)" office:value-type="float" office:value="0" calcext:value-type="float">
            <text:p>0.00 </text:p>
          </table:table-cell>
          <table:table-cell table:formula="of:=IF([.R348]=0;&quot;&quot;; IF([.R348]&gt;=0; &quot;Win&quot;; &quot;Loss&quot;))">
            <text:p/>
          </table:table-cell>
          <table:table-cell table:formula="of:=IF([.P348]=&quot;&quot;; &quot;&quot;; CONCATENATE(ROUND(([.P348]-[.H3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ABS([.K349]-[.J349])*[.I349]" office:value-type="float" office:value="0" calcext:value-type="float">
            <text:p>0</text:p>
          </table:table-cell>
          <table:table-cell table:number-columns-repeated="4"/>
          <table:table-cell table:formula="of:=IF([.L349]=0; &quot;&quot;; [.R349]/[.L349])">
            <text:p/>
          </table:table-cell>
          <table:table-cell table:formula="of:=IF([.N349]=[.I349]; ([.N349]*[.O349])-([.I349]*[.J349]); 0)" office:value-type="float" office:value="0" calcext:value-type="float">
            <text:p>0.00 </text:p>
          </table:table-cell>
          <table:table-cell table:formula="of:=IF([.R349]=0;&quot;&quot;; IF([.R349]&gt;=0; &quot;Win&quot;; &quot;Loss&quot;))">
            <text:p/>
          </table:table-cell>
          <table:table-cell table:formula="of:=IF([.P349]=&quot;&quot;; &quot;&quot;; CONCATENATE(ROUND(([.P349]-[.H3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ABS([.K350]-[.J350])*[.I350]" office:value-type="float" office:value="0" calcext:value-type="float">
            <text:p>0</text:p>
          </table:table-cell>
          <table:table-cell table:number-columns-repeated="4"/>
          <table:table-cell table:formula="of:=IF([.L350]=0; &quot;&quot;; [.R350]/[.L350])">
            <text:p/>
          </table:table-cell>
          <table:table-cell table:formula="of:=IF([.N350]=[.I350]; ([.N350]*[.O350])-([.I350]*[.J350]); 0)" office:value-type="float" office:value="0" calcext:value-type="float">
            <text:p>0.00 </text:p>
          </table:table-cell>
          <table:table-cell table:formula="of:=IF([.R350]=0;&quot;&quot;; IF([.R350]&gt;=0; &quot;Win&quot;; &quot;Loss&quot;))">
            <text:p/>
          </table:table-cell>
          <table:table-cell table:formula="of:=IF([.P350]=&quot;&quot;; &quot;&quot;; CONCATENATE(ROUND(([.P350]-[.H3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ABS([.K351]-[.J351])*[.I351]" office:value-type="float" office:value="0" calcext:value-type="float">
            <text:p>0</text:p>
          </table:table-cell>
          <table:table-cell table:number-columns-repeated="4"/>
          <table:table-cell table:formula="of:=IF([.L351]=0; &quot;&quot;; [.R351]/[.L351])">
            <text:p/>
          </table:table-cell>
          <table:table-cell table:formula="of:=IF([.N351]=[.I351]; ([.N351]*[.O351])-([.I351]*[.J351]); 0)" office:value-type="float" office:value="0" calcext:value-type="float">
            <text:p>0.00 </text:p>
          </table:table-cell>
          <table:table-cell table:formula="of:=IF([.R351]=0;&quot;&quot;; IF([.R351]&gt;=0; &quot;Win&quot;; &quot;Loss&quot;))">
            <text:p/>
          </table:table-cell>
          <table:table-cell table:formula="of:=IF([.P351]=&quot;&quot;; &quot;&quot;; CONCATENATE(ROUND(([.P351]-[.H3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ABS([.K352]-[.J352])*[.I352]" office:value-type="float" office:value="0" calcext:value-type="float">
            <text:p>0</text:p>
          </table:table-cell>
          <table:table-cell table:number-columns-repeated="4"/>
          <table:table-cell table:formula="of:=IF([.L352]=0; &quot;&quot;; [.R352]/[.L352])">
            <text:p/>
          </table:table-cell>
          <table:table-cell table:formula="of:=IF([.N352]=[.I352]; ([.N352]*[.O352])-([.I352]*[.J352]); 0)" office:value-type="float" office:value="0" calcext:value-type="float">
            <text:p>0.00 </text:p>
          </table:table-cell>
          <table:table-cell table:formula="of:=IF([.R352]=0;&quot;&quot;; IF([.R352]&gt;=0; &quot;Win&quot;; &quot;Loss&quot;))">
            <text:p/>
          </table:table-cell>
          <table:table-cell table:formula="of:=IF([.P352]=&quot;&quot;; &quot;&quot;; CONCATENATE(ROUND(([.P352]-[.H3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ABS([.K353]-[.J353])*[.I353]" office:value-type="float" office:value="0" calcext:value-type="float">
            <text:p>0</text:p>
          </table:table-cell>
          <table:table-cell table:number-columns-repeated="4"/>
          <table:table-cell table:formula="of:=IF([.L353]=0; &quot;&quot;; [.R353]/[.L353])">
            <text:p/>
          </table:table-cell>
          <table:table-cell table:formula="of:=IF([.N353]=[.I353]; ([.N353]*[.O353])-([.I353]*[.J353]); 0)" office:value-type="float" office:value="0" calcext:value-type="float">
            <text:p>0.00 </text:p>
          </table:table-cell>
          <table:table-cell table:formula="of:=IF([.R353]=0;&quot;&quot;; IF([.R353]&gt;=0; &quot;Win&quot;; &quot;Loss&quot;))">
            <text:p/>
          </table:table-cell>
          <table:table-cell table:formula="of:=IF([.P353]=&quot;&quot;; &quot;&quot;; CONCATENATE(ROUND(([.P353]-[.H3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ABS([.K354]-[.J354])*[.I354]" office:value-type="float" office:value="0" calcext:value-type="float">
            <text:p>0</text:p>
          </table:table-cell>
          <table:table-cell table:number-columns-repeated="4"/>
          <table:table-cell table:formula="of:=IF([.L354]=0; &quot;&quot;; [.R354]/[.L354])">
            <text:p/>
          </table:table-cell>
          <table:table-cell table:formula="of:=IF([.N354]=[.I354]; ([.N354]*[.O354])-([.I354]*[.J354]); 0)" office:value-type="float" office:value="0" calcext:value-type="float">
            <text:p>0.00 </text:p>
          </table:table-cell>
          <table:table-cell table:formula="of:=IF([.R354]=0;&quot;&quot;; IF([.R354]&gt;=0; &quot;Win&quot;; &quot;Loss&quot;))">
            <text:p/>
          </table:table-cell>
          <table:table-cell table:formula="of:=IF([.P354]=&quot;&quot;; &quot;&quot;; CONCATENATE(ROUND(([.P354]-[.H3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ABS([.K355]-[.J355])*[.I355]" office:value-type="float" office:value="0" calcext:value-type="float">
            <text:p>0</text:p>
          </table:table-cell>
          <table:table-cell table:number-columns-repeated="4"/>
          <table:table-cell table:formula="of:=IF([.L355]=0; &quot;&quot;; [.R355]/[.L355])">
            <text:p/>
          </table:table-cell>
          <table:table-cell table:formula="of:=IF([.N355]=[.I355]; ([.N355]*[.O355])-([.I355]*[.J355]); 0)" office:value-type="float" office:value="0" calcext:value-type="float">
            <text:p>0.00 </text:p>
          </table:table-cell>
          <table:table-cell table:formula="of:=IF([.R355]=0;&quot;&quot;; IF([.R355]&gt;=0; &quot;Win&quot;; &quot;Loss&quot;))">
            <text:p/>
          </table:table-cell>
          <table:table-cell table:formula="of:=IF([.P355]=&quot;&quot;; &quot;&quot;; CONCATENATE(ROUND(([.P355]-[.H3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ABS([.K356]-[.J356])*[.I356]" office:value-type="float" office:value="0" calcext:value-type="float">
            <text:p>0</text:p>
          </table:table-cell>
          <table:table-cell table:number-columns-repeated="4"/>
          <table:table-cell table:formula="of:=IF([.L356]=0; &quot;&quot;; [.R356]/[.L356])">
            <text:p/>
          </table:table-cell>
          <table:table-cell table:formula="of:=IF([.N356]=[.I356]; ([.N356]*[.O356])-([.I356]*[.J356]); 0)" office:value-type="float" office:value="0" calcext:value-type="float">
            <text:p>0.00 </text:p>
          </table:table-cell>
          <table:table-cell table:formula="of:=IF([.R356]=0;&quot;&quot;; IF([.R356]&gt;=0; &quot;Win&quot;; &quot;Loss&quot;))">
            <text:p/>
          </table:table-cell>
          <table:table-cell table:formula="of:=IF([.P356]=&quot;&quot;; &quot;&quot;; CONCATENATE(ROUND(([.P356]-[.H3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ABS([.K357]-[.J357])*[.I357]" office:value-type="float" office:value="0" calcext:value-type="float">
            <text:p>0</text:p>
          </table:table-cell>
          <table:table-cell table:number-columns-repeated="4"/>
          <table:table-cell table:formula="of:=IF([.L357]=0; &quot;&quot;; [.R357]/[.L357])">
            <text:p/>
          </table:table-cell>
          <table:table-cell table:formula="of:=IF([.N357]=[.I357]; ([.N357]*[.O357])-([.I357]*[.J357]); 0)" office:value-type="float" office:value="0" calcext:value-type="float">
            <text:p>0.00 </text:p>
          </table:table-cell>
          <table:table-cell table:formula="of:=IF([.R357]=0;&quot;&quot;; IF([.R357]&gt;=0; &quot;Win&quot;; &quot;Loss&quot;))">
            <text:p/>
          </table:table-cell>
          <table:table-cell table:formula="of:=IF([.P357]=&quot;&quot;; &quot;&quot;; CONCATENATE(ROUND(([.P357]-[.H3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ABS([.K358]-[.J358])*[.I358]" office:value-type="float" office:value="0" calcext:value-type="float">
            <text:p>0</text:p>
          </table:table-cell>
          <table:table-cell table:number-columns-repeated="4"/>
          <table:table-cell table:formula="of:=IF([.L358]=0; &quot;&quot;; [.R358]/[.L358])">
            <text:p/>
          </table:table-cell>
          <table:table-cell table:formula="of:=IF([.N358]=[.I358]; ([.N358]*[.O358])-([.I358]*[.J358]); 0)" office:value-type="float" office:value="0" calcext:value-type="float">
            <text:p>0.00 </text:p>
          </table:table-cell>
          <table:table-cell table:formula="of:=IF([.R358]=0;&quot;&quot;; IF([.R358]&gt;=0; &quot;Win&quot;; &quot;Loss&quot;))">
            <text:p/>
          </table:table-cell>
          <table:table-cell table:formula="of:=IF([.P358]=&quot;&quot;; &quot;&quot;; CONCATENATE(ROUND(([.P358]-[.H3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ABS([.K359]-[.J359])*[.I359]" office:value-type="float" office:value="0" calcext:value-type="float">
            <text:p>0</text:p>
          </table:table-cell>
          <table:table-cell table:number-columns-repeated="4"/>
          <table:table-cell table:formula="of:=IF([.L359]=0; &quot;&quot;; [.R359]/[.L359])">
            <text:p/>
          </table:table-cell>
          <table:table-cell table:formula="of:=IF([.N359]=[.I359]; ([.N359]*[.O359])-([.I359]*[.J359]); 0)" office:value-type="float" office:value="0" calcext:value-type="float">
            <text:p>0.00 </text:p>
          </table:table-cell>
          <table:table-cell table:formula="of:=IF([.R359]=0;&quot;&quot;; IF([.R359]&gt;=0; &quot;Win&quot;; &quot;Loss&quot;))">
            <text:p/>
          </table:table-cell>
          <table:table-cell table:formula="of:=IF([.P359]=&quot;&quot;; &quot;&quot;; CONCATENATE(ROUND(([.P359]-[.H3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ABS([.K360]-[.J360])*[.I360]" office:value-type="float" office:value="0" calcext:value-type="float">
            <text:p>0</text:p>
          </table:table-cell>
          <table:table-cell table:number-columns-repeated="4"/>
          <table:table-cell table:formula="of:=IF([.L360]=0; &quot;&quot;; [.R360]/[.L360])">
            <text:p/>
          </table:table-cell>
          <table:table-cell table:formula="of:=IF([.N360]=[.I360]; ([.N360]*[.O360])-([.I360]*[.J360]); 0)" office:value-type="float" office:value="0" calcext:value-type="float">
            <text:p>0.00 </text:p>
          </table:table-cell>
          <table:table-cell table:formula="of:=IF([.R360]=0;&quot;&quot;; IF([.R360]&gt;=0; &quot;Win&quot;; &quot;Loss&quot;))">
            <text:p/>
          </table:table-cell>
          <table:table-cell table:formula="of:=IF([.P360]=&quot;&quot;; &quot;&quot;; CONCATENATE(ROUND(([.P360]-[.H3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ABS([.K361]-[.J361])*[.I361]" office:value-type="float" office:value="0" calcext:value-type="float">
            <text:p>0</text:p>
          </table:table-cell>
          <table:table-cell table:number-columns-repeated="4"/>
          <table:table-cell table:formula="of:=IF([.L361]=0; &quot;&quot;; [.R361]/[.L361])">
            <text:p/>
          </table:table-cell>
          <table:table-cell table:formula="of:=IF([.N361]=[.I361]; ([.N361]*[.O361])-([.I361]*[.J361]); 0)" office:value-type="float" office:value="0" calcext:value-type="float">
            <text:p>0.00 </text:p>
          </table:table-cell>
          <table:table-cell table:formula="of:=IF([.R361]=0;&quot;&quot;; IF([.R361]&gt;=0; &quot;Win&quot;; &quot;Loss&quot;))">
            <text:p/>
          </table:table-cell>
          <table:table-cell table:formula="of:=IF([.P361]=&quot;&quot;; &quot;&quot;; CONCATENATE(ROUND(([.P361]-[.H3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ABS([.K362]-[.J362])*[.I362]" office:value-type="float" office:value="0" calcext:value-type="float">
            <text:p>0</text:p>
          </table:table-cell>
          <table:table-cell table:number-columns-repeated="4"/>
          <table:table-cell table:formula="of:=IF([.L362]=0; &quot;&quot;; [.R362]/[.L362])">
            <text:p/>
          </table:table-cell>
          <table:table-cell table:formula="of:=IF([.N362]=[.I362]; ([.N362]*[.O362])-([.I362]*[.J362]); 0)" office:value-type="float" office:value="0" calcext:value-type="float">
            <text:p>0.00 </text:p>
          </table:table-cell>
          <table:table-cell table:formula="of:=IF([.R362]=0;&quot;&quot;; IF([.R362]&gt;=0; &quot;Win&quot;; &quot;Loss&quot;))">
            <text:p/>
          </table:table-cell>
          <table:table-cell table:formula="of:=IF([.P362]=&quot;&quot;; &quot;&quot;; CONCATENATE(ROUND(([.P362]-[.H3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ABS([.K363]-[.J363])*[.I363]" office:value-type="float" office:value="0" calcext:value-type="float">
            <text:p>0</text:p>
          </table:table-cell>
          <table:table-cell table:number-columns-repeated="4"/>
          <table:table-cell table:formula="of:=IF([.L363]=0; &quot;&quot;; [.R363]/[.L363])">
            <text:p/>
          </table:table-cell>
          <table:table-cell table:formula="of:=IF([.N363]=[.I363]; ([.N363]*[.O363])-([.I363]*[.J363]); 0)" office:value-type="float" office:value="0" calcext:value-type="float">
            <text:p>0.00 </text:p>
          </table:table-cell>
          <table:table-cell table:formula="of:=IF([.R363]=0;&quot;&quot;; IF([.R363]&gt;=0; &quot;Win&quot;; &quot;Loss&quot;))">
            <text:p/>
          </table:table-cell>
          <table:table-cell table:formula="of:=IF([.P363]=&quot;&quot;; &quot;&quot;; CONCATENATE(ROUND(([.P363]-[.H3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ABS([.K364]-[.J364])*[.I364]" office:value-type="float" office:value="0" calcext:value-type="float">
            <text:p>0</text:p>
          </table:table-cell>
          <table:table-cell table:number-columns-repeated="4"/>
          <table:table-cell table:formula="of:=IF([.L364]=0; &quot;&quot;; [.R364]/[.L364])">
            <text:p/>
          </table:table-cell>
          <table:table-cell table:formula="of:=IF([.N364]=[.I364]; ([.N364]*[.O364])-([.I364]*[.J364]); 0)" office:value-type="float" office:value="0" calcext:value-type="float">
            <text:p>0.00 </text:p>
          </table:table-cell>
          <table:table-cell table:formula="of:=IF([.R364]=0;&quot;&quot;; IF([.R364]&gt;=0; &quot;Win&quot;; &quot;Loss&quot;))">
            <text:p/>
          </table:table-cell>
          <table:table-cell table:formula="of:=IF([.P364]=&quot;&quot;; &quot;&quot;; CONCATENATE(ROUND(([.P364]-[.H3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ABS([.K365]-[.J365])*[.I365]" office:value-type="float" office:value="0" calcext:value-type="float">
            <text:p>0</text:p>
          </table:table-cell>
          <table:table-cell table:number-columns-repeated="4"/>
          <table:table-cell table:formula="of:=IF([.L365]=0; &quot;&quot;; [.R365]/[.L365])">
            <text:p/>
          </table:table-cell>
          <table:table-cell table:formula="of:=IF([.N365]=[.I365]; ([.N365]*[.O365])-([.I365]*[.J365]); 0)" office:value-type="float" office:value="0" calcext:value-type="float">
            <text:p>0.00 </text:p>
          </table:table-cell>
          <table:table-cell table:formula="of:=IF([.R365]=0;&quot;&quot;; IF([.R365]&gt;=0; &quot;Win&quot;; &quot;Loss&quot;))">
            <text:p/>
          </table:table-cell>
          <table:table-cell table:formula="of:=IF([.P365]=&quot;&quot;; &quot;&quot;; CONCATENATE(ROUND(([.P365]-[.H3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ABS([.K366]-[.J366])*[.I366]" office:value-type="float" office:value="0" calcext:value-type="float">
            <text:p>0</text:p>
          </table:table-cell>
          <table:table-cell table:number-columns-repeated="4"/>
          <table:table-cell table:formula="of:=IF([.L366]=0; &quot;&quot;; [.R366]/[.L366])">
            <text:p/>
          </table:table-cell>
          <table:table-cell table:formula="of:=IF([.N366]=[.I366]; ([.N366]*[.O366])-([.I366]*[.J366]); 0)" office:value-type="float" office:value="0" calcext:value-type="float">
            <text:p>0.00 </text:p>
          </table:table-cell>
          <table:table-cell table:formula="of:=IF([.R366]=0;&quot;&quot;; IF([.R366]&gt;=0; &quot;Win&quot;; &quot;Loss&quot;))">
            <text:p/>
          </table:table-cell>
          <table:table-cell table:formula="of:=IF([.P366]=&quot;&quot;; &quot;&quot;; CONCATENATE(ROUND(([.P366]-[.H3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ABS([.K367]-[.J367])*[.I367]" office:value-type="float" office:value="0" calcext:value-type="float">
            <text:p>0</text:p>
          </table:table-cell>
          <table:table-cell table:number-columns-repeated="4"/>
          <table:table-cell table:formula="of:=IF([.L367]=0; &quot;&quot;; [.R367]/[.L367])">
            <text:p/>
          </table:table-cell>
          <table:table-cell table:formula="of:=IF([.N367]=[.I367]; ([.N367]*[.O367])-([.I367]*[.J367]); 0)" office:value-type="float" office:value="0" calcext:value-type="float">
            <text:p>0.00 </text:p>
          </table:table-cell>
          <table:table-cell table:formula="of:=IF([.R367]=0;&quot;&quot;; IF([.R367]&gt;=0; &quot;Win&quot;; &quot;Loss&quot;))">
            <text:p/>
          </table:table-cell>
          <table:table-cell table:formula="of:=IF([.P367]=&quot;&quot;; &quot;&quot;; CONCATENATE(ROUND(([.P367]-[.H3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ABS([.K368]-[.J368])*[.I368]" office:value-type="float" office:value="0" calcext:value-type="float">
            <text:p>0</text:p>
          </table:table-cell>
          <table:table-cell table:number-columns-repeated="4"/>
          <table:table-cell table:formula="of:=IF([.L368]=0; &quot;&quot;; [.R368]/[.L368])">
            <text:p/>
          </table:table-cell>
          <table:table-cell table:formula="of:=IF([.N368]=[.I368]; ([.N368]*[.O368])-([.I368]*[.J368]); 0)" office:value-type="float" office:value="0" calcext:value-type="float">
            <text:p>0.00 </text:p>
          </table:table-cell>
          <table:table-cell table:formula="of:=IF([.R368]=0;&quot;&quot;; IF([.R368]&gt;=0; &quot;Win&quot;; &quot;Loss&quot;))">
            <text:p/>
          </table:table-cell>
          <table:table-cell table:formula="of:=IF([.P368]=&quot;&quot;; &quot;&quot;; CONCATENATE(ROUND(([.P368]-[.H3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ABS([.K369]-[.J369])*[.I369]" office:value-type="float" office:value="0" calcext:value-type="float">
            <text:p>0</text:p>
          </table:table-cell>
          <table:table-cell table:number-columns-repeated="4"/>
          <table:table-cell table:formula="of:=IF([.L369]=0; &quot;&quot;; [.R369]/[.L369])">
            <text:p/>
          </table:table-cell>
          <table:table-cell table:formula="of:=IF([.N369]=[.I369]; ([.N369]*[.O369])-([.I369]*[.J369]); 0)" office:value-type="float" office:value="0" calcext:value-type="float">
            <text:p>0.00 </text:p>
          </table:table-cell>
          <table:table-cell table:formula="of:=IF([.R369]=0;&quot;&quot;; IF([.R369]&gt;=0; &quot;Win&quot;; &quot;Loss&quot;))">
            <text:p/>
          </table:table-cell>
          <table:table-cell table:formula="of:=IF([.P369]=&quot;&quot;; &quot;&quot;; CONCATENATE(ROUND(([.P369]-[.H3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ABS([.K370]-[.J370])*[.I370]" office:value-type="float" office:value="0" calcext:value-type="float">
            <text:p>0</text:p>
          </table:table-cell>
          <table:table-cell table:number-columns-repeated="4"/>
          <table:table-cell table:formula="of:=IF([.L370]=0; &quot;&quot;; [.R370]/[.L370])">
            <text:p/>
          </table:table-cell>
          <table:table-cell table:formula="of:=IF([.N370]=[.I370]; ([.N370]*[.O370])-([.I370]*[.J370]); 0)" office:value-type="float" office:value="0" calcext:value-type="float">
            <text:p>0.00 </text:p>
          </table:table-cell>
          <table:table-cell table:formula="of:=IF([.R370]=0;&quot;&quot;; IF([.R370]&gt;=0; &quot;Win&quot;; &quot;Loss&quot;))">
            <text:p/>
          </table:table-cell>
          <table:table-cell table:formula="of:=IF([.P370]=&quot;&quot;; &quot;&quot;; CONCATENATE(ROUND(([.P370]-[.H3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ABS([.K371]-[.J371])*[.I371]" office:value-type="float" office:value="0" calcext:value-type="float">
            <text:p>0</text:p>
          </table:table-cell>
          <table:table-cell table:number-columns-repeated="4"/>
          <table:table-cell table:formula="of:=IF([.L371]=0; &quot;&quot;; [.R371]/[.L371])">
            <text:p/>
          </table:table-cell>
          <table:table-cell table:formula="of:=IF([.N371]=[.I371]; ([.N371]*[.O371])-([.I371]*[.J371]); 0)" office:value-type="float" office:value="0" calcext:value-type="float">
            <text:p>0.00 </text:p>
          </table:table-cell>
          <table:table-cell table:formula="of:=IF([.R371]=0;&quot;&quot;; IF([.R371]&gt;=0; &quot;Win&quot;; &quot;Loss&quot;))">
            <text:p/>
          </table:table-cell>
          <table:table-cell table:formula="of:=IF([.P371]=&quot;&quot;; &quot;&quot;; CONCATENATE(ROUND(([.P371]-[.H3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ABS([.K372]-[.J372])*[.I372]" office:value-type="float" office:value="0" calcext:value-type="float">
            <text:p>0</text:p>
          </table:table-cell>
          <table:table-cell table:number-columns-repeated="4"/>
          <table:table-cell table:formula="of:=IF([.L372]=0; &quot;&quot;; [.R372]/[.L372])">
            <text:p/>
          </table:table-cell>
          <table:table-cell table:formula="of:=IF([.N372]=[.I372]; ([.N372]*[.O372])-([.I372]*[.J372]); 0)" office:value-type="float" office:value="0" calcext:value-type="float">
            <text:p>0.00 </text:p>
          </table:table-cell>
          <table:table-cell table:formula="of:=IF([.R372]=0;&quot;&quot;; IF([.R372]&gt;=0; &quot;Win&quot;; &quot;Loss&quot;))">
            <text:p/>
          </table:table-cell>
          <table:table-cell table:formula="of:=IF([.P372]=&quot;&quot;; &quot;&quot;; CONCATENATE(ROUND(([.P372]-[.H3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ABS([.K373]-[.J373])*[.I373]" office:value-type="float" office:value="0" calcext:value-type="float">
            <text:p>0</text:p>
          </table:table-cell>
          <table:table-cell table:number-columns-repeated="4"/>
          <table:table-cell table:formula="of:=IF([.L373]=0; &quot;&quot;; [.R373]/[.L373])">
            <text:p/>
          </table:table-cell>
          <table:table-cell table:formula="of:=IF([.N373]=[.I373]; ([.N373]*[.O373])-([.I373]*[.J373]); 0)" office:value-type="float" office:value="0" calcext:value-type="float">
            <text:p>0.00 </text:p>
          </table:table-cell>
          <table:table-cell table:formula="of:=IF([.R373]=0;&quot;&quot;; IF([.R373]&gt;=0; &quot;Win&quot;; &quot;Loss&quot;))">
            <text:p/>
          </table:table-cell>
          <table:table-cell table:formula="of:=IF([.P373]=&quot;&quot;; &quot;&quot;; CONCATENATE(ROUND(([.P373]-[.H3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ABS([.K374]-[.J374])*[.I374]" office:value-type="float" office:value="0" calcext:value-type="float">
            <text:p>0</text:p>
          </table:table-cell>
          <table:table-cell table:number-columns-repeated="4"/>
          <table:table-cell table:formula="of:=IF([.L374]=0; &quot;&quot;; [.R374]/[.L374])">
            <text:p/>
          </table:table-cell>
          <table:table-cell table:formula="of:=IF([.N374]=[.I374]; ([.N374]*[.O374])-([.I374]*[.J374]); 0)" office:value-type="float" office:value="0" calcext:value-type="float">
            <text:p>0.00 </text:p>
          </table:table-cell>
          <table:table-cell table:formula="of:=IF([.R374]=0;&quot;&quot;; IF([.R374]&gt;=0; &quot;Win&quot;; &quot;Loss&quot;))">
            <text:p/>
          </table:table-cell>
          <table:table-cell table:formula="of:=IF([.P374]=&quot;&quot;; &quot;&quot;; CONCATENATE(ROUND(([.P374]-[.H3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ABS([.K375]-[.J375])*[.I375]" office:value-type="float" office:value="0" calcext:value-type="float">
            <text:p>0</text:p>
          </table:table-cell>
          <table:table-cell table:number-columns-repeated="4"/>
          <table:table-cell table:formula="of:=IF([.L375]=0; &quot;&quot;; [.R375]/[.L375])">
            <text:p/>
          </table:table-cell>
          <table:table-cell table:formula="of:=IF([.N375]=[.I375]; ([.N375]*[.O375])-([.I375]*[.J375]); 0)" office:value-type="float" office:value="0" calcext:value-type="float">
            <text:p>0.00 </text:p>
          </table:table-cell>
          <table:table-cell table:formula="of:=IF([.R375]=0;&quot;&quot;; IF([.R375]&gt;=0; &quot;Win&quot;; &quot;Loss&quot;))">
            <text:p/>
          </table:table-cell>
          <table:table-cell table:formula="of:=IF([.P375]=&quot;&quot;; &quot;&quot;; CONCATENATE(ROUND(([.P375]-[.H3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ABS([.K376]-[.J376])*[.I376]" office:value-type="float" office:value="0" calcext:value-type="float">
            <text:p>0</text:p>
          </table:table-cell>
          <table:table-cell table:number-columns-repeated="4"/>
          <table:table-cell table:formula="of:=IF([.L376]=0; &quot;&quot;; [.R376]/[.L376])">
            <text:p/>
          </table:table-cell>
          <table:table-cell table:formula="of:=IF([.N376]=[.I376]; ([.N376]*[.O376])-([.I376]*[.J376]); 0)" office:value-type="float" office:value="0" calcext:value-type="float">
            <text:p>0.00 </text:p>
          </table:table-cell>
          <table:table-cell table:formula="of:=IF([.R376]=0;&quot;&quot;; IF([.R376]&gt;=0; &quot;Win&quot;; &quot;Loss&quot;))">
            <text:p/>
          </table:table-cell>
          <table:table-cell table:formula="of:=IF([.P376]=&quot;&quot;; &quot;&quot;; CONCATENATE(ROUND(([.P376]-[.H3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ABS([.K377]-[.J377])*[.I377]" office:value-type="float" office:value="0" calcext:value-type="float">
            <text:p>0</text:p>
          </table:table-cell>
          <table:table-cell table:number-columns-repeated="4"/>
          <table:table-cell table:formula="of:=IF([.L377]=0; &quot;&quot;; [.R377]/[.L377])">
            <text:p/>
          </table:table-cell>
          <table:table-cell table:formula="of:=IF([.N377]=[.I377]; ([.N377]*[.O377])-([.I377]*[.J377]); 0)" office:value-type="float" office:value="0" calcext:value-type="float">
            <text:p>0.00 </text:p>
          </table:table-cell>
          <table:table-cell table:formula="of:=IF([.R377]=0;&quot;&quot;; IF([.R377]&gt;=0; &quot;Win&quot;; &quot;Loss&quot;))">
            <text:p/>
          </table:table-cell>
          <table:table-cell table:formula="of:=IF([.P377]=&quot;&quot;; &quot;&quot;; CONCATENATE(ROUND(([.P377]-[.H3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ABS([.K378]-[.J378])*[.I378]" office:value-type="float" office:value="0" calcext:value-type="float">
            <text:p>0</text:p>
          </table:table-cell>
          <table:table-cell table:number-columns-repeated="4"/>
          <table:table-cell table:formula="of:=IF([.L378]=0; &quot;&quot;; [.R378]/[.L378])">
            <text:p/>
          </table:table-cell>
          <table:table-cell table:formula="of:=IF([.N378]=[.I378]; ([.N378]*[.O378])-([.I378]*[.J378]); 0)" office:value-type="float" office:value="0" calcext:value-type="float">
            <text:p>0.00 </text:p>
          </table:table-cell>
          <table:table-cell table:formula="of:=IF([.R378]=0;&quot;&quot;; IF([.R378]&gt;=0; &quot;Win&quot;; &quot;Loss&quot;))">
            <text:p/>
          </table:table-cell>
          <table:table-cell table:formula="of:=IF([.P378]=&quot;&quot;; &quot;&quot;; CONCATENATE(ROUND(([.P378]-[.H3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ABS([.K379]-[.J379])*[.I379]" office:value-type="float" office:value="0" calcext:value-type="float">
            <text:p>0</text:p>
          </table:table-cell>
          <table:table-cell table:number-columns-repeated="4"/>
          <table:table-cell table:formula="of:=IF([.L379]=0; &quot;&quot;; [.R379]/[.L379])">
            <text:p/>
          </table:table-cell>
          <table:table-cell table:formula="of:=IF([.N379]=[.I379]; ([.N379]*[.O379])-([.I379]*[.J379]); 0)" office:value-type="float" office:value="0" calcext:value-type="float">
            <text:p>0.00 </text:p>
          </table:table-cell>
          <table:table-cell table:formula="of:=IF([.R379]=0;&quot;&quot;; IF([.R379]&gt;=0; &quot;Win&quot;; &quot;Loss&quot;))">
            <text:p/>
          </table:table-cell>
          <table:table-cell table:formula="of:=IF([.P379]=&quot;&quot;; &quot;&quot;; CONCATENATE(ROUND(([.P379]-[.H3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ABS([.K380]-[.J380])*[.I380]" office:value-type="float" office:value="0" calcext:value-type="float">
            <text:p>0</text:p>
          </table:table-cell>
          <table:table-cell table:number-columns-repeated="4"/>
          <table:table-cell table:formula="of:=IF([.L380]=0; &quot;&quot;; [.R380]/[.L380])">
            <text:p/>
          </table:table-cell>
          <table:table-cell table:formula="of:=IF([.N380]=[.I380]; ([.N380]*[.O380])-([.I380]*[.J380]); 0)" office:value-type="float" office:value="0" calcext:value-type="float">
            <text:p>0.00 </text:p>
          </table:table-cell>
          <table:table-cell table:formula="of:=IF([.R380]=0;&quot;&quot;; IF([.R380]&gt;=0; &quot;Win&quot;; &quot;Loss&quot;))">
            <text:p/>
          </table:table-cell>
          <table:table-cell table:formula="of:=IF([.P380]=&quot;&quot;; &quot;&quot;; CONCATENATE(ROUND(([.P380]-[.H3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ABS([.K381]-[.J381])*[.I381]" office:value-type="float" office:value="0" calcext:value-type="float">
            <text:p>0</text:p>
          </table:table-cell>
          <table:table-cell table:number-columns-repeated="4"/>
          <table:table-cell table:formula="of:=IF([.L381]=0; &quot;&quot;; [.R381]/[.L381])">
            <text:p/>
          </table:table-cell>
          <table:table-cell table:formula="of:=IF([.N381]=[.I381]; ([.N381]*[.O381])-([.I381]*[.J381]); 0)" office:value-type="float" office:value="0" calcext:value-type="float">
            <text:p>0.00 </text:p>
          </table:table-cell>
          <table:table-cell table:formula="of:=IF([.R381]=0;&quot;&quot;; IF([.R381]&gt;=0; &quot;Win&quot;; &quot;Loss&quot;))">
            <text:p/>
          </table:table-cell>
          <table:table-cell table:formula="of:=IF([.P381]=&quot;&quot;; &quot;&quot;; CONCATENATE(ROUND(([.P381]-[.H3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ABS([.K382]-[.J382])*[.I382]" office:value-type="float" office:value="0" calcext:value-type="float">
            <text:p>0</text:p>
          </table:table-cell>
          <table:table-cell table:number-columns-repeated="4"/>
          <table:table-cell table:formula="of:=IF([.L382]=0; &quot;&quot;; [.R382]/[.L382])">
            <text:p/>
          </table:table-cell>
          <table:table-cell table:formula="of:=IF([.N382]=[.I382]; ([.N382]*[.O382])-([.I382]*[.J382]); 0)" office:value-type="float" office:value="0" calcext:value-type="float">
            <text:p>0.00 </text:p>
          </table:table-cell>
          <table:table-cell table:formula="of:=IF([.R382]=0;&quot;&quot;; IF([.R382]&gt;=0; &quot;Win&quot;; &quot;Loss&quot;))">
            <text:p/>
          </table:table-cell>
          <table:table-cell table:formula="of:=IF([.P382]=&quot;&quot;; &quot;&quot;; CONCATENATE(ROUND(([.P382]-[.H3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ABS([.K383]-[.J383])*[.I383]" office:value-type="float" office:value="0" calcext:value-type="float">
            <text:p>0</text:p>
          </table:table-cell>
          <table:table-cell table:number-columns-repeated="4"/>
          <table:table-cell table:formula="of:=IF([.L383]=0; &quot;&quot;; [.R383]/[.L383])">
            <text:p/>
          </table:table-cell>
          <table:table-cell table:formula="of:=IF([.N383]=[.I383]; ([.N383]*[.O383])-([.I383]*[.J383]); 0)" office:value-type="float" office:value="0" calcext:value-type="float">
            <text:p>0.00 </text:p>
          </table:table-cell>
          <table:table-cell table:formula="of:=IF([.R383]=0;&quot;&quot;; IF([.R383]&gt;=0; &quot;Win&quot;; &quot;Loss&quot;))">
            <text:p/>
          </table:table-cell>
          <table:table-cell table:formula="of:=IF([.P383]=&quot;&quot;; &quot;&quot;; CONCATENATE(ROUND(([.P383]-[.H3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ABS([.K384]-[.J384])*[.I384]" office:value-type="float" office:value="0" calcext:value-type="float">
            <text:p>0</text:p>
          </table:table-cell>
          <table:table-cell table:number-columns-repeated="4"/>
          <table:table-cell table:formula="of:=IF([.L384]=0; &quot;&quot;; [.R384]/[.L384])">
            <text:p/>
          </table:table-cell>
          <table:table-cell table:formula="of:=IF([.N384]=[.I384]; ([.N384]*[.O384])-([.I384]*[.J384]); 0)" office:value-type="float" office:value="0" calcext:value-type="float">
            <text:p>0.00 </text:p>
          </table:table-cell>
          <table:table-cell table:formula="of:=IF([.R384]=0;&quot;&quot;; IF([.R384]&gt;=0; &quot;Win&quot;; &quot;Loss&quot;))">
            <text:p/>
          </table:table-cell>
          <table:table-cell table:formula="of:=IF([.P384]=&quot;&quot;; &quot;&quot;; CONCATENATE(ROUND(([.P384]-[.H3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ABS([.K385]-[.J385])*[.I385]" office:value-type="float" office:value="0" calcext:value-type="float">
            <text:p>0</text:p>
          </table:table-cell>
          <table:table-cell table:number-columns-repeated="4"/>
          <table:table-cell table:formula="of:=IF([.L385]=0; &quot;&quot;; [.R385]/[.L385])">
            <text:p/>
          </table:table-cell>
          <table:table-cell table:formula="of:=IF([.N385]=[.I385]; ([.N385]*[.O385])-([.I385]*[.J385]); 0)" office:value-type="float" office:value="0" calcext:value-type="float">
            <text:p>0.00 </text:p>
          </table:table-cell>
          <table:table-cell table:formula="of:=IF([.R385]=0;&quot;&quot;; IF([.R385]&gt;=0; &quot;Win&quot;; &quot;Loss&quot;))">
            <text:p/>
          </table:table-cell>
          <table:table-cell table:formula="of:=IF([.P385]=&quot;&quot;; &quot;&quot;; CONCATENATE(ROUND(([.P385]-[.H3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ABS([.K386]-[.J386])*[.I386]" office:value-type="float" office:value="0" calcext:value-type="float">
            <text:p>0</text:p>
          </table:table-cell>
          <table:table-cell table:number-columns-repeated="4"/>
          <table:table-cell table:formula="of:=IF([.L386]=0; &quot;&quot;; [.R386]/[.L386])">
            <text:p/>
          </table:table-cell>
          <table:table-cell table:formula="of:=IF([.N386]=[.I386]; ([.N386]*[.O386])-([.I386]*[.J386]); 0)" office:value-type="float" office:value="0" calcext:value-type="float">
            <text:p>0.00 </text:p>
          </table:table-cell>
          <table:table-cell table:formula="of:=IF([.R386]=0;&quot;&quot;; IF([.R386]&gt;=0; &quot;Win&quot;; &quot;Loss&quot;))">
            <text:p/>
          </table:table-cell>
          <table:table-cell table:formula="of:=IF([.P386]=&quot;&quot;; &quot;&quot;; CONCATENATE(ROUND(([.P386]-[.H3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ABS([.K387]-[.J387])*[.I387]" office:value-type="float" office:value="0" calcext:value-type="float">
            <text:p>0</text:p>
          </table:table-cell>
          <table:table-cell table:number-columns-repeated="4"/>
          <table:table-cell table:formula="of:=IF([.L387]=0; &quot;&quot;; [.R387]/[.L387])">
            <text:p/>
          </table:table-cell>
          <table:table-cell table:formula="of:=IF([.N387]=[.I387]; ([.N387]*[.O387])-([.I387]*[.J387]); 0)" office:value-type="float" office:value="0" calcext:value-type="float">
            <text:p>0.00 </text:p>
          </table:table-cell>
          <table:table-cell table:formula="of:=IF([.R387]=0;&quot;&quot;; IF([.R387]&gt;=0; &quot;Win&quot;; &quot;Loss&quot;))">
            <text:p/>
          </table:table-cell>
          <table:table-cell table:formula="of:=IF([.P387]=&quot;&quot;; &quot;&quot;; CONCATENATE(ROUND(([.P387]-[.H3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ABS([.K388]-[.J388])*[.I388]" office:value-type="float" office:value="0" calcext:value-type="float">
            <text:p>0</text:p>
          </table:table-cell>
          <table:table-cell table:number-columns-repeated="4"/>
          <table:table-cell table:formula="of:=IF([.L388]=0; &quot;&quot;; [.R388]/[.L388])">
            <text:p/>
          </table:table-cell>
          <table:table-cell table:formula="of:=IF([.N388]=[.I388]; ([.N388]*[.O388])-([.I388]*[.J388]); 0)" office:value-type="float" office:value="0" calcext:value-type="float">
            <text:p>0.00 </text:p>
          </table:table-cell>
          <table:table-cell table:formula="of:=IF([.R388]=0;&quot;&quot;; IF([.R388]&gt;=0; &quot;Win&quot;; &quot;Loss&quot;))">
            <text:p/>
          </table:table-cell>
          <table:table-cell table:formula="of:=IF([.P388]=&quot;&quot;; &quot;&quot;; CONCATENATE(ROUND(([.P388]-[.H3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ABS([.K389]-[.J389])*[.I389]" office:value-type="float" office:value="0" calcext:value-type="float">
            <text:p>0</text:p>
          </table:table-cell>
          <table:table-cell table:number-columns-repeated="4"/>
          <table:table-cell table:formula="of:=IF([.L389]=0; &quot;&quot;; [.R389]/[.L389])">
            <text:p/>
          </table:table-cell>
          <table:table-cell table:formula="of:=IF([.N389]=[.I389]; ([.N389]*[.O389])-([.I389]*[.J389]); 0)" office:value-type="float" office:value="0" calcext:value-type="float">
            <text:p>0.00 </text:p>
          </table:table-cell>
          <table:table-cell table:formula="of:=IF([.R389]=0;&quot;&quot;; IF([.R389]&gt;=0; &quot;Win&quot;; &quot;Loss&quot;))">
            <text:p/>
          </table:table-cell>
          <table:table-cell table:formula="of:=IF([.P389]=&quot;&quot;; &quot;&quot;; CONCATENATE(ROUND(([.P389]-[.H3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ABS([.K390]-[.J390])*[.I390]" office:value-type="float" office:value="0" calcext:value-type="float">
            <text:p>0</text:p>
          </table:table-cell>
          <table:table-cell table:number-columns-repeated="4"/>
          <table:table-cell table:formula="of:=IF([.L390]=0; &quot;&quot;; [.R390]/[.L390])">
            <text:p/>
          </table:table-cell>
          <table:table-cell table:formula="of:=IF([.N390]=[.I390]; ([.N390]*[.O390])-([.I390]*[.J390]); 0)" office:value-type="float" office:value="0" calcext:value-type="float">
            <text:p>0.00 </text:p>
          </table:table-cell>
          <table:table-cell table:formula="of:=IF([.R390]=0;&quot;&quot;; IF([.R390]&gt;=0; &quot;Win&quot;; &quot;Loss&quot;))">
            <text:p/>
          </table:table-cell>
          <table:table-cell table:formula="of:=IF([.P390]=&quot;&quot;; &quot;&quot;; CONCATENATE(ROUND(([.P390]-[.H3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ABS([.K391]-[.J391])*[.I391]" office:value-type="float" office:value="0" calcext:value-type="float">
            <text:p>0</text:p>
          </table:table-cell>
          <table:table-cell table:number-columns-repeated="4"/>
          <table:table-cell table:formula="of:=IF([.L391]=0; &quot;&quot;; [.R391]/[.L391])">
            <text:p/>
          </table:table-cell>
          <table:table-cell table:formula="of:=IF([.N391]=[.I391]; ([.N391]*[.O391])-([.I391]*[.J391]); 0)" office:value-type="float" office:value="0" calcext:value-type="float">
            <text:p>0.00 </text:p>
          </table:table-cell>
          <table:table-cell table:formula="of:=IF([.R391]=0;&quot;&quot;; IF([.R391]&gt;=0; &quot;Win&quot;; &quot;Loss&quot;))">
            <text:p/>
          </table:table-cell>
          <table:table-cell table:formula="of:=IF([.P391]=&quot;&quot;; &quot;&quot;; CONCATENATE(ROUND(([.P391]-[.H3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ABS([.K392]-[.J392])*[.I392]" office:value-type="float" office:value="0" calcext:value-type="float">
            <text:p>0</text:p>
          </table:table-cell>
          <table:table-cell table:number-columns-repeated="4"/>
          <table:table-cell table:formula="of:=IF([.L392]=0; &quot;&quot;; [.R392]/[.L392])">
            <text:p/>
          </table:table-cell>
          <table:table-cell table:formula="of:=IF([.N392]=[.I392]; ([.N392]*[.O392])-([.I392]*[.J392]); 0)" office:value-type="float" office:value="0" calcext:value-type="float">
            <text:p>0.00 </text:p>
          </table:table-cell>
          <table:table-cell table:formula="of:=IF([.R392]=0;&quot;&quot;; IF([.R392]&gt;=0; &quot;Win&quot;; &quot;Loss&quot;))">
            <text:p/>
          </table:table-cell>
          <table:table-cell table:formula="of:=IF([.P392]=&quot;&quot;; &quot;&quot;; CONCATENATE(ROUND(([.P392]-[.H3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ABS([.K393]-[.J393])*[.I393]" office:value-type="float" office:value="0" calcext:value-type="float">
            <text:p>0</text:p>
          </table:table-cell>
          <table:table-cell table:number-columns-repeated="4"/>
          <table:table-cell table:formula="of:=IF([.L393]=0; &quot;&quot;; [.R393]/[.L393])">
            <text:p/>
          </table:table-cell>
          <table:table-cell table:formula="of:=IF([.N393]=[.I393]; ([.N393]*[.O393])-([.I393]*[.J393]); 0)" office:value-type="float" office:value="0" calcext:value-type="float">
            <text:p>0.00 </text:p>
          </table:table-cell>
          <table:table-cell table:formula="of:=IF([.R393]=0;&quot;&quot;; IF([.R393]&gt;=0; &quot;Win&quot;; &quot;Loss&quot;))">
            <text:p/>
          </table:table-cell>
          <table:table-cell table:formula="of:=IF([.P393]=&quot;&quot;; &quot;&quot;; CONCATENATE(ROUND(([.P393]-[.H3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ABS([.K394]-[.J394])*[.I394]" office:value-type="float" office:value="0" calcext:value-type="float">
            <text:p>0</text:p>
          </table:table-cell>
          <table:table-cell table:number-columns-repeated="4"/>
          <table:table-cell table:formula="of:=IF([.L394]=0; &quot;&quot;; [.R394]/[.L394])">
            <text:p/>
          </table:table-cell>
          <table:table-cell table:formula="of:=IF([.N394]=[.I394]; ([.N394]*[.O394])-([.I394]*[.J394]); 0)" office:value-type="float" office:value="0" calcext:value-type="float">
            <text:p>0.00 </text:p>
          </table:table-cell>
          <table:table-cell table:formula="of:=IF([.R394]=0;&quot;&quot;; IF([.R394]&gt;=0; &quot;Win&quot;; &quot;Loss&quot;))">
            <text:p/>
          </table:table-cell>
          <table:table-cell table:formula="of:=IF([.P394]=&quot;&quot;; &quot;&quot;; CONCATENATE(ROUND(([.P394]-[.H3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ABS([.K395]-[.J395])*[.I395]" office:value-type="float" office:value="0" calcext:value-type="float">
            <text:p>0</text:p>
          </table:table-cell>
          <table:table-cell table:number-columns-repeated="4"/>
          <table:table-cell table:formula="of:=IF([.L395]=0; &quot;&quot;; [.R395]/[.L395])">
            <text:p/>
          </table:table-cell>
          <table:table-cell table:formula="of:=IF([.N395]=[.I395]; ([.N395]*[.O395])-([.I395]*[.J395]); 0)" office:value-type="float" office:value="0" calcext:value-type="float">
            <text:p>0.00 </text:p>
          </table:table-cell>
          <table:table-cell table:formula="of:=IF([.R395]=0;&quot;&quot;; IF([.R395]&gt;=0; &quot;Win&quot;; &quot;Loss&quot;))">
            <text:p/>
          </table:table-cell>
          <table:table-cell table:formula="of:=IF([.P395]=&quot;&quot;; &quot;&quot;; CONCATENATE(ROUND(([.P395]-[.H3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ABS([.K396]-[.J396])*[.I396]" office:value-type="float" office:value="0" calcext:value-type="float">
            <text:p>0</text:p>
          </table:table-cell>
          <table:table-cell table:number-columns-repeated="4"/>
          <table:table-cell table:formula="of:=IF([.L396]=0; &quot;&quot;; [.R396]/[.L396])">
            <text:p/>
          </table:table-cell>
          <table:table-cell table:formula="of:=IF([.N396]=[.I396]; ([.N396]*[.O396])-([.I396]*[.J396]); 0)" office:value-type="float" office:value="0" calcext:value-type="float">
            <text:p>0.00 </text:p>
          </table:table-cell>
          <table:table-cell table:formula="of:=IF([.R396]=0;&quot;&quot;; IF([.R396]&gt;=0; &quot;Win&quot;; &quot;Loss&quot;))">
            <text:p/>
          </table:table-cell>
          <table:table-cell table:formula="of:=IF([.P396]=&quot;&quot;; &quot;&quot;; CONCATENATE(ROUND(([.P396]-[.H3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ABS([.K397]-[.J397])*[.I397]" office:value-type="float" office:value="0" calcext:value-type="float">
            <text:p>0</text:p>
          </table:table-cell>
          <table:table-cell table:number-columns-repeated="4"/>
          <table:table-cell table:formula="of:=IF([.L397]=0; &quot;&quot;; [.R397]/[.L397])">
            <text:p/>
          </table:table-cell>
          <table:table-cell table:formula="of:=IF([.N397]=[.I397]; ([.N397]*[.O397])-([.I397]*[.J397]); 0)" office:value-type="float" office:value="0" calcext:value-type="float">
            <text:p>0.00 </text:p>
          </table:table-cell>
          <table:table-cell table:formula="of:=IF([.R397]=0;&quot;&quot;; IF([.R397]&gt;=0; &quot;Win&quot;; &quot;Loss&quot;))">
            <text:p/>
          </table:table-cell>
          <table:table-cell table:formula="of:=IF([.P397]=&quot;&quot;; &quot;&quot;; CONCATENATE(ROUND(([.P397]-[.H3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ABS([.K398]-[.J398])*[.I398]" office:value-type="float" office:value="0" calcext:value-type="float">
            <text:p>0</text:p>
          </table:table-cell>
          <table:table-cell table:number-columns-repeated="4"/>
          <table:table-cell table:formula="of:=IF([.L398]=0; &quot;&quot;; [.R398]/[.L398])">
            <text:p/>
          </table:table-cell>
          <table:table-cell table:formula="of:=IF([.N398]=[.I398]; ([.N398]*[.O398])-([.I398]*[.J398]); 0)" office:value-type="float" office:value="0" calcext:value-type="float">
            <text:p>0.00 </text:p>
          </table:table-cell>
          <table:table-cell table:formula="of:=IF([.R398]=0;&quot;&quot;; IF([.R398]&gt;=0; &quot;Win&quot;; &quot;Loss&quot;))">
            <text:p/>
          </table:table-cell>
          <table:table-cell table:formula="of:=IF([.P398]=&quot;&quot;; &quot;&quot;; CONCATENATE(ROUND(([.P398]-[.H3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ABS([.K399]-[.J399])*[.I399]" office:value-type="float" office:value="0" calcext:value-type="float">
            <text:p>0</text:p>
          </table:table-cell>
          <table:table-cell table:number-columns-repeated="4"/>
          <table:table-cell table:formula="of:=IF([.L399]=0; &quot;&quot;; [.R399]/[.L399])">
            <text:p/>
          </table:table-cell>
          <table:table-cell table:formula="of:=IF([.N399]=[.I399]; ([.N399]*[.O399])-([.I399]*[.J399]); 0)" office:value-type="float" office:value="0" calcext:value-type="float">
            <text:p>0.00 </text:p>
          </table:table-cell>
          <table:table-cell table:formula="of:=IF([.R399]=0;&quot;&quot;; IF([.R399]&gt;=0; &quot;Win&quot;; &quot;Loss&quot;))">
            <text:p/>
          </table:table-cell>
          <table:table-cell table:formula="of:=IF([.P399]=&quot;&quot;; &quot;&quot;; CONCATENATE(ROUND(([.P399]-[.H3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ABS([.K400]-[.J400])*[.I400]" office:value-type="float" office:value="0" calcext:value-type="float">
            <text:p>0</text:p>
          </table:table-cell>
          <table:table-cell table:number-columns-repeated="4"/>
          <table:table-cell table:formula="of:=IF([.L400]=0; &quot;&quot;; [.R400]/[.L400])">
            <text:p/>
          </table:table-cell>
          <table:table-cell table:formula="of:=IF([.N400]=[.I400]; ([.N400]*[.O400])-([.I400]*[.J400]); 0)" office:value-type="float" office:value="0" calcext:value-type="float">
            <text:p>0.00 </text:p>
          </table:table-cell>
          <table:table-cell table:formula="of:=IF([.R400]=0;&quot;&quot;; IF([.R400]&gt;=0; &quot;Win&quot;; &quot;Loss&quot;))">
            <text:p/>
          </table:table-cell>
          <table:table-cell table:formula="of:=IF([.P400]=&quot;&quot;; &quot;&quot;; CONCATENATE(ROUND(([.P400]-[.H4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ABS([.K401]-[.J401])*[.I401]" office:value-type="float" office:value="0" calcext:value-type="float">
            <text:p>0</text:p>
          </table:table-cell>
          <table:table-cell table:number-columns-repeated="4"/>
          <table:table-cell table:formula="of:=IF([.L401]=0; &quot;&quot;; [.R401]/[.L401])">
            <text:p/>
          </table:table-cell>
          <table:table-cell table:formula="of:=IF([.N401]=[.I401]; ([.N401]*[.O401])-([.I401]*[.J401]); 0)" office:value-type="float" office:value="0" calcext:value-type="float">
            <text:p>0.00 </text:p>
          </table:table-cell>
          <table:table-cell table:formula="of:=IF([.R401]=0;&quot;&quot;; IF([.R401]&gt;=0; &quot;Win&quot;; &quot;Loss&quot;))">
            <text:p/>
          </table:table-cell>
          <table:table-cell table:formula="of:=IF([.P401]=&quot;&quot;; &quot;&quot;; CONCATENATE(ROUND(([.P401]-[.H4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ABS([.K402]-[.J402])*[.I402]" office:value-type="float" office:value="0" calcext:value-type="float">
            <text:p>0</text:p>
          </table:table-cell>
          <table:table-cell table:number-columns-repeated="4"/>
          <table:table-cell table:formula="of:=IF([.L402]=0; &quot;&quot;; [.R402]/[.L402])">
            <text:p/>
          </table:table-cell>
          <table:table-cell table:formula="of:=IF([.N402]=[.I402]; ([.N402]*[.O402])-([.I402]*[.J402]); 0)" office:value-type="float" office:value="0" calcext:value-type="float">
            <text:p>0.00 </text:p>
          </table:table-cell>
          <table:table-cell table:formula="of:=IF([.R402]=0;&quot;&quot;; IF([.R402]&gt;=0; &quot;Win&quot;; &quot;Loss&quot;))">
            <text:p/>
          </table:table-cell>
          <table:table-cell table:formula="of:=IF([.P402]=&quot;&quot;; &quot;&quot;; CONCATENATE(ROUND(([.P402]-[.H4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ABS([.K403]-[.J403])*[.I403]" office:value-type="float" office:value="0" calcext:value-type="float">
            <text:p>0</text:p>
          </table:table-cell>
          <table:table-cell table:number-columns-repeated="4"/>
          <table:table-cell table:formula="of:=IF([.L403]=0; &quot;&quot;; [.R403]/[.L403])">
            <text:p/>
          </table:table-cell>
          <table:table-cell table:formula="of:=IF([.N403]=[.I403]; ([.N403]*[.O403])-([.I403]*[.J403]); 0)" office:value-type="float" office:value="0" calcext:value-type="float">
            <text:p>0.00 </text:p>
          </table:table-cell>
          <table:table-cell table:formula="of:=IF([.R403]=0;&quot;&quot;; IF([.R403]&gt;=0; &quot;Win&quot;; &quot;Loss&quot;))">
            <text:p/>
          </table:table-cell>
          <table:table-cell table:formula="of:=IF([.P403]=&quot;&quot;; &quot;&quot;; CONCATENATE(ROUND(([.P403]-[.H4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ABS([.K404]-[.J404])*[.I404]" office:value-type="float" office:value="0" calcext:value-type="float">
            <text:p>0</text:p>
          </table:table-cell>
          <table:table-cell table:number-columns-repeated="4"/>
          <table:table-cell table:formula="of:=IF([.L404]=0; &quot;&quot;; [.R404]/[.L404])">
            <text:p/>
          </table:table-cell>
          <table:table-cell table:formula="of:=IF([.N404]=[.I404]; ([.N404]*[.O404])-([.I404]*[.J404]); 0)" office:value-type="float" office:value="0" calcext:value-type="float">
            <text:p>0.00 </text:p>
          </table:table-cell>
          <table:table-cell table:formula="of:=IF([.R404]=0;&quot;&quot;; IF([.R404]&gt;=0; &quot;Win&quot;; &quot;Loss&quot;))">
            <text:p/>
          </table:table-cell>
          <table:table-cell table:formula="of:=IF([.P404]=&quot;&quot;; &quot;&quot;; CONCATENATE(ROUND(([.P404]-[.H4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ABS([.K405]-[.J405])*[.I405]" office:value-type="float" office:value="0" calcext:value-type="float">
            <text:p>0</text:p>
          </table:table-cell>
          <table:table-cell table:number-columns-repeated="4"/>
          <table:table-cell table:formula="of:=IF([.L405]=0; &quot;&quot;; [.R405]/[.L405])">
            <text:p/>
          </table:table-cell>
          <table:table-cell table:formula="of:=IF([.N405]=[.I405]; ([.N405]*[.O405])-([.I405]*[.J405]); 0)" office:value-type="float" office:value="0" calcext:value-type="float">
            <text:p>0.00 </text:p>
          </table:table-cell>
          <table:table-cell table:formula="of:=IF([.R405]=0;&quot;&quot;; IF([.R405]&gt;=0; &quot;Win&quot;; &quot;Loss&quot;))">
            <text:p/>
          </table:table-cell>
          <table:table-cell table:formula="of:=IF([.P405]=&quot;&quot;; &quot;&quot;; CONCATENATE(ROUND(([.P405]-[.H4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ABS([.K406]-[.J406])*[.I406]" office:value-type="float" office:value="0" calcext:value-type="float">
            <text:p>0</text:p>
          </table:table-cell>
          <table:table-cell table:number-columns-repeated="4"/>
          <table:table-cell table:formula="of:=IF([.L406]=0; &quot;&quot;; [.R406]/[.L406])">
            <text:p/>
          </table:table-cell>
          <table:table-cell table:formula="of:=IF([.N406]=[.I406]; ([.N406]*[.O406])-([.I406]*[.J406]); 0)" office:value-type="float" office:value="0" calcext:value-type="float">
            <text:p>0.00 </text:p>
          </table:table-cell>
          <table:table-cell table:formula="of:=IF([.R406]=0;&quot;&quot;; IF([.R406]&gt;=0; &quot;Win&quot;; &quot;Loss&quot;))">
            <text:p/>
          </table:table-cell>
          <table:table-cell table:formula="of:=IF([.P406]=&quot;&quot;; &quot;&quot;; CONCATENATE(ROUND(([.P406]-[.H4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ABS([.K407]-[.J407])*[.I407]" office:value-type="float" office:value="0" calcext:value-type="float">
            <text:p>0</text:p>
          </table:table-cell>
          <table:table-cell table:number-columns-repeated="4"/>
          <table:table-cell table:formula="of:=IF([.L407]=0; &quot;&quot;; [.R407]/[.L407])">
            <text:p/>
          </table:table-cell>
          <table:table-cell table:formula="of:=IF([.N407]=[.I407]; ([.N407]*[.O407])-([.I407]*[.J407]); 0)" office:value-type="float" office:value="0" calcext:value-type="float">
            <text:p>0.00 </text:p>
          </table:table-cell>
          <table:table-cell table:formula="of:=IF([.R407]=0;&quot;&quot;; IF([.R407]&gt;=0; &quot;Win&quot;; &quot;Loss&quot;))">
            <text:p/>
          </table:table-cell>
          <table:table-cell table:formula="of:=IF([.P407]=&quot;&quot;; &quot;&quot;; CONCATENATE(ROUND(([.P407]-[.H4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ABS([.K408]-[.J408])*[.I408]" office:value-type="float" office:value="0" calcext:value-type="float">
            <text:p>0</text:p>
          </table:table-cell>
          <table:table-cell table:number-columns-repeated="4"/>
          <table:table-cell table:formula="of:=IF([.L408]=0; &quot;&quot;; [.R408]/[.L408])">
            <text:p/>
          </table:table-cell>
          <table:table-cell table:formula="of:=IF([.N408]=[.I408]; ([.N408]*[.O408])-([.I408]*[.J408]); 0)" office:value-type="float" office:value="0" calcext:value-type="float">
            <text:p>0.00 </text:p>
          </table:table-cell>
          <table:table-cell table:formula="of:=IF([.R408]=0;&quot;&quot;; IF([.R408]&gt;=0; &quot;Win&quot;; &quot;Loss&quot;))">
            <text:p/>
          </table:table-cell>
          <table:table-cell table:formula="of:=IF([.P408]=&quot;&quot;; &quot;&quot;; CONCATENATE(ROUND(([.P408]-[.H4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ABS([.K409]-[.J409])*[.I409]" office:value-type="float" office:value="0" calcext:value-type="float">
            <text:p>0</text:p>
          </table:table-cell>
          <table:table-cell table:number-columns-repeated="4"/>
          <table:table-cell table:formula="of:=IF([.L409]=0; &quot;&quot;; [.R409]/[.L409])">
            <text:p/>
          </table:table-cell>
          <table:table-cell table:formula="of:=IF([.N409]=[.I409]; ([.N409]*[.O409])-([.I409]*[.J409]); 0)" office:value-type="float" office:value="0" calcext:value-type="float">
            <text:p>0.00 </text:p>
          </table:table-cell>
          <table:table-cell table:formula="of:=IF([.R409]=0;&quot;&quot;; IF([.R409]&gt;=0; &quot;Win&quot;; &quot;Loss&quot;))">
            <text:p/>
          </table:table-cell>
          <table:table-cell table:formula="of:=IF([.P409]=&quot;&quot;; &quot;&quot;; CONCATENATE(ROUND(([.P409]-[.H4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ABS([.K410]-[.J410])*[.I410]" office:value-type="float" office:value="0" calcext:value-type="float">
            <text:p>0</text:p>
          </table:table-cell>
          <table:table-cell table:number-columns-repeated="4"/>
          <table:table-cell table:formula="of:=IF([.L410]=0; &quot;&quot;; [.R410]/[.L410])">
            <text:p/>
          </table:table-cell>
          <table:table-cell table:formula="of:=IF([.N410]=[.I410]; ([.N410]*[.O410])-([.I410]*[.J410]); 0)" office:value-type="float" office:value="0" calcext:value-type="float">
            <text:p>0.00 </text:p>
          </table:table-cell>
          <table:table-cell table:formula="of:=IF([.R410]=0;&quot;&quot;; IF([.R410]&gt;=0; &quot;Win&quot;; &quot;Loss&quot;))">
            <text:p/>
          </table:table-cell>
          <table:table-cell table:formula="of:=IF([.P410]=&quot;&quot;; &quot;&quot;; CONCATENATE(ROUND(([.P410]-[.H4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ABS([.K411]-[.J411])*[.I411]" office:value-type="float" office:value="0" calcext:value-type="float">
            <text:p>0</text:p>
          </table:table-cell>
          <table:table-cell table:number-columns-repeated="4"/>
          <table:table-cell table:formula="of:=IF([.L411]=0; &quot;&quot;; [.R411]/[.L411])">
            <text:p/>
          </table:table-cell>
          <table:table-cell table:formula="of:=IF([.N411]=[.I411]; ([.N411]*[.O411])-([.I411]*[.J411]); 0)" office:value-type="float" office:value="0" calcext:value-type="float">
            <text:p>0.00 </text:p>
          </table:table-cell>
          <table:table-cell table:formula="of:=IF([.R411]=0;&quot;&quot;; IF([.R411]&gt;=0; &quot;Win&quot;; &quot;Loss&quot;))">
            <text:p/>
          </table:table-cell>
          <table:table-cell table:formula="of:=IF([.P411]=&quot;&quot;; &quot;&quot;; CONCATENATE(ROUND(([.P411]-[.H4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ABS([.K412]-[.J412])*[.I412]" office:value-type="float" office:value="0" calcext:value-type="float">
            <text:p>0</text:p>
          </table:table-cell>
          <table:table-cell table:number-columns-repeated="4"/>
          <table:table-cell table:formula="of:=IF([.L412]=0; &quot;&quot;; [.R412]/[.L412])">
            <text:p/>
          </table:table-cell>
          <table:table-cell table:formula="of:=IF([.N412]=[.I412]; ([.N412]*[.O412])-([.I412]*[.J412]); 0)" office:value-type="float" office:value="0" calcext:value-type="float">
            <text:p>0.00 </text:p>
          </table:table-cell>
          <table:table-cell table:formula="of:=IF([.R412]=0;&quot;&quot;; IF([.R412]&gt;=0; &quot;Win&quot;; &quot;Loss&quot;))">
            <text:p/>
          </table:table-cell>
          <table:table-cell table:formula="of:=IF([.P412]=&quot;&quot;; &quot;&quot;; CONCATENATE(ROUND(([.P412]-[.H4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ABS([.K413]-[.J413])*[.I413]" office:value-type="float" office:value="0" calcext:value-type="float">
            <text:p>0</text:p>
          </table:table-cell>
          <table:table-cell table:number-columns-repeated="4"/>
          <table:table-cell table:formula="of:=IF([.L413]=0; &quot;&quot;; [.R413]/[.L413])">
            <text:p/>
          </table:table-cell>
          <table:table-cell table:formula="of:=IF([.N413]=[.I413]; ([.N413]*[.O413])-([.I413]*[.J413]); 0)" office:value-type="float" office:value="0" calcext:value-type="float">
            <text:p>0.00 </text:p>
          </table:table-cell>
          <table:table-cell table:formula="of:=IF([.R413]=0;&quot;&quot;; IF([.R413]&gt;=0; &quot;Win&quot;; &quot;Loss&quot;))">
            <text:p/>
          </table:table-cell>
          <table:table-cell table:formula="of:=IF([.P413]=&quot;&quot;; &quot;&quot;; CONCATENATE(ROUND(([.P413]-[.H4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ABS([.K414]-[.J414])*[.I414]" office:value-type="float" office:value="0" calcext:value-type="float">
            <text:p>0</text:p>
          </table:table-cell>
          <table:table-cell table:number-columns-repeated="4"/>
          <table:table-cell table:formula="of:=IF([.L414]=0; &quot;&quot;; [.R414]/[.L414])">
            <text:p/>
          </table:table-cell>
          <table:table-cell table:formula="of:=IF([.N414]=[.I414]; ([.N414]*[.O414])-([.I414]*[.J414]); 0)" office:value-type="float" office:value="0" calcext:value-type="float">
            <text:p>0.00 </text:p>
          </table:table-cell>
          <table:table-cell table:formula="of:=IF([.R414]=0;&quot;&quot;; IF([.R414]&gt;=0; &quot;Win&quot;; &quot;Loss&quot;))">
            <text:p/>
          </table:table-cell>
          <table:table-cell table:formula="of:=IF([.P414]=&quot;&quot;; &quot;&quot;; CONCATENATE(ROUND(([.P414]-[.H4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ABS([.K415]-[.J415])*[.I415]" office:value-type="float" office:value="0" calcext:value-type="float">
            <text:p>0</text:p>
          </table:table-cell>
          <table:table-cell table:number-columns-repeated="4"/>
          <table:table-cell table:formula="of:=IF([.L415]=0; &quot;&quot;; [.R415]/[.L415])">
            <text:p/>
          </table:table-cell>
          <table:table-cell table:formula="of:=IF([.N415]=[.I415]; ([.N415]*[.O415])-([.I415]*[.J415]); 0)" office:value-type="float" office:value="0" calcext:value-type="float">
            <text:p>0.00 </text:p>
          </table:table-cell>
          <table:table-cell table:formula="of:=IF([.R415]=0;&quot;&quot;; IF([.R415]&gt;=0; &quot;Win&quot;; &quot;Loss&quot;))">
            <text:p/>
          </table:table-cell>
          <table:table-cell table:formula="of:=IF([.P415]=&quot;&quot;; &quot;&quot;; CONCATENATE(ROUND(([.P415]-[.H4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ABS([.K416]-[.J416])*[.I416]" office:value-type="float" office:value="0" calcext:value-type="float">
            <text:p>0</text:p>
          </table:table-cell>
          <table:table-cell table:number-columns-repeated="4"/>
          <table:table-cell table:formula="of:=IF([.L416]=0; &quot;&quot;; [.R416]/[.L416])">
            <text:p/>
          </table:table-cell>
          <table:table-cell table:formula="of:=IF([.N416]=[.I416]; ([.N416]*[.O416])-([.I416]*[.J416]); 0)" office:value-type="float" office:value="0" calcext:value-type="float">
            <text:p>0.00 </text:p>
          </table:table-cell>
          <table:table-cell table:formula="of:=IF([.R416]=0;&quot;&quot;; IF([.R416]&gt;=0; &quot;Win&quot;; &quot;Loss&quot;))">
            <text:p/>
          </table:table-cell>
          <table:table-cell table:formula="of:=IF([.P416]=&quot;&quot;; &quot;&quot;; CONCATENATE(ROUND(([.P416]-[.H4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ABS([.K417]-[.J417])*[.I417]" office:value-type="float" office:value="0" calcext:value-type="float">
            <text:p>0</text:p>
          </table:table-cell>
          <table:table-cell table:number-columns-repeated="4"/>
          <table:table-cell table:formula="of:=IF([.L417]=0; &quot;&quot;; [.R417]/[.L417])">
            <text:p/>
          </table:table-cell>
          <table:table-cell table:formula="of:=IF([.N417]=[.I417]; ([.N417]*[.O417])-([.I417]*[.J417]); 0)" office:value-type="float" office:value="0" calcext:value-type="float">
            <text:p>0.00 </text:p>
          </table:table-cell>
          <table:table-cell table:formula="of:=IF([.R417]=0;&quot;&quot;; IF([.R417]&gt;=0; &quot;Win&quot;; &quot;Loss&quot;))">
            <text:p/>
          </table:table-cell>
          <table:table-cell table:formula="of:=IF([.P417]=&quot;&quot;; &quot;&quot;; CONCATENATE(ROUND(([.P417]-[.H4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ABS([.K418]-[.J418])*[.I418]" office:value-type="float" office:value="0" calcext:value-type="float">
            <text:p>0</text:p>
          </table:table-cell>
          <table:table-cell table:number-columns-repeated="4"/>
          <table:table-cell table:formula="of:=IF([.L418]=0; &quot;&quot;; [.R418]/[.L418])">
            <text:p/>
          </table:table-cell>
          <table:table-cell table:formula="of:=IF([.N418]=[.I418]; ([.N418]*[.O418])-([.I418]*[.J418]); 0)" office:value-type="float" office:value="0" calcext:value-type="float">
            <text:p>0.00 </text:p>
          </table:table-cell>
          <table:table-cell table:formula="of:=IF([.R418]=0;&quot;&quot;; IF([.R418]&gt;=0; &quot;Win&quot;; &quot;Loss&quot;))">
            <text:p/>
          </table:table-cell>
          <table:table-cell table:formula="of:=IF([.P418]=&quot;&quot;; &quot;&quot;; CONCATENATE(ROUND(([.P418]-[.H4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ABS([.K419]-[.J419])*[.I419]" office:value-type="float" office:value="0" calcext:value-type="float">
            <text:p>0</text:p>
          </table:table-cell>
          <table:table-cell table:number-columns-repeated="4"/>
          <table:table-cell table:formula="of:=IF([.L419]=0; &quot;&quot;; [.R419]/[.L419])">
            <text:p/>
          </table:table-cell>
          <table:table-cell table:formula="of:=IF([.N419]=[.I419]; ([.N419]*[.O419])-([.I419]*[.J419]); 0)" office:value-type="float" office:value="0" calcext:value-type="float">
            <text:p>0.00 </text:p>
          </table:table-cell>
          <table:table-cell table:formula="of:=IF([.R419]=0;&quot;&quot;; IF([.R419]&gt;=0; &quot;Win&quot;; &quot;Loss&quot;))">
            <text:p/>
          </table:table-cell>
          <table:table-cell table:formula="of:=IF([.P419]=&quot;&quot;; &quot;&quot;; CONCATENATE(ROUND(([.P419]-[.H4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ABS([.K420]-[.J420])*[.I420]" office:value-type="float" office:value="0" calcext:value-type="float">
            <text:p>0</text:p>
          </table:table-cell>
          <table:table-cell table:number-columns-repeated="4"/>
          <table:table-cell table:formula="of:=IF([.L420]=0; &quot;&quot;; [.R420]/[.L420])">
            <text:p/>
          </table:table-cell>
          <table:table-cell table:formula="of:=IF([.N420]=[.I420]; ([.N420]*[.O420])-([.I420]*[.J420]); 0)" office:value-type="float" office:value="0" calcext:value-type="float">
            <text:p>0.00 </text:p>
          </table:table-cell>
          <table:table-cell table:formula="of:=IF([.R420]=0;&quot;&quot;; IF([.R420]&gt;=0; &quot;Win&quot;; &quot;Loss&quot;))">
            <text:p/>
          </table:table-cell>
          <table:table-cell table:formula="of:=IF([.P420]=&quot;&quot;; &quot;&quot;; CONCATENATE(ROUND(([.P420]-[.H4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ABS([.K421]-[.J421])*[.I421]" office:value-type="float" office:value="0" calcext:value-type="float">
            <text:p>0</text:p>
          </table:table-cell>
          <table:table-cell table:number-columns-repeated="4"/>
          <table:table-cell table:formula="of:=IF([.L421]=0; &quot;&quot;; [.R421]/[.L421])">
            <text:p/>
          </table:table-cell>
          <table:table-cell table:formula="of:=IF([.N421]=[.I421]; ([.N421]*[.O421])-([.I421]*[.J421]); 0)" office:value-type="float" office:value="0" calcext:value-type="float">
            <text:p>0.00 </text:p>
          </table:table-cell>
          <table:table-cell table:formula="of:=IF([.R421]=0;&quot;&quot;; IF([.R421]&gt;=0; &quot;Win&quot;; &quot;Loss&quot;))">
            <text:p/>
          </table:table-cell>
          <table:table-cell table:formula="of:=IF([.P421]=&quot;&quot;; &quot;&quot;; CONCATENATE(ROUND(([.P421]-[.H4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ABS([.K422]-[.J422])*[.I422]" office:value-type="float" office:value="0" calcext:value-type="float">
            <text:p>0</text:p>
          </table:table-cell>
          <table:table-cell table:number-columns-repeated="4"/>
          <table:table-cell table:formula="of:=IF([.L422]=0; &quot;&quot;; [.R422]/[.L422])">
            <text:p/>
          </table:table-cell>
          <table:table-cell table:formula="of:=IF([.N422]=[.I422]; ([.N422]*[.O422])-([.I422]*[.J422]); 0)" office:value-type="float" office:value="0" calcext:value-type="float">
            <text:p>0.00 </text:p>
          </table:table-cell>
          <table:table-cell table:formula="of:=IF([.R422]=0;&quot;&quot;; IF([.R422]&gt;=0; &quot;Win&quot;; &quot;Loss&quot;))">
            <text:p/>
          </table:table-cell>
          <table:table-cell table:formula="of:=IF([.P422]=&quot;&quot;; &quot;&quot;; CONCATENATE(ROUND(([.P422]-[.H4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ABS([.K423]-[.J423])*[.I423]" office:value-type="float" office:value="0" calcext:value-type="float">
            <text:p>0</text:p>
          </table:table-cell>
          <table:table-cell table:number-columns-repeated="4"/>
          <table:table-cell table:formula="of:=IF([.L423]=0; &quot;&quot;; [.R423]/[.L423])">
            <text:p/>
          </table:table-cell>
          <table:table-cell table:formula="of:=IF([.N423]=[.I423]; ([.N423]*[.O423])-([.I423]*[.J423]); 0)" office:value-type="float" office:value="0" calcext:value-type="float">
            <text:p>0.00 </text:p>
          </table:table-cell>
          <table:table-cell table:formula="of:=IF([.R423]=0;&quot;&quot;; IF([.R423]&gt;=0; &quot;Win&quot;; &quot;Loss&quot;))">
            <text:p/>
          </table:table-cell>
          <table:table-cell table:formula="of:=IF([.P423]=&quot;&quot;; &quot;&quot;; CONCATENATE(ROUND(([.P423]-[.H4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ABS([.K424]-[.J424])*[.I424]" office:value-type="float" office:value="0" calcext:value-type="float">
            <text:p>0</text:p>
          </table:table-cell>
          <table:table-cell table:number-columns-repeated="4"/>
          <table:table-cell table:formula="of:=IF([.L424]=0; &quot;&quot;; [.R424]/[.L424])">
            <text:p/>
          </table:table-cell>
          <table:table-cell table:formula="of:=IF([.N424]=[.I424]; ([.N424]*[.O424])-([.I424]*[.J424]); 0)" office:value-type="float" office:value="0" calcext:value-type="float">
            <text:p>0.00 </text:p>
          </table:table-cell>
          <table:table-cell table:formula="of:=IF([.R424]=0;&quot;&quot;; IF([.R424]&gt;=0; &quot;Win&quot;; &quot;Loss&quot;))">
            <text:p/>
          </table:table-cell>
          <table:table-cell table:formula="of:=IF([.P424]=&quot;&quot;; &quot;&quot;; CONCATENATE(ROUND(([.P424]-[.H4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ABS([.K425]-[.J425])*[.I425]" office:value-type="float" office:value="0" calcext:value-type="float">
            <text:p>0</text:p>
          </table:table-cell>
          <table:table-cell table:number-columns-repeated="4"/>
          <table:table-cell table:formula="of:=IF([.L425]=0; &quot;&quot;; [.R425]/[.L425])">
            <text:p/>
          </table:table-cell>
          <table:table-cell table:formula="of:=IF([.N425]=[.I425]; ([.N425]*[.O425])-([.I425]*[.J425]); 0)" office:value-type="float" office:value="0" calcext:value-type="float">
            <text:p>0.00 </text:p>
          </table:table-cell>
          <table:table-cell table:formula="of:=IF([.R425]=0;&quot;&quot;; IF([.R425]&gt;=0; &quot;Win&quot;; &quot;Loss&quot;))">
            <text:p/>
          </table:table-cell>
          <table:table-cell table:formula="of:=IF([.P425]=&quot;&quot;; &quot;&quot;; CONCATENATE(ROUND(([.P425]-[.H4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ABS([.K426]-[.J426])*[.I426]" office:value-type="float" office:value="0" calcext:value-type="float">
            <text:p>0</text:p>
          </table:table-cell>
          <table:table-cell table:number-columns-repeated="4"/>
          <table:table-cell table:formula="of:=IF([.L426]=0; &quot;&quot;; [.R426]/[.L426])">
            <text:p/>
          </table:table-cell>
          <table:table-cell table:formula="of:=IF([.N426]=[.I426]; ([.N426]*[.O426])-([.I426]*[.J426]); 0)" office:value-type="float" office:value="0" calcext:value-type="float">
            <text:p>0.00 </text:p>
          </table:table-cell>
          <table:table-cell table:formula="of:=IF([.R426]=0;&quot;&quot;; IF([.R426]&gt;=0; &quot;Win&quot;; &quot;Loss&quot;))">
            <text:p/>
          </table:table-cell>
          <table:table-cell table:formula="of:=IF([.P426]=&quot;&quot;; &quot;&quot;; CONCATENATE(ROUND(([.P426]-[.H4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ABS([.K427]-[.J427])*[.I427]" office:value-type="float" office:value="0" calcext:value-type="float">
            <text:p>0</text:p>
          </table:table-cell>
          <table:table-cell table:number-columns-repeated="4"/>
          <table:table-cell table:formula="of:=IF([.L427]=0; &quot;&quot;; [.R427]/[.L427])">
            <text:p/>
          </table:table-cell>
          <table:table-cell table:formula="of:=IF([.N427]=[.I427]; ([.N427]*[.O427])-([.I427]*[.J427]); 0)" office:value-type="float" office:value="0" calcext:value-type="float">
            <text:p>0.00 </text:p>
          </table:table-cell>
          <table:table-cell table:formula="of:=IF([.R427]=0;&quot;&quot;; IF([.R427]&gt;=0; &quot;Win&quot;; &quot;Loss&quot;))">
            <text:p/>
          </table:table-cell>
          <table:table-cell table:formula="of:=IF([.P427]=&quot;&quot;; &quot;&quot;; CONCATENATE(ROUND(([.P427]-[.H4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ABS([.K428]-[.J428])*[.I428]" office:value-type="float" office:value="0" calcext:value-type="float">
            <text:p>0</text:p>
          </table:table-cell>
          <table:table-cell table:number-columns-repeated="4"/>
          <table:table-cell table:formula="of:=IF([.L428]=0; &quot;&quot;; [.R428]/[.L428])">
            <text:p/>
          </table:table-cell>
          <table:table-cell table:formula="of:=IF([.N428]=[.I428]; ([.N428]*[.O428])-([.I428]*[.J428]); 0)" office:value-type="float" office:value="0" calcext:value-type="float">
            <text:p>0.00 </text:p>
          </table:table-cell>
          <table:table-cell table:formula="of:=IF([.R428]=0;&quot;&quot;; IF([.R428]&gt;=0; &quot;Win&quot;; &quot;Loss&quot;))">
            <text:p/>
          </table:table-cell>
          <table:table-cell table:formula="of:=IF([.P428]=&quot;&quot;; &quot;&quot;; CONCATENATE(ROUND(([.P428]-[.H4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ABS([.K429]-[.J429])*[.I429]" office:value-type="float" office:value="0" calcext:value-type="float">
            <text:p>0</text:p>
          </table:table-cell>
          <table:table-cell table:number-columns-repeated="4"/>
          <table:table-cell table:formula="of:=IF([.L429]=0; &quot;&quot;; [.R429]/[.L429])">
            <text:p/>
          </table:table-cell>
          <table:table-cell table:formula="of:=IF([.N429]=[.I429]; ([.N429]*[.O429])-([.I429]*[.J429]); 0)" office:value-type="float" office:value="0" calcext:value-type="float">
            <text:p>0.00 </text:p>
          </table:table-cell>
          <table:table-cell table:formula="of:=IF([.R429]=0;&quot;&quot;; IF([.R429]&gt;=0; &quot;Win&quot;; &quot;Loss&quot;))">
            <text:p/>
          </table:table-cell>
          <table:table-cell table:formula="of:=IF([.P429]=&quot;&quot;; &quot;&quot;; CONCATENATE(ROUND(([.P429]-[.H4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ABS([.K430]-[.J430])*[.I430]" office:value-type="float" office:value="0" calcext:value-type="float">
            <text:p>0</text:p>
          </table:table-cell>
          <table:table-cell table:number-columns-repeated="4"/>
          <table:table-cell table:formula="of:=IF([.L430]=0; &quot;&quot;; [.R430]/[.L430])">
            <text:p/>
          </table:table-cell>
          <table:table-cell table:formula="of:=IF([.N430]=[.I430]; ([.N430]*[.O430])-([.I430]*[.J430]); 0)" office:value-type="float" office:value="0" calcext:value-type="float">
            <text:p>0.00 </text:p>
          </table:table-cell>
          <table:table-cell table:formula="of:=IF([.R430]=0;&quot;&quot;; IF([.R430]&gt;=0; &quot;Win&quot;; &quot;Loss&quot;))">
            <text:p/>
          </table:table-cell>
          <table:table-cell table:formula="of:=IF([.P430]=&quot;&quot;; &quot;&quot;; CONCATENATE(ROUND(([.P430]-[.H4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ABS([.K431]-[.J431])*[.I431]" office:value-type="float" office:value="0" calcext:value-type="float">
            <text:p>0</text:p>
          </table:table-cell>
          <table:table-cell table:number-columns-repeated="4"/>
          <table:table-cell table:formula="of:=IF([.L431]=0; &quot;&quot;; [.R431]/[.L431])">
            <text:p/>
          </table:table-cell>
          <table:table-cell table:formula="of:=IF([.N431]=[.I431]; ([.N431]*[.O431])-([.I431]*[.J431]); 0)" office:value-type="float" office:value="0" calcext:value-type="float">
            <text:p>0.00 </text:p>
          </table:table-cell>
          <table:table-cell table:formula="of:=IF([.R431]=0;&quot;&quot;; IF([.R431]&gt;=0; &quot;Win&quot;; &quot;Loss&quot;))">
            <text:p/>
          </table:table-cell>
          <table:table-cell table:formula="of:=IF([.P431]=&quot;&quot;; &quot;&quot;; CONCATENATE(ROUND(([.P431]-[.H4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ABS([.K432]-[.J432])*[.I432]" office:value-type="float" office:value="0" calcext:value-type="float">
            <text:p>0</text:p>
          </table:table-cell>
          <table:table-cell table:number-columns-repeated="4"/>
          <table:table-cell table:formula="of:=IF([.L432]=0; &quot;&quot;; [.R432]/[.L432])">
            <text:p/>
          </table:table-cell>
          <table:table-cell table:formula="of:=IF([.N432]=[.I432]; ([.N432]*[.O432])-([.I432]*[.J432]); 0)" office:value-type="float" office:value="0" calcext:value-type="float">
            <text:p>0.00 </text:p>
          </table:table-cell>
          <table:table-cell table:formula="of:=IF([.R432]=0;&quot;&quot;; IF([.R432]&gt;=0; &quot;Win&quot;; &quot;Loss&quot;))">
            <text:p/>
          </table:table-cell>
          <table:table-cell table:formula="of:=IF([.P432]=&quot;&quot;; &quot;&quot;; CONCATENATE(ROUND(([.P432]-[.H4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ABS([.K433]-[.J433])*[.I433]" office:value-type="float" office:value="0" calcext:value-type="float">
            <text:p>0</text:p>
          </table:table-cell>
          <table:table-cell table:number-columns-repeated="4"/>
          <table:table-cell table:formula="of:=IF([.L433]=0; &quot;&quot;; [.R433]/[.L433])">
            <text:p/>
          </table:table-cell>
          <table:table-cell table:formula="of:=IF([.N433]=[.I433]; ([.N433]*[.O433])-([.I433]*[.J433]); 0)" office:value-type="float" office:value="0" calcext:value-type="float">
            <text:p>0.00 </text:p>
          </table:table-cell>
          <table:table-cell table:formula="of:=IF([.R433]=0;&quot;&quot;; IF([.R433]&gt;=0; &quot;Win&quot;; &quot;Loss&quot;))">
            <text:p/>
          </table:table-cell>
          <table:table-cell table:formula="of:=IF([.P433]=&quot;&quot;; &quot;&quot;; CONCATENATE(ROUND(([.P433]-[.H4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ABS([.K434]-[.J434])*[.I434]" office:value-type="float" office:value="0" calcext:value-type="float">
            <text:p>0</text:p>
          </table:table-cell>
          <table:table-cell table:number-columns-repeated="4"/>
          <table:table-cell table:formula="of:=IF([.L434]=0; &quot;&quot;; [.R434]/[.L434])">
            <text:p/>
          </table:table-cell>
          <table:table-cell table:formula="of:=IF([.N434]=[.I434]; ([.N434]*[.O434])-([.I434]*[.J434]); 0)" office:value-type="float" office:value="0" calcext:value-type="float">
            <text:p>0.00 </text:p>
          </table:table-cell>
          <table:table-cell table:formula="of:=IF([.R434]=0;&quot;&quot;; IF([.R434]&gt;=0; &quot;Win&quot;; &quot;Loss&quot;))">
            <text:p/>
          </table:table-cell>
          <table:table-cell table:formula="of:=IF([.P434]=&quot;&quot;; &quot;&quot;; CONCATENATE(ROUND(([.P434]-[.H4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ABS([.K435]-[.J435])*[.I435]" office:value-type="float" office:value="0" calcext:value-type="float">
            <text:p>0</text:p>
          </table:table-cell>
          <table:table-cell table:number-columns-repeated="4"/>
          <table:table-cell table:formula="of:=IF([.L435]=0; &quot;&quot;; [.R435]/[.L435])">
            <text:p/>
          </table:table-cell>
          <table:table-cell table:formula="of:=IF([.N435]=[.I435]; ([.N435]*[.O435])-([.I435]*[.J435]); 0)" office:value-type="float" office:value="0" calcext:value-type="float">
            <text:p>0.00 </text:p>
          </table:table-cell>
          <table:table-cell table:formula="of:=IF([.R435]=0;&quot;&quot;; IF([.R435]&gt;=0; &quot;Win&quot;; &quot;Loss&quot;))">
            <text:p/>
          </table:table-cell>
          <table:table-cell table:formula="of:=IF([.P435]=&quot;&quot;; &quot;&quot;; CONCATENATE(ROUND(([.P435]-[.H4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ABS([.K436]-[.J436])*[.I436]" office:value-type="float" office:value="0" calcext:value-type="float">
            <text:p>0</text:p>
          </table:table-cell>
          <table:table-cell table:number-columns-repeated="4"/>
          <table:table-cell table:formula="of:=IF([.L436]=0; &quot;&quot;; [.R436]/[.L436])">
            <text:p/>
          </table:table-cell>
          <table:table-cell table:formula="of:=IF([.N436]=[.I436]; ([.N436]*[.O436])-([.I436]*[.J436]); 0)" office:value-type="float" office:value="0" calcext:value-type="float">
            <text:p>0.00 </text:p>
          </table:table-cell>
          <table:table-cell table:formula="of:=IF([.R436]=0;&quot;&quot;; IF([.R436]&gt;=0; &quot;Win&quot;; &quot;Loss&quot;))">
            <text:p/>
          </table:table-cell>
          <table:table-cell table:formula="of:=IF([.P436]=&quot;&quot;; &quot;&quot;; CONCATENATE(ROUND(([.P436]-[.H4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ABS([.K437]-[.J437])*[.I437]" office:value-type="float" office:value="0" calcext:value-type="float">
            <text:p>0</text:p>
          </table:table-cell>
          <table:table-cell table:number-columns-repeated="4"/>
          <table:table-cell table:formula="of:=IF([.L437]=0; &quot;&quot;; [.R437]/[.L437])">
            <text:p/>
          </table:table-cell>
          <table:table-cell table:formula="of:=IF([.N437]=[.I437]; ([.N437]*[.O437])-([.I437]*[.J437]); 0)" office:value-type="float" office:value="0" calcext:value-type="float">
            <text:p>0.00 </text:p>
          </table:table-cell>
          <table:table-cell table:formula="of:=IF([.R437]=0;&quot;&quot;; IF([.R437]&gt;=0; &quot;Win&quot;; &quot;Loss&quot;))">
            <text:p/>
          </table:table-cell>
          <table:table-cell table:formula="of:=IF([.P437]=&quot;&quot;; &quot;&quot;; CONCATENATE(ROUND(([.P437]-[.H4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ABS([.K438]-[.J438])*[.I438]" office:value-type="float" office:value="0" calcext:value-type="float">
            <text:p>0</text:p>
          </table:table-cell>
          <table:table-cell table:number-columns-repeated="4"/>
          <table:table-cell table:formula="of:=IF([.L438]=0; &quot;&quot;; [.R438]/[.L438])">
            <text:p/>
          </table:table-cell>
          <table:table-cell table:formula="of:=IF([.N438]=[.I438]; ([.N438]*[.O438])-([.I438]*[.J438]); 0)" office:value-type="float" office:value="0" calcext:value-type="float">
            <text:p>0.00 </text:p>
          </table:table-cell>
          <table:table-cell table:formula="of:=IF([.R438]=0;&quot;&quot;; IF([.R438]&gt;=0; &quot;Win&quot;; &quot;Loss&quot;))">
            <text:p/>
          </table:table-cell>
          <table:table-cell table:formula="of:=IF([.P438]=&quot;&quot;; &quot;&quot;; CONCATENATE(ROUND(([.P438]-[.H4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ABS([.K439]-[.J439])*[.I439]" office:value-type="float" office:value="0" calcext:value-type="float">
            <text:p>0</text:p>
          </table:table-cell>
          <table:table-cell table:number-columns-repeated="4"/>
          <table:table-cell table:formula="of:=IF([.L439]=0; &quot;&quot;; [.R439]/[.L439])">
            <text:p/>
          </table:table-cell>
          <table:table-cell table:formula="of:=IF([.N439]=[.I439]; ([.N439]*[.O439])-([.I439]*[.J439]); 0)" office:value-type="float" office:value="0" calcext:value-type="float">
            <text:p>0.00 </text:p>
          </table:table-cell>
          <table:table-cell table:formula="of:=IF([.R439]=0;&quot;&quot;; IF([.R439]&gt;=0; &quot;Win&quot;; &quot;Loss&quot;))">
            <text:p/>
          </table:table-cell>
          <table:table-cell table:formula="of:=IF([.P439]=&quot;&quot;; &quot;&quot;; CONCATENATE(ROUND(([.P439]-[.H4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ABS([.K440]-[.J440])*[.I440]" office:value-type="float" office:value="0" calcext:value-type="float">
            <text:p>0</text:p>
          </table:table-cell>
          <table:table-cell table:number-columns-repeated="4"/>
          <table:table-cell table:formula="of:=IF([.L440]=0; &quot;&quot;; [.R440]/[.L440])">
            <text:p/>
          </table:table-cell>
          <table:table-cell table:formula="of:=IF([.N440]=[.I440]; ([.N440]*[.O440])-([.I440]*[.J440]); 0)" office:value-type="float" office:value="0" calcext:value-type="float">
            <text:p>0.00 </text:p>
          </table:table-cell>
          <table:table-cell table:formula="of:=IF([.R440]=0;&quot;&quot;; IF([.R440]&gt;=0; &quot;Win&quot;; &quot;Loss&quot;))">
            <text:p/>
          </table:table-cell>
          <table:table-cell table:formula="of:=IF([.P440]=&quot;&quot;; &quot;&quot;; CONCATENATE(ROUND(([.P440]-[.H4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ABS([.K441]-[.J441])*[.I441]" office:value-type="float" office:value="0" calcext:value-type="float">
            <text:p>0</text:p>
          </table:table-cell>
          <table:table-cell table:number-columns-repeated="4"/>
          <table:table-cell table:formula="of:=IF([.L441]=0; &quot;&quot;; [.R441]/[.L441])">
            <text:p/>
          </table:table-cell>
          <table:table-cell table:formula="of:=IF([.N441]=[.I441]; ([.N441]*[.O441])-([.I441]*[.J441]); 0)" office:value-type="float" office:value="0" calcext:value-type="float">
            <text:p>0.00 </text:p>
          </table:table-cell>
          <table:table-cell table:formula="of:=IF([.R441]=0;&quot;&quot;; IF([.R441]&gt;=0; &quot;Win&quot;; &quot;Loss&quot;))">
            <text:p/>
          </table:table-cell>
          <table:table-cell table:formula="of:=IF([.P441]=&quot;&quot;; &quot;&quot;; CONCATENATE(ROUND(([.P441]-[.H4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ABS([.K442]-[.J442])*[.I442]" office:value-type="float" office:value="0" calcext:value-type="float">
            <text:p>0</text:p>
          </table:table-cell>
          <table:table-cell table:number-columns-repeated="4"/>
          <table:table-cell table:formula="of:=IF([.L442]=0; &quot;&quot;; [.R442]/[.L442])">
            <text:p/>
          </table:table-cell>
          <table:table-cell table:formula="of:=IF([.N442]=[.I442]; ([.N442]*[.O442])-([.I442]*[.J442]); 0)" office:value-type="float" office:value="0" calcext:value-type="float">
            <text:p>0.00 </text:p>
          </table:table-cell>
          <table:table-cell table:formula="of:=IF([.R442]=0;&quot;&quot;; IF([.R442]&gt;=0; &quot;Win&quot;; &quot;Loss&quot;))">
            <text:p/>
          </table:table-cell>
          <table:table-cell table:formula="of:=IF([.P442]=&quot;&quot;; &quot;&quot;; CONCATENATE(ROUND(([.P442]-[.H4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ABS([.K443]-[.J443])*[.I443]" office:value-type="float" office:value="0" calcext:value-type="float">
            <text:p>0</text:p>
          </table:table-cell>
          <table:table-cell table:number-columns-repeated="4"/>
          <table:table-cell table:formula="of:=IF([.L443]=0; &quot;&quot;; [.R443]/[.L443])">
            <text:p/>
          </table:table-cell>
          <table:table-cell table:formula="of:=IF([.N443]=[.I443]; ([.N443]*[.O443])-([.I443]*[.J443]); 0)" office:value-type="float" office:value="0" calcext:value-type="float">
            <text:p>0.00 </text:p>
          </table:table-cell>
          <table:table-cell table:formula="of:=IF([.R443]=0;&quot;&quot;; IF([.R443]&gt;=0; &quot;Win&quot;; &quot;Loss&quot;))">
            <text:p/>
          </table:table-cell>
          <table:table-cell table:formula="of:=IF([.P443]=&quot;&quot;; &quot;&quot;; CONCATENATE(ROUND(([.P443]-[.H4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ABS([.K444]-[.J444])*[.I444]" office:value-type="float" office:value="0" calcext:value-type="float">
            <text:p>0</text:p>
          </table:table-cell>
          <table:table-cell table:number-columns-repeated="4"/>
          <table:table-cell table:formula="of:=IF([.L444]=0; &quot;&quot;; [.R444]/[.L444])">
            <text:p/>
          </table:table-cell>
          <table:table-cell table:formula="of:=IF([.N444]=[.I444]; ([.N444]*[.O444])-([.I444]*[.J444]); 0)" office:value-type="float" office:value="0" calcext:value-type="float">
            <text:p>0.00 </text:p>
          </table:table-cell>
          <table:table-cell table:formula="of:=IF([.R444]=0;&quot;&quot;; IF([.R444]&gt;=0; &quot;Win&quot;; &quot;Loss&quot;))">
            <text:p/>
          </table:table-cell>
          <table:table-cell table:formula="of:=IF([.P444]=&quot;&quot;; &quot;&quot;; CONCATENATE(ROUND(([.P444]-[.H4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ABS([.K445]-[.J445])*[.I445]" office:value-type="float" office:value="0" calcext:value-type="float">
            <text:p>0</text:p>
          </table:table-cell>
          <table:table-cell table:number-columns-repeated="4"/>
          <table:table-cell table:formula="of:=IF([.L445]=0; &quot;&quot;; [.R445]/[.L445])">
            <text:p/>
          </table:table-cell>
          <table:table-cell table:formula="of:=IF([.N445]=[.I445]; ([.N445]*[.O445])-([.I445]*[.J445]); 0)" office:value-type="float" office:value="0" calcext:value-type="float">
            <text:p>0.00 </text:p>
          </table:table-cell>
          <table:table-cell table:formula="of:=IF([.R445]=0;&quot;&quot;; IF([.R445]&gt;=0; &quot;Win&quot;; &quot;Loss&quot;))">
            <text:p/>
          </table:table-cell>
          <table:table-cell table:formula="of:=IF([.P445]=&quot;&quot;; &quot;&quot;; CONCATENATE(ROUND(([.P445]-[.H4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ABS([.K446]-[.J446])*[.I446]" office:value-type="float" office:value="0" calcext:value-type="float">
            <text:p>0</text:p>
          </table:table-cell>
          <table:table-cell table:number-columns-repeated="4"/>
          <table:table-cell table:formula="of:=IF([.L446]=0; &quot;&quot;; [.R446]/[.L446])">
            <text:p/>
          </table:table-cell>
          <table:table-cell table:formula="of:=IF([.N446]=[.I446]; ([.N446]*[.O446])-([.I446]*[.J446]); 0)" office:value-type="float" office:value="0" calcext:value-type="float">
            <text:p>0.00 </text:p>
          </table:table-cell>
          <table:table-cell table:formula="of:=IF([.R446]=0;&quot;&quot;; IF([.R446]&gt;=0; &quot;Win&quot;; &quot;Loss&quot;))">
            <text:p/>
          </table:table-cell>
          <table:table-cell table:formula="of:=IF([.P446]=&quot;&quot;; &quot;&quot;; CONCATENATE(ROUND(([.P446]-[.H4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ABS([.K447]-[.J447])*[.I447]" office:value-type="float" office:value="0" calcext:value-type="float">
            <text:p>0</text:p>
          </table:table-cell>
          <table:table-cell table:number-columns-repeated="4"/>
          <table:table-cell table:formula="of:=IF([.L447]=0; &quot;&quot;; [.R447]/[.L447])">
            <text:p/>
          </table:table-cell>
          <table:table-cell table:formula="of:=IF([.N447]=[.I447]; ([.N447]*[.O447])-([.I447]*[.J447]); 0)" office:value-type="float" office:value="0" calcext:value-type="float">
            <text:p>0.00 </text:p>
          </table:table-cell>
          <table:table-cell table:formula="of:=IF([.R447]=0;&quot;&quot;; IF([.R447]&gt;=0; &quot;Win&quot;; &quot;Loss&quot;))">
            <text:p/>
          </table:table-cell>
          <table:table-cell table:formula="of:=IF([.P447]=&quot;&quot;; &quot;&quot;; CONCATENATE(ROUND(([.P447]-[.H4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ABS([.K448]-[.J448])*[.I448]" office:value-type="float" office:value="0" calcext:value-type="float">
            <text:p>0</text:p>
          </table:table-cell>
          <table:table-cell table:number-columns-repeated="4"/>
          <table:table-cell table:formula="of:=IF([.L448]=0; &quot;&quot;; [.R448]/[.L448])">
            <text:p/>
          </table:table-cell>
          <table:table-cell table:formula="of:=IF([.N448]=[.I448]; ([.N448]*[.O448])-([.I448]*[.J448]); 0)" office:value-type="float" office:value="0" calcext:value-type="float">
            <text:p>0.00 </text:p>
          </table:table-cell>
          <table:table-cell table:formula="of:=IF([.R448]=0;&quot;&quot;; IF([.R448]&gt;=0; &quot;Win&quot;; &quot;Loss&quot;))">
            <text:p/>
          </table:table-cell>
          <table:table-cell table:formula="of:=IF([.P448]=&quot;&quot;; &quot;&quot;; CONCATENATE(ROUND(([.P448]-[.H4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ABS([.K449]-[.J449])*[.I449]" office:value-type="float" office:value="0" calcext:value-type="float">
            <text:p>0</text:p>
          </table:table-cell>
          <table:table-cell table:number-columns-repeated="4"/>
          <table:table-cell table:formula="of:=IF([.L449]=0; &quot;&quot;; [.R449]/[.L449])">
            <text:p/>
          </table:table-cell>
          <table:table-cell table:formula="of:=IF([.N449]=[.I449]; ([.N449]*[.O449])-([.I449]*[.J449]); 0)" office:value-type="float" office:value="0" calcext:value-type="float">
            <text:p>0.00 </text:p>
          </table:table-cell>
          <table:table-cell table:formula="of:=IF([.R449]=0;&quot;&quot;; IF([.R449]&gt;=0; &quot;Win&quot;; &quot;Loss&quot;))">
            <text:p/>
          </table:table-cell>
          <table:table-cell table:formula="of:=IF([.P449]=&quot;&quot;; &quot;&quot;; CONCATENATE(ROUND(([.P449]-[.H4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ABS([.K450]-[.J450])*[.I450]" office:value-type="float" office:value="0" calcext:value-type="float">
            <text:p>0</text:p>
          </table:table-cell>
          <table:table-cell table:number-columns-repeated="4"/>
          <table:table-cell table:formula="of:=IF([.L450]=0; &quot;&quot;; [.R450]/[.L450])">
            <text:p/>
          </table:table-cell>
          <table:table-cell table:formula="of:=IF([.N450]=[.I450]; ([.N450]*[.O450])-([.I450]*[.J450]); 0)" office:value-type="float" office:value="0" calcext:value-type="float">
            <text:p>0.00 </text:p>
          </table:table-cell>
          <table:table-cell table:formula="of:=IF([.R450]=0;&quot;&quot;; IF([.R450]&gt;=0; &quot;Win&quot;; &quot;Loss&quot;))">
            <text:p/>
          </table:table-cell>
          <table:table-cell table:formula="of:=IF([.P450]=&quot;&quot;; &quot;&quot;; CONCATENATE(ROUND(([.P450]-[.H4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ABS([.K451]-[.J451])*[.I451]" office:value-type="float" office:value="0" calcext:value-type="float">
            <text:p>0</text:p>
          </table:table-cell>
          <table:table-cell table:number-columns-repeated="4"/>
          <table:table-cell table:formula="of:=IF([.L451]=0; &quot;&quot;; [.R451]/[.L451])">
            <text:p/>
          </table:table-cell>
          <table:table-cell table:formula="of:=IF([.N451]=[.I451]; ([.N451]*[.O451])-([.I451]*[.J451]); 0)" office:value-type="float" office:value="0" calcext:value-type="float">
            <text:p>0.00 </text:p>
          </table:table-cell>
          <table:table-cell table:formula="of:=IF([.R451]=0;&quot;&quot;; IF([.R451]&gt;=0; &quot;Win&quot;; &quot;Loss&quot;))">
            <text:p/>
          </table:table-cell>
          <table:table-cell table:formula="of:=IF([.P451]=&quot;&quot;; &quot;&quot;; CONCATENATE(ROUND(([.P451]-[.H4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ABS([.K452]-[.J452])*[.I452]" office:value-type="float" office:value="0" calcext:value-type="float">
            <text:p>0</text:p>
          </table:table-cell>
          <table:table-cell table:number-columns-repeated="4"/>
          <table:table-cell table:formula="of:=IF([.L452]=0; &quot;&quot;; [.R452]/[.L452])">
            <text:p/>
          </table:table-cell>
          <table:table-cell table:formula="of:=IF([.N452]=[.I452]; ([.N452]*[.O452])-([.I452]*[.J452]); 0)" office:value-type="float" office:value="0" calcext:value-type="float">
            <text:p>0.00 </text:p>
          </table:table-cell>
          <table:table-cell table:formula="of:=IF([.R452]=0;&quot;&quot;; IF([.R452]&gt;=0; &quot;Win&quot;; &quot;Loss&quot;))">
            <text:p/>
          </table:table-cell>
          <table:table-cell table:formula="of:=IF([.P452]=&quot;&quot;; &quot;&quot;; CONCATENATE(ROUND(([.P452]-[.H4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ABS([.K453]-[.J453])*[.I453]" office:value-type="float" office:value="0" calcext:value-type="float">
            <text:p>0</text:p>
          </table:table-cell>
          <table:table-cell table:number-columns-repeated="4"/>
          <table:table-cell table:formula="of:=IF([.L453]=0; &quot;&quot;; [.R453]/[.L453])">
            <text:p/>
          </table:table-cell>
          <table:table-cell table:formula="of:=IF([.N453]=[.I453]; ([.N453]*[.O453])-([.I453]*[.J453]); 0)" office:value-type="float" office:value="0" calcext:value-type="float">
            <text:p>0.00 </text:p>
          </table:table-cell>
          <table:table-cell table:formula="of:=IF([.R453]=0;&quot;&quot;; IF([.R453]&gt;=0; &quot;Win&quot;; &quot;Loss&quot;))">
            <text:p/>
          </table:table-cell>
          <table:table-cell table:formula="of:=IF([.P453]=&quot;&quot;; &quot;&quot;; CONCATENATE(ROUND(([.P453]-[.H4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ABS([.K454]-[.J454])*[.I454]" office:value-type="float" office:value="0" calcext:value-type="float">
            <text:p>0</text:p>
          </table:table-cell>
          <table:table-cell table:number-columns-repeated="4"/>
          <table:table-cell table:formula="of:=IF([.L454]=0; &quot;&quot;; [.R454]/[.L454])">
            <text:p/>
          </table:table-cell>
          <table:table-cell table:formula="of:=IF([.N454]=[.I454]; ([.N454]*[.O454])-([.I454]*[.J454]); 0)" office:value-type="float" office:value="0" calcext:value-type="float">
            <text:p>0.00 </text:p>
          </table:table-cell>
          <table:table-cell table:formula="of:=IF([.R454]=0;&quot;&quot;; IF([.R454]&gt;=0; &quot;Win&quot;; &quot;Loss&quot;))">
            <text:p/>
          </table:table-cell>
          <table:table-cell table:formula="of:=IF([.P454]=&quot;&quot;; &quot;&quot;; CONCATENATE(ROUND(([.P454]-[.H4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ABS([.K455]-[.J455])*[.I455]" office:value-type="float" office:value="0" calcext:value-type="float">
            <text:p>0</text:p>
          </table:table-cell>
          <table:table-cell table:number-columns-repeated="4"/>
          <table:table-cell table:formula="of:=IF([.L455]=0; &quot;&quot;; [.R455]/[.L455])">
            <text:p/>
          </table:table-cell>
          <table:table-cell table:formula="of:=IF([.N455]=[.I455]; ([.N455]*[.O455])-([.I455]*[.J455]); 0)" office:value-type="float" office:value="0" calcext:value-type="float">
            <text:p>0.00 </text:p>
          </table:table-cell>
          <table:table-cell table:formula="of:=IF([.R455]=0;&quot;&quot;; IF([.R455]&gt;=0; &quot;Win&quot;; &quot;Loss&quot;))">
            <text:p/>
          </table:table-cell>
          <table:table-cell table:formula="of:=IF([.P455]=&quot;&quot;; &quot;&quot;; CONCATENATE(ROUND(([.P455]-[.H4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ABS([.K456]-[.J456])*[.I456]" office:value-type="float" office:value="0" calcext:value-type="float">
            <text:p>0</text:p>
          </table:table-cell>
          <table:table-cell table:number-columns-repeated="4"/>
          <table:table-cell table:formula="of:=IF([.L456]=0; &quot;&quot;; [.R456]/[.L456])">
            <text:p/>
          </table:table-cell>
          <table:table-cell table:formula="of:=IF([.N456]=[.I456]; ([.N456]*[.O456])-([.I456]*[.J456]); 0)" office:value-type="float" office:value="0" calcext:value-type="float">
            <text:p>0.00 </text:p>
          </table:table-cell>
          <table:table-cell table:formula="of:=IF([.R456]=0;&quot;&quot;; IF([.R456]&gt;=0; &quot;Win&quot;; &quot;Loss&quot;))">
            <text:p/>
          </table:table-cell>
          <table:table-cell table:formula="of:=IF([.P456]=&quot;&quot;; &quot;&quot;; CONCATENATE(ROUND(([.P456]-[.H4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ABS([.K457]-[.J457])*[.I457]" office:value-type="float" office:value="0" calcext:value-type="float">
            <text:p>0</text:p>
          </table:table-cell>
          <table:table-cell table:number-columns-repeated="4"/>
          <table:table-cell table:formula="of:=IF([.L457]=0; &quot;&quot;; [.R457]/[.L457])">
            <text:p/>
          </table:table-cell>
          <table:table-cell table:formula="of:=IF([.N457]=[.I457]; ([.N457]*[.O457])-([.I457]*[.J457]); 0)" office:value-type="float" office:value="0" calcext:value-type="float">
            <text:p>0.00 </text:p>
          </table:table-cell>
          <table:table-cell table:formula="of:=IF([.R457]=0;&quot;&quot;; IF([.R457]&gt;=0; &quot;Win&quot;; &quot;Loss&quot;))">
            <text:p/>
          </table:table-cell>
          <table:table-cell table:formula="of:=IF([.P457]=&quot;&quot;; &quot;&quot;; CONCATENATE(ROUND(([.P457]-[.H4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ABS([.K458]-[.J458])*[.I458]" office:value-type="float" office:value="0" calcext:value-type="float">
            <text:p>0</text:p>
          </table:table-cell>
          <table:table-cell table:number-columns-repeated="4"/>
          <table:table-cell table:formula="of:=IF([.L458]=0; &quot;&quot;; [.R458]/[.L458])">
            <text:p/>
          </table:table-cell>
          <table:table-cell table:formula="of:=IF([.N458]=[.I458]; ([.N458]*[.O458])-([.I458]*[.J458]); 0)" office:value-type="float" office:value="0" calcext:value-type="float">
            <text:p>0.00 </text:p>
          </table:table-cell>
          <table:table-cell table:formula="of:=IF([.R458]=0;&quot;&quot;; IF([.R458]&gt;=0; &quot;Win&quot;; &quot;Loss&quot;))">
            <text:p/>
          </table:table-cell>
          <table:table-cell table:formula="of:=IF([.P458]=&quot;&quot;; &quot;&quot;; CONCATENATE(ROUND(([.P458]-[.H4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ABS([.K459]-[.J459])*[.I459]" office:value-type="float" office:value="0" calcext:value-type="float">
            <text:p>0</text:p>
          </table:table-cell>
          <table:table-cell table:number-columns-repeated="4"/>
          <table:table-cell table:formula="of:=IF([.L459]=0; &quot;&quot;; [.R459]/[.L459])">
            <text:p/>
          </table:table-cell>
          <table:table-cell table:formula="of:=IF([.N459]=[.I459]; ([.N459]*[.O459])-([.I459]*[.J459]); 0)" office:value-type="float" office:value="0" calcext:value-type="float">
            <text:p>0.00 </text:p>
          </table:table-cell>
          <table:table-cell table:formula="of:=IF([.R459]=0;&quot;&quot;; IF([.R459]&gt;=0; &quot;Win&quot;; &quot;Loss&quot;))">
            <text:p/>
          </table:table-cell>
          <table:table-cell table:formula="of:=IF([.P459]=&quot;&quot;; &quot;&quot;; CONCATENATE(ROUND(([.P459]-[.H4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ABS([.K460]-[.J460])*[.I460]" office:value-type="float" office:value="0" calcext:value-type="float">
            <text:p>0</text:p>
          </table:table-cell>
          <table:table-cell table:number-columns-repeated="4"/>
          <table:table-cell table:formula="of:=IF([.L460]=0; &quot;&quot;; [.R460]/[.L460])">
            <text:p/>
          </table:table-cell>
          <table:table-cell table:formula="of:=IF([.N460]=[.I460]; ([.N460]*[.O460])-([.I460]*[.J460]); 0)" office:value-type="float" office:value="0" calcext:value-type="float">
            <text:p>0.00 </text:p>
          </table:table-cell>
          <table:table-cell table:formula="of:=IF([.R460]=0;&quot;&quot;; IF([.R460]&gt;=0; &quot;Win&quot;; &quot;Loss&quot;))">
            <text:p/>
          </table:table-cell>
          <table:table-cell table:formula="of:=IF([.P460]=&quot;&quot;; &quot;&quot;; CONCATENATE(ROUND(([.P460]-[.H4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ABS([.K461]-[.J461])*[.I461]" office:value-type="float" office:value="0" calcext:value-type="float">
            <text:p>0</text:p>
          </table:table-cell>
          <table:table-cell table:number-columns-repeated="4"/>
          <table:table-cell table:formula="of:=IF([.L461]=0; &quot;&quot;; [.R461]/[.L461])">
            <text:p/>
          </table:table-cell>
          <table:table-cell table:formula="of:=IF([.N461]=[.I461]; ([.N461]*[.O461])-([.I461]*[.J461]); 0)" office:value-type="float" office:value="0" calcext:value-type="float">
            <text:p>0.00 </text:p>
          </table:table-cell>
          <table:table-cell table:formula="of:=IF([.R461]=0;&quot;&quot;; IF([.R461]&gt;=0; &quot;Win&quot;; &quot;Loss&quot;))">
            <text:p/>
          </table:table-cell>
          <table:table-cell table:formula="of:=IF([.P461]=&quot;&quot;; &quot;&quot;; CONCATENATE(ROUND(([.P461]-[.H4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ABS([.K462]-[.J462])*[.I462]" office:value-type="float" office:value="0" calcext:value-type="float">
            <text:p>0</text:p>
          </table:table-cell>
          <table:table-cell table:number-columns-repeated="4"/>
          <table:table-cell table:formula="of:=IF([.L462]=0; &quot;&quot;; [.R462]/[.L462])">
            <text:p/>
          </table:table-cell>
          <table:table-cell table:formula="of:=IF([.N462]=[.I462]; ([.N462]*[.O462])-([.I462]*[.J462]); 0)" office:value-type="float" office:value="0" calcext:value-type="float">
            <text:p>0.00 </text:p>
          </table:table-cell>
          <table:table-cell table:formula="of:=IF([.R462]=0;&quot;&quot;; IF([.R462]&gt;=0; &quot;Win&quot;; &quot;Loss&quot;))">
            <text:p/>
          </table:table-cell>
          <table:table-cell table:formula="of:=IF([.P462]=&quot;&quot;; &quot;&quot;; CONCATENATE(ROUND(([.P462]-[.H4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ABS([.K463]-[.J463])*[.I463]" office:value-type="float" office:value="0" calcext:value-type="float">
            <text:p>0</text:p>
          </table:table-cell>
          <table:table-cell table:number-columns-repeated="4"/>
          <table:table-cell table:formula="of:=IF([.L463]=0; &quot;&quot;; [.R463]/[.L463])">
            <text:p/>
          </table:table-cell>
          <table:table-cell table:formula="of:=IF([.N463]=[.I463]; ([.N463]*[.O463])-([.I463]*[.J463]); 0)" office:value-type="float" office:value="0" calcext:value-type="float">
            <text:p>0.00 </text:p>
          </table:table-cell>
          <table:table-cell table:formula="of:=IF([.R463]=0;&quot;&quot;; IF([.R463]&gt;=0; &quot;Win&quot;; &quot;Loss&quot;))">
            <text:p/>
          </table:table-cell>
          <table:table-cell table:formula="of:=IF([.P463]=&quot;&quot;; &quot;&quot;; CONCATENATE(ROUND(([.P463]-[.H4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ABS([.K464]-[.J464])*[.I464]" office:value-type="float" office:value="0" calcext:value-type="float">
            <text:p>0</text:p>
          </table:table-cell>
          <table:table-cell table:number-columns-repeated="4"/>
          <table:table-cell table:formula="of:=IF([.L464]=0; &quot;&quot;; [.R464]/[.L464])">
            <text:p/>
          </table:table-cell>
          <table:table-cell table:formula="of:=IF([.N464]=[.I464]; ([.N464]*[.O464])-([.I464]*[.J464]); 0)" office:value-type="float" office:value="0" calcext:value-type="float">
            <text:p>0.00 </text:p>
          </table:table-cell>
          <table:table-cell table:formula="of:=IF([.R464]=0;&quot;&quot;; IF([.R464]&gt;=0; &quot;Win&quot;; &quot;Loss&quot;))">
            <text:p/>
          </table:table-cell>
          <table:table-cell table:formula="of:=IF([.P464]=&quot;&quot;; &quot;&quot;; CONCATENATE(ROUND(([.P464]-[.H4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ABS([.K465]-[.J465])*[.I465]" office:value-type="float" office:value="0" calcext:value-type="float">
            <text:p>0</text:p>
          </table:table-cell>
          <table:table-cell table:number-columns-repeated="4"/>
          <table:table-cell table:formula="of:=IF([.L465]=0; &quot;&quot;; [.R465]/[.L465])">
            <text:p/>
          </table:table-cell>
          <table:table-cell table:formula="of:=IF([.N465]=[.I465]; ([.N465]*[.O465])-([.I465]*[.J465]); 0)" office:value-type="float" office:value="0" calcext:value-type="float">
            <text:p>0.00 </text:p>
          </table:table-cell>
          <table:table-cell table:formula="of:=IF([.R465]=0;&quot;&quot;; IF([.R465]&gt;=0; &quot;Win&quot;; &quot;Loss&quot;))">
            <text:p/>
          </table:table-cell>
          <table:table-cell table:formula="of:=IF([.P465]=&quot;&quot;; &quot;&quot;; CONCATENATE(ROUND(([.P465]-[.H4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ABS([.K466]-[.J466])*[.I466]" office:value-type="float" office:value="0" calcext:value-type="float">
            <text:p>0</text:p>
          </table:table-cell>
          <table:table-cell table:number-columns-repeated="4"/>
          <table:table-cell table:formula="of:=IF([.L466]=0; &quot;&quot;; [.R466]/[.L466])">
            <text:p/>
          </table:table-cell>
          <table:table-cell table:formula="of:=IF([.N466]=[.I466]; ([.N466]*[.O466])-([.I466]*[.J466]); 0)" office:value-type="float" office:value="0" calcext:value-type="float">
            <text:p>0.00 </text:p>
          </table:table-cell>
          <table:table-cell table:formula="of:=IF([.R466]=0;&quot;&quot;; IF([.R466]&gt;=0; &quot;Win&quot;; &quot;Loss&quot;))">
            <text:p/>
          </table:table-cell>
          <table:table-cell table:formula="of:=IF([.P466]=&quot;&quot;; &quot;&quot;; CONCATENATE(ROUND(([.P466]-[.H4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ABS([.K467]-[.J467])*[.I467]" office:value-type="float" office:value="0" calcext:value-type="float">
            <text:p>0</text:p>
          </table:table-cell>
          <table:table-cell table:number-columns-repeated="4"/>
          <table:table-cell table:formula="of:=IF([.L467]=0; &quot;&quot;; [.R467]/[.L467])">
            <text:p/>
          </table:table-cell>
          <table:table-cell table:formula="of:=IF([.N467]=[.I467]; ([.N467]*[.O467])-([.I467]*[.J467]); 0)" office:value-type="float" office:value="0" calcext:value-type="float">
            <text:p>0.00 </text:p>
          </table:table-cell>
          <table:table-cell table:formula="of:=IF([.R467]=0;&quot;&quot;; IF([.R467]&gt;=0; &quot;Win&quot;; &quot;Loss&quot;))">
            <text:p/>
          </table:table-cell>
          <table:table-cell table:formula="of:=IF([.P467]=&quot;&quot;; &quot;&quot;; CONCATENATE(ROUND(([.P467]-[.H4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ABS([.K468]-[.J468])*[.I468]" office:value-type="float" office:value="0" calcext:value-type="float">
            <text:p>0</text:p>
          </table:table-cell>
          <table:table-cell table:number-columns-repeated="4"/>
          <table:table-cell table:formula="of:=IF([.L468]=0; &quot;&quot;; [.R468]/[.L468])">
            <text:p/>
          </table:table-cell>
          <table:table-cell table:formula="of:=IF([.N468]=[.I468]; ([.N468]*[.O468])-([.I468]*[.J468]); 0)" office:value-type="float" office:value="0" calcext:value-type="float">
            <text:p>0.00 </text:p>
          </table:table-cell>
          <table:table-cell table:formula="of:=IF([.R468]=0;&quot;&quot;; IF([.R468]&gt;=0; &quot;Win&quot;; &quot;Loss&quot;))">
            <text:p/>
          </table:table-cell>
          <table:table-cell table:formula="of:=IF([.P468]=&quot;&quot;; &quot;&quot;; CONCATENATE(ROUND(([.P468]-[.H4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ABS([.K469]-[.J469])*[.I469]" office:value-type="float" office:value="0" calcext:value-type="float">
            <text:p>0</text:p>
          </table:table-cell>
          <table:table-cell table:number-columns-repeated="4"/>
          <table:table-cell table:formula="of:=IF([.L469]=0; &quot;&quot;; [.R469]/[.L469])">
            <text:p/>
          </table:table-cell>
          <table:table-cell table:formula="of:=IF([.N469]=[.I469]; ([.N469]*[.O469])-([.I469]*[.J469]); 0)" office:value-type="float" office:value="0" calcext:value-type="float">
            <text:p>0.00 </text:p>
          </table:table-cell>
          <table:table-cell table:formula="of:=IF([.R469]=0;&quot;&quot;; IF([.R469]&gt;=0; &quot;Win&quot;; &quot;Loss&quot;))">
            <text:p/>
          </table:table-cell>
          <table:table-cell table:formula="of:=IF([.P469]=&quot;&quot;; &quot;&quot;; CONCATENATE(ROUND(([.P469]-[.H4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ABS([.K470]-[.J470])*[.I470]" office:value-type="float" office:value="0" calcext:value-type="float">
            <text:p>0</text:p>
          </table:table-cell>
          <table:table-cell table:number-columns-repeated="4"/>
          <table:table-cell table:formula="of:=IF([.L470]=0; &quot;&quot;; [.R470]/[.L470])">
            <text:p/>
          </table:table-cell>
          <table:table-cell table:formula="of:=IF([.N470]=[.I470]; ([.N470]*[.O470])-([.I470]*[.J470]); 0)" office:value-type="float" office:value="0" calcext:value-type="float">
            <text:p>0.00 </text:p>
          </table:table-cell>
          <table:table-cell table:formula="of:=IF([.R470]=0;&quot;&quot;; IF([.R470]&gt;=0; &quot;Win&quot;; &quot;Loss&quot;))">
            <text:p/>
          </table:table-cell>
          <table:table-cell table:formula="of:=IF([.P470]=&quot;&quot;; &quot;&quot;; CONCATENATE(ROUND(([.P470]-[.H4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ABS([.K471]-[.J471])*[.I471]" office:value-type="float" office:value="0" calcext:value-type="float">
            <text:p>0</text:p>
          </table:table-cell>
          <table:table-cell table:number-columns-repeated="4"/>
          <table:table-cell table:formula="of:=IF([.L471]=0; &quot;&quot;; [.R471]/[.L471])">
            <text:p/>
          </table:table-cell>
          <table:table-cell table:formula="of:=IF([.N471]=[.I471]; ([.N471]*[.O471])-([.I471]*[.J471]); 0)" office:value-type="float" office:value="0" calcext:value-type="float">
            <text:p>0.00 </text:p>
          </table:table-cell>
          <table:table-cell table:formula="of:=IF([.R471]=0;&quot;&quot;; IF([.R471]&gt;=0; &quot;Win&quot;; &quot;Loss&quot;))">
            <text:p/>
          </table:table-cell>
          <table:table-cell table:formula="of:=IF([.P471]=&quot;&quot;; &quot;&quot;; CONCATENATE(ROUND(([.P471]-[.H4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ABS([.K472]-[.J472])*[.I472]" office:value-type="float" office:value="0" calcext:value-type="float">
            <text:p>0</text:p>
          </table:table-cell>
          <table:table-cell table:number-columns-repeated="4"/>
          <table:table-cell table:formula="of:=IF([.L472]=0; &quot;&quot;; [.R472]/[.L472])">
            <text:p/>
          </table:table-cell>
          <table:table-cell table:formula="of:=IF([.N472]=[.I472]; ([.N472]*[.O472])-([.I472]*[.J472]); 0)" office:value-type="float" office:value="0" calcext:value-type="float">
            <text:p>0.00 </text:p>
          </table:table-cell>
          <table:table-cell table:formula="of:=IF([.R472]=0;&quot;&quot;; IF([.R472]&gt;=0; &quot;Win&quot;; &quot;Loss&quot;))">
            <text:p/>
          </table:table-cell>
          <table:table-cell table:formula="of:=IF([.P472]=&quot;&quot;; &quot;&quot;; CONCATENATE(ROUND(([.P472]-[.H4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ABS([.K473]-[.J473])*[.I473]" office:value-type="float" office:value="0" calcext:value-type="float">
            <text:p>0</text:p>
          </table:table-cell>
          <table:table-cell table:number-columns-repeated="4"/>
          <table:table-cell table:formula="of:=IF([.L473]=0; &quot;&quot;; [.R473]/[.L473])">
            <text:p/>
          </table:table-cell>
          <table:table-cell table:formula="of:=IF([.N473]=[.I473]; ([.N473]*[.O473])-([.I473]*[.J473]); 0)" office:value-type="float" office:value="0" calcext:value-type="float">
            <text:p>0.00 </text:p>
          </table:table-cell>
          <table:table-cell table:formula="of:=IF([.R473]=0;&quot;&quot;; IF([.R473]&gt;=0; &quot;Win&quot;; &quot;Loss&quot;))">
            <text:p/>
          </table:table-cell>
          <table:table-cell table:formula="of:=IF([.P473]=&quot;&quot;; &quot;&quot;; CONCATENATE(ROUND(([.P473]-[.H4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ABS([.K474]-[.J474])*[.I474]" office:value-type="float" office:value="0" calcext:value-type="float">
            <text:p>0</text:p>
          </table:table-cell>
          <table:table-cell table:number-columns-repeated="4"/>
          <table:table-cell table:formula="of:=IF([.L474]=0; &quot;&quot;; [.R474]/[.L474])">
            <text:p/>
          </table:table-cell>
          <table:table-cell table:formula="of:=IF([.N474]=[.I474]; ([.N474]*[.O474])-([.I474]*[.J474]); 0)" office:value-type="float" office:value="0" calcext:value-type="float">
            <text:p>0.00 </text:p>
          </table:table-cell>
          <table:table-cell table:formula="of:=IF([.R474]=0;&quot;&quot;; IF([.R474]&gt;=0; &quot;Win&quot;; &quot;Loss&quot;))">
            <text:p/>
          </table:table-cell>
          <table:table-cell table:formula="of:=IF([.P474]=&quot;&quot;; &quot;&quot;; CONCATENATE(ROUND(([.P474]-[.H4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ABS([.K475]-[.J475])*[.I475]" office:value-type="float" office:value="0" calcext:value-type="float">
            <text:p>0</text:p>
          </table:table-cell>
          <table:table-cell table:number-columns-repeated="4"/>
          <table:table-cell table:formula="of:=IF([.L475]=0; &quot;&quot;; [.R475]/[.L475])">
            <text:p/>
          </table:table-cell>
          <table:table-cell table:formula="of:=IF([.N475]=[.I475]; ([.N475]*[.O475])-([.I475]*[.J475]); 0)" office:value-type="float" office:value="0" calcext:value-type="float">
            <text:p>0.00 </text:p>
          </table:table-cell>
          <table:table-cell table:formula="of:=IF([.R475]=0;&quot;&quot;; IF([.R475]&gt;=0; &quot;Win&quot;; &quot;Loss&quot;))">
            <text:p/>
          </table:table-cell>
          <table:table-cell table:formula="of:=IF([.P475]=&quot;&quot;; &quot;&quot;; CONCATENATE(ROUND(([.P475]-[.H4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ABS([.K476]-[.J476])*[.I476]" office:value-type="float" office:value="0" calcext:value-type="float">
            <text:p>0</text:p>
          </table:table-cell>
          <table:table-cell table:number-columns-repeated="4"/>
          <table:table-cell table:formula="of:=IF([.L476]=0; &quot;&quot;; [.R476]/[.L476])">
            <text:p/>
          </table:table-cell>
          <table:table-cell table:formula="of:=IF([.N476]=[.I476]; ([.N476]*[.O476])-([.I476]*[.J476]); 0)" office:value-type="float" office:value="0" calcext:value-type="float">
            <text:p>0.00 </text:p>
          </table:table-cell>
          <table:table-cell table:formula="of:=IF([.R476]=0;&quot;&quot;; IF([.R476]&gt;=0; &quot;Win&quot;; &quot;Loss&quot;))">
            <text:p/>
          </table:table-cell>
          <table:table-cell table:formula="of:=IF([.P476]=&quot;&quot;; &quot;&quot;; CONCATENATE(ROUND(([.P476]-[.H4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ABS([.K477]-[.J477])*[.I477]" office:value-type="float" office:value="0" calcext:value-type="float">
            <text:p>0</text:p>
          </table:table-cell>
          <table:table-cell table:number-columns-repeated="4"/>
          <table:table-cell table:formula="of:=IF([.L477]=0; &quot;&quot;; [.R477]/[.L477])">
            <text:p/>
          </table:table-cell>
          <table:table-cell table:formula="of:=IF([.N477]=[.I477]; ([.N477]*[.O477])-([.I477]*[.J477]); 0)" office:value-type="float" office:value="0" calcext:value-type="float">
            <text:p>0.00 </text:p>
          </table:table-cell>
          <table:table-cell table:formula="of:=IF([.R477]=0;&quot;&quot;; IF([.R477]&gt;=0; &quot;Win&quot;; &quot;Loss&quot;))">
            <text:p/>
          </table:table-cell>
          <table:table-cell table:formula="of:=IF([.P477]=&quot;&quot;; &quot;&quot;; CONCATENATE(ROUND(([.P477]-[.H4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ABS([.K478]-[.J478])*[.I478]" office:value-type="float" office:value="0" calcext:value-type="float">
            <text:p>0</text:p>
          </table:table-cell>
          <table:table-cell table:number-columns-repeated="4"/>
          <table:table-cell table:formula="of:=IF([.L478]=0; &quot;&quot;; [.R478]/[.L478])">
            <text:p/>
          </table:table-cell>
          <table:table-cell table:formula="of:=IF([.N478]=[.I478]; ([.N478]*[.O478])-([.I478]*[.J478]); 0)" office:value-type="float" office:value="0" calcext:value-type="float">
            <text:p>0.00 </text:p>
          </table:table-cell>
          <table:table-cell table:formula="of:=IF([.R478]=0;&quot;&quot;; IF([.R478]&gt;=0; &quot;Win&quot;; &quot;Loss&quot;))">
            <text:p/>
          </table:table-cell>
          <table:table-cell table:formula="of:=IF([.P478]=&quot;&quot;; &quot;&quot;; CONCATENATE(ROUND(([.P478]-[.H4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ABS([.K479]-[.J479])*[.I479]" office:value-type="float" office:value="0" calcext:value-type="float">
            <text:p>0</text:p>
          </table:table-cell>
          <table:table-cell table:number-columns-repeated="4"/>
          <table:table-cell table:formula="of:=IF([.L479]=0; &quot;&quot;; [.R479]/[.L479])">
            <text:p/>
          </table:table-cell>
          <table:table-cell table:formula="of:=IF([.N479]=[.I479]; ([.N479]*[.O479])-([.I479]*[.J479]); 0)" office:value-type="float" office:value="0" calcext:value-type="float">
            <text:p>0.00 </text:p>
          </table:table-cell>
          <table:table-cell table:formula="of:=IF([.R479]=0;&quot;&quot;; IF([.R479]&gt;=0; &quot;Win&quot;; &quot;Loss&quot;))">
            <text:p/>
          </table:table-cell>
          <table:table-cell table:formula="of:=IF([.P479]=&quot;&quot;; &quot;&quot;; CONCATENATE(ROUND(([.P479]-[.H4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ABS([.K480]-[.J480])*[.I480]" office:value-type="float" office:value="0" calcext:value-type="float">
            <text:p>0</text:p>
          </table:table-cell>
          <table:table-cell table:number-columns-repeated="4"/>
          <table:table-cell table:formula="of:=IF([.L480]=0; &quot;&quot;; [.R480]/[.L480])">
            <text:p/>
          </table:table-cell>
          <table:table-cell table:formula="of:=IF([.N480]=[.I480]; ([.N480]*[.O480])-([.I480]*[.J480]); 0)" office:value-type="float" office:value="0" calcext:value-type="float">
            <text:p>0.00 </text:p>
          </table:table-cell>
          <table:table-cell table:formula="of:=IF([.R480]=0;&quot;&quot;; IF([.R480]&gt;=0; &quot;Win&quot;; &quot;Loss&quot;))">
            <text:p/>
          </table:table-cell>
          <table:table-cell table:formula="of:=IF([.P480]=&quot;&quot;; &quot;&quot;; CONCATENATE(ROUND(([.P480]-[.H4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ABS([.K481]-[.J481])*[.I481]" office:value-type="float" office:value="0" calcext:value-type="float">
            <text:p>0</text:p>
          </table:table-cell>
          <table:table-cell table:number-columns-repeated="4"/>
          <table:table-cell table:formula="of:=IF([.L481]=0; &quot;&quot;; [.R481]/[.L481])">
            <text:p/>
          </table:table-cell>
          <table:table-cell table:formula="of:=IF([.N481]=[.I481]; ([.N481]*[.O481])-([.I481]*[.J481]); 0)" office:value-type="float" office:value="0" calcext:value-type="float">
            <text:p>0.00 </text:p>
          </table:table-cell>
          <table:table-cell table:formula="of:=IF([.R481]=0;&quot;&quot;; IF([.R481]&gt;=0; &quot;Win&quot;; &quot;Loss&quot;))">
            <text:p/>
          </table:table-cell>
          <table:table-cell table:formula="of:=IF([.P481]=&quot;&quot;; &quot;&quot;; CONCATENATE(ROUND(([.P481]-[.H4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ABS([.K482]-[.J482])*[.I482]" office:value-type="float" office:value="0" calcext:value-type="float">
            <text:p>0</text:p>
          </table:table-cell>
          <table:table-cell table:number-columns-repeated="4"/>
          <table:table-cell table:formula="of:=IF([.L482]=0; &quot;&quot;; [.R482]/[.L482])">
            <text:p/>
          </table:table-cell>
          <table:table-cell table:formula="of:=IF([.N482]=[.I482]; ([.N482]*[.O482])-([.I482]*[.J482]); 0)" office:value-type="float" office:value="0" calcext:value-type="float">
            <text:p>0.00 </text:p>
          </table:table-cell>
          <table:table-cell table:formula="of:=IF([.R482]=0;&quot;&quot;; IF([.R482]&gt;=0; &quot;Win&quot;; &quot;Loss&quot;))">
            <text:p/>
          </table:table-cell>
          <table:table-cell table:formula="of:=IF([.P482]=&quot;&quot;; &quot;&quot;; CONCATENATE(ROUND(([.P482]-[.H4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ABS([.K483]-[.J483])*[.I483]" office:value-type="float" office:value="0" calcext:value-type="float">
            <text:p>0</text:p>
          </table:table-cell>
          <table:table-cell table:number-columns-repeated="4"/>
          <table:table-cell table:formula="of:=IF([.L483]=0; &quot;&quot;; [.R483]/[.L483])">
            <text:p/>
          </table:table-cell>
          <table:table-cell table:formula="of:=IF([.N483]=[.I483]; ([.N483]*[.O483])-([.I483]*[.J483]); 0)" office:value-type="float" office:value="0" calcext:value-type="float">
            <text:p>0.00 </text:p>
          </table:table-cell>
          <table:table-cell table:formula="of:=IF([.R483]=0;&quot;&quot;; IF([.R483]&gt;=0; &quot;Win&quot;; &quot;Loss&quot;))">
            <text:p/>
          </table:table-cell>
          <table:table-cell table:formula="of:=IF([.P483]=&quot;&quot;; &quot;&quot;; CONCATENATE(ROUND(([.P483]-[.H4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ABS([.K484]-[.J484])*[.I484]" office:value-type="float" office:value="0" calcext:value-type="float">
            <text:p>0</text:p>
          </table:table-cell>
          <table:table-cell table:number-columns-repeated="4"/>
          <table:table-cell table:formula="of:=IF([.L484]=0; &quot;&quot;; [.R484]/[.L484])">
            <text:p/>
          </table:table-cell>
          <table:table-cell table:formula="of:=IF([.N484]=[.I484]; ([.N484]*[.O484])-([.I484]*[.J484]); 0)" office:value-type="float" office:value="0" calcext:value-type="float">
            <text:p>0.00 </text:p>
          </table:table-cell>
          <table:table-cell table:formula="of:=IF([.R484]=0;&quot;&quot;; IF([.R484]&gt;=0; &quot;Win&quot;; &quot;Loss&quot;))">
            <text:p/>
          </table:table-cell>
          <table:table-cell table:formula="of:=IF([.P484]=&quot;&quot;; &quot;&quot;; CONCATENATE(ROUND(([.P484]-[.H4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ABS([.K485]-[.J485])*[.I485]" office:value-type="float" office:value="0" calcext:value-type="float">
            <text:p>0</text:p>
          </table:table-cell>
          <table:table-cell table:number-columns-repeated="4"/>
          <table:table-cell table:formula="of:=IF([.L485]=0; &quot;&quot;; [.R485]/[.L485])">
            <text:p/>
          </table:table-cell>
          <table:table-cell table:formula="of:=IF([.N485]=[.I485]; ([.N485]*[.O485])-([.I485]*[.J485]); 0)" office:value-type="float" office:value="0" calcext:value-type="float">
            <text:p>0.00 </text:p>
          </table:table-cell>
          <table:table-cell table:formula="of:=IF([.R485]=0;&quot;&quot;; IF([.R485]&gt;=0; &quot;Win&quot;; &quot;Loss&quot;))">
            <text:p/>
          </table:table-cell>
          <table:table-cell table:formula="of:=IF([.P485]=&quot;&quot;; &quot;&quot;; CONCATENATE(ROUND(([.P485]-[.H4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ABS([.K486]-[.J486])*[.I486]" office:value-type="float" office:value="0" calcext:value-type="float">
            <text:p>0</text:p>
          </table:table-cell>
          <table:table-cell table:number-columns-repeated="4"/>
          <table:table-cell table:formula="of:=IF([.L486]=0; &quot;&quot;; [.R486]/[.L486])">
            <text:p/>
          </table:table-cell>
          <table:table-cell table:formula="of:=IF([.N486]=[.I486]; ([.N486]*[.O486])-([.I486]*[.J486]); 0)" office:value-type="float" office:value="0" calcext:value-type="float">
            <text:p>0.00 </text:p>
          </table:table-cell>
          <table:table-cell table:formula="of:=IF([.R486]=0;&quot;&quot;; IF([.R486]&gt;=0; &quot;Win&quot;; &quot;Loss&quot;))">
            <text:p/>
          </table:table-cell>
          <table:table-cell table:formula="of:=IF([.P486]=&quot;&quot;; &quot;&quot;; CONCATENATE(ROUND(([.P486]-[.H4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ABS([.K487]-[.J487])*[.I487]" office:value-type="float" office:value="0" calcext:value-type="float">
            <text:p>0</text:p>
          </table:table-cell>
          <table:table-cell table:number-columns-repeated="4"/>
          <table:table-cell table:formula="of:=IF([.L487]=0; &quot;&quot;; [.R487]/[.L487])">
            <text:p/>
          </table:table-cell>
          <table:table-cell table:formula="of:=IF([.N487]=[.I487]; ([.N487]*[.O487])-([.I487]*[.J487]); 0)" office:value-type="float" office:value="0" calcext:value-type="float">
            <text:p>0.00 </text:p>
          </table:table-cell>
          <table:table-cell table:formula="of:=IF([.R487]=0;&quot;&quot;; IF([.R487]&gt;=0; &quot;Win&quot;; &quot;Loss&quot;))">
            <text:p/>
          </table:table-cell>
          <table:table-cell table:formula="of:=IF([.P487]=&quot;&quot;; &quot;&quot;; CONCATENATE(ROUND(([.P487]-[.H4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ABS([.K488]-[.J488])*[.I488]" office:value-type="float" office:value="0" calcext:value-type="float">
            <text:p>0</text:p>
          </table:table-cell>
          <table:table-cell table:number-columns-repeated="4"/>
          <table:table-cell table:formula="of:=IF([.L488]=0; &quot;&quot;; [.R488]/[.L488])">
            <text:p/>
          </table:table-cell>
          <table:table-cell table:formula="of:=IF([.N488]=[.I488]; ([.N488]*[.O488])-([.I488]*[.J488]); 0)" office:value-type="float" office:value="0" calcext:value-type="float">
            <text:p>0.00 </text:p>
          </table:table-cell>
          <table:table-cell table:formula="of:=IF([.R488]=0;&quot;&quot;; IF([.R488]&gt;=0; &quot;Win&quot;; &quot;Loss&quot;))">
            <text:p/>
          </table:table-cell>
          <table:table-cell table:formula="of:=IF([.P488]=&quot;&quot;; &quot;&quot;; CONCATENATE(ROUND(([.P488]-[.H4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ABS([.K489]-[.J489])*[.I489]" office:value-type="float" office:value="0" calcext:value-type="float">
            <text:p>0</text:p>
          </table:table-cell>
          <table:table-cell table:number-columns-repeated="4"/>
          <table:table-cell table:formula="of:=IF([.L489]=0; &quot;&quot;; [.R489]/[.L489])">
            <text:p/>
          </table:table-cell>
          <table:table-cell table:formula="of:=IF([.N489]=[.I489]; ([.N489]*[.O489])-([.I489]*[.J489]); 0)" office:value-type="float" office:value="0" calcext:value-type="float">
            <text:p>0.00 </text:p>
          </table:table-cell>
          <table:table-cell table:formula="of:=IF([.R489]=0;&quot;&quot;; IF([.R489]&gt;=0; &quot;Win&quot;; &quot;Loss&quot;))">
            <text:p/>
          </table:table-cell>
          <table:table-cell table:formula="of:=IF([.P489]=&quot;&quot;; &quot;&quot;; CONCATENATE(ROUND(([.P489]-[.H4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ABS([.K490]-[.J490])*[.I490]" office:value-type="float" office:value="0" calcext:value-type="float">
            <text:p>0</text:p>
          </table:table-cell>
          <table:table-cell table:number-columns-repeated="4"/>
          <table:table-cell table:formula="of:=IF([.L490]=0; &quot;&quot;; [.R490]/[.L490])">
            <text:p/>
          </table:table-cell>
          <table:table-cell table:formula="of:=IF([.N490]=[.I490]; ([.N490]*[.O490])-([.I490]*[.J490]); 0)" office:value-type="float" office:value="0" calcext:value-type="float">
            <text:p>0.00 </text:p>
          </table:table-cell>
          <table:table-cell table:formula="of:=IF([.R490]=0;&quot;&quot;; IF([.R490]&gt;=0; &quot;Win&quot;; &quot;Loss&quot;))">
            <text:p/>
          </table:table-cell>
          <table:table-cell table:formula="of:=IF([.P490]=&quot;&quot;; &quot;&quot;; CONCATENATE(ROUND(([.P490]-[.H4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ABS([.K491]-[.J491])*[.I491]" office:value-type="float" office:value="0" calcext:value-type="float">
            <text:p>0</text:p>
          </table:table-cell>
          <table:table-cell table:number-columns-repeated="4"/>
          <table:table-cell table:formula="of:=IF([.L491]=0; &quot;&quot;; [.R491]/[.L491])">
            <text:p/>
          </table:table-cell>
          <table:table-cell table:formula="of:=IF([.N491]=[.I491]; ([.N491]*[.O491])-([.I491]*[.J491]); 0)" office:value-type="float" office:value="0" calcext:value-type="float">
            <text:p>0.00 </text:p>
          </table:table-cell>
          <table:table-cell table:formula="of:=IF([.R491]=0;&quot;&quot;; IF([.R491]&gt;=0; &quot;Win&quot;; &quot;Loss&quot;))">
            <text:p/>
          </table:table-cell>
          <table:table-cell table:formula="of:=IF([.P491]=&quot;&quot;; &quot;&quot;; CONCATENATE(ROUND(([.P491]-[.H4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ABS([.K492]-[.J492])*[.I492]" office:value-type="float" office:value="0" calcext:value-type="float">
            <text:p>0</text:p>
          </table:table-cell>
          <table:table-cell table:number-columns-repeated="4"/>
          <table:table-cell table:formula="of:=IF([.L492]=0; &quot;&quot;; [.R492]/[.L492])">
            <text:p/>
          </table:table-cell>
          <table:table-cell table:formula="of:=IF([.N492]=[.I492]; ([.N492]*[.O492])-([.I492]*[.J492]); 0)" office:value-type="float" office:value="0" calcext:value-type="float">
            <text:p>0.00 </text:p>
          </table:table-cell>
          <table:table-cell table:formula="of:=IF([.R492]=0;&quot;&quot;; IF([.R492]&gt;=0; &quot;Win&quot;; &quot;Loss&quot;))">
            <text:p/>
          </table:table-cell>
          <table:table-cell table:formula="of:=IF([.P492]=&quot;&quot;; &quot;&quot;; CONCATENATE(ROUND(([.P492]-[.H4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ABS([.K493]-[.J493])*[.I493]" office:value-type="float" office:value="0" calcext:value-type="float">
            <text:p>0</text:p>
          </table:table-cell>
          <table:table-cell table:number-columns-repeated="4"/>
          <table:table-cell table:formula="of:=IF([.L493]=0; &quot;&quot;; [.R493]/[.L493])">
            <text:p/>
          </table:table-cell>
          <table:table-cell table:formula="of:=IF([.N493]=[.I493]; ([.N493]*[.O493])-([.I493]*[.J493]); 0)" office:value-type="float" office:value="0" calcext:value-type="float">
            <text:p>0.00 </text:p>
          </table:table-cell>
          <table:table-cell table:formula="of:=IF([.R493]=0;&quot;&quot;; IF([.R493]&gt;=0; &quot;Win&quot;; &quot;Loss&quot;))">
            <text:p/>
          </table:table-cell>
          <table:table-cell table:formula="of:=IF([.P493]=&quot;&quot;; &quot;&quot;; CONCATENATE(ROUND(([.P493]-[.H4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ABS([.K494]-[.J494])*[.I494]" office:value-type="float" office:value="0" calcext:value-type="float">
            <text:p>0</text:p>
          </table:table-cell>
          <table:table-cell table:number-columns-repeated="4"/>
          <table:table-cell table:formula="of:=IF([.L494]=0; &quot;&quot;; [.R494]/[.L494])">
            <text:p/>
          </table:table-cell>
          <table:table-cell table:formula="of:=IF([.N494]=[.I494]; ([.N494]*[.O494])-([.I494]*[.J494]); 0)" office:value-type="float" office:value="0" calcext:value-type="float">
            <text:p>0.00 </text:p>
          </table:table-cell>
          <table:table-cell table:formula="of:=IF([.R494]=0;&quot;&quot;; IF([.R494]&gt;=0; &quot;Win&quot;; &quot;Loss&quot;))">
            <text:p/>
          </table:table-cell>
          <table:table-cell table:formula="of:=IF([.P494]=&quot;&quot;; &quot;&quot;; CONCATENATE(ROUND(([.P494]-[.H4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ABS([.K495]-[.J495])*[.I495]" office:value-type="float" office:value="0" calcext:value-type="float">
            <text:p>0</text:p>
          </table:table-cell>
          <table:table-cell table:number-columns-repeated="4"/>
          <table:table-cell table:formula="of:=IF([.L495]=0; &quot;&quot;; [.R495]/[.L495])">
            <text:p/>
          </table:table-cell>
          <table:table-cell table:formula="of:=IF([.N495]=[.I495]; ([.N495]*[.O495])-([.I495]*[.J495]); 0)" office:value-type="float" office:value="0" calcext:value-type="float">
            <text:p>0.00 </text:p>
          </table:table-cell>
          <table:table-cell table:formula="of:=IF([.R495]=0;&quot;&quot;; IF([.R495]&gt;=0; &quot;Win&quot;; &quot;Loss&quot;))">
            <text:p/>
          </table:table-cell>
          <table:table-cell table:formula="of:=IF([.P495]=&quot;&quot;; &quot;&quot;; CONCATENATE(ROUND(([.P495]-[.H4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ABS([.K496]-[.J496])*[.I496]" office:value-type="float" office:value="0" calcext:value-type="float">
            <text:p>0</text:p>
          </table:table-cell>
          <table:table-cell table:number-columns-repeated="4"/>
          <table:table-cell table:formula="of:=IF([.L496]=0; &quot;&quot;; [.R496]/[.L496])">
            <text:p/>
          </table:table-cell>
          <table:table-cell table:formula="of:=IF([.N496]=[.I496]; ([.N496]*[.O496])-([.I496]*[.J496]); 0)" office:value-type="float" office:value="0" calcext:value-type="float">
            <text:p>0.00 </text:p>
          </table:table-cell>
          <table:table-cell table:formula="of:=IF([.R496]=0;&quot;&quot;; IF([.R496]&gt;=0; &quot;Win&quot;; &quot;Loss&quot;))">
            <text:p/>
          </table:table-cell>
          <table:table-cell table:formula="of:=IF([.P496]=&quot;&quot;; &quot;&quot;; CONCATENATE(ROUND(([.P496]-[.H4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ABS([.K497]-[.J497])*[.I497]" office:value-type="float" office:value="0" calcext:value-type="float">
            <text:p>0</text:p>
          </table:table-cell>
          <table:table-cell table:number-columns-repeated="4"/>
          <table:table-cell table:formula="of:=IF([.L497]=0; &quot;&quot;; [.R497]/[.L497])">
            <text:p/>
          </table:table-cell>
          <table:table-cell table:formula="of:=IF([.N497]=[.I497]; ([.N497]*[.O497])-([.I497]*[.J497]); 0)" office:value-type="float" office:value="0" calcext:value-type="float">
            <text:p>0.00 </text:p>
          </table:table-cell>
          <table:table-cell table:formula="of:=IF([.R497]=0;&quot;&quot;; IF([.R497]&gt;=0; &quot;Win&quot;; &quot;Loss&quot;))">
            <text:p/>
          </table:table-cell>
          <table:table-cell table:formula="of:=IF([.P497]=&quot;&quot;; &quot;&quot;; CONCATENATE(ROUND(([.P497]-[.H4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ABS([.K498]-[.J498])*[.I498]" office:value-type="float" office:value="0" calcext:value-type="float">
            <text:p>0</text:p>
          </table:table-cell>
          <table:table-cell table:number-columns-repeated="4"/>
          <table:table-cell table:formula="of:=IF([.L498]=0; &quot;&quot;; [.R498]/[.L498])">
            <text:p/>
          </table:table-cell>
          <table:table-cell table:formula="of:=IF([.N498]=[.I498]; ([.N498]*[.O498])-([.I498]*[.J498]); 0)" office:value-type="float" office:value="0" calcext:value-type="float">
            <text:p>0.00 </text:p>
          </table:table-cell>
          <table:table-cell table:formula="of:=IF([.R498]=0;&quot;&quot;; IF([.R498]&gt;=0; &quot;Win&quot;; &quot;Loss&quot;))">
            <text:p/>
          </table:table-cell>
          <table:table-cell table:formula="of:=IF([.P498]=&quot;&quot;; &quot;&quot;; CONCATENATE(ROUND(([.P498]-[.H4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ABS([.K499]-[.J499])*[.I499]" office:value-type="float" office:value="0" calcext:value-type="float">
            <text:p>0</text:p>
          </table:table-cell>
          <table:table-cell table:number-columns-repeated="4"/>
          <table:table-cell table:formula="of:=IF([.L499]=0; &quot;&quot;; [.R499]/[.L499])">
            <text:p/>
          </table:table-cell>
          <table:table-cell table:formula="of:=IF([.N499]=[.I499]; ([.N499]*[.O499])-([.I499]*[.J499]); 0)" office:value-type="float" office:value="0" calcext:value-type="float">
            <text:p>0.00 </text:p>
          </table:table-cell>
          <table:table-cell table:formula="of:=IF([.R499]=0;&quot;&quot;; IF([.R499]&gt;=0; &quot;Win&quot;; &quot;Loss&quot;))">
            <text:p/>
          </table:table-cell>
          <table:table-cell table:formula="of:=IF([.P499]=&quot;&quot;; &quot;&quot;; CONCATENATE(ROUND(([.P499]-[.H4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ABS([.K500]-[.J500])*[.I500]" office:value-type="float" office:value="0" calcext:value-type="float">
            <text:p>0</text:p>
          </table:table-cell>
          <table:table-cell table:number-columns-repeated="4"/>
          <table:table-cell table:formula="of:=IF([.L500]=0; &quot;&quot;; [.R500]/[.L500])">
            <text:p/>
          </table:table-cell>
          <table:table-cell table:formula="of:=IF([.N500]=[.I500]; ([.N500]*[.O500])-([.I500]*[.J500]); 0)" office:value-type="float" office:value="0" calcext:value-type="float">
            <text:p>0.00 </text:p>
          </table:table-cell>
          <table:table-cell table:formula="of:=IF([.R500]=0;&quot;&quot;; IF([.R500]&gt;=0; &quot;Win&quot;; &quot;Loss&quot;))">
            <text:p/>
          </table:table-cell>
          <table:table-cell table:formula="of:=IF([.P500]=&quot;&quot;; &quot;&quot;; CONCATENATE(ROUND(([.P500]-[.H5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ABS([.K501]-[.J501])*[.I501]" office:value-type="float" office:value="0" calcext:value-type="float">
            <text:p>0</text:p>
          </table:table-cell>
          <table:table-cell table:number-columns-repeated="4"/>
          <table:table-cell table:formula="of:=IF([.L501]=0; &quot;&quot;; [.R501]/[.L501])">
            <text:p/>
          </table:table-cell>
          <table:table-cell table:formula="of:=IF([.N501]=[.I501]; ([.N501]*[.O501])-([.I501]*[.J501]); 0)" office:value-type="float" office:value="0" calcext:value-type="float">
            <text:p>0.00 </text:p>
          </table:table-cell>
          <table:table-cell table:formula="of:=IF([.R501]=0;&quot;&quot;; IF([.R501]&gt;=0; &quot;Win&quot;; &quot;Loss&quot;))">
            <text:p/>
          </table:table-cell>
          <table:table-cell table:formula="of:=IF([.P501]=&quot;&quot;; &quot;&quot;; CONCATENATE(ROUND(([.P501]-[.H5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ABS([.K502]-[.J502])*[.I502]" office:value-type="float" office:value="0" calcext:value-type="float">
            <text:p>0</text:p>
          </table:table-cell>
          <table:table-cell table:number-columns-repeated="4"/>
          <table:table-cell table:formula="of:=IF([.L502]=0; &quot;&quot;; [.R502]/[.L502])">
            <text:p/>
          </table:table-cell>
          <table:table-cell table:formula="of:=IF([.N502]=[.I502]; ([.N502]*[.O502])-([.I502]*[.J502]); 0)" office:value-type="float" office:value="0" calcext:value-type="float">
            <text:p>0.00 </text:p>
          </table:table-cell>
          <table:table-cell table:formula="of:=IF([.R502]=0;&quot;&quot;; IF([.R502]&gt;=0; &quot;Win&quot;; &quot;Loss&quot;))">
            <text:p/>
          </table:table-cell>
          <table:table-cell table:formula="of:=IF([.P502]=&quot;&quot;; &quot;&quot;; CONCATENATE(ROUND(([.P502]-[.H502])*60*24); &quot; min.&quot;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alculators" table:style-name="ta1">
        <table:table-column table:style-name="co21" table:default-cell-style-name="Default"/>
        <table:table-column table:style-name="co22" table:default-cell-style-name="ce180"/>
        <table:table-column table:style-name="co1" table:default-cell-style-name="ce208"/>
        <table:table-column table:style-name="co1" table:default-cell-style-name="ce211"/>
        <table:table-row table:style-name="ro1">
          <table:table-cell/>
          <table:table-cell table:style-name="Default" table:number-columns-repeated="3"/>
        </table:table-row>
        <table:table-row table:style-name="ro4">
          <table:table-cell/>
          <table:table-cell table:style-name="ce179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198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198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181" office:value-type="string" calcext:value-type="string">
            <text:p>Target</text:p>
          </table:table-cell>
          <table:table-cell table:style-name="ce202"/>
          <table:table-cell table:style-name="ce213" table:formula="of:=([.C3]-[.C4])*[$Overview.C6]+[.C3]" office:value-type="float" office:value="22" calcext:value-type="float">
            <office:annotation draw:style-name="gr4" draw:text-style-name="P4" svg:width="1.1413in" svg:height="0.8567in" svg:x="3.3957in" svg:y="0.224in" draw:caption-point-x="-0.2402in" draw:caption-point-y="0.5945in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182" office:value-type="string" calcext:value-type="string">
            <text:p># Shares</text:p>
          </table:table-cell>
          <table:table-cell table:style-name="ce203" table:formula="of:=ABS([$Overview.C5]/([.C3]-[.C4]))" office:value-type="float" office:value="60" calcext:value-type="float">
            <text:p>60.00</text:p>
          </table:table-cell>
          <table:table-cell table:style-name="ce215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181" office:value-type="string" calcext:value-type="string">
            <text:p>Risk/Reward</text:p>
          </table:table-cell>
          <table:table-cell table:style-name="ce209" table:formula="of:=[.C8]/[.C9]" office:value-type="float" office:value="2" calcext:value-type="float">
            <text:p>2.00</text:p>
          </table:table-cell>
          <table:table-cell table:style-name="ce216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date-style style:name="N114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8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19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0P0"/>
    </number:currency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6P0"/>
    </number:currency-style>
    <number:date-style style:name="N13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3">
      <number:day number:calendar="jewish"/>
      <number:text> </number:text>
      <number:month number:calendar="jewish" number:style="long" number:textual="true"/>
    </number:date-style>
    <number:date-style style:name="N144">
      <number:month number:calendar="jewish" number:style="long" number:textual="true"/>
      <number:text> </number:text>
      <number:day number:calendar="jewish"/>
    </number:date-style>
    <number:date-style style:name="N145">
      <number:month number:calendar="jewish" number:style="long" number:textual="true"/>
      <number:text> </number:text>
      <number:year number:calendar="jewish" number:style="long"/>
    </number:date-style>
    <number:date-style style:name="N146">
      <number:month number:calendar="jewish" number:style="long" number:textual="true"/>
    </number:date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50P0"/>
    </number:currency-style>
    <number:percentage-style style:name="N151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2P0"/>
    </number:currency-style>
    <number:currency-style style:name="N2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4P0"/>
    </number:currency-style>
    <number:currency-style style:name="N20116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6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6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pdate" style:family="table-cell" style:parent-style-name="Default" style:data-style-name="N100">
      <style:table-cell-properties fo:background-color="#ffa6a6" style:diagonal-bl-tr="none" style:diagonal-tl-br="none" loext:vertical-justify="auto"/>
      <style:paragraph-properties css3t:text-justify="auto"/>
      <style:text-properties fo:color="#ff0000" style:text-outline="true" fo:font-size="20pt" style:text-underline-style="solid" style:text-underline-width="bold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1:31:15.630770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deartha </meta:initial-creator>
    <meta:creation-date>2019-06-12T16:30:35.024638310</meta:creation-date>
    <dc:date>2020-06-06T11:32:04.594368622</dc:date>
    <meta:editing-duration>PT4H25M38S</meta:editing-duration>
    <meta:editing-cycles>50</meta:editing-cycles>
    <meta:generator>LibreOffice/6.3.6.2$Linux_X86_64 LibreOffice_project/30$Build-2</meta:generator>
    <meta:document-statistic meta:table-count="4" meta:cell-count="3747" meta:object-count="2"/>
  </office:meta>
</office:document-meta>
</file>